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Preformatted_20_Text">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Preformatted_20_Text">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5">
      <style:paragraph-properties fo:margin-top="0in" fo:margin-bottom="0in"/>
    </style:style>
  </office:automatic-styles>
  <office:body>
    <office:text>
      <text:p text:style-name="Title">1. Introduction - Games for a Read / Write world.</text:p>
      <text:list text:style-name="L1">
        <text:list-item>
          <text:p text:style-name="P1"><text:a xlink:type="simple" xlink:href="#introduction---games-for-a-read-write-world." office:name=""><text:span text:style-name="Definition">Introduction - “Games for a Read / Write world.”</text:span></text:a></text:p>
          <text:list text:style-name="L2">
            <text:list-item>
              <text:p text:style-name="P2"><text:a xlink:type="simple" xlink:href="#a-study-of-the-cultural-and-interpersonal-dimensions-and-evolving-tool-use-of-an-emerging-community-of-families-coding-digital-games-together." office:name=""><text:span text:style-name="Definition">A study of the cultural and interpersonal dimensions and evolving tool use of an emerging community of families coding digital games together.</text:span></text:a></text:p>
            </text:list-item>
            <text:list-item>
              <text:p text:style-name="P2"><text:a xlink:type="simple" xlink:href="#abstract" office:name=""><text:span text:style-name="Definition">Abstract</text:span></text:a></text:p>
            </text:list-item>
            <text:list-item>
              <text:p text:style-name="P2"><text:a xlink:type="simple" xlink:href="#background-to-the-thesis" office:name=""><text:span text:style-name="Definition">1. Background to the thesis</text:span></text:a></text:p>
              <text:list text:style-name="L3">
                <text:list-item>
                  <text:p text:style-name="P3"><text:a xlink:type="simple" xlink:href="#personal-context-and-motivation-for-undertaking-this-study" office:name=""><text:span text:style-name="Definition">Personal context and motivation for undertaking this study</text:span></text:a></text:p>
                </text:list-item>
                <text:list-item>
                  <text:p text:style-name="P3"><text:a xlink:type="simple" xlink:href="#connection-to-broader-research-interests" office:name=""><text:span text:style-name="Definition">Connection to Broader Research Interests:</text:span></text:a></text:p>
                </text:list-item>
              </text:list>
            </text:list-item>
            <text:list-item>
              <text:p text:style-name="P2"><text:a xlink:type="simple" xlink:href="#context" office:name=""><text:span text:style-name="Definition">2. Context</text:span></text:a></text:p>
              <text:list text:style-name="L4">
                <text:list-item>
                  <text:p text:style-name="P4"><text:a xlink:type="simple" xlink:href="#context-of-school-based-computing-education" office:name=""><text:span text:style-name="Definition">Context of School based computing education</text:span></text:a></text:p>
                </text:list-item>
              </text:list>
            </text:list-item>
            <text:list-item>
              <text:p text:style-name="P2"><text:a xlink:type="simple" xlink:href="#game-making-and-coding-and-in-schools-and-formal-education" office:name=""><text:span text:style-name="Definition">Game making and coding and in schools and formal education</text:span></text:a></text:p>
              <text:list text:style-name="L5">
                <text:list-item>
                  <text:p text:style-name="P5"><text:a xlink:type="simple" xlink:href="#coding-and-computing-as-a-school-subject-in-the-uk" office:name=""><text:span text:style-name="Definition">Coding and Computing as a School Subject in the UK</text:span></text:a></text:p>
                </text:list-item>
                <text:list-item>
                  <text:p text:style-name="P5"><text:a xlink:type="simple" xlink:href="#context-of-game-making-and-wider-digital-making-and-culture-home-and-informal-settings" office:name=""><text:span text:style-name="Definition">Context of game making and wider digital making and culture home and informal settings</text:span></text:a></text:p>
                  <text:list text:style-name="L6">
                    <text:list-item>
                      <text:p text:style-name="P6"><text:a xlink:type="simple" xlink:href="#defining-and-conceptualising---formal-home-and-third-space-contexts---summarise-compress" office:name=""><text:span text:style-name="Definition">Defining and conceptualising - formal, home and third space contexts - SUMMARISE / COMPRESS</text:span></text:a></text:p>
                    </text:list-item>
                    <text:list-item>
                      <text:p text:style-name="P6"><text:a xlink:type="simple" xlink:href="#on-gaming-as-a-home-and-informal-culture" office:name=""><text:span text:style-name="Definition">On Gaming as a home and informal culture</text:span></text:a></text:p>
                    </text:list-item>
                    <text:list-item>
                      <text:p text:style-name="P6"><text:a xlink:type="simple" xlink:href="#home-making-and-consuming-of-media" office:name=""><text:span text:style-name="Definition">Home making and consuming of media</text:span></text:a></text:p>
                    </text:list-item>
                  </text:list>
                </text:list-item>
                <text:list-item>
                  <text:p text:style-name="P5"><text:a xlink:type="simple" xlink:href="#barriers--" office:name=""><text:span text:style-name="Definition">Barriers -</text:span></text:a></text:p>
                  <text:list text:style-name="L7">
                    <text:list-item>
                      <text:p text:style-name="P7"><text:a xlink:type="simple" xlink:href="#review-of-relevant-barriers-to-participating-in-coding-practices-emerging-in-the-literature" office:name=""><text:span text:style-name="Definition">Review of relevant barriers to participating in coding practices emerging in the literature</text:span></text:a></text:p>
                    </text:list-item>
                    <text:list-item>
                      <text:p text:style-name="P7"><text:a xlink:type="simple" xlink:href="#technical-barriers---difficulties-in-learning-to-program" office:name=""><text:span text:style-name="Definition">Technical Barriers - Difficulties in learning to program</text:span></text:a></text:p>
                    </text:list-item>
                    <text:list-item>
                      <text:p text:style-name="P7"><text:a xlink:type="simple" xlink:href="#cultural-identity-barriers-to-participation-in" office:name=""><text:span text:style-name="Definition">Cultural / Identity barriers to participation in …</text:span></text:a></text:p>
                    </text:list-item>
                    <text:list-item>
                      <text:p text:style-name="P7"><text:a xlink:type="simple" xlink:href="#barrier---identity-and-computer-cultures" office:name=""><text:span text:style-name="Definition">Barrier - Identity and computer cultures</text:span></text:a></text:p>
                    </text:list-item>
                    <text:list-item>
                      <text:p text:style-name="P7"><text:a xlink:type="simple" xlink:href="#barrier---unfamiliarity-with-support-practices" office:name=""><text:span text:style-name="Definition">Barrier - unfamiliarity with support practices</text:span></text:a></text:p>
                    </text:list-item>
                    <text:list-item>
                      <text:p text:style-name="P7"><text:a xlink:type="simple" xlink:href="#outlining-cultural-barriers-aspects-of-game-making" office:name=""><text:span text:style-name="Definition">Outlining cultural barriers / aspects of game making</text:span></text:a></text:p>
                    </text:list-item>
                  </text:list>
                </text:list-item>
              </text:list>
            </text:list-item>
            <text:list-item>
              <text:p text:style-name="P2"><text:a xlink:type="simple" xlink:href="#introduction-to-theoretical-framework" office:name=""><text:span text:style-name="Definition">3. Introduction to Theoretical Framework</text:span></text:a></text:p>
              <text:list text:style-name="L8">
                <text:list-item>
                  <text:p text:style-name="P8"><text:a xlink:type="simple" xlink:href="#summary-of-the-focus-of-this-thesis---adapting-the-experience-to-an-academic-phd-format" office:name=""><text:span text:style-name="Definition">Summary of the FOCUS of this thesis - adapting the experience to an academic PhD format</text:span></text:a></text:p>
                </text:list-item>
              </text:list>
            </text:list-item>
            <text:list-item>
              <text:p text:style-name="P2"><text:a xlink:type="simple" xlink:href="#research-objectives-and-questions" office:name=""><text:span text:style-name="Definition">4. Research objectives and questions</text:span></text:a></text:p>
              <text:list text:style-name="L9">
                <text:list-item>
                  <text:p text:style-name="P9"><text:a xlink:type="simple" xlink:href="#research-objectives" office:name=""><text:span text:style-name="Definition">Research objectives</text:span></text:a></text:p>
                </text:list-item>
                <text:list-item>
                  <text:p text:style-name="P9"><text:a xlink:type="simple" xlink:href="#research-questions---july-2024" office:name=""><text:span text:style-name="Definition">Research Questions - July 2024</text:span></text:a></text:p>
                </text:list-item>
                <text:list-item>
                  <text:p text:style-name="P9"><text:a xlink:type="simple" xlink:href="#clarifications-of-terminology-of-questions" office:name=""><text:span text:style-name="Definition">Clarifications of terminology of questions</text:span></text:a></text:p>
                </text:list-item>
                <text:list-item>
                  <text:p text:style-name="P9"><text:a xlink:type="simple" xlink:href="#agency" office:name=""><text:span text:style-name="Definition">Agency</text:span></text:a></text:p>
                </text:list-item>
                <text:list-item>
                  <text:p text:style-name="P9"><text:a xlink:type="simple" xlink:href="#wider-implications-of-the-research" office:name=""><text:span text:style-name="Definition">Wider implications of the research</text:span></text:a></text:p>
                </text:list-item>
                <text:list-item>
                  <text:p text:style-name="P9"><text:a xlink:type="simple" xlink:href="#recap-of-motivation" office:name=""><text:span text:style-name="Definition">Recap of motivation</text:span></text:a></text:p>
                </text:list-item>
              </text:list>
            </text:list-item>
            <text:list-item>
              <text:p text:style-name="P2"><text:a xlink:type="simple" xlink:href="#the-significance-of-the-thesis-and-its-limitations" office:name=""><text:span text:style-name="Definition">5. The significance of the thesis and its limitations</text:span></text:a></text:p>
              <text:list text:style-name="L10">
                <text:list-item>
                  <text:p text:style-name="P10"><text:a xlink:type="simple" xlink:href="#gaps-in-existing-research-contribution-to-knowledge-of-this-thesis" office:name=""><text:span text:style-name="Definition">Gaps in existing research / Contribution to knowledge of this thesis</text:span></text:a></text:p>
                </text:list-item>
              </text:list>
            </text:list-item>
            <text:list-item>
              <text:p text:style-name="P2"><text:a xlink:type="simple" xlink:href="#chapter-outline-of-the-study" office:name=""><text:span text:style-name="Definition">6. Chapter outline of the study</text:span></text:a></text:p>
              <text:list text:style-name="L11">
                <text:list-item>
                  <text:p text:style-name="P11"><text:a xlink:type="simple" xlink:href="#link-to-next-chapter" office:name=""><text:span text:style-name="Definition">7. Link to next chapter</text:span></text:a></text:p>
                </text:list-item>
              </text:list>
            </text:list-item>
            <text:list-item>
              <text:p text:style-name="P2"><text:a xlink:type="simple" xlink:href="#holding-zone---drop-or-move" office:name=""><text:span text:style-name="Definition">Holding Zone - Drop or Move</text:span></text:a></text:p>
              <text:list text:style-name="L12">
                <text:list-item>
                  <text:p text:style-name="P12"><text:a xlink:type="simple" xlink:href="#an-area-of-tension-to-address---limited-leaner-choice-in-process-if-driven-by-curriculum." office:name=""><text:span text:style-name="Definition">An area of tension to address - limited leaner choice in process if driven by curriculum.</text:span></text:a></text:p>
                </text:list-item>
                <text:list-item>
                  <text:p text:style-name="P12"><text:a xlink:type="simple" xlink:href="#the-complex-role-of-agency-in-this-thesis" office:name=""><text:span text:style-name="Definition">The complex role of agency in this thesis</text:span></text:a></text:p>
                </text:list-item>
                <text:list-item>
                  <text:p text:style-name="P12"><text:a xlink:type="simple" xlink:href="#sketchy-pedagogies" office:name=""><text:span text:style-name="Definition">Sketchy pedagogies</text:span></text:a></text:p>
                </text:list-item>
              </text:list>
            </text:list-item>
            <text:list-item>
              <text:p text:style-name="P2"><text:a xlink:type="simple" xlink:href="#game-making-and-coding-and-in-schools-and-formal-education-1" office:name=""><text:span text:style-name="Definition">Game making and coding and in schools and formal education</text:span></text:a></text:p>
              <text:list text:style-name="L13">
                <text:list-item>
                  <text:p text:style-name="P13"><text:a xlink:type="simple" xlink:href="#coding-and-computing-as-a-school-subject-in-the-uk-1"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1" office:name=""><text:span text:style-name="Definition">Context of game making and wider digital making and culture home and informal settings</text:span></text:a></text:p>
              <text:list text:style-name="L14">
                <text:list-item>
                  <text:p text:style-name="P14"><text:a xlink:type="simple" xlink:href="#on-gaming-as-a-home-and-informal-culture-1" office:name=""><text:span text:style-name="Definition">On Gaming as a home and informal culture</text:span></text:a></text:p>
                </text:list-item>
                <text:list-item>
                  <text:p text:style-name="P14"><text:a xlink:type="simple" xlink:href="#home-making-and-consuming-of-media-1" office:name=""><text:span text:style-name="Definition">Home making and consuming of media</text:span></text:a></text:p>
                </text:list-item>
                <text:list-item>
                  <text:p text:style-name="P14"><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texts and third spaces</text:span></text:a></text:p>
              <text:list text:style-name="L15">
                <text:list-item>
                  <text:p text:style-name="P15"><text:a xlink:type="simple" xlink:href="#physical-spaces-which-suit-non-formal-approaches" office:name=""><text:span text:style-name="Definition">Physical spaces which suit non-formal approaches</text:span></text:a></text:p>
                </text:list-item>
                <text:list-item>
                  <text:p text:style-name="P15"><text:a xlink:type="simple" xlink:href="#funds-of-knowledge-and-third-space" office:name=""><text:span text:style-name="Definition">Funds of knowledge and third space</text:span></text:a></text:p>
                </text:list-item>
                <text:list-item>
                  <text:p text:style-name="P15"><text:a xlink:type="simple" xlink:href="#third-spaces-and-the-context-of-this-study" office:name=""><text:span text:style-name="Definition">Third spaces and the context of this study</text:span></text:a></text:p>
                </text:list-item>
                <text:list-item>
                  <text:p text:style-name="P15"><text:a xlink:type="simple" xlink:href="#game-making-as-a-fund-of-knowledge" office:name=""><text:span text:style-name="Definition">Game making as a fund of knowledge</text:span></text:a></text:p>
                  <text:list text:style-name="L16">
                    <text:list-item>
                      <text:p text:style-name="P16"><text:a xlink:type="simple" xlink:href="#play-circles-and-moe-as-a-third-space" office:name=""><text:span text:style-name="Definition">Play circles and MOE as a third space</text:span></text:a></text:p>
                    </text:list-item>
                  </text:list>
                </text:list-item>
                <text:list-item>
                  <text:p text:style-name="P15"><text:a xlink:type="simple" xlink:href="#work-in-non-formal-settings-drawing-on-home-interests" office:name=""><text:span text:style-name="Definition">Work in non-formal settings drawing on home interests</text:span></text:a></text:p>
                </text:list-item>
                <text:list-item>
                  <text:p text:style-name="P15"><text:a xlink:type="simple" xlink:href="#mozilla---teach-the-web-as-context-and-community" office:name=""><text:span text:style-name="Definition">Mozilla - Teach the Web as context and community</text:span></text:a></text:p>
                </text:list-item>
                <text:list-item>
                  <text:p text:style-name="P15"><text:a xlink:type="simple" xlink:href="#authentic-web-technology-code-playgrounds" office:name=""><text:span text:style-name="Definition">Authentic web technology &amp; Code playgrounds</text:span></text:a></text:p>
                  <text:list text:style-name="L17">
                    <text:list-item>
                      <text:p text:style-name="P17"><text:a xlink:type="simple" xlink:href="#code-playgrounds---too-specific-move-or-summarise-and-merge-up" office:name=""><text:span text:style-name="Definition">Code playgrounds - TOO SPECIFIC? MOVE OR SUMMARISE AND MERGE UP</text:span></text:a></text:p>
                    </text:list-item>
                  </text:list>
                </text:list-item>
              </text:list>
            </text:list-item>
            <text:list-item>
              <text:p text:style-name="P2"><text:a xlink:type="simple" xlink:href="#links" office:name=""><text:span text:style-name="Definition">Links</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h text:style-name="Heading_20_3" text:outline-level="3"><text:bookmark-start text:name="a-study-of-the-cultural-and-interpersonal-dimensions-and-evolving-tool-use-of-an-emerging-community-of-families-coding-digital-games-together."/>A study of the cultural and interpersonal dimensions and evolving tool use of an emerging community of families coding digital games together.<text:bookmark-end text:name="a-study-of-the-cultural-and-interpersonal-dimensions-and-evolving-tool-use-of-an-emerging-community-of-families-coding-digital-games-together."/></text:h>
      <text:p text:style-name="First_20_paragraph">Author Mick Chesterman</text:p>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background-to-the-thesis"/>1. Background to the thesis<text:bookmark-end text:name="background-to-the-thesis"/></text:h>
      <text:p text:style-name="First_20_paragraph">We live in a society where digital technology is increasingly used in work and home-life in increasingly complex and prevalent ways. Sophisticated media production and delivery systems, often driven by algorithmically generated suggestions which may lead to a more passive consumption of media and reduced critical engagement with content. Convenience and automation of tasks in the form of commercial software services and AI can foster passivity can diminish critical thinking skills and make individuals overly reliant on technology.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p text:style-name="Text_20_body">While much research on digital game making focuses on its educational benefits for subjects like mathematics and science, as well as enhancing coding skills <text:reference-mark-start text:name="ZOTERO_ITEM CSL_CITATION {&quot;schema&quot;:&quot;https://github.com/citation-style-language/schema/raw/master/csl-citation.json&quot;,&quot;citationItems&quot;:[{&quot;prefix&quot;:&quot;&quot;,&quot;uri&quot;:[&quot;http://zotero.org/users/1913249/items/8K58PTFV&quot;],&quot;itemData&quot;:{&quot;accessed&quot;:{&quot;date-parts&quot;:[[&quot;2020&quot;,8,19]]},&quot;issued&quot;:{&quot;date-parts&quot;:[[&quot;2015&quot;,11,9]]},&quot;event-place&quot;:&quot;New York, NY, USA&quot;,&quot;type&quot;:&quot;paper-conference&quot;,&quot;id&quot;:&quot;kafai_constructionist_2015&quot;,&quot;title&quot;:&quot;Constructionist Gaming Beyond the Screen: Middle School Students' Crafting and Computing of Touchpads, Board Games, and Controllers&quot;,&quot;DOI&quot;:&quot;10.1145/2818314.2818334&quot;,&quot;page&quot;:&quot;49–5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title-short&quot;:&quot;Constructionist Gaming Beyond the Screen&quot;,&quot;citation-key&quot;:&quot;kafai_constructionist_2015&quot;,&quot;ISBN&quot;:&quot;978-1-4503-3753-3&quot;,&quot;publisher&quot;:&quot;Association for Computing Machinery&quot;,&quot;container-title&quot;:&quot;Proceedings of the Workshop in Primary and Secondary Computing Education&quot;,&quot;publisher-place&quot;:&quot;New York, NY, USA&quot;,&quot;source&quot;:&quot;ACM Digital Library&quot;,&quot;author&quot;:[{&quot;family&quot;:&quot;Kafai&quot;,&quot;given&quot;:&quot;Yasmin B.&quot;},{&quot;family&quot;:&quot;Vasudevan&quot;,&quot;given&quot;:&quot;Veena&quot;}],&quot;collection-title&quot;:&quot;WiPSCE '15&quot;},&quot;suffix&quot;:&quot;&quot;,&quot;uris&quot;:[&quot;http://zotero.org/users/1913249/items/8K58PTFV&quot;],&quot;id&quot;:3520}],&quot;properties&quot;:{&quot;noteIndex&quot;:0,&quot;formattedCitation&quot;:&quot;[@kafai_constructionist_2015]&quot;},&quot;citationID&quot;:&quot;kuuxfith&quot;} RNDomqjnyxqsd"/>&lt;Do Zotero Refresh: [@kafai_constructionist_2015]&gt;<text:reference-mark-end text:name="ZOTERO_ITEM CSL_CITATION {&quot;schema&quot;:&quot;https://github.com/citation-style-language/schema/raw/master/csl-citation.json&quot;,&quot;citationItems&quot;:[{&quot;prefix&quot;:&quot;&quot;,&quot;uri&quot;:[&quot;http://zotero.org/users/1913249/items/8K58PTFV&quot;],&quot;itemData&quot;:{&quot;accessed&quot;:{&quot;date-parts&quot;:[[&quot;2020&quot;,8,19]]},&quot;issued&quot;:{&quot;date-parts&quot;:[[&quot;2015&quot;,11,9]]},&quot;event-place&quot;:&quot;New York, NY, USA&quot;,&quot;type&quot;:&quot;paper-conference&quot;,&quot;id&quot;:&quot;kafai_constructionist_2015&quot;,&quot;title&quot;:&quot;Constructionist Gaming Beyond the Screen: Middle School Students' Crafting and Computing of Touchpads, Board Games, and Controllers&quot;,&quot;DOI&quot;:&quot;10.1145/2818314.2818334&quot;,&quot;page&quot;:&quot;49–5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title-short&quot;:&quot;Constructionist Gaming Beyond the Screen&quot;,&quot;citation-key&quot;:&quot;kafai_constructionist_2015&quot;,&quot;ISBN&quot;:&quot;978-1-4503-3753-3&quot;,&quot;publisher&quot;:&quot;Association for Computing Machinery&quot;,&quot;container-title&quot;:&quot;Proceedings of the Workshop in Primary and Secondary Computing Education&quot;,&quot;publisher-place&quot;:&quot;New York, NY, USA&quot;,&quot;source&quot;:&quot;ACM Digital Library&quot;,&quot;author&quot;:[{&quot;family&quot;:&quot;Kafai&quot;,&quot;given&quot;:&quot;Yasmin B.&quot;},{&quot;family&quot;:&quot;Vasudevan&quot;,&quot;given&quot;:&quot;Veena&quot;}],&quot;collection-title&quot;:&quot;WiPSCE '15&quot;},&quot;suffix&quot;:&quot;&quot;,&quot;uris&quot;:[&quot;http://zotero.org/users/1913249/items/8K58PTFV&quot;],&quot;id&quot;:3520}],&quot;properties&quot;:{&quot;noteIndex&quot;:0,&quot;formattedCitation&quot;:&quot;[@kafai_constructionist_2015]&quot;},&quot;citationID&quot;:&quot;kuuxfith&quot;} RNDomqjnyxqsd"/>, there is also a diverse range of motivations behind game making, including critical making and empowerment. This study stands as a small contribution to a more inclusive approach to technology development, moving beyond a future dictated by a technological elite to one shaped by a broadly informed society.</text:p>
      <text:p text:style-name="Text_20_body">In this thesis, I explore digital game making as a vehicle to develop to computational fluency and participation in coding community practices. While this thesis covers practical process of learning to code, it also addresses aspects of game making more to do with the overall expressive value of digital media. To serve this exploration the concept of computational fluency, is used as a guiding principle throughout the thesis. The term communicates ‘not only an understanding of computational concepts and problem-solving strategies, but also the ability to create and express oneself with digital technologies’ <text:reference-mark-start text:name="ZOTERO_ITEM CSL_CITATION {&quot;schema&quot;:&quot;https://github.com/citation-style-language/schema/raw/master/csl-citation.json&quot;,&quot;citationItems&quot;:[{&quot;prefix&quot;:&quot;&quot;,&quot;uri&quot;:[&quot;http://zotero.org/users/1913249/items/F8L86H5C&quot;],&quot;itemData&quot;:{&quot;accessed&quot;:{&quot;date-parts&quot;:[[&quot;2024&quot;,7,9]]},&quot;issued&quot;:{&quot;date-parts&quot;:[[&quot;2018&quot;,9,16]]},&quot;author&quot;:[{&quot;family&quot;:&quot;Resnick&quot;,&quot;given&quot;:&quot;Mitchel&quot;}],&quot;type&quot;:&quot;post-weblog&quot;,&quot;id&quot;:&quot;resnick_computational_2018&quot;,&quot;citation-key&quot;:&quot;resnick_computational_2018&quot;,&quot;title&quot;:&quot;Computational Fluency&quot;,&quot;URL&quot;:&quot;https://mres.medium.com/computational-fluency-776143c8d725&quot;,&quot;language&quot;:&quot;en&quot;,&quot;container-title&quot;:&quot;Medium&quot;,&quot;abstract&quot;:&quot;[This essay is an adapted excerpt from my book Lifelong Kindergarten.]&quot;},&quot;suffix&quot;:&quot;&quot;,&quot;uris&quot;:[&quot;http://zotero.org/users/1913249/items/F8L86H5C&quot;],&quot;id&quot;:9564}],&quot;properties&quot;:{&quot;noteIndex&quot;:0,&quot;formattedCitation&quot;:&quot;[@resnick_computational_2018]&quot;},&quot;citationID&quot;:&quot;pagduekd&quot;} RNDczfnvphqnm"/>&lt;Do Zotero Refresh: [@resnick_computational_2018]&gt;<text:reference-mark-end text:name="ZOTERO_ITEM CSL_CITATION {&quot;schema&quot;:&quot;https://github.com/citation-style-language/schema/raw/master/csl-citation.json&quot;,&quot;citationItems&quot;:[{&quot;prefix&quot;:&quot;&quot;,&quot;uri&quot;:[&quot;http://zotero.org/users/1913249/items/F8L86H5C&quot;],&quot;itemData&quot;:{&quot;accessed&quot;:{&quot;date-parts&quot;:[[&quot;2024&quot;,7,9]]},&quot;issued&quot;:{&quot;date-parts&quot;:[[&quot;2018&quot;,9,16]]},&quot;author&quot;:[{&quot;family&quot;:&quot;Resnick&quot;,&quot;given&quot;:&quot;Mitchel&quot;}],&quot;type&quot;:&quot;post-weblog&quot;,&quot;id&quot;:&quot;resnick_computational_2018&quot;,&quot;citation-key&quot;:&quot;resnick_computational_2018&quot;,&quot;title&quot;:&quot;Computational Fluency&quot;,&quot;URL&quot;:&quot;https://mres.medium.com/computational-fluency-776143c8d725&quot;,&quot;language&quot;:&quot;en&quot;,&quot;container-title&quot;:&quot;Medium&quot;,&quot;abstract&quot;:&quot;[This essay is an adapted excerpt from my book Lifelong Kindergarten.]&quot;},&quot;suffix&quot;:&quot;&quot;,&quot;uris&quot;:[&quot;http://zotero.org/users/1913249/items/F8L86H5C&quot;],&quot;id&quot;:9564}],&quot;properties&quot;:{&quot;noteIndex&quot;:0,&quot;formattedCitation&quot;:&quot;[@resnick_computational_2018]&quot;},&quot;citationID&quot;:&quot;pagduekd&quot;} RNDczfnvphqnm"/>. For Resnick fluently, whether with writing or coding, helps develop your thinking, voice, and identity <text:reference-mark-start text:name="ZOTERO_ITEM CSL_CITATION {&quot;schema&quot;:&quot;https://github.com/citation-style-language/schema/raw/master/csl-citation.json&quot;,&quot;citationItems&quot;:[{&quot;prefix&quot;:&quot;&quot;,&quot;uri&quot;:[&quot;http://zotero.org/users/1913249/items/QBMDH4UX&quot;],&quot;itemData&quot;:{&quot;language&quot;:&quot;English&quot;,&quot;title-short&quot;:&quot;Lifelong Kindergarten&quot;,&quot;author&quot;:[{&quot;family&quot;:&quot;Resnick&quot;,&quot;given&quot;:&quot;Mitchel&quot;}],&quot;contributor&quot;:[{&quot;family&quot;:&quot;Robinson&quot;,&quot;given&quot;:&quot;Ken&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ype&quot;:&quot;book&quot;,&quot;id&quot;:&quot;resnick_lifelong_2017&quot;,&quot;citation-key&quot;:&quot;resnick_lifelong_2017&quot;,&quot;ISBN&quot;:&quot;978-0-262-03729-7&quot;,&quot;title&quot;:&quot;Lifelong Kindergarten: Cultivating Creativity Through Projects, Passion, Peers, and Play&quot;,&quot;number-of-pages&quot;:&quot;208&quot;,&quot;publisher-place&quot;:&quot;Cambridge, Massachusetts&quot;,&quot;issued&quot;:{&quot;date-parts&quot;:[[&quot;2017&quot;,9,29]]},&quot;event-place&quot;:&quot;Cambridge, Massachusetts&quot;,&quot;publisher&quot;:&quot;MIT Press&quot;},&quot;suffix&quot;:&quot;&quot;,&quot;uris&quot;:[&quot;http://zotero.org/users/1913249/items/QBMDH4UX&quot;],&quot;id&quot;:86}],&quot;properties&quot;:{&quot;noteIndex&quot;:0,&quot;formattedCitation&quot;:&quot;[@resnick_lifelong_2017]&quot;},&quot;citationID&quot;:&quot;zhunukxh&quot;} RNDjvxbyncerx"/>&lt;Do Zotero Refresh: [@resnick_lifelong_2017]&gt;<text:reference-mark-end text:name="ZOTERO_ITEM CSL_CITATION {&quot;schema&quot;:&quot;https://github.com/citation-style-language/schema/raw/master/csl-citation.json&quot;,&quot;citationItems&quot;:[{&quot;prefix&quot;:&quot;&quot;,&quot;uri&quot;:[&quot;http://zotero.org/users/1913249/items/QBMDH4UX&quot;],&quot;itemData&quot;:{&quot;language&quot;:&quot;English&quot;,&quot;title-short&quot;:&quot;Lifelong Kindergarten&quot;,&quot;author&quot;:[{&quot;family&quot;:&quot;Resnick&quot;,&quot;given&quot;:&quot;Mitchel&quot;}],&quot;contributor&quot;:[{&quot;family&quot;:&quot;Robinson&quot;,&quot;given&quot;:&quot;Ken&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ype&quot;:&quot;book&quot;,&quot;id&quot;:&quot;resnick_lifelong_2017&quot;,&quot;citation-key&quot;:&quot;resnick_lifelong_2017&quot;,&quot;ISBN&quot;:&quot;978-0-262-03729-7&quot;,&quot;title&quot;:&quot;Lifelong Kindergarten: Cultivating Creativity Through Projects, Passion, Peers, and Play&quot;,&quot;number-of-pages&quot;:&quot;208&quot;,&quot;publisher-place&quot;:&quot;Cambridge, Massachusetts&quot;,&quot;issued&quot;:{&quot;date-parts&quot;:[[&quot;2017&quot;,9,29]]},&quot;event-place&quot;:&quot;Cambridge, Massachusetts&quot;,&quot;publisher&quot;:&quot;MIT Press&quot;},&quot;suffix&quot;:&quot;&quot;,&quot;uris&quot;:[&quot;http://zotero.org/users/1913249/items/QBMDH4UX&quot;],&quot;id&quot;:86}],&quot;properties&quot;:{&quot;noteIndex&quot;:0,&quot;formattedCitation&quot;:&quot;[@resnick_lifelong_2017]&quot;},&quot;citationID&quot;:&quot;zhunukxh&quot;} RNDjvxbyncerx"/>. Resnick’s aim here is to critique formulaic and instruction based computing education <text:reference-mark-start text:name="ZOTERO_ITEM CSL_CITATION {&quot;schema&quot;:&quot;https://github.com/citation-style-language/schema/raw/master/csl-citation.json&quot;,&quot;citationItems&quot;:[{&quot;prefix&quot;:&quot;&quot;,&quot;uri&quot;:[&quot;http://zotero.org/users/1913249/items/VYS48CXK&quot;],&quot;itemData&quot;:{&quot;accessed&quot;:{&quot;date-parts&quot;:[[&quot;2021&quot;,12,21]]},&quot;issued&quot;:{&quot;date-parts&quot;:[[&quot;2020&quot;,10,22]]},&quot;volume&quot;:&quot;63&quot;,&quot;author&quot;:[{&quot;family&quot;:&quot;Resnick&quot;,&quot;given&quot;:&quot;Mitchel&quot;},{&quot;family&quot;:&quot;Rusk&quot;,&quot;given&quot;:&quot;Natalie&quot;}],&quot;type&quot;:&quot;article-journal&quot;,&quot;id&quot;:&quot;resnick_coding_2020&quot;,&quot;container-title-short&quot;:&quot;Commun. ACM&quot;,&quot;issue&quot;:&quot;11&quot;,&quot;DOI&quot;:&quot;10.1145/3375546&quot;,&quot;page&quot;:&quot;120-127&quot;,&quot;abstract&quot;:&quot;While millions of students worldwide have enjoyed coding experiences over the last decade, the next challenge is spreading educational values and approaches.&quot;,&quot;citation-key&quot;:&quot;resnick_coding_2020&quot;,&quot;ISSN&quot;:&quot;0001-0782, 1557-7317&quot;,&quot;URL&quot;:&quot;https://dl.acm.org/doi/10.1145/3375546&quot;,&quot;language&quot;:&quot;en&quot;,&quot;container-title&quot;:&quot;Communications of the ACM&quot;,&quot;title&quot;:&quot;Coding at a crossroads&quot;,&quot;source&quot;:&quot;DOI.org (Crossref)&quot;},&quot;suffix&quot;:&quot;&quot;,&quot;uris&quot;:[&quot;http://zotero.org/users/1913249/items/VYS48CXK&quot;],&quot;id&quot;:3}],&quot;properties&quot;:{&quot;noteIndex&quot;:0,&quot;formattedCitation&quot;:&quot;[@resnick_coding_2020]&quot;},&quot;citationID&quot;:&quot;jbalbgzx&quot;} RNDwgojtnrnbl"/>&lt;Do Zotero Refresh: [@resnick_coding_2020]&gt;<text:reference-mark-end text:name="ZOTERO_ITEM CSL_CITATION {&quot;schema&quot;:&quot;https://github.com/citation-style-language/schema/raw/master/csl-citation.json&quot;,&quot;citationItems&quot;:[{&quot;prefix&quot;:&quot;&quot;,&quot;uri&quot;:[&quot;http://zotero.org/users/1913249/items/VYS48CXK&quot;],&quot;itemData&quot;:{&quot;accessed&quot;:{&quot;date-parts&quot;:[[&quot;2021&quot;,12,21]]},&quot;issued&quot;:{&quot;date-parts&quot;:[[&quot;2020&quot;,10,22]]},&quot;volume&quot;:&quot;63&quot;,&quot;author&quot;:[{&quot;family&quot;:&quot;Resnick&quot;,&quot;given&quot;:&quot;Mitchel&quot;},{&quot;family&quot;:&quot;Rusk&quot;,&quot;given&quot;:&quot;Natalie&quot;}],&quot;type&quot;:&quot;article-journal&quot;,&quot;id&quot;:&quot;resnick_coding_2020&quot;,&quot;container-title-short&quot;:&quot;Commun. ACM&quot;,&quot;issue&quot;:&quot;11&quot;,&quot;DOI&quot;:&quot;10.1145/3375546&quot;,&quot;page&quot;:&quot;120-127&quot;,&quot;abstract&quot;:&quot;While millions of students worldwide have enjoyed coding experiences over the last decade, the next challenge is spreading educational values and approaches.&quot;,&quot;citation-key&quot;:&quot;resnick_coding_2020&quot;,&quot;ISSN&quot;:&quot;0001-0782, 1557-7317&quot;,&quot;URL&quot;:&quot;https://dl.acm.org/doi/10.1145/3375546&quot;,&quot;language&quot;:&quot;en&quot;,&quot;container-title&quot;:&quot;Communications of the ACM&quot;,&quot;title&quot;:&quot;Coding at a crossroads&quot;,&quot;source&quot;:&quot;DOI.org (Crossref)&quot;},&quot;suffix&quot;:&quot;&quot;,&quot;uris&quot;:[&quot;http://zotero.org/users/1913249/items/VYS48CXK&quot;],&quot;id&quot;:3}],&quot;properties&quot;:{&quot;noteIndex&quot;:0,&quot;formattedCitation&quot;:&quot;[@resnick_coding_2020]&quot;},&quot;citationID&quot;:&quot;jbalbgzx&quot;} RNDwgojtnrnbl"/>.</text:p>
      <text:p text:style-name="Text_20_body">While the activities of this study take place outside of school, this study echoes this concern. Later in this introduction the mess that is the 2014 Computing curriculum and associated exams have caused with recent reports underlining already growing concerns.</text:p>
      <text:p text:style-name="Text_20_body">The refocusing of the curriculum and supporting exams towards a more abstract approach to computer science concepts over a skills based production</text:p>
      <text:p text:style-name="Text_20_body">The effects, particularly on the take up of computing by girls and those in lower socio-economic area, which were already concerning at the start of my work on this in 2018 [John’s report; after the reboot], are now alarming.<text:line-break/>x, y and z from Peter Kemp’s report on SCARI.</text:p>
      <text:p text:style-name="Text_20_body">Sadly, the concerns mostly echo previous concerns with the alienating, abstract nature of computing culture which were explored and address as computing education emerged [Papert].</text:p>
      <text:p text:style-name="Text_20_body">They are also addressed by other work on inclusion from researchers explored in this and the next chapter which highlights the value of authentic projects which appeal to [Many], end products which incorporate personal creativity [many], and processes which incorporate a building of sense of community participation [many].</text:p>
      <text:p text:style-name="Text_20_body">New software and contexts to make and play games offer new pedagogical possibilities emerge regularly.</text:p>
      <text:p text:style-name="Text_20_body">Game playing practices and the opportunities provided by participation in wider communities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tems&quot;:[{&quot;prefix&quot;:&quot;&quot;,&quot;uri&quot;:[&quot;http://zotero.org/users/1913249/items/47HDZ7GT&quot;],&quot;itemData&quot;:{&quot;DOI&quot;:&quot;10.21983/P3.0188.1.00&quot;,&quot;accessed&quot;:{&quot;date-parts&quot;:[[&quot;2022&quot;,8,7]]},&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editor&quot;:[{&quot;family&quot;:&quot;Boyle&quot;,&quot;given&quot;:&quot;Jen&quot;},{&quot;family&quot;:&quot;Kao&quot;,&quot;given&quot;:&quot;Wan-Chuan&quot;}],&quot;id&quot;:&quot;boyle_retro-futurism_2017&quot;,&quot;citation-key&quot;:&quot;boyle_retro-futurism_2017&quot;,&quot;URL&quot;:&quot;https://library.oapen.org/handle/20.500.12657/25441&quot;,&quot;title&quot;:&quot;The retro-futurism of cuteness&quot;,&quot;type&quot;:&quot;book&quot;,&quot;source&quot;:&quot;library.oapen.org&quot;,&quot;language&quot;:&quot;English&quot;,&quot;note&quot;:&quot;Accepted: 2019-03-26 23:55&quot;,&quot;publisher&quot;:&quot;punctum books&quot;},&quot;suffix&quot;:&quot;&quot;,&quot;uris&quot;:[&quot;http://zotero.org/users/1913249/items/47HDZ7GT&quot;],&quot;id&quot;:3743}],&quot;properties&quot;:{&quot;noteIndex&quot;:0,&quot;formattedCitation&quot;:&quot;[@boyle_retro-futurism_2017]&quot;},&quot;citationID&quot;:&quot;yyshtqjr&quot;} RNDelwvifxjry"/>&lt;Do Zotero Refresh: [@boyle_retro-futurism_2017]&gt;<text:reference-mark-end text:name="ZOTERO_ITEM CSL_CITATION {&quot;schema&quot;:&quot;https://github.com/citation-style-language/schema/raw/master/csl-citation.json&quot;,&quot;citationItems&quot;:[{&quot;prefix&quot;:&quot;&quot;,&quot;uri&quot;:[&quot;http://zotero.org/users/1913249/items/47HDZ7GT&quot;],&quot;itemData&quot;:{&quot;DOI&quot;:&quot;10.21983/P3.0188.1.00&quot;,&quot;accessed&quot;:{&quot;date-parts&quot;:[[&quot;2022&quot;,8,7]]},&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editor&quot;:[{&quot;family&quot;:&quot;Boyle&quot;,&quot;given&quot;:&quot;Jen&quot;},{&quot;family&quot;:&quot;Kao&quot;,&quot;given&quot;:&quot;Wan-Chuan&quot;}],&quot;id&quot;:&quot;boyle_retro-futurism_2017&quot;,&quot;citation-key&quot;:&quot;boyle_retro-futurism_2017&quot;,&quot;URL&quot;:&quot;https://library.oapen.org/handle/20.500.12657/25441&quot;,&quot;title&quot;:&quot;The retro-futurism of cuteness&quot;,&quot;type&quot;:&quot;book&quot;,&quot;source&quot;:&quot;library.oapen.org&quot;,&quot;language&quot;:&quot;English&quot;,&quot;note&quot;:&quot;Accepted: 2019-03-26 23:55&quot;,&quot;publisher&quot;:&quot;punctum books&quot;},&quot;suffix&quot;:&quot;&quot;,&quot;uris&quot;:[&quot;http://zotero.org/users/1913249/items/47HDZ7GT&quot;],&quot;id&quot;:3743}],&quot;properties&quot;:{&quot;noteIndex&quot;:0,&quot;formattedCitation&quot;:&quot;[@boyle_retro-futurism_2017]&quot;},&quot;citationID&quot;:&quot;yyshtqjr&quot;} RNDelwvifxjry"/>.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tems&quot;:[{&quot;prefix&quot;:&quot;&quot;,&quot;uri&quot;:[&quot;http://zotero.org/users/1913249/items/U5QUFD8Q&quot;],&quot;itemData&quot;:{&quot;issued&quot;:{&quot;date-parts&quot;:[[&quot;2014&quot;,8]]},&quot;author&quot;:[{&quot;family&quot;:&quot;Garda&quot;,&quot;given&quot;:&quot;Maria B&quot;}],&quot;type&quot;:&quot;paper-conference&quot;,&quot;id&quot;:&quot;garda_nostalgia_2014&quot;,&quot;citation-key&quot;:&quot;garda_nostalgia_2014&quot;,&quot;ISBN&quot;:&quot;ISSN 2342-9666&quot;,&quot;title&quot;:&quot;Nostalgia in retro game design&quot;,&quot;URL&quot;:&quot;http://www.digra.org/wp-content/uploads/digital-library/paper_310.pdf&quot;,&quot;container-title&quot;:&quot;DiGRA - Proceedings of the 2013 DiGRA International Conference: DeFragging Game Studies&quot;},&quot;suffix&quot;:&quot;&quot;,&quot;uris&quot;:[&quot;http://zotero.org/users/1913249/items/U5QUFD8Q&quot;],&quot;id&quot;:3757}],&quot;properties&quot;:{&quot;noteIndex&quot;:0,&quot;formattedCitation&quot;:&quot;[@garda_nostalgia_2014]&quot;},&quot;citationID&quot;:&quot;prwlykvr&quot;} RNDxmfyxdwqlq"/>&lt;Do Zotero Refresh: [@garda_nostalgia_2014]&gt;<text:reference-mark-end text:name="ZOTERO_ITEM CSL_CITATION {&quot;schema&quot;:&quot;https://github.com/citation-style-language/schema/raw/master/csl-citation.json&quot;,&quot;citationItems&quot;:[{&quot;prefix&quot;:&quot;&quot;,&quot;uri&quot;:[&quot;http://zotero.org/users/1913249/items/U5QUFD8Q&quot;],&quot;itemData&quot;:{&quot;issued&quot;:{&quot;date-parts&quot;:[[&quot;2014&quot;,8]]},&quot;author&quot;:[{&quot;family&quot;:&quot;Garda&quot;,&quot;given&quot;:&quot;Maria B&quot;}],&quot;type&quot;:&quot;paper-conference&quot;,&quot;id&quot;:&quot;garda_nostalgia_2014&quot;,&quot;citation-key&quot;:&quot;garda_nostalgia_2014&quot;,&quot;ISBN&quot;:&quot;ISSN 2342-9666&quot;,&quot;title&quot;:&quot;Nostalgia in retro game design&quot;,&quot;URL&quot;:&quot;http://www.digra.org/wp-content/uploads/digital-library/paper_310.pdf&quot;,&quot;container-title&quot;:&quot;DiGRA - Proceedings of the 2013 DiGRA International Conference: DeFragging Game Studies&quot;},&quot;suffix&quot;:&quot;&quot;,&quot;uris&quot;:[&quot;http://zotero.org/users/1913249/items/U5QUFD8Q&quot;],&quot;id&quot;:3757}],&quot;properties&quot;:{&quot;noteIndex&quot;:0,&quot;formattedCitation&quot;:&quot;[@garda_nostalgia_2014]&quot;},&quot;citationID&quot;:&quot;prwlykvr&quot;} RNDxmfyxdwqlq"/>. My study, in part, asks how the motivational and navigational affordances of enthusiast game making communities can be brought into more structured educational environments.</text:p>
      <text:p text:style-name="Text_20_body">Thus the process of coding retro games lies at a confluence of diverse contexts, motivations and possibilities. For this thesis, it is the development of agency in the participation in game making communities is of particular interest to me. Viewing agency from an empowerment perspective links to my involvement in project-based approaches in higher education, STEM education and grass-roots community contexts. The next section this dimension through a brief exploration of my personal context.</text:p>
      <text:h text:style-name="Heading_20_3" text:outline-level="3"><text:bookmark-start text:name="personal-context-and-motivation-for-undertaking-this-study"/>Personal context and motivation for undertaking this study<text:bookmark-end text:name="personal-context-and-motivation-for-undertaking-this-study"/></text:h>
      <text:p text:style-name="First_20_paragraph">My journey into the world of technology and education began in the 1990s, when I was actively involved in organizing and promoting unlicensed music events and festivals. Email and websites became important tools in this process, and I was an enthusiast early adopter of these technologies. In in the mid-nineties, when I first started publishing websites, the internet appeared almost free of corporate messages. It was a space for oddballs, niche enthusiasts and activists. In the 2000s, my focus shifted towards environmental activism, migrant rights and left-libertarian protests against unaccountable global institutions like the WTO, IMF, and G8. I used film screenings and music events for outreach and email lists, websites and wikis as organising tools. My work with Undercurrents, a video activism magasine, involved digitising their VHS content for online distribution <text:reference-mark-start text:name="ZOTERO_ITEM CSL_CITATION {&quot;schema&quot;:&quot;https://github.com/citation-style-language/schema/raw/master/csl-citation.json&quot;,&quot;citationItems&quot;:[{&quot;prefix&quot;:&quot;&quot;,&quot;uri&quot;:[&quot;http://zotero.org/users/1913249/items/B7IB82YV&quot;],&quot;itemData&quot;:{&quot;issued&quot;:{&quot;date-parts&quot;:[[&quot;2008&quot;]]},&quot;event-place&quot;:&quot;Ljubljana&quot;,&quot;type&quot;:&quot;chapter&quot;,&quot;id&quot;:&quot;heritage2008video&quot;,&quot;citation-key&quot;:&quot;heritage2008video&quot;,&quot;ISBN&quot;:&quot;978-961-6455-52-7&quot;,&quot;title&quot;:&quot;Video-activist citizenship and the undercurrents media project: a british case-study in alternative media&quot;,&quot;author&quot;:[{&quot;family&quot;:&quot;Heritage&quot;,&quot;given&quot;:&quot;Ruth&quot;}],&quot;publisher-place&quot;:&quot;Ljubljana&quot;,&quot;page&quot;:&quot;139–161&quot;,&quot;container-title&quot;:&quot;Alternative Media and the Politics of Resistance: Perspectives and Challenges. Ljublana: Peace Institute&quot;,&quot;publisher&quot;:&quot;Peace Institute&quot;},&quot;suffix&quot;:&quot;&quot;,&quot;uris&quot;:[&quot;http://zotero.org/users/1913249/items/B7IB82YV&quot;],&quot;id&quot;:9561}],&quot;properties&quot;:{&quot;noteIndex&quot;:0,&quot;formattedCitation&quot;:&quot;[@heritage2008video]&quot;},&quot;citationID&quot;:&quot;huhlfeho&quot;} RNDkexcdmtzyr"/>&lt;Do Zotero Refresh: [@heritage2008video]&gt;<text:reference-mark-end text:name="ZOTERO_ITEM CSL_CITATION {&quot;schema&quot;:&quot;https://github.com/citation-style-language/schema/raw/master/csl-citation.json&quot;,&quot;citationItems&quot;:[{&quot;prefix&quot;:&quot;&quot;,&quot;uri&quot;:[&quot;http://zotero.org/users/1913249/items/B7IB82YV&quot;],&quot;itemData&quot;:{&quot;issued&quot;:{&quot;date-parts&quot;:[[&quot;2008&quot;]]},&quot;event-place&quot;:&quot;Ljubljana&quot;,&quot;type&quot;:&quot;chapter&quot;,&quot;id&quot;:&quot;heritage2008video&quot;,&quot;citation-key&quot;:&quot;heritage2008video&quot;,&quot;ISBN&quot;:&quot;978-961-6455-52-7&quot;,&quot;title&quot;:&quot;Video-activist citizenship and the undercurrents media project: a british case-study in alternative media&quot;,&quot;author&quot;:[{&quot;family&quot;:&quot;Heritage&quot;,&quot;given&quot;:&quot;Ruth&quot;}],&quot;publisher-place&quot;:&quot;Ljubljana&quot;,&quot;page&quot;:&quot;139–161&quot;,&quot;container-title&quot;:&quot;Alternative Media and the Politics of Resistance: Perspectives and Challenges. Ljublana: Peace Institute&quot;,&quot;publisher&quot;:&quot;Peace Institute&quot;},&quot;suffix&quot;:&quot;&quot;,&quot;uris&quot;:[&quot;http://zotero.org/users/1913249/items/B7IB82YV&quot;],&quot;id&quot;:9561}],&quot;properties&quot;:{&quot;noteIndex&quot;:0,&quot;formattedCitation&quot;:&quot;[@heritage2008video]&quot;},&quot;citationID&quot;:&quot;huhlfeho&quot;} RNDkexcdmtzyr"/>. Through Undercurrents, I connected with a broader network of media and internet activists associated with the Indymedia project <text:reference-mark-start text:name="ZOTERO_ITEM CSL_CITATION {&quot;schema&quot;:&quot;https://github.com/citation-style-language/schema/raw/master/csl-citation.json&quot;,&quot;citationItems&quot;:[{&quot;prefix&quot;:&quot;&quot;,&quot;uri&quot;:[&quot;http://zotero.org/users/1913249/items/Z2VEYGGL&quot;],&quot;itemData&quot;:{&quot;accessed&quot;:{&quot;date-parts&quot;:[[&quot;2024&quot;,3,11]]},&quot;issued&quot;:{&quot;date-parts&quot;:[[&quot;2006&quot;,5]]},&quot;volume&quot;:&quot;28&quot;,&quot;author&quot;:[{&quot;family&quot;:&quot;Pickard&quot;,&quot;given&quot;:&quot;Victor W.&quot;}],&quot;type&quot;:&quot;article-journal&quot;,&quot;id&quot;:&quot;pickard_united_2006&quot;,&quot;container-title-short&quot;:&quot;Media, Culture &amp; Society&quot;,&quot;issue&quot;:&quot;3&quot;,&quot;DOI&quot;:&quot;10.1177/0163443706061685&quot;,&quot;page&quot;:&quot;315-336&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itation-key&quot;:&quot;pickard_united_2006&quot;,&quot;ISSN&quot;:&quot;0163-4437, 1460-3675&quot;,&quot;URL&quot;:&quot;http://journals.sagepub.com/doi/10.1177/0163443706061685&quot;,&quot;title-short&quot;:&quot;United yet autonomous&quot;,&quot;container-title&quot;:&quot;Media, Culture &amp; Society&quot;,&quot;title&quot;:&quot;United yet autonomous: Indymedia and the struggle to sustain a radical democratic network&quot;,&quot;language&quot;:&quot;en&quot;,&quot;source&quot;:&quot;DOI.org (Crossref)&quot;},&quot;suffix&quot;:&quot;&quot;,&quot;uris&quot;:[&quot;http://zotero.org/users/1913249/items/Z2VEYGGL&quot;],&quot;id&quot;:9434}],&quot;properties&quot;:{&quot;noteIndex&quot;:0,&quot;formattedCitation&quot;:&quot;[@pickard_united_2006]&quot;},&quot;citationID&quot;:&quot;jtjhgpgd&quot;} RNDtduetbybne"/>&lt;Do Zotero Refresh: [@pickard_united_2006]&gt;<text:reference-mark-end text:name="ZOTERO_ITEM CSL_CITATION {&quot;schema&quot;:&quot;https://github.com/citation-style-language/schema/raw/master/csl-citation.json&quot;,&quot;citationItems&quot;:[{&quot;prefix&quot;:&quot;&quot;,&quot;uri&quot;:[&quot;http://zotero.org/users/1913249/items/Z2VEYGGL&quot;],&quot;itemData&quot;:{&quot;accessed&quot;:{&quot;date-parts&quot;:[[&quot;2024&quot;,3,11]]},&quot;issued&quot;:{&quot;date-parts&quot;:[[&quot;2006&quot;,5]]},&quot;volume&quot;:&quot;28&quot;,&quot;author&quot;:[{&quot;family&quot;:&quot;Pickard&quot;,&quot;given&quot;:&quot;Victor W.&quot;}],&quot;type&quot;:&quot;article-journal&quot;,&quot;id&quot;:&quot;pickard_united_2006&quot;,&quot;container-title-short&quot;:&quot;Media, Culture &amp; Society&quot;,&quot;issue&quot;:&quot;3&quot;,&quot;DOI&quot;:&quot;10.1177/0163443706061685&quot;,&quot;page&quot;:&quot;315-336&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itation-key&quot;:&quot;pickard_united_2006&quot;,&quot;ISSN&quot;:&quot;0163-4437, 1460-3675&quot;,&quot;URL&quot;:&quot;http://journals.sagepub.com/doi/10.1177/0163443706061685&quot;,&quot;title-short&quot;:&quot;United yet autonomous&quot;,&quot;container-title&quot;:&quot;Media, Culture &amp; Society&quot;,&quot;title&quot;:&quot;United yet autonomous: Indymedia and the struggle to sustain a radical democratic network&quot;,&quot;language&quot;:&quot;en&quot;,&quot;source&quot;:&quot;DOI.org (Crossref)&quot;},&quot;suffix&quot;:&quot;&quot;,&quot;uris&quot;:[&quot;http://zotero.org/users/1913249/items/Z2VEYGGL&quot;],&quot;id&quot;:9434}],&quot;properties&quot;:{&quot;noteIndex&quot;:0,&quot;formattedCitation&quot;:&quot;[@pickard_united_2006]&quot;},&quot;citationID&quot;:&quot;jtjhgpgd&quot;} RNDtduetbybne"/>.</text:p>
      <text:p text:style-name="Text_20_body">These experiences exposed me to non-hierarchical organising approaches and the decentralised organising principles, which are also an important guidelines for the free software and free culture movements <text:reference-mark-start text:name="ZOTERO_ITEM CSL_CITATION {&quot;schema&quot;:&quot;https://github.com/citation-style-language/schema/raw/master/csl-citation.json&quot;,&quot;citationItems&quot;:[{&quot;prefix&quot;:&quot;&quot;,&quot;uri&quot;:[&quot;http://zotero.org/users/1913249/items/F5RW69XD&quot;],&quot;itemData&quot;:{&quot;source&quot;:&quot;Library of Congress ISBN&quot;,&quot;issued&quot;:{&quot;date-parts&quot;:[[&quot;2004&quot;]]},&quot;title-short&quot;:&quot;Free culture&quot;,&quot;event-place&quot;:&quot;New York&quot;,&quot;type&quot;:&quot;book&quot;,&quot;id&quot;:&quot;lessig_free_2004&quot;,&quot;citation-key&quot;:&quot;lessig_free_2004&quot;,&quot;ISBN&quot;:&quot;1-59420-006-8&quot;,&quot;title&quot;:&quot;Free culture: how big media uses technology and the law to lock down culture and control creativity&quot;,&quot;author&quot;:[{&quot;family&quot;:&quot;Lessig&quot;,&quot;given&quot;:&quot;Lawrence&quot;}],&quot;publisher-place&quot;:&quot;New York&quot;,&quot;call-number&quot;:&quot;KF2979 .L47 2004&quot;,&quot;number-of-pages&quot;:&quot;345&quot;,&quot;publisher&quot;:&quot;Penguin Press&quot;},&quot;suffix&quot;:&quot;&quot;,&quot;uris&quot;:[&quot;http://zotero.org/users/1913249/items/F5RW69XD&quot;],&quot;id&quot;:423}],&quot;properties&quot;:{&quot;noteIndex&quot;:0,&quot;formattedCitation&quot;:&quot;[@lessig_free_2004]&quot;},&quot;citationID&quot;:&quot;gutrzqtc&quot;} RNDdncbflvotb"/>&lt;Do Zotero Refresh: [@lessig_free_2004]&gt;<text:reference-mark-end text:name="ZOTERO_ITEM CSL_CITATION {&quot;schema&quot;:&quot;https://github.com/citation-style-language/schema/raw/master/csl-citation.json&quot;,&quot;citationItems&quot;:[{&quot;prefix&quot;:&quot;&quot;,&quot;uri&quot;:[&quot;http://zotero.org/users/1913249/items/F5RW69XD&quot;],&quot;itemData&quot;:{&quot;source&quot;:&quot;Library of Congress ISBN&quot;,&quot;issued&quot;:{&quot;date-parts&quot;:[[&quot;2004&quot;]]},&quot;title-short&quot;:&quot;Free culture&quot;,&quot;event-place&quot;:&quot;New York&quot;,&quot;type&quot;:&quot;book&quot;,&quot;id&quot;:&quot;lessig_free_2004&quot;,&quot;citation-key&quot;:&quot;lessig_free_2004&quot;,&quot;ISBN&quot;:&quot;1-59420-006-8&quot;,&quot;title&quot;:&quot;Free culture: how big media uses technology and the law to lock down culture and control creativity&quot;,&quot;author&quot;:[{&quot;family&quot;:&quot;Lessig&quot;,&quot;given&quot;:&quot;Lawrence&quot;}],&quot;publisher-place&quot;:&quot;New York&quot;,&quot;call-number&quot;:&quot;KF2979 .L47 2004&quot;,&quot;number-of-pages&quot;:&quot;345&quot;,&quot;publisher&quot;:&quot;Penguin Press&quot;},&quot;suffix&quot;:&quot;&quot;,&quot;uris&quot;:[&quot;http://zotero.org/users/1913249/items/F5RW69XD&quot;],&quot;id&quot;:423}],&quot;properties&quot;:{&quot;noteIndex&quot;:0,&quot;formattedCitation&quot;:&quot;[@lessig_free_2004]&quot;},&quot;citationID&quot;:&quot;gutrzqtc&quot;} RNDdncbflvotb"/> (INCLUDE OPEN WEB). Inspired by these potential of the tools and organising processes, I began to share relevant approaches with local organisations by specialising in internet and media creation training and community development.</text:p>
      <text:p text:style-name="Text_20_body">In 2011, it was revealed that an undercover police officer named Mark Kennedy, operating under the alias Mark Stone <text:note text:id="ftn0" text:note-class="footnote"><text:note-citation>1</text:note-citation><text:note-body><text:p text:style-name="Footnote">https://en.wikipedia.org/wiki/Undercover_Policing_Inquiry</text:p></text:note-body></text:note>, had infiltrated several activist groups I had been part of. My role in outreach for this movement became very uncomfortable, as it became clear to extent to which our participation in this movement came with hidden risks. Our attempts to create systemic change were being countered with response from the state who were far better resourced than our grassroots movement. The momentum of this movement had been in part by driven by new uses of technology and grass-roots organising processes. However, the open web’s potential for egalitarian and non-corporate publishing was undermined through the “embrace, extend, and extinguish” tactic<text:note text:id="ftn1" text:note-class="footnote"><text:note-citation>2</text:note-citation><text:note-body><text:p text:style-name="Footnote">https://en.wikipedia.org/wiki/Embrace,_extend,_and_extinguish</text:p></text:note-body></text:note>. Concurrently, the open posting Indymedia network suffered from extensive posting of misinformation and ad-hominem attacks from suspicious sources targetting community activism on social media.</text:p>
      <text:p text:style-name="Text_20_body">In response to growing discomfort around involvement in political and environmental activism and the need to support myself financially, I shifted my focus increasingly towards community development. I concentrated on my work with FLOSS Manuals, writing and promoting documentation and online learning resources for media creation and collaborative processes using Free Software. This work allowed me to document and advocate for low-cost media and web production methods and co-author <text:span text:style-name="T1">A Open Web</text:span> <text:note text:id="ftn2" text:note-class="footnote"><text:note-citation>3</text:note-citation><text:note-body><text:p text:style-name="Footnote">http://archive.flossmanuals.net/an-open-web/ </text:p></text:note-body></text:note> a book which celebrated the opportunities provided by open source and decentralised web technology to create a more equalitarian environment of digital participation. The FLOSS Manuals project also connected me to diverse international networks whose work was informed by participatory production and decision making methods. A key network was the Mozilla community where I created documentation, workshops guides and other learning resources with networks of informal educators. This avenue offered a reconnection to the discussing the politics of independent communications in line with an empowerment agenda.</text:p>
      <text:h text:style-name="Heading_20_3" text:outline-level="3"><text:bookmark-start text:name="connection-to-broader-research-interests"/>Connection to Broader Research Interests:<text:bookmark-end text:name="connection-to-broader-research-interests"/></text:h>
      <text:p text:style-name="First_20_paragraph"><text:span text:style-name="T2">Discuss how these experiences connect to larger questions in the field of media and digital product creation, particularly within informal and temporary learning environments.</text:span></text:p>
      <text:p text:style-name="Text_20_body"><text:span text:style-name="T2">Training to teach in formal education</text:span></text:p>
      <text:p text:style-name="Text_20_body">I was attracted to the rhetoric leading up to the launch of a new UK computing curriculum in 2015 promised the ability to undertake computing and multi-media project production within the classroom and taught exam work <text:reference-mark-start text:name="ZOTERO_ITEM CSL_CITATION {&quot;schema&quot;:&quot;https://github.com/citation-style-language/schema/raw/master/csl-citation.json&quot;,&quot;citationItems&quot;:[{&quot;prefix&quot;:&quot;&quot;,&quot;uri&quot;:[&quot;http://zotero.org/users/1913249/items/4NN3EMNW&quot;],&quot;itemData&quot;:{&quot;citation-key&quot;:&quot;livingstone2010next&quot;,&quot;title&quot;:&quot;Next Gen: transforming the UK into the world's leading talent hub for the video games and visual effects industries&quot;,&quot;issued&quot;:{&quot;date-parts&quot;:[[&quot;2010&quot;]]},&quot;publisher&quot;:&quot;Nesta&quot;,&quot;author&quot;:[{&quot;family&quot;:&quot;Livingstone&quot;,&quot;given&quot;:&quot;Ian&quot;},{&quot;family&quot;:&quot;Hope&quot;,&quot;given&quot;:&quot;Alex&quot;}],&quot;type&quot;:&quot;book&quot;,&quot;id&quot;:&quot;livingstone2010next&quot;},&quot;suffix&quot;:&quot;&quot;,&quot;uris&quot;:[&quot;http://zotero.org/users/1913249/items/4NN3EMNW&quot;],&quot;id&quot;:14}],&quot;properties&quot;:{&quot;noteIndex&quot;:0,&quot;formattedCitation&quot;:&quot;[@livingstone2010next]&quot;},&quot;citationID&quot;:&quot;ezfxdzbw&quot;} RNDbaxpeekxvj"/>&lt;Do Zotero Refresh: [@livingstone2010next]&gt;<text:reference-mark-end text:name="ZOTERO_ITEM CSL_CITATION {&quot;schema&quot;:&quot;https://github.com/citation-style-language/schema/raw/master/csl-citation.json&quot;,&quot;citationItems&quot;:[{&quot;prefix&quot;:&quot;&quot;,&quot;uri&quot;:[&quot;http://zotero.org/users/1913249/items/4NN3EMNW&quot;],&quot;itemData&quot;:{&quot;citation-key&quot;:&quot;livingstone2010next&quot;,&quot;title&quot;:&quot;Next Gen: transforming the UK into the world's leading talent hub for the video games and visual effects industries&quot;,&quot;issued&quot;:{&quot;date-parts&quot;:[[&quot;2010&quot;]]},&quot;publisher&quot;:&quot;Nesta&quot;,&quot;author&quot;:[{&quot;family&quot;:&quot;Livingstone&quot;,&quot;given&quot;:&quot;Ian&quot;},{&quot;family&quot;:&quot;Hope&quot;,&quot;given&quot;:&quot;Alex&quot;}],&quot;type&quot;:&quot;book&quot;,&quot;id&quot;:&quot;livingstone2010next&quot;},&quot;suffix&quot;:&quot;&quot;,&quot;uris&quot;:[&quot;http://zotero.org/users/1913249/items/4NN3EMNW&quot;],&quot;id&quot;:14}],&quot;properties&quot;:{&quot;noteIndex&quot;:0,&quot;formattedCitation&quot;:&quot;[@livingstone2010next]&quot;},&quot;citationID&quot;:&quot;ezfxdzbw&quot;} RNDbaxpeekxvj"/>. I undertook a masters in Computing and then an PGCE in teaching Computing.</text:p>
      <text:p text:style-name="Text_20_body">As part of my PGCE dissertation I designed and delivered a pilot scheme to teach javascript in playful ways. I used Mozilla’s webmaker tools and adapted soem of their open leadership processes. In addition to he dissertation findings <text:note text:id="ftn3" text:note-class="footnote"><text:note-citation>4</text:note-citation><text:note-body><text:p text:style-name="Footnote">https://en.wikipedia.org/wiki/UK_undercover_policing_relationships_scandal</text:p></text:note-body></text:note>, the learning materials were made available as an OER as part of Mozilla’s online teaching resources= Learn / Teach thew web.</text:p>
      <text:p text:style-name="Text_20_body">While I was drawn to the possibilities offered by a new technologies and the reality of schools that I taught in working within the constraints of the curriculum, exams and competing pressures for time worked together to prevent the kind of authentic activities that first attracted me. Barriers to undertaking practical PBL projects are explored in the Literature Review in Chapter 2 of this thesis.</text:p>
      <text:p text:style-name="Text_20_body">A role Manchester Met University role doing community partnerships as part of their EdLab project <text:note text:id="ftn4" text:note-class="footnote"><text:note-citation>5</text:note-citation><text:note-body><text:p text:style-name="Footnote">https://web.archive.org/web/20200423162826/http://edlab.org.uk/</text:p></text:note-body></text:note> did provide opportunities to pursue creative project based approaches to education and incorporate teaching technology to a suitable age range as part of the projects outreach work.</text:p>
      <text:p text:style-name="Text_20_body"><text:span text:style-name="T2">Case Study as example: Digital Braves as a small MoE / 5D project</text:span></text:p>
      <text:p text:style-name="Text_20_body">Digital Braves was a short project which culminated in a session</text:p>
      <text:p text:style-name="Text_20_body">A product of partnership work at university. Aligning the potential needs of home educated families with exploration of uncomfortable digital issues. It drew on the expertise of the drama department in Manchester Met school of eduction.</text:p>
      <text:p text:style-name="Text_20_body">It is worth noting that some families who were not attracted to gaming explicitly took part in the research process. Perhaps because of the ethos of the Digital Braves program mitigated fears of working with technology.</text:p>
      <text:p text:style-name="Text_20_body">I applied to undertake a PhD with Education and Social Research Institute of Manchester Metropolitan University (ESRI) with game making with families in a non-formal setting as the topic.</text:p>
      <text:h text:style-name="Heading_20_2" text:outline-level="2"><text:bookmark-start text:name="context"/>2. Context<text:bookmark-end text:name="context"/></text:h>
      <text:p text:style-name="First_20_paragraph">Contextual factors are extremely diverse.</text:p>
      <text:p text:style-name="Text_20_body">This introduction restricts exploration to two key themes, contextual settings and barriers to participation.</text:p>
      <text:h text:style-name="Heading_20_3" text:outline-level="3"><text:bookmark-start text:name="context-of-school-based-computing-education"/>Context of School based computing education<text:bookmark-end text:name="context-of-school-based-computing-education"/></text:h>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schema&quot;:&quot;https://github.com/citation-style-language/schema/raw/master/csl-citation.json&quot;,&quot;citationItems&quot;:[{&quot;prefix&quot;:&quot;&quot;,&quot;uri&quot;:[&quot;http://zotero.org/users/1913249/items/3AQZ3WDH&quot;],&quot;itemData&quot;:{&quot;DOI&quot;:&quot;10.7551/mitpress/8909.001.0001&quot;,&quot;source&quot;:&quot;Amazon&quot;,&quot;title-short&quot;:&quot;Quest to learn&quot;,&quot;issued&quot;:{&quot;date-parts&quot;:[[&quot;2010&quot;,10,29]]},&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type&quot;:&quot;book&quot;,&quot;id&quot;:&quot;tekinbas_quest_2010&quot;,&quot;citation-key&quot;:&quot;tekinbas_quest_2010&quot;,&quot;ISBN&quot;:&quot;978-0-262-51565-8&quot;,&quot;title&quot;:&quot;Quest to learn: developing the school for digital kid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publisher-place&quot;:&quot;Cambridge, Mass&quot;,&quot;language&quot;:&quot;English&quot;,&quot;event-place&quot;:&quot;Cambridge, Mass&quot;,&quot;publisher&quot;:&quot;The MIT Press&quot;},&quot;suffix&quot;:&quot;&quot;,&quot;uris&quot;:[&quot;http://zotero.org/users/1913249/items/3AQZ3WDH&quot;],&quot;id&quot;:3874}],&quot;properties&quot;:{&quot;noteIndex&quot;:0,&quot;formattedCitation&quot;:&quot;[@tekinbas_quest_2010]&quot;},&quot;citationID&quot;:&quot;oplrcnth&quot;} RNDzpwtqatvyw"/>&lt;Do Zotero Refresh: [@tekinbas_quest_2010]&gt;<text:reference-mark-end text:name="ZOTERO_ITEM CSL_CITATION {&quot;schema&quot;:&quot;https://github.com/citation-style-language/schema/raw/master/csl-citation.json&quot;,&quot;citationItems&quot;:[{&quot;prefix&quot;:&quot;&quot;,&quot;uri&quot;:[&quot;http://zotero.org/users/1913249/items/3AQZ3WDH&quot;],&quot;itemData&quot;:{&quot;DOI&quot;:&quot;10.7551/mitpress/8909.001.0001&quot;,&quot;source&quot;:&quot;Amazon&quot;,&quot;title-short&quot;:&quot;Quest to learn&quot;,&quot;issued&quot;:{&quot;date-parts&quot;:[[&quot;2010&quot;,10,29]]},&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type&quot;:&quot;book&quot;,&quot;id&quot;:&quot;tekinbas_quest_2010&quot;,&quot;citation-key&quot;:&quot;tekinbas_quest_2010&quot;,&quot;ISBN&quot;:&quot;978-0-262-51565-8&quot;,&quot;title&quot;:&quot;Quest to learn: developing the school for digital kid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publisher-place&quot;:&quot;Cambridge, Mass&quot;,&quot;language&quot;:&quot;English&quot;,&quot;event-place&quot;:&quot;Cambridge, Mass&quot;,&quot;publisher&quot;:&quot;The MIT Press&quot;},&quot;suffix&quot;:&quot;&quot;,&quot;uris&quot;:[&quot;http://zotero.org/users/1913249/items/3AQZ3WDH&quot;],&quot;id&quot;:3874}],&quot;properties&quot;:{&quot;noteIndex&quot;:0,&quot;formattedCitation&quot;:&quot;[@tekinbas_quest_2010]&quot;},&quot;citationID&quot;:&quot;oplrcnth&quot;} RNDzpwtqatvyw"/>.</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schema&quot;:&quot;https://github.com/citation-style-language/schema/raw/master/csl-citation.json&quot;,&quot;citationItems&quot;:[{&quot;prefix&quot;:&quot;&quot;,&quot;uri&quot;:[&quot;http://zotero.org/users/1913249/items/VBXU3WDU&quot;],&quot;itemData&quot;:{&quot;citation-key&quot;:&quot;livingstone_next_2011&quot;,&quot;title&quot;:&quot;Next Gen: Transforming the UK into the world’s leading talent hub for the video games and visual effects industries&quot;,&quot;container-title&quot;:&quot;National Endowment for Science, Technology and the Arts (NESTA), London, UK&quot;,&quot;issued&quot;:{&quot;date-parts&quot;:[[&quot;2011&quot;]]},&quot;author&quot;:[{&quot;family&quot;:&quot;Livingstone&quot;,&quot;given&quot;:&quot;Ian&quot;},{&quot;family&quot;:&quot;Hope&quot;,&quot;given&quot;:&quot;Alex&quot;}],&quot;type&quot;:&quot;article-journal&quot;,&quot;id&quot;:&quot;livingstone_next_2011&quot;},&quot;suffix&quot;:&quot;&quot;,&quot;uris&quot;:[&quot;http://zotero.org/users/1913249/items/VBXU3WDU&quot;],&quot;id&quot;:3457}],&quot;properties&quot;:{&quot;noteIndex&quot;:0,&quot;formattedCitation&quot;:&quot;[@livingstone_next_2011]&quot;},&quot;citationID&quot;:&quot;vztxzrme&quot;} RNDvxcqgqfsii"/>&lt;Do Zotero Refresh: [@livingstone_next_2011]&gt;<text:reference-mark-end text:name="ZOTERO_ITEM CSL_CITATION {&quot;schema&quot;:&quot;https://github.com/citation-style-language/schema/raw/master/csl-citation.json&quot;,&quot;citationItems&quot;:[{&quot;prefix&quot;:&quot;&quot;,&quot;uri&quot;:[&quot;http://zotero.org/users/1913249/items/VBXU3WDU&quot;],&quot;itemData&quot;:{&quot;citation-key&quot;:&quot;livingstone_next_2011&quot;,&quot;title&quot;:&quot;Next Gen: Transforming the UK into the world’s leading talent hub for the video games and visual effects industries&quot;,&quot;container-title&quot;:&quot;National Endowment for Science, Technology and the Arts (NESTA), London, UK&quot;,&quot;issued&quot;:{&quot;date-parts&quot;:[[&quot;2011&quot;]]},&quot;author&quot;:[{&quot;family&quot;:&quot;Livingstone&quot;,&quot;given&quot;:&quot;Ian&quot;},{&quot;family&quot;:&quot;Hope&quot;,&quot;given&quot;:&quot;Alex&quot;}],&quot;type&quot;:&quot;article-journal&quot;,&quot;id&quot;:&quot;livingstone_next_2011&quot;},&quot;suffix&quot;:&quot;&quot;,&quot;uris&quot;:[&quot;http://zotero.org/users/1913249/items/VBXU3WDU&quot;],&quot;id&quot;:3457}],&quot;properties&quot;:{&quot;noteIndex&quot;:0,&quot;formattedCitation&quot;:&quot;[@livingstone_next_2011]&quot;},&quot;citationID&quot;:&quot;vztxzrme&quot;} RNDvxcqgqfsii"/>.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18">
        <text:list-item>
          <text:p text:style-name="P18">New curriculum</text:p>
        </text:list-item>
        <text:list-item>
          <text:p text:style-name="P18">bursaries</text:p>
        </text:list-item>
        <text:list-item>
          <text:p text:style-name="P18">CPD</text:p>
        </text:list-item>
        <text:list-item>
          <text:p text:style-name="P18">CAS and community responses</text:p>
        </text:list-item>
        <text:list-item>
          <text:p text:style-name="P18">tapping into the enthusiast maker culture</text:p>
        </text:list-item>
      </text:list>
      <text:p text:style-name="First_20_paragraph"><text:span text:style-name="T2">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2">Games in Schools</text:span></text:p>
      <text:p text:style-name="Text_20_body">The After the Reboot report <text:reference-mark-start text:name="ZOTERO_ITEM CSL_CITATION {&quot;schema&quot;:&quot;https://github.com/citation-style-language/schema/raw/master/csl-citation.json&quot;,&quot;citationItems&quot;:[{&quot;prefix&quot;:&quot;&quot;,&quot;uri&quot;:[&quot;http://zotero.org/users/1913249/items/R4M4KKC8&quot;],&quot;itemData&quot;:{&quot;page&quot;:&quot;90&quot;,&quot;language&quot;:&quot;en&quot;,&quot;type&quot;:&quot;report&quot;,&quot;id&quot;:&quot;waite_pedagogy_2017&quot;,&quot;citation-key&quot;:&quot;waite_pedagogy_2017&quot;,&quot;title&quot;:&quot;Pedagogy in teaching Computer Science in schools: A Literature Review&quot;,&quot;URL&quot;:&quot;https://royalsociety.org/%7E/media/policy/projects/computing-education/literature-review-pedagogy-in-teaching.pdf&quot;,&quot;source&quot;:&quot;Zotero&quot;,&quot;author&quot;:[{&quot;family&quot;:&quot;Waite&quot;,&quot;given&quot;:&quot;Jane&quot;}],&quot;issued&quot;:{&quot;date-parts&quot;:[[&quot;2017&quot;]]},&quot;publisher&quot;:&quot;Royal Society&quot;},&quot;suffix&quot;:&quot;&quot;,&quot;uris&quot;:[&quot;http://zotero.org/users/1913249/items/R4M4KKC8&quot;],&quot;id&quot;:3869}],&quot;properties&quot;:{&quot;noteIndex&quot;:0,&quot;formattedCitation&quot;:&quot;[@waite_pedagogy_2017]&quot;},&quot;citationID&quot;:&quot;gbqfqnzh&quot;} RNDoscmpyliwl"/>&lt;Do Zotero Refresh: [@waite_pedagogy_2017]&gt;<text:reference-mark-end text:name="ZOTERO_ITEM CSL_CITATION {&quot;schema&quot;:&quot;https://github.com/citation-style-language/schema/raw/master/csl-citation.json&quot;,&quot;citationItems&quot;:[{&quot;prefix&quot;:&quot;&quot;,&quot;uri&quot;:[&quot;http://zotero.org/users/1913249/items/R4M4KKC8&quot;],&quot;itemData&quot;:{&quot;page&quot;:&quot;90&quot;,&quot;language&quot;:&quot;en&quot;,&quot;type&quot;:&quot;report&quot;,&quot;id&quot;:&quot;waite_pedagogy_2017&quot;,&quot;citation-key&quot;:&quot;waite_pedagogy_2017&quot;,&quot;title&quot;:&quot;Pedagogy in teaching Computer Science in schools: A Literature Review&quot;,&quot;URL&quot;:&quot;https://royalsociety.org/%7E/media/policy/projects/computing-education/literature-review-pedagogy-in-teaching.pdf&quot;,&quot;source&quot;:&quot;Zotero&quot;,&quot;author&quot;:[{&quot;family&quot;:&quot;Waite&quot;,&quot;given&quot;:&quot;Jane&quot;}],&quot;issued&quot;:{&quot;date-parts&quot;:[[&quot;2017&quot;]]},&quot;publisher&quot;:&quot;Royal Society&quot;},&quot;suffix&quot;:&quot;&quot;,&quot;uris&quot;:[&quot;http://zotero.org/users/1913249/items/R4M4KKC8&quot;],&quot;id&quot;:3869}],&quot;properties&quot;:{&quot;noteIndex&quot;:0,&quot;formattedCitation&quot;:&quot;[@waite_pedagogy_2017]&quot;},&quot;citationID&quot;:&quot;gbqfqnzh&quot;} RNDoscmpyliwl"/>,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3" text:outline-level="3"><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h text:style-name="Heading_20_4" text:outline-level="4"><text:bookmark-start text:name="defining-and-conceptualising---formal-home-and-third-space-contexts---summarise-compress"/>Defining and conceptualising - formal, home and third space contexts - SUMMARISE / COMPRESS<text:bookmark-end text:name="defining-and-conceptualising---formal-home-and-third-space-contexts---summarise-compress"/></text:h>
      <text:p text:style-name="First_20_paragraph"><text:span text:style-name="T2">on Informal Education Pedagogies</text:span></text:p>
      <text:p text:style-name="Text_20_body">To assess the wider use of professional frameworks of concepts, it is potential valuable to test them in the context of wider theories of community and informal learning.</text:p>
      <text:p text:style-name="Text_20_body">Informal education has the potential to offer less barriers to authorial agency which are engendered by factors such as curricular constraints, practical classroom factors and school behaviour norms.</text:p>
      <text:p text:style-name="Text_20_body"><text:span text:style-name="T2">Defining Informal Education</text:span></text:p>
      <text:p text:style-name="Text_20_body">Definitions of informal education are complex and beyond the remit of this literature review. Informal here is not just about a school or non-school environment <text:reference-mark-start text:name="ZOTERO_ITEM CSL_CITATION {&quot;schema&quot;:&quot;https://github.com/citation-style-language/schema/raw/master/csl-citation.json&quot;,&quot;citationItems&quot;:[{&quot;prefix&quot;:&quot;&quot;,&quot;uri&quot;:[&quot;http://zotero.org/users/1913249/items/TE57K2KN&quot;],&quot;itemData&quot;:{&quot;accessed&quot;:{&quot;date-parts&quot;:[[&quot;2022&quot;,8,9]]},&quot;issued&quot;:{&quot;date-parts&quot;:[[&quot;2012&quot;,10,22]]},&quot;author&quot;:[{&quot;family&quot;:&quot;Sefton-Green&quot;,&quot;given&quot;:&quot;Julian&quot;},{&quot;family&quot;:&quot;Erstad&quot;,&quot;given&quot;:&quot;Ola&quot;}],&quot;type&quot;:&quot;chapter&quot;,&quot;id&quot;:&quot;erstad_identity_2012&quot;,&quot;title&quot;:&quot;Identity, Community, and Learning Lives in the Digital Age&quot;,&quot;DOI&quot;:&quot;10.1017/CBO9781139026239.001&quot;,&quot;page&quot;:&quot;1-20&quot;,&quot;language&quot;:&quot;en&quot;,&quot;editor&quot;:[{&quot;family&quot;:&quot;Erstad&quot;,&quot;given&quot;:&quot;Ola&quot;},{&quot;family&quot;:&quot;Sefton-Green&quot;,&quot;given&quot;:&quot;Julian&quot;}],&quot;edition&quot;:&quot;1&quot;,&quot;citation-key&quot;:&quot;erstad_identity_2012&quot;,&quot;ISBN&quot;:&quot;978-1-139-02623-9 978-1-107-00591-4 978-1-107-50727-2&quot;,&quot;URL&quot;:&quot;https://www.cambridge.org/core/product/identifier/9781139026239%23c00591-8/type/book_part&quot;,&quot;container-title&quot;:&quot;Identity, Community, and Learning Lives in the Digital Age&quot;,&quot;source&quot;:&quot;DOI.org (Crossref)&quot;,&quot;publisher&quot;:&quot;Cambridge University Press&quot;},&quot;suffix&quot;:&quot;&quot;,&quot;uris&quot;:[&quot;http://zotero.org/users/1913249/items/TE57K2KN&quot;],&quot;id&quot;:3752}],&quot;properties&quot;:{&quot;noteIndex&quot;:0,&quot;formattedCitation&quot;:&quot;[@erstad_identity_2012]&quot;},&quot;citationID&quot;:&quot;aipvgrmm&quot;} RNDhseqbksrqj"/>&lt;Do Zotero Refresh: [@erstad_identity_2012]&gt;<text:reference-mark-end text:name="ZOTERO_ITEM CSL_CITATION {&quot;schema&quot;:&quot;https://github.com/citation-style-language/schema/raw/master/csl-citation.json&quot;,&quot;citationItems&quot;:[{&quot;prefix&quot;:&quot;&quot;,&quot;uri&quot;:[&quot;http://zotero.org/users/1913249/items/TE57K2KN&quot;],&quot;itemData&quot;:{&quot;accessed&quot;:{&quot;date-parts&quot;:[[&quot;2022&quot;,8,9]]},&quot;issued&quot;:{&quot;date-parts&quot;:[[&quot;2012&quot;,10,22]]},&quot;author&quot;:[{&quot;family&quot;:&quot;Sefton-Green&quot;,&quot;given&quot;:&quot;Julian&quot;},{&quot;family&quot;:&quot;Erstad&quot;,&quot;given&quot;:&quot;Ola&quot;}],&quot;type&quot;:&quot;chapter&quot;,&quot;id&quot;:&quot;erstad_identity_2012&quot;,&quot;title&quot;:&quot;Identity, Community, and Learning Lives in the Digital Age&quot;,&quot;DOI&quot;:&quot;10.1017/CBO9781139026239.001&quot;,&quot;page&quot;:&quot;1-20&quot;,&quot;language&quot;:&quot;en&quot;,&quot;editor&quot;:[{&quot;family&quot;:&quot;Erstad&quot;,&quot;given&quot;:&quot;Ola&quot;},{&quot;family&quot;:&quot;Sefton-Green&quot;,&quot;given&quot;:&quot;Julian&quot;}],&quot;edition&quot;:&quot;1&quot;,&quot;citation-key&quot;:&quot;erstad_identity_2012&quot;,&quot;ISBN&quot;:&quot;978-1-139-02623-9 978-1-107-00591-4 978-1-107-50727-2&quot;,&quot;URL&quot;:&quot;https://www.cambridge.org/core/product/identifier/9781139026239%23c00591-8/type/book_part&quot;,&quot;container-title&quot;:&quot;Identity, Community, and Learning Lives in the Digital Age&quot;,&quot;source&quot;:&quot;DOI.org (Crossref)&quot;,&quot;publisher&quot;:&quot;Cambridge University Press&quot;},&quot;suffix&quot;:&quot;&quot;,&quot;uris&quot;:[&quot;http://zotero.org/users/1913249/items/TE57K2KN&quot;],&quot;id&quot;:3752}],&quot;properties&quot;:{&quot;noteIndex&quot;:0,&quot;formattedCitation&quot;:&quot;[@erstad_identity_2012]&quot;},&quot;citationID&quot;:&quot;aipvgrmm&quot;} RNDhseqbksrqj"/>.</text:p>
      <text:p text:style-name="Text_20_body">Gerber define formal learning as that which happens in school and informal learning as that outside of school <text:reference-mark-start text:name="ZOTERO_ITEM CSL_CITATION {&quot;schema&quot;:&quot;https://github.com/citation-style-language/schema/raw/master/csl-citation.json&quot;,&quot;citationItems&quot;:[{&quot;prefix&quot;:&quot;&quot;,&quot;uri&quot;:[&quot;http://zotero.org/users/1913249/items/3TFJAQIM&quot;],&quot;itemData&quot;:{&quot;accessed&quot;:{&quot;date-parts&quot;:[[&quot;2019&quot;,7,23]]},&quot;issued&quot;:{&quot;date-parts&quot;:[[&quot;2001&quot;,6]]},&quot;volume&quot;:&quot;23&quot;,&quot;author&quot;:[{&quot;family&quot;:&quot;Gerber&quot;,&quot;given&quot;:&quot;Brian L.&quot;},{&quot;family&quot;:&quot;Marek&quot;,&quot;given&quot;:&quot;Edmund A.&quot;},{&quot;family&quot;:&quot;Cavallo&quot;,&quot;given&quot;:&quot;Ann M. L.&quot;}],&quot;type&quot;:&quot;article-journal&quot;,&quot;id&quot;:&quot;gerber_development_2001&quot;,&quot;container-title-short&quot;:&quot;International Journal of Science Education&quot;,&quot;issue&quot;:&quot;6&quot;,&quot;DOI&quot;:&quot;10.1080/09500690116959&quot;,&quot;page&quot;:&quot;569-583&quot;,&quot;language&quot;:&quot;en&quot;,&quot;citation-key&quot;:&quot;gerber_development_2001&quot;,&quot;ISSN&quot;:&quot;0950-0693, 1464-5289&quot;,&quot;URL&quot;:&quot;http://www.tandfonline.com/doi/abs/10.1080/09500690116959&quot;,&quot;container-title&quot;:&quot;International Journal of Science Education&quot;,&quot;title&quot;:&quot;Development of an informal learning opportunities assay&quot;,&quot;source&quot;:&quot;DOI.org (Crossref)&quot;},&quot;suffix&quot;:&quot;&quot;,&quot;uris&quot;:[&quot;http://zotero.org/users/1913249/items/3TFJAQIM&quot;],&quot;id&quot;:3216}],&quot;properties&quot;:{&quot;noteIndex&quot;:0,&quot;formattedCitation&quot;:&quot;[@gerber_development_2001]&quot;},&quot;citationID&quot;:&quot;epqsitfx&quot;} RNDrqgncgwrcc"/>&lt;Do Zotero Refresh: [@gerber_development_2001]&gt;<text:reference-mark-end text:name="ZOTERO_ITEM CSL_CITATION {&quot;schema&quot;:&quot;https://github.com/citation-style-language/schema/raw/master/csl-citation.json&quot;,&quot;citationItems&quot;:[{&quot;prefix&quot;:&quot;&quot;,&quot;uri&quot;:[&quot;http://zotero.org/users/1913249/items/3TFJAQIM&quot;],&quot;itemData&quot;:{&quot;accessed&quot;:{&quot;date-parts&quot;:[[&quot;2019&quot;,7,23]]},&quot;issued&quot;:{&quot;date-parts&quot;:[[&quot;2001&quot;,6]]},&quot;volume&quot;:&quot;23&quot;,&quot;author&quot;:[{&quot;family&quot;:&quot;Gerber&quot;,&quot;given&quot;:&quot;Brian L.&quot;},{&quot;family&quot;:&quot;Marek&quot;,&quot;given&quot;:&quot;Edmund A.&quot;},{&quot;family&quot;:&quot;Cavallo&quot;,&quot;given&quot;:&quot;Ann M. L.&quot;}],&quot;type&quot;:&quot;article-journal&quot;,&quot;id&quot;:&quot;gerber_development_2001&quot;,&quot;container-title-short&quot;:&quot;International Journal of Science Education&quot;,&quot;issue&quot;:&quot;6&quot;,&quot;DOI&quot;:&quot;10.1080/09500690116959&quot;,&quot;page&quot;:&quot;569-583&quot;,&quot;language&quot;:&quot;en&quot;,&quot;citation-key&quot;:&quot;gerber_development_2001&quot;,&quot;ISSN&quot;:&quot;0950-0693, 1464-5289&quot;,&quot;URL&quot;:&quot;http://www.tandfonline.com/doi/abs/10.1080/09500690116959&quot;,&quot;container-title&quot;:&quot;International Journal of Science Education&quot;,&quot;title&quot;:&quot;Development of an informal learning opportunities assay&quot;,&quot;source&quot;:&quot;DOI.org (Crossref)&quot;},&quot;suffix&quot;:&quot;&quot;,&quot;uris&quot;:[&quot;http://zotero.org/users/1913249/items/3TFJAQIM&quot;],&quot;id&quot;:3216}],&quot;properties&quot;:{&quot;noteIndex&quot;:0,&quot;formattedCitation&quot;:&quot;[@gerber_development_2001]&quot;},&quot;citationID&quot;:&quot;epqsitfx&quot;} RNDrqgncgwrcc"/>, Sefton-Green <text:reference-mark-start text:name="ZOTERO_ITEM CSL_CITATION {&quot;schema&quot;:&quot;https://github.com/citation-style-language/schema/raw/master/csl-citation.json&quot;,&quot;citationItems&quot;:[{&quot;prefix&quot;:&quot;&quot;,&quot;uri&quot;:[&quot;http://zotero.org/users/1913249/items/NMBYWLRS&quot;],&quot;itemData&quot;:{&quot;page&quot;:&quot;43&quot;,&quot;language&quot;:&quot;en&quot;,&quot;type&quot;:&quot;report&quot;,&quot;id&quot;:&quot;sefton-green_literature_2004&quot;,&quot;citation-key&quot;:&quot;sefton-green_literature_2004&quot;,&quot;title&quot;:&quot;Literature Review in Informal Learning with Technology Outside School&quot;,&quot;author&quot;:[{&quot;family&quot;:&quot;Sefton-Green&quot;,&quot;given&quot;:&quot;Julian&quot;}],&quot;issued&quot;:{&quot;date-parts&quot;:[[&quot;2004&quot;]]},&quot;source&quot;:&quot;Zotero&quot;},&quot;suffix&quot;:&quot;&quot;,&quot;uris&quot;:[&quot;http://zotero.org/users/1913249/items/NMBYWLRS&quot;],&quot;id&quot;:3214}],&quot;properties&quot;:{&quot;noteIndex&quot;:0,&quot;formattedCitation&quot;:&quot;[@sefton-green_literature_2004]&quot;},&quot;citationID&quot;:&quot;joprhuhi&quot;} RNDezavielyxt"/>&lt;Do Zotero Refresh: [@sefton-green_literature_2004]&gt;<text:reference-mark-end text:name="ZOTERO_ITEM CSL_CITATION {&quot;schema&quot;:&quot;https://github.com/citation-style-language/schema/raw/master/csl-citation.json&quot;,&quot;citationItems&quot;:[{&quot;prefix&quot;:&quot;&quot;,&quot;uri&quot;:[&quot;http://zotero.org/users/1913249/items/NMBYWLRS&quot;],&quot;itemData&quot;:{&quot;page&quot;:&quot;43&quot;,&quot;language&quot;:&quot;en&quot;,&quot;type&quot;:&quot;report&quot;,&quot;id&quot;:&quot;sefton-green_literature_2004&quot;,&quot;citation-key&quot;:&quot;sefton-green_literature_2004&quot;,&quot;title&quot;:&quot;Literature Review in Informal Learning with Technology Outside School&quot;,&quot;author&quot;:[{&quot;family&quot;:&quot;Sefton-Green&quot;,&quot;given&quot;:&quot;Julian&quot;}],&quot;issued&quot;:{&quot;date-parts&quot;:[[&quot;2004&quot;]]},&quot;source&quot;:&quot;Zotero&quot;},&quot;suffix&quot;:&quot;&quot;,&quot;uris&quot;:[&quot;http://zotero.org/users/1913249/items/NMBYWLRS&quot;],&quot;id&quot;:3214}],&quot;properties&quot;:{&quot;noteIndex&quot;:0,&quot;formattedCitation&quot;:&quot;[@sefton-green_literature_2004]&quot;},&quot;citationID&quot;:&quot;joprhuhi&quot;} RNDezavielyxt"/> complicates this view, noting that2 informal learning can take place in formal settings and vice-versa.</text:p>
      <text:p text:style-name="Text_20_body">Others writers <text:reference-mark-start text:name="ZOTERO_ITEM CSL_CITATION {&quot;schema&quot;:&quot;https://github.com/citation-style-language/schema/raw/master/csl-citation.json&quot;,&quot;citationItems&quot;:[{&quot;prefix&quot;:&quot;&quot;,&quot;uri&quot;:[&quot;http://zotero.org/users/1913249/items/CKARKKW9&quot;],&quot;locator&quot;:&quot; 173&quot;,&quot;itemData&quot;:{&quot;accessed&quot;:{&quot;date-parts&quot;:[[&quot;2019&quot;,4,24]]},&quot;issued&quot;:{&quot;date-parts&quot;:[[&quot;2007&quot;,4,1]]},&quot;volume&quot;:&quot;16&quot;,&quot;author&quot;:[{&quot;family&quot;:&quot;Eshach&quot;,&quot;given&quot;:&quot;Haim&quot;}],&quot;type&quot;:&quot;article-journal&quot;,&quot;id&quot;:&quot;eshach_bridging_2007&quot;,&quot;container-title-short&quot;:&quot;J Sci Educ Technol&quot;,&quot;issue&quot;:&quot;2&quot;,&quot;DOI&quot;:&quot;10.1007/s10956-006-9027-1&quot;,&quot;page&quot;:&quot;171-190&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itation-key&quot;:&quot;eshach_bridging_2007&quot;,&quot;ISSN&quot;:&quot;1573-1839&quot;,&quot;URL&quot;:&quot;https://doi.org/10.1007/s10956-006-9027-1&quot;,&quot;title-short&quot;:&quot;Bridging In-school and Out-of-school Learning&quot;,&quot;container-title&quot;:&quot;Journal of Science Education and Technology&quot;,&quot;title&quot;:&quot;Bridging In-school and Out-of-school Learning: Formal, Non-Formal, and Informal Education&quot;,&quot;language&quot;:&quot;en&quot;,&quot;source&quot;:&quot;Springer Link&quot;},&quot;uris&quot;:[&quot;http://zotero.org/users/1913249/items/CKARKKW9&quot;],&quot;id&quot;:3302},{&quot;prefix&quot;:&quot;&quot;,&quot;uri&quot;:[&quot;http://zotero.org/users/1913249/items/WJMQLNPY&quot;],&quot;itemData&quot;:{&quot;DOI&quot;:&quot;10.3278/REP0903W011&quot;,&quot;accessed&quot;:{&quot;date-parts&quot;:[[&quot;2019&quot;,4,24]]},&quot;container-title&quot;:&quot;Recognition of Non-formal and Informal Learning in OECD Countries: an Overview of Some Key Issues&quot;,&quot;URL&quot;:&quot;http://doi.org/10.3278/REP0903W011&quot;,&quot;author&quot;:[{&quot;family&quot;:&quot;Werquin&quot;,&quot;given&quot;:&quot;Patrick&quot;}],&quot;type&quot;:&quot;article-journal&quot;,&quot;id&quot;:&quot;werquin_recognition_2009&quot;,&quot;citation-key&quot;:&quot;werquin_recognition_2009&quot;,&quot;ISSN&quot;:&quot;0177-4166&quot;,&quot;title&quot;:&quot;Recognition of Non-formal and Informal Learning in OECD Countries: an Overview of Some Key Issues&quot;,&quot;title-short&quot;:&quot;Recognition of Non-formal and Informal Learning in OECD Countries&quot;,&quot;source&quot;:&quot;DOI.org (CSL JSON)&quot;,&quot;language&quot;:&quot;en&quot;,&quot;issued&quot;:{&quot;date-parts&quot;:[[&quot;2009&quot;,3,1]]},&quot;issue&quot;:&quot;03/2009&quot;},&quot;suffix&quot;:&quot;&quot;,&quot;uris&quot;:[&quot;http://zotero.org/users/1913249/items/WJMQLNPY&quot;],&quot;id&quot;:3306}],&quot;properties&quot;:{&quot;noteIndex&quot;:0,&quot;formattedCitation&quot;:&quot;[@eshach_bridging_2007, p. 173; @werquin_recognition_2009]&quot;},&quot;citationID&quot;:&quot;sdrjuyxw&quot;} RNDfuohxxwmoe"/>&lt;Do Zotero Refresh: [@eshach_bridging_2007, p. 173; @werquin_recognition_2009]&gt;<text:reference-mark-end text:name="ZOTERO_ITEM CSL_CITATION {&quot;schema&quot;:&quot;https://github.com/citation-style-language/schema/raw/master/csl-citation.json&quot;,&quot;citationItems&quot;:[{&quot;prefix&quot;:&quot;&quot;,&quot;uri&quot;:[&quot;http://zotero.org/users/1913249/items/CKARKKW9&quot;],&quot;locator&quot;:&quot; 173&quot;,&quot;itemData&quot;:{&quot;accessed&quot;:{&quot;date-parts&quot;:[[&quot;2019&quot;,4,24]]},&quot;issued&quot;:{&quot;date-parts&quot;:[[&quot;2007&quot;,4,1]]},&quot;volume&quot;:&quot;16&quot;,&quot;author&quot;:[{&quot;family&quot;:&quot;Eshach&quot;,&quot;given&quot;:&quot;Haim&quot;}],&quot;type&quot;:&quot;article-journal&quot;,&quot;id&quot;:&quot;eshach_bridging_2007&quot;,&quot;container-title-short&quot;:&quot;J Sci Educ Technol&quot;,&quot;issue&quot;:&quot;2&quot;,&quot;DOI&quot;:&quot;10.1007/s10956-006-9027-1&quot;,&quot;page&quot;:&quot;171-190&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itation-key&quot;:&quot;eshach_bridging_2007&quot;,&quot;ISSN&quot;:&quot;1573-1839&quot;,&quot;URL&quot;:&quot;https://doi.org/10.1007/s10956-006-9027-1&quot;,&quot;title-short&quot;:&quot;Bridging In-school and Out-of-school Learning&quot;,&quot;container-title&quot;:&quot;Journal of Science Education and Technology&quot;,&quot;title&quot;:&quot;Bridging In-school and Out-of-school Learning: Formal, Non-Formal, and Informal Education&quot;,&quot;language&quot;:&quot;en&quot;,&quot;source&quot;:&quot;Springer Link&quot;},&quot;uris&quot;:[&quot;http://zotero.org/users/1913249/items/CKARKKW9&quot;],&quot;id&quot;:3302},{&quot;prefix&quot;:&quot;&quot;,&quot;uri&quot;:[&quot;http://zotero.org/users/1913249/items/WJMQLNPY&quot;],&quot;itemData&quot;:{&quot;DOI&quot;:&quot;10.3278/REP0903W011&quot;,&quot;accessed&quot;:{&quot;date-parts&quot;:[[&quot;2019&quot;,4,24]]},&quot;container-title&quot;:&quot;Recognition of Non-formal and Informal Learning in OECD Countries: an Overview of Some Key Issues&quot;,&quot;URL&quot;:&quot;http://doi.org/10.3278/REP0903W011&quot;,&quot;author&quot;:[{&quot;family&quot;:&quot;Werquin&quot;,&quot;given&quot;:&quot;Patrick&quot;}],&quot;type&quot;:&quot;article-journal&quot;,&quot;id&quot;:&quot;werquin_recognition_2009&quot;,&quot;citation-key&quot;:&quot;werquin_recognition_2009&quot;,&quot;ISSN&quot;:&quot;0177-4166&quot;,&quot;title&quot;:&quot;Recognition of Non-formal and Informal Learning in OECD Countries: an Overview of Some Key Issues&quot;,&quot;title-short&quot;:&quot;Recognition of Non-formal and Informal Learning in OECD Countries&quot;,&quot;source&quot;:&quot;DOI.org (CSL JSON)&quot;,&quot;language&quot;:&quot;en&quot;,&quot;issued&quot;:{&quot;date-parts&quot;:[[&quot;2009&quot;,3,1]]},&quot;issue&quot;:&quot;03/2009&quot;},&quot;suffix&quot;:&quot;&quot;,&quot;uris&quot;:[&quot;http://zotero.org/users/1913249/items/WJMQLNPY&quot;],&quot;id&quot;:3306}],&quot;properties&quot;:{&quot;noteIndex&quot;:0,&quot;formattedCitation&quot;:&quot;[@eshach_bridging_2007, p. 173; @werquin_recognition_2009]&quot;},&quot;citationID&quot;:&quot;sdrjuyxw&quot;} RNDfuohxxwmoe"/> describe learning happens outside of formal institution and where there is little instruction but the learner experience is carefully planned using the term ‘non-formal’ in contrast to both formal and unstructured/informal learning.</text:p>
      <text:h text:style-name="Heading_20_4" text:outline-level="4"><text:bookmark-start text:name="on-gaming-as-a-home-and-informal-culture"/>On Gaming as a home and informal culture<text:bookmark-end text:name="on-gaming-as-a-home-and-informal-culture"/></text:h>
      <text:p text:style-name="First_20_paragraph">The work of Livingstone is foundational in the area of home learning of digital technologies<text:reference-mark-start text:name="ZOTERO_ITEM CSL_CITATION {&quot;schema&quot;:&quot;https://github.com/citation-style-language/schema/raw/master/csl-citation.json&quot;,&quot;citationItems&quot;:[{&quot;prefix&quot;:&quot;&quot;,&quot;uri&quot;:[&quot;http://zotero.org/users/1913249/items/TGJKKB2I&quot;],&quot;itemData&quot;:{&quot;citation-key&quot;:&quot;livingstone_digital_2018&quot;,&quot;title&quot;:&quot;In the digital home, how do parents support their children and who supports them?&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id&quot;:&quot;livingstone_digital_2018&quot;},&quot;suffix&quot;:&quot;&quot;,&quot;uris&quot;:[&quot;http://zotero.org/users/1913249/items/TGJKKB2I&quot;],&quot;id&quot;:3031}],&quot;properties&quot;:{&quot;noteIndex&quot;:0,&quot;formattedCitation&quot;:&quot;[@livingstone_digital_2018]&quot;},&quot;citationID&quot;:&quot;hwmmwmhe&quot;} RNDrsdpmvsefm"/>&lt;Do Zotero Refresh: [@livingstone_digital_2018]&gt;<text:reference-mark-end text:name="ZOTERO_ITEM CSL_CITATION {&quot;schema&quot;:&quot;https://github.com/citation-style-language/schema/raw/master/csl-citation.json&quot;,&quot;citationItems&quot;:[{&quot;prefix&quot;:&quot;&quot;,&quot;uri&quot;:[&quot;http://zotero.org/users/1913249/items/TGJKKB2I&quot;],&quot;itemData&quot;:{&quot;citation-key&quot;:&quot;livingstone_digital_2018&quot;,&quot;title&quot;:&quot;In the digital home, how do parents support their children and who supports them?&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id&quot;:&quot;livingstone_digital_2018&quot;},&quot;suffix&quot;:&quot;&quot;,&quot;uris&quot;:[&quot;http://zotero.org/users/1913249/items/TGJKKB2I&quot;],&quot;id&quot;:3031}],&quot;properties&quot;:{&quot;noteIndex&quot;:0,&quot;formattedCitation&quot;:&quot;[@livingstone_digital_2018]&quot;},&quot;citationID&quot;:&quot;hwmmwmhe&quot;} RNDrsdpmvsefm"/>.</text:p>
      <text:p text:style-name="Text_20_body">Research exploring home game playing and digital activity uncovers material that families may bring into a non-formal game making process.</text:p>
      <text:p text:style-name="Text_20_body">One of the reasons that I was interested to shift to game making was the potential that seemed to be present for intergenerational work based around retro gaming based on its place in public memory <text:reference-mark-start text:name="ZOTERO_ITEM CSL_CITATION {&quot;schema&quot;:&quot;https://github.com/citation-style-language/schema/raw/master/csl-citation.json&quot;,&quot;citationItems&quot;:[{&quot;prefix&quot;:&quot;&quot;,&quot;uri&quot;:[&quot;http://zotero.org/users/1913249/items/5PY8LUA6&quot;],&quot;itemData&quot;:{&quot;citation-key&quot;:&quot;heineman_public_nodate&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title&quot;:&quot;Public Memory and Gamer Identity: Retrogaming as Nostalgia&quot;,&quot;source&quot;:&quot;Zotero&quot;,&quot;language&quot;:&quot;en&quot;,&quot;author&quot;:[{&quot;family&quot;:&quot;Heineman&quot;,&quot;given&quot;:&quot;David S&quot;}],&quot;type&quot;:&quot;article-journal&quot;,&quot;id&quot;:&quot;heineman_public_nodate&quot;},&quot;suffix&quot;:&quot;&quot;,&quot;uris&quot;:[&quot;http://zotero.org/users/1913249/items/5PY8LUA6&quot;],&quot;id&quot;:9009}],&quot;properties&quot;:{&quot;noteIndex&quot;:0,&quot;formattedCitation&quot;:&quot;[@heineman_public_nodate]&quot;},&quot;citationID&quot;:&quot;ddjiyxqv&quot;} RNDvmikrpgdbc"/>&lt;Do Zotero Refresh: [@heineman_public_nodate]&gt;<text:reference-mark-end text:name="ZOTERO_ITEM CSL_CITATION {&quot;schema&quot;:&quot;https://github.com/citation-style-language/schema/raw/master/csl-citation.json&quot;,&quot;citationItems&quot;:[{&quot;prefix&quot;:&quot;&quot;,&quot;uri&quot;:[&quot;http://zotero.org/users/1913249/items/5PY8LUA6&quot;],&quot;itemData&quot;:{&quot;citation-key&quot;:&quot;heineman_public_nodate&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title&quot;:&quot;Public Memory and Gamer Identity: Retrogaming as Nostalgia&quot;,&quot;source&quot;:&quot;Zotero&quot;,&quot;language&quot;:&quot;en&quot;,&quot;author&quot;:[{&quot;family&quot;:&quot;Heineman&quot;,&quot;given&quot;:&quot;David S&quot;}],&quot;type&quot;:&quot;article-journal&quot;,&quot;id&quot;:&quot;heineman_public_nodate&quot;},&quot;suffix&quot;:&quot;&quot;,&quot;uris&quot;:[&quot;http://zotero.org/users/1913249/items/5PY8LUA6&quot;],&quot;id&quot;:9009}],&quot;properties&quot;:{&quot;noteIndex&quot;:0,&quot;formattedCitation&quot;:&quot;[@heineman_public_nodate]&quot;},&quot;citationID&quot;:&quot;ddjiyxqv&quot;} RNDvmikrpgdbc"/>. The place in public memory of retro games is complex but for older participants, the effect of nostalgia is significant.</text:p>
      <text:p text:style-name="Text_20_body">What era and technologies constitute retro games can be disputed, however for this study I use a definition of early arcade games from the 1970s and early 1980s and early generation of home consoles Atari 2600, Nes, Snes and Megadrive before the advent of 3D graphics.</text:p>
      <text:p text:style-name="Text_20_body">Retro games have a particular aesthetic driven by graphical limitations and the simplified game mechanics which are due to the limited capabilities of the hardware and storage space involved.</text:p>
      <text:h text:style-name="Heading_20_4" text:outline-level="4"><text:bookmark-start text:name="home-making-and-consuming-of-media"/>Home making and consuming of media<text:bookmark-end text:name="home-making-and-consuming-of-media"/></text:h>
      <text:p text:style-name="First_20_paragraph">Messing around and affinity groups. Ito’s work on and naturalistic studies of digital use and creativity in the home including the value of informal playing around <text:reference-mark-start text:name="ZOTERO_ITEM CSL_CITATION {&quot;schema&quot;:&quot;https://github.com/citation-style-language/schema/raw/master/csl-citation.json&quot;,&quot;citationItems&quot;:[{&quot;prefix&quot;:&quot;&quot;,&quot;uri&quot;:[&quot;http://zotero.org/users/1913249/items/5DBVY3L5&quot;],&quot;itemData&quot;:{&quot;note&quot;:&quot;OCLC: 896797842&quot;,&quot;issued&quot;:{&quot;date-parts&quot;:[[&quot;2013&quot;]]},&quot;source&quot;:&quot;Open WorldCat&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type&quot;:&quot;book&quot;,&quot;id&quot;:&quot;ito_connected_2013-1&quot;,&quot;citation-key&quot;:&quot;ito_connected_2013-1&quot;,&quot;ISBN&quot;:&quot;978-0-9887255-0-8&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publisher-place&quot;:&quot;Cork&quot;,&quot;language&quot;:&quot;en&quot;,&quot;event-place&quot;:&quot;Cork&quot;,&quot;publisher&quot;:&quot;BookBaby&quot;},&quot;suffix&quot;:&quot;&quot;,&quot;uris&quot;:[&quot;http://zotero.org/users/1913249/items/5DBVY3L5&quot;],&quot;id&quot;:2626},{&quot;prefix&quot;:&quot;&quot;,&quot;uri&quot;:[&quot;http://zotero.org/users/1913249/items/URKI7FTD&quot;],&quot;itemData&quot;:{&quot;note&quot;:&quot;OCLC: 699713878&quot;,&quot;type&quot;:&quot;book&quot;,&quot;title-short&quot;:&quot;Hanging out, messing around, and geeking out&quot;,&quot;issued&quot;:{&quot;date-parts&quot;:[[&quot;2010&quot;]]},&quot;source&quot;:&quot;Gemeinsamer Bibliotheksverbund ISBN&quot;,&quot;event-place&quot;:&quot;Cambridge, Mass.&quot;,&quot;editor&quot;:[{&quot;family&quot;:&quot;Itō&quot;,&quot;given&quot;:&quot;Mizuko&quot;},{&quot;family&quot;:&quot;Baumer&quot;,&quot;given&quot;:&quot;Sonja&quot;},{&quot;family&quot;:&quot;Bittanti&quot;,&quot;given&quot;:&quot;Matteo&quot;},{&quot;family&quot;:&quot;Antin&quot;,&quot;given&quot;:&quot;Judd&quot;}],&quot;id&quot;:&quot;ito_hanging_2010&quot;,&quot;citation-key&quot;:&quot;ito_hanging_2010&quot;,&quot;ISBN&quot;:&quot;978-0-262-01336-9 978-0-262-51854-3&quot;,&quot;title&quot;:&quot;Hanging out, messing around, and geeking out: kids living and learning with new media&quot;,&quot;publisher&quot;:&quot;MIT Press&quot;,&quot;publisher-place&quot;:&quot;Cambridge, Mass.&quot;,&quot;number-of-pages&quot;:&quot;419&quot;,&quot;language&quot;:&quot;eng&quot;,&quot;collection-title&quot;:&quot;The John D. and Catherine T. MacArthur Foundation series on digital media and learning&quot;},&quot;suffix&quot;:&quot;&quot;,&quot;uris&quot;:[&quot;http://zotero.org/users/1913249/items/URKI7FTD&quot;],&quot;id&quot;:1939}],&quot;properties&quot;:{&quot;noteIndex&quot;:0,&quot;formattedCitation&quot;:&quot;[@ito_connected_2013-1; @ito_hanging_2010]&quot;},&quot;citationID&quot;:&quot;qjhiclyp&quot;} RNDgrtmewqnfo"/>&lt;Do Zotero Refresh: [@ito_connected_2013-1; @ito_hanging_2010]&gt;<text:reference-mark-end text:name="ZOTERO_ITEM CSL_CITATION {&quot;schema&quot;:&quot;https://github.com/citation-style-language/schema/raw/master/csl-citation.json&quot;,&quot;citationItems&quot;:[{&quot;prefix&quot;:&quot;&quot;,&quot;uri&quot;:[&quot;http://zotero.org/users/1913249/items/5DBVY3L5&quot;],&quot;itemData&quot;:{&quot;note&quot;:&quot;OCLC: 896797842&quot;,&quot;issued&quot;:{&quot;date-parts&quot;:[[&quot;2013&quot;]]},&quot;source&quot;:&quot;Open WorldCat&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type&quot;:&quot;book&quot;,&quot;id&quot;:&quot;ito_connected_2013-1&quot;,&quot;citation-key&quot;:&quot;ito_connected_2013-1&quot;,&quot;ISBN&quot;:&quot;978-0-9887255-0-8&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publisher-place&quot;:&quot;Cork&quot;,&quot;language&quot;:&quot;en&quot;,&quot;event-place&quot;:&quot;Cork&quot;,&quot;publisher&quot;:&quot;BookBaby&quot;},&quot;suffix&quot;:&quot;&quot;,&quot;uris&quot;:[&quot;http://zotero.org/users/1913249/items/5DBVY3L5&quot;],&quot;id&quot;:2626},{&quot;prefix&quot;:&quot;&quot;,&quot;uri&quot;:[&quot;http://zotero.org/users/1913249/items/URKI7FTD&quot;],&quot;itemData&quot;:{&quot;note&quot;:&quot;OCLC: 699713878&quot;,&quot;type&quot;:&quot;book&quot;,&quot;title-short&quot;:&quot;Hanging out, messing around, and geeking out&quot;,&quot;issued&quot;:{&quot;date-parts&quot;:[[&quot;2010&quot;]]},&quot;source&quot;:&quot;Gemeinsamer Bibliotheksverbund ISBN&quot;,&quot;event-place&quot;:&quot;Cambridge, Mass.&quot;,&quot;editor&quot;:[{&quot;family&quot;:&quot;Itō&quot;,&quot;given&quot;:&quot;Mizuko&quot;},{&quot;family&quot;:&quot;Baumer&quot;,&quot;given&quot;:&quot;Sonja&quot;},{&quot;family&quot;:&quot;Bittanti&quot;,&quot;given&quot;:&quot;Matteo&quot;},{&quot;family&quot;:&quot;Antin&quot;,&quot;given&quot;:&quot;Judd&quot;}],&quot;id&quot;:&quot;ito_hanging_2010&quot;,&quot;citation-key&quot;:&quot;ito_hanging_2010&quot;,&quot;ISBN&quot;:&quot;978-0-262-01336-9 978-0-262-51854-3&quot;,&quot;title&quot;:&quot;Hanging out, messing around, and geeking out: kids living and learning with new media&quot;,&quot;publisher&quot;:&quot;MIT Press&quot;,&quot;publisher-place&quot;:&quot;Cambridge, Mass.&quot;,&quot;number-of-pages&quot;:&quot;419&quot;,&quot;language&quot;:&quot;eng&quot;,&quot;collection-title&quot;:&quot;The John D. and Catherine T. MacArthur Foundation series on digital media and learning&quot;},&quot;suffix&quot;:&quot;&quot;,&quot;uris&quot;:[&quot;http://zotero.org/users/1913249/items/URKI7FTD&quot;],&quot;id&quot;:1939}],&quot;properties&quot;:{&quot;noteIndex&quot;:0,&quot;formattedCitation&quot;:&quot;[@ito_connected_2013-1; @ito_hanging_2010]&quot;},&quot;citationID&quot;:&quot;qjhiclyp&quot;} RNDgrtmewqnfo"/>, and Gee and the process of tapping into affinity groups and affinity spaces <text:reference-mark-start text:name="ZOTERO_ITEM CSL_CITATION {&quot;schema&quot;:&quot;https://github.com/citation-style-language/schema/raw/master/csl-citation.json&quot;,&quot;citationItems&quot;:[{&quot;prefix&quot;:&quot;&quot;,&quot;uri&quot;:[&quot;http://zotero.org/users/1913249/items/M6377K76&quot;],&quot;itemData&quot;:{&quot;note&quot;:&quot;OCLC: 255334132&quot;,&quot;language&quot;:&quot;eng&quot;,&quot;publisher&quot;:&quot;Palgrave Macmillan&quot;,&quot;issued&quot;:{&quot;date-parts&quot;:[[&quot;2004&quot;]]},&quot;source&quot;:&quot;Gemeinsamer Bibliotheksverbund ISBN&quot;,&quot;author&quot;:[{&quot;family&quot;:&quot;Gee&quot;,&quot;given&quot;:&quot;James Paul&quot;}],&quot;type&quot;:&quot;book&quot;,&quot;id&quot;:&quot;gee_what_2004&quot;,&quot;citation-key&quot;:&quot;gee_what_2004&quot;,&quot;ISBN&quot;:&quot;978-1-4039-6538-7&quot;,&quot;title&quot;:&quot;What video games have to teach us about learning and literacy&quot;,&quot;number-of-pages&quot;:&quot;225&quot;,&quot;publisher-place&quot;:&quot;New York, NY&quot;,&quot;event-place&quot;:&quot;New York, NY&quot;,&quot;edition&quot;:&quot;1. paperback ed&quot;,&quot;collection-title&quot;:&quot;Education&quot;},&quot;suffix&quot;:&quot;&quot;,&quot;uris&quot;:[&quot;http://zotero.org/users/1913249/items/M6377K76&quot;],&quot;id&quot;:1584}],&quot;properties&quot;:{&quot;noteIndex&quot;:0,&quot;formattedCitation&quot;:&quot;[@gee_what_2004]&quot;},&quot;citationID&quot;:&quot;lvkgisqz&quot;} RNDixdkauuhcw"/>&lt;Do Zotero Refresh: [@gee_what_2004]&gt;<text:reference-mark-end text:name="ZOTERO_ITEM CSL_CITATION {&quot;schema&quot;:&quot;https://github.com/citation-style-language/schema/raw/master/csl-citation.json&quot;,&quot;citationItems&quot;:[{&quot;prefix&quot;:&quot;&quot;,&quot;uri&quot;:[&quot;http://zotero.org/users/1913249/items/M6377K76&quot;],&quot;itemData&quot;:{&quot;note&quot;:&quot;OCLC: 255334132&quot;,&quot;language&quot;:&quot;eng&quot;,&quot;publisher&quot;:&quot;Palgrave Macmillan&quot;,&quot;issued&quot;:{&quot;date-parts&quot;:[[&quot;2004&quot;]]},&quot;source&quot;:&quot;Gemeinsamer Bibliotheksverbund ISBN&quot;,&quot;author&quot;:[{&quot;family&quot;:&quot;Gee&quot;,&quot;given&quot;:&quot;James Paul&quot;}],&quot;type&quot;:&quot;book&quot;,&quot;id&quot;:&quot;gee_what_2004&quot;,&quot;citation-key&quot;:&quot;gee_what_2004&quot;,&quot;ISBN&quot;:&quot;978-1-4039-6538-7&quot;,&quot;title&quot;:&quot;What video games have to teach us about learning and literacy&quot;,&quot;number-of-pages&quot;:&quot;225&quot;,&quot;publisher-place&quot;:&quot;New York, NY&quot;,&quot;event-place&quot;:&quot;New York, NY&quot;,&quot;edition&quot;:&quot;1. paperback ed&quot;,&quot;collection-title&quot;:&quot;Education&quot;},&quot;suffix&quot;:&quot;&quot;,&quot;uris&quot;:[&quot;http://zotero.org/users/1913249/items/M6377K76&quot;],&quot;id&quot;:1584}],&quot;properties&quot;:{&quot;noteIndex&quot;:0,&quot;formattedCitation&quot;:&quot;[@gee_what_2004]&quot;},&quot;citationID&quot;:&quot;lvkgisqz&quot;} RNDixdkauuhcw"/>. Gee’s (2004b) work on games and associated culture as learning experiences is founded on his understanding of how the engender a shared discourse and emerging identities .</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tems&quot;:[{&quot;prefix&quot;:&quot;&quot;,&quot;uri&quot;:[&quot;http://zotero.org/users/1913249/items/47HDZ7GT&quot;],&quot;itemData&quot;:{&quot;DOI&quot;:&quot;10.21983/P3.0188.1.00&quot;,&quot;accessed&quot;:{&quot;date-parts&quot;:[[&quot;2022&quot;,8,7]]},&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editor&quot;:[{&quot;family&quot;:&quot;Boyle&quot;,&quot;given&quot;:&quot;Jen&quot;},{&quot;family&quot;:&quot;Kao&quot;,&quot;given&quot;:&quot;Wan-Chuan&quot;}],&quot;id&quot;:&quot;boyle_retro-futurism_2017&quot;,&quot;citation-key&quot;:&quot;boyle_retro-futurism_2017&quot;,&quot;URL&quot;:&quot;https://library.oapen.org/handle/20.500.12657/25441&quot;,&quot;title&quot;:&quot;The retro-futurism of cuteness&quot;,&quot;type&quot;:&quot;book&quot;,&quot;source&quot;:&quot;library.oapen.org&quot;,&quot;language&quot;:&quot;English&quot;,&quot;note&quot;:&quot;Accepted: 2019-03-26 23:55&quot;,&quot;publisher&quot;:&quot;punctum books&quot;},&quot;suffix&quot;:&quot;&quot;,&quot;uris&quot;:[&quot;http://zotero.org/users/1913249/items/47HDZ7GT&quot;],&quot;id&quot;:3743}],&quot;properties&quot;:{&quot;noteIndex&quot;:0,&quot;formattedCitation&quot;:&quot;[@boyle_retro-futurism_2017]&quot;},&quot;citationID&quot;:&quot;sblzsfmw&quot;} RNDccjhrvdbbl"/>&lt;Do Zotero Refresh: [@boyle_retro-futurism_2017]&gt;<text:reference-mark-end text:name="ZOTERO_ITEM CSL_CITATION {&quot;schema&quot;:&quot;https://github.com/citation-style-language/schema/raw/master/csl-citation.json&quot;,&quot;citationItems&quot;:[{&quot;prefix&quot;:&quot;&quot;,&quot;uri&quot;:[&quot;http://zotero.org/users/1913249/items/47HDZ7GT&quot;],&quot;itemData&quot;:{&quot;DOI&quot;:&quot;10.21983/P3.0188.1.00&quot;,&quot;accessed&quot;:{&quot;date-parts&quot;:[[&quot;2022&quot;,8,7]]},&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editor&quot;:[{&quot;family&quot;:&quot;Boyle&quot;,&quot;given&quot;:&quot;Jen&quot;},{&quot;family&quot;:&quot;Kao&quot;,&quot;given&quot;:&quot;Wan-Chuan&quot;}],&quot;id&quot;:&quot;boyle_retro-futurism_2017&quot;,&quot;citation-key&quot;:&quot;boyle_retro-futurism_2017&quot;,&quot;URL&quot;:&quot;https://library.oapen.org/handle/20.500.12657/25441&quot;,&quot;title&quot;:&quot;The retro-futurism of cuteness&quot;,&quot;type&quot;:&quot;book&quot;,&quot;source&quot;:&quot;library.oapen.org&quot;,&quot;language&quot;:&quot;English&quot;,&quot;note&quot;:&quot;Accepted: 2019-03-26 23:55&quot;,&quot;publisher&quot;:&quot;punctum books&quot;},&quot;suffix&quot;:&quot;&quot;,&quot;uris&quot;:[&quot;http://zotero.org/users/1913249/items/47HDZ7GT&quot;],&quot;id&quot;:3743}],&quot;properties&quot;:{&quot;noteIndex&quot;:0,&quot;formattedCitation&quot;:&quot;[@boyle_retro-futurism_2017]&quot;},&quot;citationID&quot;:&quot;sblzsfmw&quot;} RNDccjhrvdbb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tems&quot;:[{&quot;prefix&quot;:&quot;&quot;,&quot;uri&quot;:[&quot;http://zotero.org/users/1913249/items/U5QUFD8Q&quot;],&quot;itemData&quot;:{&quot;issued&quot;:{&quot;date-parts&quot;:[[&quot;2014&quot;,8]]},&quot;author&quot;:[{&quot;family&quot;:&quot;Garda&quot;,&quot;given&quot;:&quot;Maria B&quot;}],&quot;type&quot;:&quot;paper-conference&quot;,&quot;id&quot;:&quot;garda_nostalgia_2014&quot;,&quot;citation-key&quot;:&quot;garda_nostalgia_2014&quot;,&quot;ISBN&quot;:&quot;ISSN 2342-9666&quot;,&quot;title&quot;:&quot;Nostalgia in retro game design&quot;,&quot;URL&quot;:&quot;http://www.digra.org/wp-content/uploads/digital-library/paper_310.pdf&quot;,&quot;container-title&quot;:&quot;DiGRA - Proceedings of the 2013 DiGRA International Conference: DeFragging Game Studies&quot;},&quot;suffix&quot;:&quot;&quot;,&quot;uris&quot;:[&quot;http://zotero.org/users/1913249/items/U5QUFD8Q&quot;],&quot;id&quot;:3757}],&quot;properties&quot;:{&quot;noteIndex&quot;:0,&quot;formattedCitation&quot;:&quot;[@garda_nostalgia_2014]&quot;},&quot;citationID&quot;:&quot;urldppnp&quot;} RNDjhxmepnqpg"/>&lt;Do Zotero Refresh: [@garda_nostalgia_2014]&gt;<text:reference-mark-end text:name="ZOTERO_ITEM CSL_CITATION {&quot;schema&quot;:&quot;https://github.com/citation-style-language/schema/raw/master/csl-citation.json&quot;,&quot;citationItems&quot;:[{&quot;prefix&quot;:&quot;&quot;,&quot;uri&quot;:[&quot;http://zotero.org/users/1913249/items/U5QUFD8Q&quot;],&quot;itemData&quot;:{&quot;issued&quot;:{&quot;date-parts&quot;:[[&quot;2014&quot;,8]]},&quot;author&quot;:[{&quot;family&quot;:&quot;Garda&quot;,&quot;given&quot;:&quot;Maria B&quot;}],&quot;type&quot;:&quot;paper-conference&quot;,&quot;id&quot;:&quot;garda_nostalgia_2014&quot;,&quot;citation-key&quot;:&quot;garda_nostalgia_2014&quot;,&quot;ISBN&quot;:&quot;ISSN 2342-9666&quot;,&quot;title&quot;:&quot;Nostalgia in retro game design&quot;,&quot;URL&quot;:&quot;http://www.digra.org/wp-content/uploads/digital-library/paper_310.pdf&quot;,&quot;container-title&quot;:&quot;DiGRA - Proceedings of the 2013 DiGRA International Conference: DeFragging Game Studies&quot;},&quot;suffix&quot;:&quot;&quot;,&quot;uris&quot;:[&quot;http://zotero.org/users/1913249/items/U5QUFD8Q&quot;],&quot;id&quot;:3757}],&quot;properties&quot;:{&quot;noteIndex&quot;:0,&quot;formattedCitation&quot;:&quot;[@garda_nostalgia_2014]&quot;},&quot;citationID&quot;:&quot;urldppnp&quot;} RNDjhxmepnqpg"/>.</text:p>
      <text:p text:style-name="Text_20_body">Building on the concept of participatory culture <text:reference-mark-start text:name="ZOTERO_ITEM CSL_CITATION {&quot;schema&quot;:&quot;https://github.com/citation-style-language/schema/raw/master/csl-citation.json&quot;,&quot;citationItems&quot;:[{&quot;prefix&quot;:&quot;&quot;,&quot;uri&quot;:[&quot;http://zotero.org/users/1913249/items/J5I7XRGH&quot;],&quot;itemData&quot;:{&quot;source&quot;:&quot;Library of Congress ISBN&quot;,&quot;title-short&quot;:&quot;Confronting the challenges of participatory culture&quot;,&quot;issued&quot;:{&quot;date-parts&quot;:[[&quot;2009&quot;]]},&quot;number-of-pages&quot;:&quot;129&quot;,&quot;author&quot;:[{&quot;family&quot;:&quot;Jenkins&quot;,&quot;given&quot;:&quot;Henry&quot;}],&quot;type&quot;:&quot;book&quot;,&quot;id&quot;:&quot;jenkins_confronting_2009&quot;,&quot;citation-key&quot;:&quot;jenkins_confronting_2009&quot;,&quot;ISBN&quot;:&quot;978-0-262-51362-3&quot;,&quot;title&quot;:&quot;Confronting the challenges of participatory culture: media education for the 21st century&quot;,&quot;publisher&quot;:&quot;The MIT Press&quot;,&quot;publisher-place&quot;:&quot;Cambridge, MA&quot;,&quot;call-number&quot;:&quot;P96.M4 J46 2009&quot;,&quot;event-place&quot;:&quot;Cambridge, MA&quot;,&quot;collection-title&quot;:&quot;The John D. and Catherine T. MacArthur Foundation Reports on Digital Media and Learning&quot;},&quot;suffix&quot;:&quot;&quot;,&quot;uris&quot;:[&quot;http://zotero.org/users/1913249/items/J5I7XRGH&quot;],&quot;id&quot;:2384}],&quot;properties&quot;:{&quot;noteIndex&quot;:0,&quot;formattedCitation&quot;:&quot;[@jenkins_confronting_2009]&quot;},&quot;citationID&quot;:&quot;vbcyemfv&quot;} RNDhjwivraguq"/>&lt;Do Zotero Refresh: [@jenkins_confronting_2009]&gt;<text:reference-mark-end text:name="ZOTERO_ITEM CSL_CITATION {&quot;schema&quot;:&quot;https://github.com/citation-style-language/schema/raw/master/csl-citation.json&quot;,&quot;citationItems&quot;:[{&quot;prefix&quot;:&quot;&quot;,&quot;uri&quot;:[&quot;http://zotero.org/users/1913249/items/J5I7XRGH&quot;],&quot;itemData&quot;:{&quot;source&quot;:&quot;Library of Congress ISBN&quot;,&quot;title-short&quot;:&quot;Confronting the challenges of participatory culture&quot;,&quot;issued&quot;:{&quot;date-parts&quot;:[[&quot;2009&quot;]]},&quot;number-of-pages&quot;:&quot;129&quot;,&quot;author&quot;:[{&quot;family&quot;:&quot;Jenkins&quot;,&quot;given&quot;:&quot;Henry&quot;}],&quot;type&quot;:&quot;book&quot;,&quot;id&quot;:&quot;jenkins_confronting_2009&quot;,&quot;citation-key&quot;:&quot;jenkins_confronting_2009&quot;,&quot;ISBN&quot;:&quot;978-0-262-51362-3&quot;,&quot;title&quot;:&quot;Confronting the challenges of participatory culture: media education for the 21st century&quot;,&quot;publisher&quot;:&quot;The MIT Press&quot;,&quot;publisher-place&quot;:&quot;Cambridge, MA&quot;,&quot;call-number&quot;:&quot;P96.M4 J46 2009&quot;,&quot;event-place&quot;:&quot;Cambridge, MA&quot;,&quot;collection-title&quot;:&quot;The John D. and Catherine T. MacArthur Foundation Reports on Digital Media and Learning&quot;},&quot;suffix&quot;:&quot;&quot;,&quot;uris&quot;:[&quot;http://zotero.org/users/1913249/items/J5I7XRGH&quot;],&quot;id&quot;:2384}],&quot;properties&quot;:{&quot;noteIndex&quot;:0,&quot;formattedCitation&quot;:&quot;[@jenkins_confronting_2009]&quot;},&quot;citationID&quot;:&quot;vbcyemfv&quot;} RNDhjwivraguq"/>, where x and y, there are several streams of activity that are important to reference as foundational context for this study.</text:p>
      <text:p text:style-name="Text_20_body">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schema&quot;:&quot;https://github.com/citation-style-language/schema/raw/master/csl-citation.json&quot;,&quot;citationItems&quot;:[{&quot;prefix&quot;:&quot;&quot;,&quot;uri&quot;:[&quot;http://zotero.org/users/1913249/items/F748Z3W8&quot;],&quot;itemData&quot;:{&quot;accessed&quot;:{&quot;date-parts&quot;:[[&quot;2023&quot;,10,2]]},&quot;issued&quot;:{&quot;date-parts&quot;:[[&quot;2021&quot;,6,1]]},&quot;volume&quot;:&quot;12&quot;,&quot;author&quot;:[{&quot;family&quot;:&quot;Fensham-Smith&quot;,&quot;given&quot;:&quot;Amber Joy&quot;}],&quot;type&quot;:&quot;article-journal&quot;,&quot;id&quot;:&quot;fensham-smith_invisible_2021&quot;,&quot;title&quot;:&quot;Invisible pedagogies in home education: Freedom, power and control&quot;,&quot;issue&quot;:&quot;1&quot;,&quot;DOI&quot;:&quot;10.2478/jped-2021-0001&quot;,&quot;page&quot;:&quot;5-27&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itation-key&quot;:&quot;fensham-smith_invisible_2021&quot;,&quot;ISSN&quot;:&quot;1338-1563&quot;,&quot;URL&quot;:&quot;https://www.sciendo.com/article/10.2478/jped-2021-0001&quot;,&quot;source&quot;:&quot;DOI.org (Crossref)&quot;,&quot;container-title&quot;:&quot;Journal of Pedagogy&quot;,&quot;language&quot;:&quot;en&quot;,&quot;title-short&quot;:&quot;Invisible pedagogies in home education&quot;},&quot;suffix&quot;:&quot;&quot;,&quot;uris&quot;:[&quot;http://zotero.org/users/1913249/items/F748Z3W8&quot;],&quot;id&quot;:8983}],&quot;properties&quot;:{&quot;noteIndex&quot;:0,&quot;formattedCitation&quot;:&quot;[@fensham-smith_invisible_2021]&quot;},&quot;citationID&quot;:&quot;viffpcru&quot;} RNDsfkilgkneo"/>&lt;Do Zotero Refresh: [@fensham-smith_invisible_2021]&gt;<text:reference-mark-end text:name="ZOTERO_ITEM CSL_CITATION {&quot;schema&quot;:&quot;https://github.com/citation-style-language/schema/raw/master/csl-citation.json&quot;,&quot;citationItems&quot;:[{&quot;prefix&quot;:&quot;&quot;,&quot;uri&quot;:[&quot;http://zotero.org/users/1913249/items/F748Z3W8&quot;],&quot;itemData&quot;:{&quot;accessed&quot;:{&quot;date-parts&quot;:[[&quot;2023&quot;,10,2]]},&quot;issued&quot;:{&quot;date-parts&quot;:[[&quot;2021&quot;,6,1]]},&quot;volume&quot;:&quot;12&quot;,&quot;author&quot;:[{&quot;family&quot;:&quot;Fensham-Smith&quot;,&quot;given&quot;:&quot;Amber Joy&quot;}],&quot;type&quot;:&quot;article-journal&quot;,&quot;id&quot;:&quot;fensham-smith_invisible_2021&quot;,&quot;title&quot;:&quot;Invisible pedagogies in home education: Freedom, power and control&quot;,&quot;issue&quot;:&quot;1&quot;,&quot;DOI&quot;:&quot;10.2478/jped-2021-0001&quot;,&quot;page&quot;:&quot;5-27&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itation-key&quot;:&quot;fensham-smith_invisible_2021&quot;,&quot;ISSN&quot;:&quot;1338-1563&quot;,&quot;URL&quot;:&quot;https://www.sciendo.com/article/10.2478/jped-2021-0001&quot;,&quot;source&quot;:&quot;DOI.org (Crossref)&quot;,&quot;container-title&quot;:&quot;Journal of Pedagogy&quot;,&quot;language&quot;:&quot;en&quot;,&quot;title-short&quot;:&quot;Invisible pedagogies in home education&quot;},&quot;suffix&quot;:&quot;&quot;,&quot;uris&quot;:[&quot;http://zotero.org/users/1913249/items/F748Z3W8&quot;],&quot;id&quot;:8983}],&quot;properties&quot;:{&quot;noteIndex&quot;:0,&quot;formattedCitation&quot;:&quot;[@fensham-smith_invisible_2021]&quot;},&quot;citationID&quot;:&quot;viffpcru&quot;} RNDsfkilgkneo"/>. Classic ideas of reasons for HE include pedagogy and ideology <text:reference-mark-start text:name="ZOTERO_ITEM CSL_CITATION {&quot;schema&quot;:&quot;https://github.com/citation-style-language/schema/raw/master/csl-citation.json&quot;,&quot;citationItems&quot;:[{&quot;prefix&quot;:&quot;&quot;,&quot;uri&quot;:[&quot;http://zotero.org/users/1913249/items/ZQHZ2GU8&quot;],&quot;itemData&quot;:{&quot;issued&quot;:{&quot;date-parts&quot;:[[&quot;1991&quot;,1,1]]},&quot;title-short&quot;:&quot;Home Schooling&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d&quot;:&quot;galen_home_1991&quot;,&quot;citation-key&quot;:&quot;galen_home_1991&quot;,&quot;ISBN&quot;:&quot;978-0-313-38882-8&quot;,&quot;title&quot;:&quot;Home Schooling: Political, Historical, and Pedagogical Perspectives&quot;,&quot;source&quot;:&quot;Google Books&quot;,&quot;author&quot;:[{&quot;family&quot;:&quot;Galen&quot;,&quot;given&quot;:&quot;Jane Van&quot;},{&quot;family&quot;:&quot;Pitman&quot;,&quot;given&quot;:&quot;Mary Anne&quot;}],&quot;number-of-pages&quot;:&quot;224&quot;,&quot;language&quot;:&quot;en&quot;,&quot;publisher&quot;:&quot;Bloomsbury Publishing USA&quot;},&quot;suffix&quot;:&quot;&quot;,&quot;uris&quot;:[&quot;http://zotero.org/users/1913249/items/ZQHZ2GU8&quot;],&quot;id&quot;:8975}],&quot;properties&quot;:{&quot;noteIndex&quot;:0,&quot;formattedCitation&quot;:&quot;[@galen_home_1991]&quot;},&quot;citationID&quot;:&quot;ajjhtgqo&quot;} RNDxrvsiqanvq"/>&lt;Do Zotero Refresh: [@galen_home_1991]&gt;<text:reference-mark-end text:name="ZOTERO_ITEM CSL_CITATION {&quot;schema&quot;:&quot;https://github.com/citation-style-language/schema/raw/master/csl-citation.json&quot;,&quot;citationItems&quot;:[{&quot;prefix&quot;:&quot;&quot;,&quot;uri&quot;:[&quot;http://zotero.org/users/1913249/items/ZQHZ2GU8&quot;],&quot;itemData&quot;:{&quot;issued&quot;:{&quot;date-parts&quot;:[[&quot;1991&quot;,1,1]]},&quot;title-short&quot;:&quot;Home Schooling&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d&quot;:&quot;galen_home_1991&quot;,&quot;citation-key&quot;:&quot;galen_home_1991&quot;,&quot;ISBN&quot;:&quot;978-0-313-38882-8&quot;,&quot;title&quot;:&quot;Home Schooling: Political, Historical, and Pedagogical Perspectives&quot;,&quot;source&quot;:&quot;Google Books&quot;,&quot;author&quot;:[{&quot;family&quot;:&quot;Galen&quot;,&quot;given&quot;:&quot;Jane Van&quot;},{&quot;family&quot;:&quot;Pitman&quot;,&quot;given&quot;:&quot;Mary Anne&quot;}],&quot;number-of-pages&quot;:&quot;224&quot;,&quot;language&quot;:&quot;en&quot;,&quot;publisher&quot;:&quot;Bloomsbury Publishing USA&quot;},&quot;suffix&quot;:&quot;&quot;,&quot;uris&quot;:[&quot;http://zotero.org/users/1913249/items/ZQHZ2GU8&quot;],&quot;id&quot;:8975}],&quot;properties&quot;:{&quot;noteIndex&quot;:0,&quot;formattedCitation&quot;:&quot;[@galen_home_1991]&quot;},&quot;citationID&quot;:&quot;ajjhtgqo&quot;} RNDxrvsiqanvq"/> <text:reference-mark-start text:name="ZOTERO_ITEM CSL_CITATION {&quot;schema&quot;:&quot;https://github.com/citation-style-language/schema/raw/master/csl-citation.json&quot;,&quot;citationItems&quot;:[{&quot;prefix&quot;:&quot;&quot;,&quot;uri&quot;:[&quot;http://zotero.org/users/1913249/items/AKHEZBKX&quot;],&quot;itemData&quot;:{&quot;accessed&quot;:{&quot;date-parts&quot;:[[&quot;2023&quot;,10,2]]},&quot;issued&quot;:{&quot;date-parts&quot;:[[&quot;2003&quot;,5,15]]},&quot;volume&quot;:&quot;17&quot;,&quot;author&quot;:[{&quot;family&quot;:&quot;Rothermel&quot;,&quot;given&quot;:&quot;Paula&quot;}],&quot;type&quot;:&quot;article-journal&quot;,&quot;id&quot;:&quot;rothermel_can_2003&quot;,&quot;title&quot;:&quot;Can We Classify Motives for Home Education?&quot;,&quot;issue&quot;:&quot;2-3&quot;,&quot;DOI&quot;:&quot;10.1080/09500790308668293&quot;,&quot;page&quot;:&quot;74-89&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itation-key&quot;:&quot;rothermel_can_2003&quot;,&quot;ISSN&quot;:&quot;0950-0790&quot;,&quot;URL&quot;:&quot;https://doi.org/10.1080/09500790308668293&quot;,&quot;container-title&quot;:&quot;Evaluation &amp; Research in Education&quot;,&quot;source&quot;:&quot;Taylor and Francis+NEJM&quot;,&quot;publisher&quot;:&quot;Routledge&quot;},&quot;suffix&quot;:&quot;&quot;,&quot;uris&quot;:[&quot;http://zotero.org/users/1913249/items/AKHEZBKX&quot;],&quot;id&quot;:8977}],&quot;properties&quot;:{&quot;noteIndex&quot;:0,&quot;formattedCitation&quot;:&quot;[@rothermel_can_2003]&quot;},&quot;citationID&quot;:&quot;qnkjsurd&quot;} RNDabreqsoaah"/>&lt;Do Zotero Refresh: [@rothermel_can_2003]&gt;<text:reference-mark-end text:name="ZOTERO_ITEM CSL_CITATION {&quot;schema&quot;:&quot;https://github.com/citation-style-language/schema/raw/master/csl-citation.json&quot;,&quot;citationItems&quot;:[{&quot;prefix&quot;:&quot;&quot;,&quot;uri&quot;:[&quot;http://zotero.org/users/1913249/items/AKHEZBKX&quot;],&quot;itemData&quot;:{&quot;accessed&quot;:{&quot;date-parts&quot;:[[&quot;2023&quot;,10,2]]},&quot;issued&quot;:{&quot;date-parts&quot;:[[&quot;2003&quot;,5,15]]},&quot;volume&quot;:&quot;17&quot;,&quot;author&quot;:[{&quot;family&quot;:&quot;Rothermel&quot;,&quot;given&quot;:&quot;Paula&quot;}],&quot;type&quot;:&quot;article-journal&quot;,&quot;id&quot;:&quot;rothermel_can_2003&quot;,&quot;title&quot;:&quot;Can We Classify Motives for Home Education?&quot;,&quot;issue&quot;:&quot;2-3&quot;,&quot;DOI&quot;:&quot;10.1080/09500790308668293&quot;,&quot;page&quot;:&quot;74-89&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itation-key&quot;:&quot;rothermel_can_2003&quot;,&quot;ISSN&quot;:&quot;0950-0790&quot;,&quot;URL&quot;:&quot;https://doi.org/10.1080/09500790308668293&quot;,&quot;container-title&quot;:&quot;Evaluation &amp; Research in Education&quot;,&quot;source&quot;:&quot;Taylor and Francis+NEJM&quot;,&quot;publisher&quot;:&quot;Routledge&quot;},&quot;suffix&quot;:&quot;&quot;,&quot;uris&quot;:[&quot;http://zotero.org/users/1913249/items/AKHEZBKX&quot;],&quot;id&quot;:8977}],&quot;properties&quot;:{&quot;noteIndex&quot;:0,&quot;formattedCitation&quot;:&quot;[@rothermel_can_2003]&quot;},&quot;citationID&quot;:&quot;qnkjsurd&quot;} RNDabreqsoaah"/>, and often both. - Unschooling, Holt, drawing out interests of children in everyday activities and facilitating learning around that <text:reference-mark-start text:name="ZOTERO_ITEM CSL_CITATION {&quot;schema&quot;:&quot;https://github.com/citation-style-language/schema/raw/master/csl-citation.json&quot;,&quot;citationItems&quot;:[{&quot;prefix&quot;:&quot;&quot;,&quot;uri&quot;:[&quot;http://zotero.org/users/1913249/items/CUNAU5ZC&quot;],&quot;itemData&quot;:{&quot;issued&quot;:{&quot;date-parts&quot;:[[&quot;2013&quot;]]},&quot;volume&quot;:&quot;7&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type&quot;:&quot;article-journal&quot;,&quot;id&quot;:&quot;gray_challenges_2013&quot;,&quot;citation-key&quot;:&quot;gray_challenges_2013&quot;,&quot;title&quot;:&quot;The Challenges and Benefits of Unschooling, According to 232 Families Who Have Chosen that Route&quot;,&quot;source&quot;:&quot;Zotero&quot;,&quot;language&quot;:&quot;en&quot;,&quot;author&quot;:[{&quot;family&quot;:&quot;Gray&quot;,&quot;given&quot;:&quot;Peter&quot;},{&quot;family&quot;:&quot;Riley&quot;,&quot;given&quot;:&quot;Gina&quot;}],&quot;issue&quot;:&quot;14&quot;},&quot;suffix&quot;:&quot;&quot;,&quot;uris&quot;:[&quot;http://zotero.org/users/1913249/items/CUNAU5ZC&quot;],&quot;id&quot;:8982}],&quot;properties&quot;:{&quot;noteIndex&quot;:0,&quot;formattedCitation&quot;:&quot;[@gray_challenges_2013]&quot;},&quot;citationID&quot;:&quot;grweirwq&quot;} RNDixeenvrxek"/>&lt;Do Zotero Refresh: [@gray_challenges_2013]&gt;<text:reference-mark-end text:name="ZOTERO_ITEM CSL_CITATION {&quot;schema&quot;:&quot;https://github.com/citation-style-language/schema/raw/master/csl-citation.json&quot;,&quot;citationItems&quot;:[{&quot;prefix&quot;:&quot;&quot;,&quot;uri&quot;:[&quot;http://zotero.org/users/1913249/items/CUNAU5ZC&quot;],&quot;itemData&quot;:{&quot;issued&quot;:{&quot;date-parts&quot;:[[&quot;2013&quot;]]},&quot;volume&quot;:&quot;7&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type&quot;:&quot;article-journal&quot;,&quot;id&quot;:&quot;gray_challenges_2013&quot;,&quot;citation-key&quot;:&quot;gray_challenges_2013&quot;,&quot;title&quot;:&quot;The Challenges and Benefits of Unschooling, According to 232 Families Who Have Chosen that Route&quot;,&quot;source&quot;:&quot;Zotero&quot;,&quot;language&quot;:&quot;en&quot;,&quot;author&quot;:[{&quot;family&quot;:&quot;Gray&quot;,&quot;given&quot;:&quot;Peter&quot;},{&quot;family&quot;:&quot;Riley&quot;,&quot;given&quot;:&quot;Gina&quot;}],&quot;issue&quot;:&quot;14&quot;},&quot;suffix&quot;:&quot;&quot;,&quot;uris&quot;:[&quot;http://zotero.org/users/1913249/items/CUNAU5ZC&quot;],&quot;id&quot;:8982}],&quot;properties&quot;:{&quot;noteIndex&quot;:0,&quot;formattedCitation&quot;:&quot;[@gray_challenges_2013]&quot;},&quot;citationID&quot;:&quot;grweirwq&quot;} RNDixeenvrxek"/> - Webs of learning Illich - home ed families active in identifying networks to tap into <text:reference-mark-start text:name="ZOTERO_ITEM CSL_CITATION {&quot;schema&quot;:&quot;https://github.com/citation-style-language/schema/raw/master/csl-citation.json&quot;,&quot;citationItems&quot;:[{&quot;prefix&quot;:&quot;&quot;,&quot;uri&quot;:[&quot;http://zotero.org/users/1913249/items/CR7JKY94&quot;],&quot;itemData&quot;:{&quot;accessed&quot;:{&quot;date-parts&quot;:[[&quot;2023&quot;,10,2]]},&quot;issued&quot;:{&quot;date-parts&quot;:[[&quot;2023&quot;,7,20]]},&quot;event-place&quot;:&quot;New York, NY, USA&quot;,&quot;type&quot;:&quot;paper-conference&quot;,&quot;id&quot;:&quot;doroudi_relevance_2023&quot;,&quot;title&quot;:&quot;The Relevance of Ivan Illich's Learning Webs 50 Years On&quot;,&quot;DOI&quot;:&quot;10.1145/3573051.3593386&quot;,&quot;page&quot;:&quot;99–109&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URL&quot;:&quot;https://dl.acm.org/doi/10.1145/3573051.3593386&quot;,&quot;citation-key&quot;:&quot;doroudi_relevance_2023&quot;,&quot;ISBN&quot;:&quot;9798400700255&quot;,&quot;publisher&quot;:&quot;Association for Computing Machinery&quot;,&quot;container-title&quot;:&quot;Proceedings of the Tenth ACM Conference on Learning @ Scale&quot;,&quot;publisher-place&quot;:&quot;New York, NY, USA&quot;,&quot;source&quot;:&quot;ACM Digital Library&quot;,&quot;author&quot;:[{&quot;family&quot;:&quot;Doroudi&quot;,&quot;given&quot;:&quot;Shayan&quot;},{&quot;family&quot;:&quot;Ahmad&quot;,&quot;given&quot;:&quot;Yusuf&quot;}],&quot;collection-title&quot;:&quot;L@S '23&quot;},&quot;suffix&quot;:&quot;&quot;,&quot;uris&quot;:[&quot;http://zotero.org/users/1913249/items/CR7JKY94&quot;],&quot;id&quot;:8980}],&quot;properties&quot;:{&quot;noteIndex&quot;:0,&quot;formattedCitation&quot;:&quot;[@doroudi_relevance_2023]&quot;},&quot;citationID&quot;:&quot;swotygyo&quot;} RNDymoyuvprzy"/>&lt;Do Zotero Refresh: [@doroudi_relevance_2023]&gt;<text:reference-mark-end text:name="ZOTERO_ITEM CSL_CITATION {&quot;schema&quot;:&quot;https://github.com/citation-style-language/schema/raw/master/csl-citation.json&quot;,&quot;citationItems&quot;:[{&quot;prefix&quot;:&quot;&quot;,&quot;uri&quot;:[&quot;http://zotero.org/users/1913249/items/CR7JKY94&quot;],&quot;itemData&quot;:{&quot;accessed&quot;:{&quot;date-parts&quot;:[[&quot;2023&quot;,10,2]]},&quot;issued&quot;:{&quot;date-parts&quot;:[[&quot;2023&quot;,7,20]]},&quot;event-place&quot;:&quot;New York, NY, USA&quot;,&quot;type&quot;:&quot;paper-conference&quot;,&quot;id&quot;:&quot;doroudi_relevance_2023&quot;,&quot;title&quot;:&quot;The Relevance of Ivan Illich's Learning Webs 50 Years On&quot;,&quot;DOI&quot;:&quot;10.1145/3573051.3593386&quot;,&quot;page&quot;:&quot;99–109&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URL&quot;:&quot;https://dl.acm.org/doi/10.1145/3573051.3593386&quot;,&quot;citation-key&quot;:&quot;doroudi_relevance_2023&quot;,&quot;ISBN&quot;:&quot;9798400700255&quot;,&quot;publisher&quot;:&quot;Association for Computing Machinery&quot;,&quot;container-title&quot;:&quot;Proceedings of the Tenth ACM Conference on Learning @ Scale&quot;,&quot;publisher-place&quot;:&quot;New York, NY, USA&quot;,&quot;source&quot;:&quot;ACM Digital Library&quot;,&quot;author&quot;:[{&quot;family&quot;:&quot;Doroudi&quot;,&quot;given&quot;:&quot;Shayan&quot;},{&quot;family&quot;:&quot;Ahmad&quot;,&quot;given&quot;:&quot;Yusuf&quot;}],&quot;collection-title&quot;:&quot;L@S '23&quot;},&quot;suffix&quot;:&quot;&quot;,&quot;uris&quot;:[&quot;http://zotero.org/users/1913249/items/CR7JKY94&quot;],&quot;id&quot;:8980}],&quot;properties&quot;:{&quot;noteIndex&quot;:0,&quot;formattedCitation&quot;:&quot;[@doroudi_relevance_2023]&quot;},&quot;citationID&quot;:&quot;swotygyo&quot;} RNDymoyuvprzy"/> has a relevance with social networking groups and email lists used by home educators to share and align activities.</text:p>
      <text:h text:style-name="Heading_20_3" text:outline-level="3"><text:bookmark-start text:name="barriers--"/>Barriers -<text:bookmark-end text:name="barriers--"/></text:h>
      <text:h text:style-name="Heading_20_4" text:outline-level="4"><text:bookmark-start text:name="review-of-relevant-barriers-to-participating-in-coding-practices-emerging-in-the-literature"/>Review of relevant barriers to participating in coding practices emerging in the literature<text:bookmark-end text:name="review-of-relevant-barriers-to-participating-in-coding-practices-emerging-in-the-literature"/></text:h>
      <text:p text:style-name="First_20_paragraph">This section draws on concepts of the introductory section to review existing research on digital making to identify barriers to participation in digital making and in particular coding practices.</text:p>
      <text:p text:style-name="Text_20_body">Here, the term barrier is used in a general way. In the next chapter it will be examined with greater criticality.</text:p>
      <text:h text:style-name="Heading_20_4" text:outline-level="4"><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schema&quot;:&quot;https://github.com/citation-style-language/schema/raw/master/csl-citation.json&quot;,&quot;citationItems&quot;:[{&quot;prefix&quot;:&quot;&quot;,&quot;uri&quot;:[&quot;http://zotero.org/users/1913249/items/JRKNFC9F&quot;],&quot;itemData&quot;:{&quot;citation-key&quot;:&quot;gomes2007learning&quot;,&quot;issued&quot;:{&quot;date-parts&quot;:[[&quot;2007&quot;]]},&quot;title&quot;:&quot;Learning to program-difficulties and solutions&quot;,&quot;container-title&quot;:&quot;International conference on engineering Education–ICEE&quot;,&quot;volume&quot;:&quot;7&quot;,&quot;author&quot;:[{&quot;family&quot;:&quot;Gomes&quot;,&quot;given&quot;:&quot;Anabela&quot;},{&quot;family&quot;:&quot;Mendes&quot;,&quot;given&quot;:&quot;António José&quot;}],&quot;type&quot;:&quot;paper-conference&quot;,&quot;id&quot;:&quot;gomes2007learning&quot;},&quot;suffix&quot;:&quot;&quot;,&quot;uris&quot;:[&quot;http://zotero.org/users/1913249/items/JRKNFC9F&quot;],&quot;id&quot;:9092}],&quot;properties&quot;:{&quot;noteIndex&quot;:0,&quot;formattedCitation&quot;:&quot;[@gomes2007learning]&quot;},&quot;citationID&quot;:&quot;iwpqtuug&quot;} RNDpmeuwwrkpp"/>&lt;Do Zotero Refresh: [@gomes2007learning]&gt;<text:reference-mark-end text:name="ZOTERO_ITEM CSL_CITATION {&quot;schema&quot;:&quot;https://github.com/citation-style-language/schema/raw/master/csl-citation.json&quot;,&quot;citationItems&quot;:[{&quot;prefix&quot;:&quot;&quot;,&quot;uri&quot;:[&quot;http://zotero.org/users/1913249/items/JRKNFC9F&quot;],&quot;itemData&quot;:{&quot;citation-key&quot;:&quot;gomes2007learning&quot;,&quot;issued&quot;:{&quot;date-parts&quot;:[[&quot;2007&quot;]]},&quot;title&quot;:&quot;Learning to program-difficulties and solutions&quot;,&quot;container-title&quot;:&quot;International conference on engineering Education–ICEE&quot;,&quot;volume&quot;:&quot;7&quot;,&quot;author&quot;:[{&quot;family&quot;:&quot;Gomes&quot;,&quot;given&quot;:&quot;Anabela&quot;},{&quot;family&quot;:&quot;Mendes&quot;,&quot;given&quot;:&quot;António José&quot;}],&quot;type&quot;:&quot;paper-conference&quot;,&quot;id&quot;:&quot;gomes2007learning&quot;},&quot;suffix&quot;:&quot;&quot;,&quot;uris&quot;:[&quot;http://zotero.org/users/1913249/items/JRKNFC9F&quot;],&quot;id&quot;:9092}],&quot;properties&quot;:{&quot;noteIndex&quot;:0,&quot;formattedCitation&quot;:&quot;[@gomes2007learning]&quot;},&quot;citationID&quot;:&quot;iwpqtuug&quot;} RNDpmeuwwrkpp"/> <text:reference-mark-start text:name="ZOTERO_ITEM CSL_CITATION {&quot;schema&quot;:&quot;https://github.com/citation-style-language/schema/raw/master/csl-citation.json&quot;,&quot;citationItems&quot;:[{&quot;prefix&quot;:&quot;&quot;,&quot;uri&quot;:[&quot;http://zotero.org/users/1913249/items/C7CNB5XA&quot;],&quot;itemData&quot;:{&quot;accessed&quot;:{&quot;date-parts&quot;:[[&quot;2023&quot;,12,3]]},&quot;issued&quot;:{&quot;date-parts&quot;:[[&quot;2019&quot;,9]]},&quot;volume&quot;:&quot;9&quot;,&quot;author&quot;:[{&quot;family&quot;:&quot;João&quot;,&quot;given&quot;:&quot;Piedade&quot;},{&quot;family&quot;:&quot;Nuno&quot;,&quot;given&quot;:&quot;Dorotea&quot;},{&quot;family&quot;:&quot;Fábio&quot;,&quot;given&quot;:&quot;Sampaio Ferrentini&quot;},{&quot;family&quot;:&quot;Ana&quot;,&quot;given&quot;:&quot;Pedro&quot;}],&quot;type&quot;:&quot;article-journal&quot;,&quot;id&quot;:&quot;joao_cross-analysis_2019&quot;,&quot;title&quot;:&quot;A Cross-analysis of Block-based and Visual Programming Apps with Computer Science Student-Teachers&quot;,&quot;issue&quot;:&quot;3&quot;,&quot;license&quot;:&quot;http://creativecommons.org/licenses/by/3.0/&quot;,&quot;page&quot;:&quot;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URL&quot;:&quot;https://www.mdpi.com/2227-7102/9/3/181&quot;,&quot;citation-key&quot;:&quot;joao_cross-analysis_2019&quot;,&quot;ISSN&quot;:&quot;2227-7102&quot;,&quot;DOI&quot;:&quot;10.3390/educsci9030181&quot;,&quot;source&quot;:&quot;www.mdpi.com&quot;,&quot;number&quot;:&quot;3&quot;,&quot;container-title&quot;:&quot;Education Sciences&quot;,&quot;language&quot;:&quot;en&quot;,&quot;publisher&quot;:&quot;Multidisciplinary Digital Publishing Institute&quot;},&quot;suffix&quot;:&quot;&quot;,&quot;uris&quot;:[&quot;http://zotero.org/users/1913249/items/C7CNB5XA&quot;],&quot;id&quot;:9093}],&quot;properties&quot;:{&quot;noteIndex&quot;:0,&quot;formattedCitation&quot;:&quot;[@joao_cross-analysis_2019]&quot;},&quot;citationID&quot;:&quot;qodpasnv&quot;} RNDncmnbvkqld"/>&lt;Do Zotero Refresh: [@joao_cross-analysis_2019]&gt;<text:reference-mark-end text:name="ZOTERO_ITEM CSL_CITATION {&quot;schema&quot;:&quot;https://github.com/citation-style-language/schema/raw/master/csl-citation.json&quot;,&quot;citationItems&quot;:[{&quot;prefix&quot;:&quot;&quot;,&quot;uri&quot;:[&quot;http://zotero.org/users/1913249/items/C7CNB5XA&quot;],&quot;itemData&quot;:{&quot;accessed&quot;:{&quot;date-parts&quot;:[[&quot;2023&quot;,12,3]]},&quot;issued&quot;:{&quot;date-parts&quot;:[[&quot;2019&quot;,9]]},&quot;volume&quot;:&quot;9&quot;,&quot;author&quot;:[{&quot;family&quot;:&quot;João&quot;,&quot;given&quot;:&quot;Piedade&quot;},{&quot;family&quot;:&quot;Nuno&quot;,&quot;given&quot;:&quot;Dorotea&quot;},{&quot;family&quot;:&quot;Fábio&quot;,&quot;given&quot;:&quot;Sampaio Ferrentini&quot;},{&quot;family&quot;:&quot;Ana&quot;,&quot;given&quot;:&quot;Pedro&quot;}],&quot;type&quot;:&quot;article-journal&quot;,&quot;id&quot;:&quot;joao_cross-analysis_2019&quot;,&quot;title&quot;:&quot;A Cross-analysis of Block-based and Visual Programming Apps with Computer Science Student-Teachers&quot;,&quot;issue&quot;:&quot;3&quot;,&quot;license&quot;:&quot;http://creativecommons.org/licenses/by/3.0/&quot;,&quot;page&quot;:&quot;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URL&quot;:&quot;https://www.mdpi.com/2227-7102/9/3/181&quot;,&quot;citation-key&quot;:&quot;joao_cross-analysis_2019&quot;,&quot;ISSN&quot;:&quot;2227-7102&quot;,&quot;DOI&quot;:&quot;10.3390/educsci9030181&quot;,&quot;source&quot;:&quot;www.mdpi.com&quot;,&quot;number&quot;:&quot;3&quot;,&quot;container-title&quot;:&quot;Education Sciences&quot;,&quot;language&quot;:&quot;en&quot;,&quot;publisher&quot;:&quot;Multidisciplinary Digital Publishing Institute&quot;},&quot;suffix&quot;:&quot;&quot;,&quot;uris&quot;:[&quot;http://zotero.org/users/1913249/items/C7CNB5XA&quot;],&quot;id&quot;:9093}],&quot;properties&quot;:{&quot;noteIndex&quot;:0,&quot;formattedCitation&quot;:&quot;[@joao_cross-analysis_2019]&quot;},&quot;citationID&quot;:&quot;qodpasnv&quot;} RNDncmnbvkqld"/>. and here</text:p>
      <text:p text:style-name="P19">&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schema&quot;:&quot;https://github.com/citation-style-language/schema/raw/master/csl-citation.json&quot;,&quot;citationItems&quot;:[{&quot;prefix&quot;:&quot;&quot;,&quot;uri&quot;:[&quot;http://zotero.org/users/1913249/items/C7CNB5XA&quot;],&quot;itemData&quot;:{&quot;accessed&quot;:{&quot;date-parts&quot;:[[&quot;2023&quot;,12,3]]},&quot;issued&quot;:{&quot;date-parts&quot;:[[&quot;2019&quot;,9]]},&quot;volume&quot;:&quot;9&quot;,&quot;author&quot;:[{&quot;family&quot;:&quot;João&quot;,&quot;given&quot;:&quot;Piedade&quot;},{&quot;family&quot;:&quot;Nuno&quot;,&quot;given&quot;:&quot;Dorotea&quot;},{&quot;family&quot;:&quot;Fábio&quot;,&quot;given&quot;:&quot;Sampaio Ferrentini&quot;},{&quot;family&quot;:&quot;Ana&quot;,&quot;given&quot;:&quot;Pedro&quot;}],&quot;type&quot;:&quot;article-journal&quot;,&quot;id&quot;:&quot;joao_cross-analysis_2019&quot;,&quot;title&quot;:&quot;A Cross-analysis of Block-based and Visual Programming Apps with Computer Science Student-Teachers&quot;,&quot;issue&quot;:&quot;3&quot;,&quot;license&quot;:&quot;http://creativecommons.org/licenses/by/3.0/&quot;,&quot;page&quot;:&quot;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URL&quot;:&quot;https://www.mdpi.com/2227-7102/9/3/181&quot;,&quot;citation-key&quot;:&quot;joao_cross-analysis_2019&quot;,&quot;ISSN&quot;:&quot;2227-7102&quot;,&quot;DOI&quot;:&quot;10.3390/educsci9030181&quot;,&quot;source&quot;:&quot;www.mdpi.com&quot;,&quot;number&quot;:&quot;3&quot;,&quot;container-title&quot;:&quot;Education Sciences&quot;,&quot;language&quot;:&quot;en&quot;,&quot;publisher&quot;:&quot;Multidisciplinary Digital Publishing Institute&quot;},&quot;suffix&quot;:&quot;&quot;,&quot;uris&quot;:[&quot;http://zotero.org/users/1913249/items/C7CNB5XA&quot;],&quot;id&quot;:9093}],&quot;properties&quot;:{&quot;noteIndex&quot;:0,&quot;formattedCitation&quot;:&quot;[@joao_cross-analysis_2019]&quot;},&quot;citationID&quot;:&quot;kgkasovp&quot;} RNDlmzbbqpffq"/>&lt;Do Zotero Refresh: [@joao_cross-analysis_2019]&gt;<text:reference-mark-end text:name="ZOTERO_ITEM CSL_CITATION {&quot;schema&quot;:&quot;https://github.com/citation-style-language/schema/raw/master/csl-citation.json&quot;,&quot;citationItems&quot;:[{&quot;prefix&quot;:&quot;&quot;,&quot;uri&quot;:[&quot;http://zotero.org/users/1913249/items/C7CNB5XA&quot;],&quot;itemData&quot;:{&quot;accessed&quot;:{&quot;date-parts&quot;:[[&quot;2023&quot;,12,3]]},&quot;issued&quot;:{&quot;date-parts&quot;:[[&quot;2019&quot;,9]]},&quot;volume&quot;:&quot;9&quot;,&quot;author&quot;:[{&quot;family&quot;:&quot;João&quot;,&quot;given&quot;:&quot;Piedade&quot;},{&quot;family&quot;:&quot;Nuno&quot;,&quot;given&quot;:&quot;Dorotea&quot;},{&quot;family&quot;:&quot;Fábio&quot;,&quot;given&quot;:&quot;Sampaio Ferrentini&quot;},{&quot;family&quot;:&quot;Ana&quot;,&quot;given&quot;:&quot;Pedro&quot;}],&quot;type&quot;:&quot;article-journal&quot;,&quot;id&quot;:&quot;joao_cross-analysis_2019&quot;,&quot;title&quot;:&quot;A Cross-analysis of Block-based and Visual Programming Apps with Computer Science Student-Teachers&quot;,&quot;issue&quot;:&quot;3&quot;,&quot;license&quot;:&quot;http://creativecommons.org/licenses/by/3.0/&quot;,&quot;page&quot;:&quot;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URL&quot;:&quot;https://www.mdpi.com/2227-7102/9/3/181&quot;,&quot;citation-key&quot;:&quot;joao_cross-analysis_2019&quot;,&quot;ISSN&quot;:&quot;2227-7102&quot;,&quot;DOI&quot;:&quot;10.3390/educsci9030181&quot;,&quot;source&quot;:&quot;www.mdpi.com&quot;,&quot;number&quot;:&quot;3&quot;,&quot;container-title&quot;:&quot;Education Sciences&quot;,&quot;language&quot;:&quot;en&quot;,&quot;publisher&quot;:&quot;Multidisciplinary Digital Publishing Institute&quot;},&quot;suffix&quot;:&quot;&quot;,&quot;uris&quot;:[&quot;http://zotero.org/users/1913249/items/C7CNB5XA&quot;],&quot;id&quot;:9093}],&quot;properties&quot;:{&quot;noteIndex&quot;:0,&quot;formattedCitation&quot;:&quot;[@joao_cross-analysis_2019]&quot;},&quot;citationID&quot;:&quot;kgkasovp&quot;} RNDlmzbbqpffq"/>.</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schema&quot;:&quot;https://github.com/citation-style-language/schema/raw/master/csl-citation.json&quot;,&quot;citationItems&quot;:[{&quot;prefix&quot;:&quot;&quot;,&quot;uri&quot;:[&quot;http://zotero.org/users/1913249/items/JRKNFC9F&quot;],&quot;itemData&quot;:{&quot;citation-key&quot;:&quot;gomes2007learning&quot;,&quot;issued&quot;:{&quot;date-parts&quot;:[[&quot;2007&quot;]]},&quot;title&quot;:&quot;Learning to program-difficulties and solutions&quot;,&quot;container-title&quot;:&quot;International conference on engineering Education–ICEE&quot;,&quot;volume&quot;:&quot;7&quot;,&quot;author&quot;:[{&quot;family&quot;:&quot;Gomes&quot;,&quot;given&quot;:&quot;Anabela&quot;},{&quot;family&quot;:&quot;Mendes&quot;,&quot;given&quot;:&quot;António José&quot;}],&quot;type&quot;:&quot;paper-conference&quot;,&quot;id&quot;:&quot;gomes2007learning&quot;},&quot;suffix&quot;:&quot;&quot;,&quot;uris&quot;:[&quot;http://zotero.org/users/1913249/items/JRKNFC9F&quot;],&quot;id&quot;:9092}],&quot;properties&quot;:{&quot;noteIndex&quot;:0,&quot;formattedCitation&quot;:&quot;[@gomes2007learning]&quot;},&quot;citationID&quot;:&quot;ytmlwyyx&quot;} RNDtinfmymwze"/>&lt;Do Zotero Refresh: [@gomes2007learning]&gt;<text:reference-mark-end text:name="ZOTERO_ITEM CSL_CITATION {&quot;schema&quot;:&quot;https://github.com/citation-style-language/schema/raw/master/csl-citation.json&quot;,&quot;citationItems&quot;:[{&quot;prefix&quot;:&quot;&quot;,&quot;uri&quot;:[&quot;http://zotero.org/users/1913249/items/JRKNFC9F&quot;],&quot;itemData&quot;:{&quot;citation-key&quot;:&quot;gomes2007learning&quot;,&quot;issued&quot;:{&quot;date-parts&quot;:[[&quot;2007&quot;]]},&quot;title&quot;:&quot;Learning to program-difficulties and solutions&quot;,&quot;container-title&quot;:&quot;International conference on engineering Education–ICEE&quot;,&quot;volume&quot;:&quot;7&quot;,&quot;author&quot;:[{&quot;family&quot;:&quot;Gomes&quot;,&quot;given&quot;:&quot;Anabela&quot;},{&quot;family&quot;:&quot;Mendes&quot;,&quot;given&quot;:&quot;António José&quot;}],&quot;type&quot;:&quot;paper-conference&quot;,&quot;id&quot;:&quot;gomes2007learning&quot;},&quot;suffix&quot;:&quot;&quot;,&quot;uris&quot;:[&quot;http://zotero.org/users/1913249/items/JRKNFC9F&quot;],&quot;id&quot;:9092}],&quot;properties&quot;:{&quot;noteIndex&quot;:0,&quot;formattedCitation&quot;:&quot;[@gomes2007learning]&quot;},&quot;citationID&quot;:&quot;ytmlwyyx&quot;} RNDtinfmymwze"/></text:p>
      <text:p text:style-name="Text_20_body">Issues of needing levels of abstraction in learning programming <text:reference-mark-start text:name="ZOTERO_ITEM CSL_CITATION {&quot;schema&quot;:&quot;https://github.com/citation-style-language/schema/raw/master/csl-citation.json&quot;,&quot;citationItems&quot;:[{&quot;prefix&quot;:&quot;&quot;,&quot;uri&quot;:[&quot;http://zotero.org/users/1913249/items/JRKNFC9F&quot;],&quot;itemData&quot;:{&quot;citation-key&quot;:&quot;gomes2007learning&quot;,&quot;issued&quot;:{&quot;date-parts&quot;:[[&quot;2007&quot;]]},&quot;title&quot;:&quot;Learning to program-difficulties and solutions&quot;,&quot;container-title&quot;:&quot;International conference on engineering Education–ICEE&quot;,&quot;volume&quot;:&quot;7&quot;,&quot;author&quot;:[{&quot;family&quot;:&quot;Gomes&quot;,&quot;given&quot;:&quot;Anabela&quot;},{&quot;family&quot;:&quot;Mendes&quot;,&quot;given&quot;:&quot;António José&quot;}],&quot;type&quot;:&quot;paper-conference&quot;,&quot;id&quot;:&quot;gomes2007learning&quot;},&quot;suffix&quot;:&quot;&quot;,&quot;uris&quot;:[&quot;http://zotero.org/users/1913249/items/JRKNFC9F&quot;],&quot;id&quot;:9092}],&quot;properties&quot;:{&quot;noteIndex&quot;:0,&quot;formattedCitation&quot;:&quot;[@gomes2007learning]&quot;},&quot;citationID&quot;:&quot;lutxgtzi&quot;} RNDkooqemjrxf"/>&lt;Do Zotero Refresh: [@gomes2007learning]&gt;<text:reference-mark-end text:name="ZOTERO_ITEM CSL_CITATION {&quot;schema&quot;:&quot;https://github.com/citation-style-language/schema/raw/master/csl-citation.json&quot;,&quot;citationItems&quot;:[{&quot;prefix&quot;:&quot;&quot;,&quot;uri&quot;:[&quot;http://zotero.org/users/1913249/items/JRKNFC9F&quot;],&quot;itemData&quot;:{&quot;citation-key&quot;:&quot;gomes2007learning&quot;,&quot;issued&quot;:{&quot;date-parts&quot;:[[&quot;2007&quot;]]},&quot;title&quot;:&quot;Learning to program-difficulties and solutions&quot;,&quot;container-title&quot;:&quot;International conference on engineering Education–ICEE&quot;,&quot;volume&quot;:&quot;7&quot;,&quot;author&quot;:[{&quot;family&quot;:&quot;Gomes&quot;,&quot;given&quot;:&quot;Anabela&quot;},{&quot;family&quot;:&quot;Mendes&quot;,&quot;given&quot;:&quot;António José&quot;}],&quot;type&quot;:&quot;paper-conference&quot;,&quot;id&quot;:&quot;gomes2007learning&quot;},&quot;suffix&quot;:&quot;&quot;,&quot;uris&quot;:[&quot;http://zotero.org/users/1913249/items/JRKNFC9F&quot;],&quot;id&quot;:9092}],&quot;properties&quot;:{&quot;noteIndex&quot;:0,&quot;formattedCitation&quot;:&quot;[@gomes2007learning]&quot;},&quot;citationID&quot;:&quot;lutxgtzi&quot;} RNDkooqemjrxf"/>.</text:p>
      <text:p text:style-name="Text_20_body"><text:span text:style-name="T1">Specialist coding tools and computational kits</text:span></text:p>
      <text:p text:style-name="Text_20_body">There may software and hardware kits aimed at novice coders and in particular younger audience <text:reference-mark-start text:name="ZOTERO_ITEM CSL_CITATION {&quot;schema&quot;:&quot;https://github.com/citation-style-language/schema/raw/master/csl-citation.json&quot;,&quot;citationItems&quot;:[{&quot;prefix&quot;:&quot;&quot;,&quot;uri&quot;:[&quot;http://zotero.org/users/1913249/items/FC7LF8E6&quot;],&quot;itemData&quot;:{&quot;accessed&quot;:{&quot;date-parts&quot;:[[&quot;2018&quot;,10,30]]},&quot;issued&quot;:{&quot;date-parts&quot;:[[&quot;2018&quot;]]},&quot;event-place&quot;:&quot;Trondheim, Norway&quot;,&quot;type&quot;:&quot;paper-conference&quot;,&quot;id&quot;:&quot;yu_survey_2018&quot;,&quot;title&quot;:&quot;A survey of computational kits for young children&quot;,&quot;DOI&quot;:&quot;10.1145/3202185.3202738&quot;,&quot;page&quot;:&quot;289-299&quot;,&quot;event-title&quot;:&quot;the 17th ACM 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URL&quot;:&quot;http://dl.acm.org/citation.cfm?doid=3202185.3202738&quot;,&quot;citation-key&quot;:&quot;yu_survey_2018&quot;,&quot;ISBN&quot;:&quot;978-1-4503-5152-2&quot;,&quot;source&quot;:&quot;Crossref&quot;,&quot;container-title&quot;:&quot;Proceedings of the 17th ACM Conference on Interaction Design and Children  - IDC '18&quot;,&quot;publisher-place&quot;:&quot;Trondheim, Norway&quot;,&quot;author&quot;:[{&quot;family&quot;:&quot;Yu&quot;,&quot;given&quot;:&quot;Junnan&quot;},{&quot;family&quot;:&quot;Roque&quot;,&quot;given&quot;:&quot;Ricarose&quot;}],&quot;language&quot;:&quot;en&quot;,&quot;publisher&quot;:&quot;ACM Press&quot;},&quot;suffix&quot;:&quot;&quot;,&quot;uris&quot;:[&quot;http://zotero.org/users/1913249/items/FC7LF8E6&quot;],&quot;id&quot;:2837}],&quot;properties&quot;:{&quot;noteIndex&quot;:0,&quot;formattedCitation&quot;:&quot;[@yu_survey_2018]&quot;},&quot;citationID&quot;:&quot;pwcjfqpr&quot;} RNDpboogaiayp"/>&lt;Do Zotero Refresh: [@yu_survey_2018]&gt;<text:reference-mark-end text:name="ZOTERO_ITEM CSL_CITATION {&quot;schema&quot;:&quot;https://github.com/citation-style-language/schema/raw/master/csl-citation.json&quot;,&quot;citationItems&quot;:[{&quot;prefix&quot;:&quot;&quot;,&quot;uri&quot;:[&quot;http://zotero.org/users/1913249/items/FC7LF8E6&quot;],&quot;itemData&quot;:{&quot;accessed&quot;:{&quot;date-parts&quot;:[[&quot;2018&quot;,10,30]]},&quot;issued&quot;:{&quot;date-parts&quot;:[[&quot;2018&quot;]]},&quot;event-place&quot;:&quot;Trondheim, Norway&quot;,&quot;type&quot;:&quot;paper-conference&quot;,&quot;id&quot;:&quot;yu_survey_2018&quot;,&quot;title&quot;:&quot;A survey of computational kits for young children&quot;,&quot;DOI&quot;:&quot;10.1145/3202185.3202738&quot;,&quot;page&quot;:&quot;289-299&quot;,&quot;event-title&quot;:&quot;the 17th ACM 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URL&quot;:&quot;http://dl.acm.org/citation.cfm?doid=3202185.3202738&quot;,&quot;citation-key&quot;:&quot;yu_survey_2018&quot;,&quot;ISBN&quot;:&quot;978-1-4503-5152-2&quot;,&quot;source&quot;:&quot;Crossref&quot;,&quot;container-title&quot;:&quot;Proceedings of the 17th ACM Conference on Interaction Design and Children  - IDC '18&quot;,&quot;publisher-place&quot;:&quot;Trondheim, Norway&quot;,&quot;author&quot;:[{&quot;family&quot;:&quot;Yu&quot;,&quot;given&quot;:&quot;Junnan&quot;},{&quot;family&quot;:&quot;Roque&quot;,&quot;given&quot;:&quot;Ricarose&quot;}],&quot;language&quot;:&quot;en&quot;,&quot;publisher&quot;:&quot;ACM Press&quot;},&quot;suffix&quot;:&quot;&quot;,&quot;uris&quot;:[&quot;http://zotero.org/users/1913249/items/FC7LF8E6&quot;],&quot;id&quot;:2837}],&quot;properties&quot;:{&quot;noteIndex&quot;:0,&quot;formattedCitation&quot;:&quot;[@yu_survey_2018]&quot;},&quot;citationID&quot;:&quot;pwcjfqpr&quot;} RNDpboogaiayp"/>.</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19">
        <text:list-item>
          <text:p text:style-name="P20">Block coding vs text coding, syntax</text:p>
        </text:list-item>
        <text:list-item>
          <text:p text:style-name="P20">Design principles for game making tools, <text:reference-mark-start text:name="ZOTERO_ITEM CSL_CITATION {&quot;schema&quot;:&quot;https://github.com/citation-style-language/schema/raw/master/csl-citation.json&quot;,&quot;citationItems&quot;:[{&quot;prefix&quot;:&quot;&quot;,&quot;uri&quot;:[&quot;http://zotero.org/users/1913249/items/C9RM6JHC&quot;],&quot;itemData&quot;:{&quot;issued&quot;:{&quot;date-parts&quot;:[[&quot;2016&quot;,12,23]]},&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id&quot;:&quot;kafai_connected_2016&quot;,&quot;citation-key&quot;:&quot;kafai_connected_2016&quot;,&quot;ISBN&quot;:&quot;978-0-262-03537-8&quot;,&quot;title&quot;:&quot;Connected Gaming: What Making Video Games Can Teach Us about Learning and Literacy&quot;,&quot;source&quot;:&quot;Google Books&quot;,&quot;author&quot;:[{&quot;family&quot;:&quot;Kafai&quot;,&quot;given&quot;:&quot;Yasmin B.&quot;},{&quot;family&quot;:&quot;Burke&quot;,&quot;given&quot;:&quot;Quinn&quot;},{&quot;family&quot;:&quot;Steinkuehler&quot;,&quot;given&quot;:&quot;Constance&quot;}],&quot;number-of-pages&quot;:&quot;221&quot;,&quot;language&quot;:&quot;en&quot;,&quot;publisher&quot;:&quot;MIT Press&quot;},&quot;suffix&quot;:&quot;&quot;,&quot;uris&quot;:[&quot;http://zotero.org/users/1913249/items/C9RM6JHC&quot;],&quot;id&quot;:1409},{&quot;prefix&quot;:&quot;&quot;,&quot;uri&quot;:[&quot;http://zotero.org/users/1913249/items/VWHA2FJX&quot;],&quot;itemData&quot;:{&quot;accessed&quot;:{&quot;date-parts&quot;:[[&quot;2015&quot;,5,9]]},&quot;issued&quot;:{&quot;date-parts&quot;:[[&quot;2005&quot;]]},&quot;author&quot;:[{&quot;family&quot;:&quot;Resnick&quot;,&quot;given&quot;:&quot;Mitchel&quot;},{&quot;family&quot;:&quot;Silverman&quot;,&quot;given&quot;:&quot;Brian&quot;}],&quot;type&quot;:&quot;paper-conference&quot;,&quot;id&quot;:&quot;resnick_reflections_2005&quot;,&quot;citation-key&quot;:&quot;resnick_reflections_2005&quot;,&quot;title&quot;:&quot;Some reflections on designing construction kits for kids&quot;,&quot;URL&quot;:&quot;http://dl.acm.org/citation.cfm?id=1109556&quot;,&quot;source&quot;:&quot;Google Scholar&quot;,&quot;page&quot;:&quot;117–122&quot;,&quot;container-title&quot;:&quot;Proceedings of the 2005 conference on Interaction design and children&quot;,&quot;publisher&quot;:&quot;ACM&quot;},&quot;suffix&quot;:&quot;&quot;,&quot;uris&quot;:[&quot;http://zotero.org/users/1913249/items/VWHA2FJX&quot;],&quot;id&quot;:1095}],&quot;properties&quot;:{&quot;noteIndex&quot;:0,&quot;formattedCitation&quot;:&quot;[@kafai_connected_2016; @resnick_reflections_2005]&quot;},&quot;citationID&quot;:&quot;uxyelmuq&quot;} RNDzehwjxtmhy"/>&lt;Do Zotero Refresh: [@kafai_connected_2016; @resnick_reflections_2005]&gt;<text:reference-mark-end text:name="ZOTERO_ITEM CSL_CITATION {&quot;schema&quot;:&quot;https://github.com/citation-style-language/schema/raw/master/csl-citation.json&quot;,&quot;citationItems&quot;:[{&quot;prefix&quot;:&quot;&quot;,&quot;uri&quot;:[&quot;http://zotero.org/users/1913249/items/C9RM6JHC&quot;],&quot;itemData&quot;:{&quot;issued&quot;:{&quot;date-parts&quot;:[[&quot;2016&quot;,12,23]]},&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id&quot;:&quot;kafai_connected_2016&quot;,&quot;citation-key&quot;:&quot;kafai_connected_2016&quot;,&quot;ISBN&quot;:&quot;978-0-262-03537-8&quot;,&quot;title&quot;:&quot;Connected Gaming: What Making Video Games Can Teach Us about Learning and Literacy&quot;,&quot;source&quot;:&quot;Google Books&quot;,&quot;author&quot;:[{&quot;family&quot;:&quot;Kafai&quot;,&quot;given&quot;:&quot;Yasmin B.&quot;},{&quot;family&quot;:&quot;Burke&quot;,&quot;given&quot;:&quot;Quinn&quot;},{&quot;family&quot;:&quot;Steinkuehler&quot;,&quot;given&quot;:&quot;Constance&quot;}],&quot;number-of-pages&quot;:&quot;221&quot;,&quot;language&quot;:&quot;en&quot;,&quot;publisher&quot;:&quot;MIT Press&quot;},&quot;suffix&quot;:&quot;&quot;,&quot;uris&quot;:[&quot;http://zotero.org/users/1913249/items/C9RM6JHC&quot;],&quot;id&quot;:1409},{&quot;prefix&quot;:&quot;&quot;,&quot;uri&quot;:[&quot;http://zotero.org/users/1913249/items/VWHA2FJX&quot;],&quot;itemData&quot;:{&quot;accessed&quot;:{&quot;date-parts&quot;:[[&quot;2015&quot;,5,9]]},&quot;issued&quot;:{&quot;date-parts&quot;:[[&quot;2005&quot;]]},&quot;author&quot;:[{&quot;family&quot;:&quot;Resnick&quot;,&quot;given&quot;:&quot;Mitchel&quot;},{&quot;family&quot;:&quot;Silverman&quot;,&quot;given&quot;:&quot;Brian&quot;}],&quot;type&quot;:&quot;paper-conference&quot;,&quot;id&quot;:&quot;resnick_reflections_2005&quot;,&quot;citation-key&quot;:&quot;resnick_reflections_2005&quot;,&quot;title&quot;:&quot;Some reflections on designing construction kits for kids&quot;,&quot;URL&quot;:&quot;http://dl.acm.org/citation.cfm?id=1109556&quot;,&quot;source&quot;:&quot;Google Scholar&quot;,&quot;page&quot;:&quot;117–122&quot;,&quot;container-title&quot;:&quot;Proceedings of the 2005 conference on Interaction design and children&quot;,&quot;publisher&quot;:&quot;ACM&quot;},&quot;suffix&quot;:&quot;&quot;,&quot;uris&quot;:[&quot;http://zotero.org/users/1913249/items/VWHA2FJX&quot;],&quot;id&quot;:1095}],&quot;properties&quot;:{&quot;noteIndex&quot;:0,&quot;formattedCitation&quot;:&quot;[@kafai_connected_2016; @resnick_reflections_2005]&quot;},&quot;citationID&quot;:&quot;uxyelmuq&quot;} RNDzehwjxtmhy"/> ()</text:p>
        </text:list-item>
        <text:list-item>
          <text:p text:style-name="P20">Barriers in using support material for code examples- mapping, understanding, <text:reference-mark-start text:name="ZOTERO_ITEM CSL_CITATION {&quot;schema&quot;:&quot;https://github.com/citation-style-language/schema/raw/master/csl-citation.json&quot;,&quot;citationItems&quot;:[{&quot;prefix&quot;:&quot;&quot;,&quot;uri&quot;:[&quot;http://zotero.org/users/1913249/items/D6ZVJHNB&quot;],&quot;itemData&quot;:{&quot;accessed&quot;:{&quot;date-parts&quot;:[[&quot;2023&quot;,6,12]]},&quot;issued&quot;:{&quot;date-parts&quot;:[[&quot;2021&quot;,6,26]]},&quot;event-place&quot;:&quot;New York, NY, USA&quot;,&quot;type&quot;:&quot;paper-conference&quot;,&quot;id&quot;:&quot;wang_novices_2021&quot;,&quot;title&quot;:&quot;Novices' Learning Barriers When Using Code Examples in Open-Ended Programming&quot;,&quot;DOI&quot;:&quot;10.1145/3430665.3456370&quot;,&quot;page&quot;:&quot;394–40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URL&quot;:&quot;https://dl.acm.org/doi/10.1145/3430665.3456370&quot;,&quot;citation-key&quot;:&quot;wang_novices_2021&quot;,&quot;ISBN&quot;:&quot;978-1-4503-8214-4&quot;,&quot;publisher&quot;:&quot;Association for Computing Machinery&quot;,&quot;container-title&quot;:&quot;Proceedings of the 26th ACM Conference on Innovation and Technology in Computer Science Education V. 1&quot;,&quot;publisher-place&quot;:&quot;New York, NY, USA&quot;,&quot;source&quot;:&quot;ACM Digital Library&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llection-title&quot;:&quot;ITiCSE '21&quot;},&quot;suffix&quot;:&quot;&quot;,&quot;uris&quot;:[&quot;http://zotero.org/users/1913249/items/D6ZVJHNB&quot;],&quot;id&quot;:8698}],&quot;properties&quot;:{&quot;noteIndex&quot;:0,&quot;formattedCitation&quot;:&quot;[@wang_novices_2021]&quot;},&quot;citationID&quot;:&quot;dwqsyehe&quot;} RNDfqedfyaedm"/>&lt;Do Zotero Refresh: [@wang_novices_2021]&gt;<text:reference-mark-end text:name="ZOTERO_ITEM CSL_CITATION {&quot;schema&quot;:&quot;https://github.com/citation-style-language/schema/raw/master/csl-citation.json&quot;,&quot;citationItems&quot;:[{&quot;prefix&quot;:&quot;&quot;,&quot;uri&quot;:[&quot;http://zotero.org/users/1913249/items/D6ZVJHNB&quot;],&quot;itemData&quot;:{&quot;accessed&quot;:{&quot;date-parts&quot;:[[&quot;2023&quot;,6,12]]},&quot;issued&quot;:{&quot;date-parts&quot;:[[&quot;2021&quot;,6,26]]},&quot;event-place&quot;:&quot;New York, NY, USA&quot;,&quot;type&quot;:&quot;paper-conference&quot;,&quot;id&quot;:&quot;wang_novices_2021&quot;,&quot;title&quot;:&quot;Novices' Learning Barriers When Using Code Examples in Open-Ended Programming&quot;,&quot;DOI&quot;:&quot;10.1145/3430665.3456370&quot;,&quot;page&quot;:&quot;394–40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URL&quot;:&quot;https://dl.acm.org/doi/10.1145/3430665.3456370&quot;,&quot;citation-key&quot;:&quot;wang_novices_2021&quot;,&quot;ISBN&quot;:&quot;978-1-4503-8214-4&quot;,&quot;publisher&quot;:&quot;Association for Computing Machinery&quot;,&quot;container-title&quot;:&quot;Proceedings of the 26th ACM Conference on Innovation and Technology in Computer Science Education V. 1&quot;,&quot;publisher-place&quot;:&quot;New York, NY, USA&quot;,&quot;source&quot;:&quot;ACM Digital Library&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llection-title&quot;:&quot;ITiCSE '21&quot;},&quot;suffix&quot;:&quot;&quot;,&quot;uris&quot;:[&quot;http://zotero.org/users/1913249/items/D6ZVJHNB&quot;],&quot;id&quot;:8698}],&quot;properties&quot;:{&quot;noteIndex&quot;:0,&quot;formattedCitation&quot;:&quot;[@wang_novices_2021]&quot;},&quot;citationID&quot;:&quot;dwqsyehe&quot;} RNDfqedfyaedm"/></text:p>
        </text:list-item>
      </text:list>
      <text:p text:style-name="First_20_paragraph">Scratch and GSM merit particular examination as mini-case studies. The</text:p>
      <text:list text:style-name="L20">
        <text:list-item>
          <text:p text:style-name="P21">Scratch and community element.</text:p>
        </text:list-item>
        <text:list-item>
          <text:p text:style-name="P21">Remix as a feature: <text:reference-mark-start text:name="ZOTERO_ITEM CSL_CITATION {&quot;schema&quot;:&quot;https://github.com/citation-style-language/schema/raw/master/csl-citation.json&quot;,&quot;citationItems&quot;:[{&quot;prefix&quot;:&quot;&quot;,&quot;uri&quot;:[&quot;http://zotero.org/users/1913249/items/BB7BFTD6&quot;],&quot;itemData&quot;:{&quot;accessed&quot;:{&quot;date-parts&quot;:[[&quot;2023&quot;,12,1]]},&quot;issued&quot;:{&quot;date-parts&quot;:[[&quot;2019&quot;,10]]},&quot;event-place&quot;:&quot;Covington, KY, USA&quot;,&quot;type&quot;:&quot;paper-conference&quot;,&quot;id&quot;:&quot;amanullah_evaluating_2019&quot;,&quot;title&quot;:&quot;Evaluating the Use of Remixing in Scratch Projects Based on Repertoire, Lines of Code (LOC), and Elementary Patterns&quot;,&quot;DOI&quot;:&quot;10.1109/FIE43999.2019.9028475&quot;,&quot;page&quot;:&quot;1-8&quot;,&quot;event-title&quot;:&quot;2019 IEEE Frontiers in Education Conference (FI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URL&quot;:&quot;https://ieeexplore.ieee.org/document/9028475/&quot;,&quot;citation-key&quot;:&quot;amanullah_evaluating_2019&quot;,&quot;ISBN&quot;:&quot;978-1-72811-746-1&quot;,&quot;source&quot;:&quot;DOI.org (Crossref)&quot;,&quot;container-title&quot;:&quot;2019 IEEE Frontiers in Education Conference (FIE)&quot;,&quot;publisher-place&quot;:&quot;Covington, KY, USA&quot;,&quot;author&quot;:[{&quot;family&quot;:&quot;Amanullah&quot;,&quot;given&quot;:&quot;Kashif&quot;},{&quot;family&quot;:&quot;Bell&quot;,&quot;given&quot;:&quot;Tim&quot;}],&quot;language&quot;:&quot;en&quot;,&quot;publisher&quot;:&quot;IEEE&quot;},&quot;suffix&quot;:&quot;&quot;,&quot;uris&quot;:[&quot;http://zotero.org/users/1913249/items/BB7BFTD6&quot;],&quot;id&quot;:9090}],&quot;properties&quot;:{&quot;noteIndex&quot;:0,&quot;formattedCitation&quot;:&quot;[@amanullah_evaluating_2019]&quot;},&quot;citationID&quot;:&quot;qxcpbkml&quot;} RNDhgxoealvtj"/>&lt;Do Zotero Refresh: [@amanullah_evaluating_2019]&gt;<text:reference-mark-end text:name="ZOTERO_ITEM CSL_CITATION {&quot;schema&quot;:&quot;https://github.com/citation-style-language/schema/raw/master/csl-citation.json&quot;,&quot;citationItems&quot;:[{&quot;prefix&quot;:&quot;&quot;,&quot;uri&quot;:[&quot;http://zotero.org/users/1913249/items/BB7BFTD6&quot;],&quot;itemData&quot;:{&quot;accessed&quot;:{&quot;date-parts&quot;:[[&quot;2023&quot;,12,1]]},&quot;issued&quot;:{&quot;date-parts&quot;:[[&quot;2019&quot;,10]]},&quot;event-place&quot;:&quot;Covington, KY, USA&quot;,&quot;type&quot;:&quot;paper-conference&quot;,&quot;id&quot;:&quot;amanullah_evaluating_2019&quot;,&quot;title&quot;:&quot;Evaluating the Use of Remixing in Scratch Projects Based on Repertoire, Lines of Code (LOC), and Elementary Patterns&quot;,&quot;DOI&quot;:&quot;10.1109/FIE43999.2019.9028475&quot;,&quot;page&quot;:&quot;1-8&quot;,&quot;event-title&quot;:&quot;2019 IEEE Frontiers in Education Conference (FI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URL&quot;:&quot;https://ieeexplore.ieee.org/document/9028475/&quot;,&quot;citation-key&quot;:&quot;amanullah_evaluating_2019&quot;,&quot;ISBN&quot;:&quot;978-1-72811-746-1&quot;,&quot;source&quot;:&quot;DOI.org (Crossref)&quot;,&quot;container-title&quot;:&quot;2019 IEEE Frontiers in Education Conference (FIE)&quot;,&quot;publisher-place&quot;:&quot;Covington, KY, USA&quot;,&quot;author&quot;:[{&quot;family&quot;:&quot;Amanullah&quot;,&quot;given&quot;:&quot;Kashif&quot;},{&quot;family&quot;:&quot;Bell&quot;,&quot;given&quot;:&quot;Tim&quot;}],&quot;language&quot;:&quot;en&quot;,&quot;publisher&quot;:&quot;IEEE&quot;},&quot;suffix&quot;:&quot;&quot;,&quot;uris&quot;:[&quot;http://zotero.org/users/1913249/items/BB7BFTD6&quot;],&quot;id&quot;:9090}],&quot;properties&quot;:{&quot;noteIndex&quot;:0,&quot;formattedCitation&quot;:&quot;[@amanullah_evaluating_2019]&quot;},&quot;citationID&quot;:&quot;qxcpbkml&quot;} RNDhgxoealvtj"/></text:p>
        </text:list-item>
        <text:list-item>
          <text:p text:style-name="P21">Online log in</text:p>
        </text:list-item>
        <text:list-item>
          <text:p text:style-name="P21">library of assets to speed up creation</text:p>
        </text:list-item>
        <text:list-item>
          <text:p text:style-name="P21">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4" text:outline-level="4"><text:bookmark-start text:name="cultural-identity-barriers-to-participation-in"/>Cultural / Identity barriers to participation in …<text:bookmark-end text:name="cultural-identity-barriers-to-participation-in"/></text:h>
      <text:p text:style-name="First_20_paragraph"><text:span text:style-name="T2">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schema&quot;:&quot;https://github.com/citation-style-language/schema/raw/master/csl-citation.json&quot;,&quot;citationItems&quot;:[{&quot;prefix&quot;:&quot;&quot;,&quot;uris&quot;:[&quot;http://zotero.org/users/1913249/items/PN46846P&quot;],&quot;uri&quot;:[&quot;http://zotero.org/users/1913249/items/PN46846P&quot;],&quot;itemData&quot;:{&quot;accessed&quot;:{&quot;date-parts&quot;:[[&quot;2017&quot;,11,1]]},&quot;issued&quot;:{&quot;date-parts&quot;:[[&quot;1990&quot;]]},&quot;volume&quot;:&quot;16&quot;,&quot;author&quot;:[{&quot;family&quot;:&quot;Papert&quot;,&quot;given&quot;:&quot;Seymour&quot;},{&quot;family&quot;:&quot;Turkle&quot;,&quot;given&quot;:&quot;Sherry&quot;}],&quot;type&quot;:&quot;article-journal&quot;,&quot;id&quot;:&quot;papert_epistemological_1990&quot;,&quot;citation-key&quot;:&quot;papert_epistemological_1990&quot;,&quot;title&quot;:&quot;Epistemological Pluralism and the Revaluation of the Concrete&quot;,&quot;URL&quot;:&quot;http://www.papert.org/articles/EpistemologicalPluralism.html&quot;,&quot;container-title&quot;:&quot;Signs&quot;,&quot;issue&quot;:&quot;1&quot;},&quot;suffix&quot;:&quot;&quot;,&quot;suppress-author&quot;:true,&quot;id&quot;:2017}],&quot;properties&quot;:{&quot;noteIndex&quot;:0,&quot;formattedCitation&quot;:&quot;[-@papert_epistemological_1990]&quot;},&quot;citationID&quot;:&quot;zanfrsix&quot;} RNDqibtusrxit"/>&lt;Do Zotero Refresh: [-@papert_epistemological_1990]&gt;<text:reference-mark-end text:name="ZOTERO_ITEM CSL_CITATION {&quot;schema&quot;:&quot;https://github.com/citation-style-language/schema/raw/master/csl-citation.json&quot;,&quot;citationItems&quot;:[{&quot;prefix&quot;:&quot;&quot;,&quot;uris&quot;:[&quot;http://zotero.org/users/1913249/items/PN46846P&quot;],&quot;uri&quot;:[&quot;http://zotero.org/users/1913249/items/PN46846P&quot;],&quot;itemData&quot;:{&quot;accessed&quot;:{&quot;date-parts&quot;:[[&quot;2017&quot;,11,1]]},&quot;issued&quot;:{&quot;date-parts&quot;:[[&quot;1990&quot;]]},&quot;volume&quot;:&quot;16&quot;,&quot;author&quot;:[{&quot;family&quot;:&quot;Papert&quot;,&quot;given&quot;:&quot;Seymour&quot;},{&quot;family&quot;:&quot;Turkle&quot;,&quot;given&quot;:&quot;Sherry&quot;}],&quot;type&quot;:&quot;article-journal&quot;,&quot;id&quot;:&quot;papert_epistemological_1990&quot;,&quot;citation-key&quot;:&quot;papert_epistemological_1990&quot;,&quot;title&quot;:&quot;Epistemological Pluralism and the Revaluation of the Concrete&quot;,&quot;URL&quot;:&quot;http://www.papert.org/articles/EpistemologicalPluralism.html&quot;,&quot;container-title&quot;:&quot;Signs&quot;,&quot;issue&quot;:&quot;1&quot;},&quot;suffix&quot;:&quot;&quot;,&quot;suppress-author&quot;:true,&quot;id&quot;:2017}],&quot;properties&quot;:{&quot;noteIndex&quot;:0,&quot;formattedCitation&quot;:&quot;[-@papert_epistemological_1990]&quot;},&quot;citationID&quot;:&quot;zanfrsix&quot;} RNDqibtusrxit"/>.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schema&quot;:&quot;https://github.com/citation-style-language/schema/raw/master/csl-citation.json&quot;,&quot;citationItems&quot;:[{&quot;prefix&quot;:&quot;&quot;,&quot;uri&quot;:[&quot;http://zotero.org/users/1913249/items/CQ6F79QS&quot;],&quot;itemData&quot;:{&quot;DOI&quot;:&quot;10.1098/rsta.2008.0118&quot;,&quot;URL&quot;:&quot;http://rsta.royalsocietypublishing.org/cgi/doi/10.1098/rsta.2008.0118&quot;,&quot;accessed&quot;:{&quot;date-parts&quot;:[[&quot;2016&quot;,8,8]]},&quot;container-title&quot;:&quot;Philosophical Transactions of the Royal Society A: Mathematical, Physical and Engineering Sciences&quot;,&quot;volume&quot;:&quot;366&quot;,&quot;author&quot;:[{&quot;family&quot;:&quot;Wing&quot;,&quot;given&quot;:&quot;J. M&quot;}],&quot;type&quot;:&quot;article-journal&quot;,&quot;id&quot;:&quot;wing_computational_2008&quot;,&quot;citation-key&quot;:&quot;wing_computational_2008&quot;,&quot;ISSN&quot;:&quot;1364-503X, 1471-2962&quot;,&quot;title&quot;:&quot;Computational thinking and thinking about computing&quot;,&quot;source&quot;:&quot;CrossRef&quot;,&quot;page&quot;:&quot;3717-3725&quot;,&quot;language&quot;:&quot;en&quot;,&quot;issued&quot;:{&quot;date-parts&quot;:[[&quot;2008&quot;,10,28]]},&quot;issue&quot;:&quot;1881&quot;},&quot;suffix&quot;:&quot;&quot;,&quot;uris&quot;:[&quot;http://zotero.org/users/1913249/items/CQ6F79QS&quot;],&quot;id&quot;:1293}],&quot;properties&quot;:{&quot;noteIndex&quot;:0,&quot;formattedCitation&quot;:&quot;[@wing_computational_2008]&quot;},&quot;citationID&quot;:&quot;hvepbceg&quot;} RNDdpbxybymgp"/>&lt;Do Zotero Refresh: [@wing_computational_2008]&gt;<text:reference-mark-end text:name="ZOTERO_ITEM CSL_CITATION {&quot;schema&quot;:&quot;https://github.com/citation-style-language/schema/raw/master/csl-citation.json&quot;,&quot;citationItems&quot;:[{&quot;prefix&quot;:&quot;&quot;,&quot;uri&quot;:[&quot;http://zotero.org/users/1913249/items/CQ6F79QS&quot;],&quot;itemData&quot;:{&quot;DOI&quot;:&quot;10.1098/rsta.2008.0118&quot;,&quot;URL&quot;:&quot;http://rsta.royalsocietypublishing.org/cgi/doi/10.1098/rsta.2008.0118&quot;,&quot;accessed&quot;:{&quot;date-parts&quot;:[[&quot;2016&quot;,8,8]]},&quot;container-title&quot;:&quot;Philosophical Transactions of the Royal Society A: Mathematical, Physical and Engineering Sciences&quot;,&quot;volume&quot;:&quot;366&quot;,&quot;author&quot;:[{&quot;family&quot;:&quot;Wing&quot;,&quot;given&quot;:&quot;J. M&quot;}],&quot;type&quot;:&quot;article-journal&quot;,&quot;id&quot;:&quot;wing_computational_2008&quot;,&quot;citation-key&quot;:&quot;wing_computational_2008&quot;,&quot;ISSN&quot;:&quot;1364-503X, 1471-2962&quot;,&quot;title&quot;:&quot;Computational thinking and thinking about computing&quot;,&quot;source&quot;:&quot;CrossRef&quot;,&quot;page&quot;:&quot;3717-3725&quot;,&quot;language&quot;:&quot;en&quot;,&quot;issued&quot;:{&quot;date-parts&quot;:[[&quot;2008&quot;,10,28]]},&quot;issue&quot;:&quot;1881&quot;},&quot;suffix&quot;:&quot;&quot;,&quot;uris&quot;:[&quot;http://zotero.org/users/1913249/items/CQ6F79QS&quot;],&quot;id&quot;:1293}],&quot;properties&quot;:{&quot;noteIndex&quot;:0,&quot;formattedCitation&quot;:&quot;[@wing_computational_2008]&quot;},&quot;citationID&quot;:&quot;hvepbceg&quot;} RNDdpbxybymgp"/>.</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schema&quot;:&quot;https://github.com/citation-style-language/schema/raw/master/csl-citation.json&quot;,&quot;citationItems&quot;:[{&quot;prefix&quot;:&quot;&quot;,&quot;uri&quot;:[&quot;http://zotero.org/users/1913249/items/ZWUAZAZN&quot;],&quot;locator&quot;:&quot; 143&quot;,&quot;itemData&quot;:{&quot;issued&quot;:{&quot;date-parts&quot;:[[&quot;1993&quot;]]},&quot;title-short&quot;:&quot;The children's machine&quot;,&quot;author&quot;:[{&quot;family&quot;:&quot;Papert&quot;,&quot;given&quot;:&quot;Seymour&quot;}],&quot;type&quot;:&quot;book&quot;,&quot;id&quot;:&quot;papert_childrens_1993&quot;,&quot;citation-key&quot;:&quot;papert_childrens_1993&quot;,&quot;ISBN&quot;:&quot;0-465-01830-0 978-0-465-01830-7 0-465-01063-6 978-0-465-01063-9 0-7450-1603-0 978-0-7450-1603-0&quot;,&quot;title&quot;:&quot;The children's machine: rethinking school in the age of the computer&quot;,&quot;source&quot;:&quot;Open WorldCat&quot;,&quot;publisher-place&quot;:&quot;New York&quot;,&quot;event-place&quot;:&quot;New York&quot;,&quot;language&quot;:&quot;English&quot;,&quot;publisher&quot;:&quot;BasicBooks&quot;},&quot;uris&quot;:[&quot;http://zotero.org/users/1913249/items/ZWUAZAZN&quot;],&quot;id&quot;:1131}],&quot;properties&quot;:{&quot;noteIndex&quot;:0,&quot;formattedCitation&quot;:&quot;[@papert_childrens_1993, p. 143]&quot;},&quot;citationID&quot;:&quot;epmvynps&quot;} RNDfgqnayjfnk"/>&lt;Do Zotero Refresh: [@papert_childrens_1993, p. 143]&gt;<text:reference-mark-end text:name="ZOTERO_ITEM CSL_CITATION {&quot;schema&quot;:&quot;https://github.com/citation-style-language/schema/raw/master/csl-citation.json&quot;,&quot;citationItems&quot;:[{&quot;prefix&quot;:&quot;&quot;,&quot;uri&quot;:[&quot;http://zotero.org/users/1913249/items/ZWUAZAZN&quot;],&quot;locator&quot;:&quot; 143&quot;,&quot;itemData&quot;:{&quot;issued&quot;:{&quot;date-parts&quot;:[[&quot;1993&quot;]]},&quot;title-short&quot;:&quot;The children's machine&quot;,&quot;author&quot;:[{&quot;family&quot;:&quot;Papert&quot;,&quot;given&quot;:&quot;Seymour&quot;}],&quot;type&quot;:&quot;book&quot;,&quot;id&quot;:&quot;papert_childrens_1993&quot;,&quot;citation-key&quot;:&quot;papert_childrens_1993&quot;,&quot;ISBN&quot;:&quot;0-465-01830-0 978-0-465-01830-7 0-465-01063-6 978-0-465-01063-9 0-7450-1603-0 978-0-7450-1603-0&quot;,&quot;title&quot;:&quot;The children's machine: rethinking school in the age of the computer&quot;,&quot;source&quot;:&quot;Open WorldCat&quot;,&quot;publisher-place&quot;:&quot;New York&quot;,&quot;event-place&quot;:&quot;New York&quot;,&quot;language&quot;:&quot;English&quot;,&quot;publisher&quot;:&quot;BasicBooks&quot;},&quot;uris&quot;:[&quot;http://zotero.org/users/1913249/items/ZWUAZAZN&quot;],&quot;id&quot;:1131}],&quot;properties&quot;:{&quot;noteIndex&quot;:0,&quot;formattedCitation&quot;:&quot;[@papert_childrens_1993, p. 143]&quot;},&quot;citationID&quot;:&quot;epmvynps&quot;} RNDfgqnayjfnk"/>.</text:p>
      <text:p text:style-name="Text_20_body">Kafai and Peppler also address the issues of gender identities and game design <text:reference-mark-start text:name="ZOTERO_ITEM CSL_CITATION {&quot;schema&quot;:&quot;https://github.com/citation-style-language/schema/raw/master/csl-citation.json&quot;,&quot;citationItems&quot;:[{&quot;prefix&quot;:&quot;&quot;,&quot;uri&quot;:[&quot;http://zotero.org/users/1913249/items/XCATBQNK&quot;],&quot;itemData&quot;:{&quot;accessed&quot;:{&quot;date-parts&quot;:[[&quot;2018&quot;,7,18]]},&quot;issued&quot;:{&quot;date-parts&quot;:[[&quot;2014&quot;]]},&quot;event-place&quot;:&quot;Siegen, Germany, Germany&quot;,&quot;type&quot;:&quot;paper-conference&quot;,&quot;id&quot;:&quot;kafai_beyond_2014&quot;,&quot;title&quot;:&quot;Beyond game design for broadening participation: building new clubhouses of computing for girls&quot;,&quot;page&quot;:&quot;21:21–21:28&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title-short&quot;:&quot;Beyond game design for broadening participation&quot;,&quot;citation-key&quot;:&quot;kafai_beyond_2014&quot;,&quot;ISBN&quot;:&quot;978-1-4503-2105-1&quot;,&quot;publisher&quot;:&quot;European Society for Socially Embedded Technologies&quot;,&quot;container-title&quot;:&quot;Proceedings of Gender and IT Appropriation. Science and Practice on Dialogue - Forum for Interdisciplinary Exchange&quot;,&quot;publisher-place&quot;:&quot;Siegen, Germany, Germany&quot;,&quot;source&quot;:&quot;ACM Digital Library&quot;,&quot;author&quot;:[{&quot;family&quot;:&quot;Kafai&quot;,&quot;given&quot;:&quot;Yasmin&quot;},{&quot;family&quot;:&quot;Burke&quot;,&quot;given&quot;:&quot;Quinn&quot;}],&quot;collection-title&quot;:&quot;Gender IT '14&quot;},&quot;suffix&quot;:&quot;&quot;,&quot;uris&quot;:[&quot;http://zotero.org/users/1913249/items/XCATBQNK&quot;],&quot;id&quot;:3759}],&quot;properties&quot;:{&quot;noteIndex&quot;:0,&quot;formattedCitation&quot;:&quot;[@kafai_beyond_2014]&quot;},&quot;citationID&quot;:&quot;hrqlgsif&quot;} RNDtgravwpirn"/>&lt;Do Zotero Refresh: [@kafai_beyond_2014]&gt;<text:reference-mark-end text:name="ZOTERO_ITEM CSL_CITATION {&quot;schema&quot;:&quot;https://github.com/citation-style-language/schema/raw/master/csl-citation.json&quot;,&quot;citationItems&quot;:[{&quot;prefix&quot;:&quot;&quot;,&quot;uri&quot;:[&quot;http://zotero.org/users/1913249/items/XCATBQNK&quot;],&quot;itemData&quot;:{&quot;accessed&quot;:{&quot;date-parts&quot;:[[&quot;2018&quot;,7,18]]},&quot;issued&quot;:{&quot;date-parts&quot;:[[&quot;2014&quot;]]},&quot;event-place&quot;:&quot;Siegen, Germany, Germany&quot;,&quot;type&quot;:&quot;paper-conference&quot;,&quot;id&quot;:&quot;kafai_beyond_2014&quot;,&quot;title&quot;:&quot;Beyond game design for broadening participation: building new clubhouses of computing for girls&quot;,&quot;page&quot;:&quot;21:21–21:28&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title-short&quot;:&quot;Beyond game design for broadening participation&quot;,&quot;citation-key&quot;:&quot;kafai_beyond_2014&quot;,&quot;ISBN&quot;:&quot;978-1-4503-2105-1&quot;,&quot;publisher&quot;:&quot;European Society for Socially Embedded Technologies&quot;,&quot;container-title&quot;:&quot;Proceedings of Gender and IT Appropriation. Science and Practice on Dialogue - Forum for Interdisciplinary Exchange&quot;,&quot;publisher-place&quot;:&quot;Siegen, Germany, Germany&quot;,&quot;source&quot;:&quot;ACM Digital Library&quot;,&quot;author&quot;:[{&quot;family&quot;:&quot;Kafai&quot;,&quot;given&quot;:&quot;Yasmin&quot;},{&quot;family&quot;:&quot;Burke&quot;,&quot;given&quot;:&quot;Quinn&quot;}],&quot;collection-title&quot;:&quot;Gender IT '14&quot;},&quot;suffix&quot;:&quot;&quot;,&quot;uris&quot;:[&quot;http://zotero.org/users/1913249/items/XCATBQNK&quot;],&quot;id&quot;:3759}],&quot;properties&quot;:{&quot;noteIndex&quot;:0,&quot;formattedCitation&quot;:&quot;[@kafai_beyond_2014]&quot;},&quot;citationID&quot;:&quot;hrqlgsif&quot;} RNDtgravwpirn"/> asking how to create new communities and learning environments which align with values of participants rather than aiming to break into existing ones.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h text:style-name="Heading_20_4" text:outline-level="4"><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tems&quot;:[{&quot;prefix&quot;:&quot;&quot;,&quot;uri&quot;:[&quot;http://zotero.org/users/1913249/items/HQWRSNXL&quot;],&quot;itemData&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ype&quot;:&quot;article-journal&quot;,&quot;id&quot;:&quot;roque_engaging_nodate&quot;,&quot;citation-key&quot;:&quot;roque_engaging_nodate&quot;,&quot;title&quot;:&quot;Engaging Parents as Creative Learning Partners in Computing&quot;,&quot;author&quot;:[{&quot;family&quot;:&quot;Roque&quot;,&quot;given&quot;:&quot;Ricarose&quot;},{&quot;family&quot;:&quot;Lin&quot;,&quot;given&quot;:&quot;Karina&quot;},{&quot;family&quot;:&quot;Liuzzi&quot;,&quot;given&quot;:&quot;Richard&quot;}],&quot;language&quot;:&quot;en&quot;,&quot;source&quot;:&quot;Zotero&quot;},&quot;suffix&quot;:&quot;&quot;,&quot;uris&quot;:[&quot;http://zotero.org/users/1913249/items/HQWRSNXL&quot;],&quot;id&quot;:3048},{&quot;prefix&quot;:&quot;&quot;,&quot;uri&quot;:[&quot;http://zotero.org/users/1913249/items/XLTF7MAT&quot;],&quot;itemData&quot;:{&quot;issued&quot;:{&quot;date-parts&quot;:[[&quot;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type&quot;:&quot;article-journal&quot;,&quot;id&quot;:&quot;roque_becoming_2018&quot;,&quot;citation-key&quot;:&quot;roque_becoming_2018&quot;,&quot;title&quot;:&quot;Becoming Facilitators of Creative Computing in Out-of-School Settings&quot;,&quot;author&quot;:[{&quot;family&quot;:&quot;Roque&quot;,&quot;given&quot;:&quot;Ricarose&quot;},{&quot;family&quot;:&quot;Jain&quot;,&quot;given&quot;:&quot;Rupal&quot;}],&quot;page&quot;:&quot;8&quot;,&quot;language&quot;:&quot;en&quot;,&quot;source&quot;:&quot;Zotero&quot;},&quot;suffix&quot;:&quot;&quot;,&quot;uris&quot;:[&quot;http://zotero.org/users/1913249/items/XLTF7MAT&quot;],&quot;id&quot;:2772}],&quot;properties&quot;:{&quot;noteIndex&quot;:0,&quot;formattedCitation&quot;:&quot;[@roque_engaging_nodate; @roque_becoming_2018]&quot;},&quot;citationID&quot;:&quot;wggbnxpn&quot;} RNDvytijbaamh"/>&lt;Do Zotero Refresh: [@roque_engaging_nodate; @roque_becoming_2018]&gt;<text:reference-mark-end text:name="ZOTERO_ITEM CSL_CITATION {&quot;schema&quot;:&quot;https://github.com/citation-style-language/schema/raw/master/csl-citation.json&quot;,&quot;citationItems&quot;:[{&quot;prefix&quot;:&quot;&quot;,&quot;uri&quot;:[&quot;http://zotero.org/users/1913249/items/HQWRSNXL&quot;],&quot;itemData&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ype&quot;:&quot;article-journal&quot;,&quot;id&quot;:&quot;roque_engaging_nodate&quot;,&quot;citation-key&quot;:&quot;roque_engaging_nodate&quot;,&quot;title&quot;:&quot;Engaging Parents as Creative Learning Partners in Computing&quot;,&quot;author&quot;:[{&quot;family&quot;:&quot;Roque&quot;,&quot;given&quot;:&quot;Ricarose&quot;},{&quot;family&quot;:&quot;Lin&quot;,&quot;given&quot;:&quot;Karina&quot;},{&quot;family&quot;:&quot;Liuzzi&quot;,&quot;given&quot;:&quot;Richard&quot;}],&quot;language&quot;:&quot;en&quot;,&quot;source&quot;:&quot;Zotero&quot;},&quot;suffix&quot;:&quot;&quot;,&quot;uris&quot;:[&quot;http://zotero.org/users/1913249/items/HQWRSNXL&quot;],&quot;id&quot;:3048},{&quot;prefix&quot;:&quot;&quot;,&quot;uri&quot;:[&quot;http://zotero.org/users/1913249/items/XLTF7MAT&quot;],&quot;itemData&quot;:{&quot;issued&quot;:{&quot;date-parts&quot;:[[&quot;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type&quot;:&quot;article-journal&quot;,&quot;id&quot;:&quot;roque_becoming_2018&quot;,&quot;citation-key&quot;:&quot;roque_becoming_2018&quot;,&quot;title&quot;:&quot;Becoming Facilitators of Creative Computing in Out-of-School Settings&quot;,&quot;author&quot;:[{&quot;family&quot;:&quot;Roque&quot;,&quot;given&quot;:&quot;Ricarose&quot;},{&quot;family&quot;:&quot;Jain&quot;,&quot;given&quot;:&quot;Rupal&quot;}],&quot;page&quot;:&quot;8&quot;,&quot;language&quot;:&quot;en&quot;,&quot;source&quot;:&quot;Zotero&quot;},&quot;suffix&quot;:&quot;&quot;,&quot;uris&quot;:[&quot;http://zotero.org/users/1913249/items/XLTF7MAT&quot;],&quot;id&quot;:2772}],&quot;properties&quot;:{&quot;noteIndex&quot;:0,&quot;formattedCitation&quot;:&quot;[@roque_engaging_nodate; @roque_becoming_2018]&quot;},&quot;citationID&quot;:&quot;wggbnxpn&quot;} RNDvytijbaamh"/>.</text:p>
      <text:p text:style-name="Text_20_body"/>
      <text:h text:style-name="Heading_20_4" text:outline-level="4"><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2">Gender related identities</text:span> - Important to caution against gender stereo-typing and identity in relation to computers <text:reference-mark-start text:name="ZOTERO_ITEM CSL_CITATION {&quot;schema&quot;:&quot;https://github.com/citation-style-language/schema/raw/master/csl-citation.json&quot;,&quot;citationItems&quot;:[{&quot;prefix&quot;:&quot;&quot;,&quot;uri&quot;:[&quot;http://zotero.org/users/1913249/items/CI3UYB78&quot;],&quot;itemData&quot;:{&quot;accessed&quot;:{&quot;date-parts&quot;:[[&quot;2018&quot;,7,19]]},&quot;issued&quot;:{&quot;date-parts&quot;:[[&quot;2008&quot;]]},&quot;event-place&quot;:&quot;Cambridge, MA&quot;,&quot;type&quot;:&quot;chapter&quot;,&quot;id&quot;:&quot;pelletier_gaming_2008&quot;,&quot;title&quot;:&quot;Gaming in Context: How Young People Construct Their Gendered Identities in Playing and Making Games&quot;,&quot;page&quot;:&quot;145-159&quot;,&quot;abstract&quot;:&quot;UCL Discovery is UCL's open access repository, showcasing and providing access to UCL research outputs from all UCL disciplines.&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citation-key&quot;:&quot;pelletier_gaming_2008&quot;,&quot;URL&quot;:&quot;http://discovery.ucl.ac.uk/1561023/&quot;,&quot;title-short&quot;:&quot;Gaming in Context&quot;,&quot;container-title&quot;:&quot;Beyond Barbie and Mortal Kombat: New Perspectives on Gender and Gaming&quot;,&quot;publisher-place&quot;:&quot;Cambridge, MA&quot;,&quot;source&quot;:&quot;discovery.ucl.ac.uk&quot;,&quot;author&quot;:[{&quot;family&quot;:&quot;Pelletier&quot;,&quot;given&quot;:&quot;C.&quot;}],&quot;publisher&quot;:&quot;MIT Press&quot;},&quot;suffix&quot;:&quot;&quot;,&quot;uris&quot;:[&quot;http://zotero.org/users/1913249/items/CI3UYB78&quot;],&quot;id&quot;:2943}],&quot;properties&quot;:{&quot;noteIndex&quot;:0,&quot;formattedCitation&quot;:&quot;[@pelletier_gaming_2008]&quot;},&quot;citationID&quot;:&quot;svnmcemy&quot;} RNDbcgspczwem"/>&lt;Do Zotero Refresh: [@pelletier_gaming_2008]&gt;<text:reference-mark-end text:name="ZOTERO_ITEM CSL_CITATION {&quot;schema&quot;:&quot;https://github.com/citation-style-language/schema/raw/master/csl-citation.json&quot;,&quot;citationItems&quot;:[{&quot;prefix&quot;:&quot;&quot;,&quot;uri&quot;:[&quot;http://zotero.org/users/1913249/items/CI3UYB78&quot;],&quot;itemData&quot;:{&quot;accessed&quot;:{&quot;date-parts&quot;:[[&quot;2018&quot;,7,19]]},&quot;issued&quot;:{&quot;date-parts&quot;:[[&quot;2008&quot;]]},&quot;event-place&quot;:&quot;Cambridge, MA&quot;,&quot;type&quot;:&quot;chapter&quot;,&quot;id&quot;:&quot;pelletier_gaming_2008&quot;,&quot;title&quot;:&quot;Gaming in Context: How Young People Construct Their Gendered Identities in Playing and Making Games&quot;,&quot;page&quot;:&quot;145-159&quot;,&quot;abstract&quot;:&quot;UCL Discovery is UCL's open access repository, showcasing and providing access to UCL research outputs from all UCL disciplines.&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citation-key&quot;:&quot;pelletier_gaming_2008&quot;,&quot;URL&quot;:&quot;http://discovery.ucl.ac.uk/1561023/&quot;,&quot;title-short&quot;:&quot;Gaming in Context&quot;,&quot;container-title&quot;:&quot;Beyond Barbie and Mortal Kombat: New Perspectives on Gender and Gaming&quot;,&quot;publisher-place&quot;:&quot;Cambridge, MA&quot;,&quot;source&quot;:&quot;discovery.ucl.ac.uk&quot;,&quot;author&quot;:[{&quot;family&quot;:&quot;Pelletier&quot;,&quot;given&quot;:&quot;C.&quot;}],&quot;publisher&quot;:&quot;MIT Press&quot;},&quot;suffix&quot;:&quot;&quot;,&quot;uris&quot;:[&quot;http://zotero.org/users/1913249/items/CI3UYB78&quot;],&quot;id&quot;:2943}],&quot;properties&quot;:{&quot;noteIndex&quot;:0,&quot;formattedCitation&quot;:&quot;[@pelletier_gaming_2008]&quot;},&quot;citationID&quot;:&quot;svnmcemy&quot;} RNDbcgspczwem"/>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2">Race related identities</text:span></text:p>
      <text:p text:style-name="Text_20_body">In study by Thayter and Ko <text:reference-mark-start text:name="ZOTERO_ITEM CSL_CITATION {&quot;schema&quot;:&quot;https://github.com/citation-style-language/schema/raw/master/csl-citation.json&quot;,&quot;citationItems&quot;:[{&quot;prefix&quot;:&quot;&quot;,&quot;uri&quot;:[&quot;http://zotero.org/users/1913249/items/LV67TTVJ&quot;],&quot;itemData&quot;:{&quot;accessed&quot;:{&quot;date-parts&quot;:[[&quot;2023&quot;,10,3]]},&quot;issued&quot;:{&quot;date-parts&quot;:[[&quot;2017&quot;,8,14]]},&quot;event-place&quot;:&quot;New York, NY, USA&quot;,&quot;type&quot;:&quot;paper-conference&quot;,&quot;id&quot;:&quot;thayer_barriers_2017&quot;,&quot;title&quot;:&quot;Barriers Faced by Coding Bootcamp Students&quot;,&quot;DOI&quot;:&quot;10.1145/3105726.3106176&quot;,&quot;page&quot;:&quot;245–253&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URL&quot;:&quot;https://dl.acm.org/doi/10.1145/3105726.3106176&quot;,&quot;citation-key&quot;:&quot;thayer_barriers_2017&quot;,&quot;ISBN&quot;:&quot;978-1-4503-4968-0&quot;,&quot;publisher&quot;:&quot;Association for Computing Machinery&quot;,&quot;container-title&quot;:&quot;Proceedings of the 2017 ACM Conference on International Computing Education Research&quot;,&quot;publisher-place&quot;:&quot;New York, NY, USA&quot;,&quot;source&quot;:&quot;ACM Digital Library&quot;,&quot;author&quot;:[{&quot;family&quot;:&quot;Thayer&quot;,&quot;given&quot;:&quot;Kyle&quot;},{&quot;family&quot;:&quot;Ko&quot;,&quot;given&quot;:&quot;Amy J.&quot;}],&quot;collection-title&quot;:&quot;ICER '17&quot;},&quot;suffix&quot;:&quot;&quot;,&quot;uris&quot;:[&quot;http://zotero.org/users/1913249/items/LV67TTVJ&quot;],&quot;id&quot;:9011}],&quot;properties&quot;:{&quot;noteIndex&quot;:0,&quot;formattedCitation&quot;:&quot;[@thayer_barriers_2017]&quot;},&quot;citationID&quot;:&quot;tuapttxc&quot;} RNDuychgvcthe"/>&lt;Do Zotero Refresh: [@thayer_barriers_2017]&gt;<text:reference-mark-end text:name="ZOTERO_ITEM CSL_CITATION {&quot;schema&quot;:&quot;https://github.com/citation-style-language/schema/raw/master/csl-citation.json&quot;,&quot;citationItems&quot;:[{&quot;prefix&quot;:&quot;&quot;,&quot;uri&quot;:[&quot;http://zotero.org/users/1913249/items/LV67TTVJ&quot;],&quot;itemData&quot;:{&quot;accessed&quot;:{&quot;date-parts&quot;:[[&quot;2023&quot;,10,3]]},&quot;issued&quot;:{&quot;date-parts&quot;:[[&quot;2017&quot;,8,14]]},&quot;event-place&quot;:&quot;New York, NY, USA&quot;,&quot;type&quot;:&quot;paper-conference&quot;,&quot;id&quot;:&quot;thayer_barriers_2017&quot;,&quot;title&quot;:&quot;Barriers Faced by Coding Bootcamp Students&quot;,&quot;DOI&quot;:&quot;10.1145/3105726.3106176&quot;,&quot;page&quot;:&quot;245–253&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URL&quot;:&quot;https://dl.acm.org/doi/10.1145/3105726.3106176&quot;,&quot;citation-key&quot;:&quot;thayer_barriers_2017&quot;,&quot;ISBN&quot;:&quot;978-1-4503-4968-0&quot;,&quot;publisher&quot;:&quot;Association for Computing Machinery&quot;,&quot;container-title&quot;:&quot;Proceedings of the 2017 ACM Conference on International Computing Education Research&quot;,&quot;publisher-place&quot;:&quot;New York, NY, USA&quot;,&quot;source&quot;:&quot;ACM Digital Library&quot;,&quot;author&quot;:[{&quot;family&quot;:&quot;Thayer&quot;,&quot;given&quot;:&quot;Kyle&quot;},{&quot;family&quot;:&quot;Ko&quot;,&quot;given&quot;:&quot;Amy J.&quot;}],&quot;collection-title&quot;:&quot;ICER '17&quot;},&quot;suffix&quot;:&quot;&quot;,&quot;uris&quot;:[&quot;http://zotero.org/users/1913249/items/LV67TTVJ&quot;],&quot;id&quot;:9011}],&quot;properties&quot;:{&quot;noteIndex&quot;:0,&quot;formattedCitation&quot;:&quot;[@thayer_barriers_2017]&quot;},&quot;citationID&quot;:&quot;tuapttxc&quot;} RNDuychgvcthe"/> the work of Margolis et al is analysed using concepts from communities of practice, type of barriers, and personal obstacles [(<text:span text:style-name="T2">margolis_stuck_2008?</text:span>);]</text:p>
      <text:p text:style-name="P22">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schema&quot;:&quot;https://github.com/citation-style-language/schema/raw/master/csl-citation.json&quot;,&quot;citationItems&quot;:[{&quot;prefix&quot;:&quot;&quot;,&quot;uri&quot;:[&quot;http://zotero.org/users/1913249/items/HKBNN53C&quot;],&quot;itemData&quot;:{&quot;accessed&quot;:{&quot;date-parts&quot;:[[&quot;2018&quot;,7,16]]},&quot;issued&quot;:{&quot;date-parts&quot;:[[&quot;2014&quot;,7,3]]},&quot;volume&quot;:&quot;23&quot;,&quot;author&quot;:[{&quot;family&quot;:&quot;DiSalvo&quot;,&quot;given&quot;:&quot;Betsy&quot;},{&quot;family&quot;:&quot;Guzdial&quot;,&quot;given&quot;:&quot;Mark&quot;},{&quot;family&quot;:&quot;Bruckman&quot;,&quot;given&quot;:&quot;Amy&quot;},{&quot;family&quot;:&quot;McKlin&quot;,&quot;given&quot;:&quot;Tom&quot;}],&quot;type&quot;:&quot;article-journal&quot;,&quot;id&quot;:&quot;disalvo_saving_2014&quot;,&quot;title&quot;:&quot;Saving Face While Geeking Out: Video Game Testing as a Justification for Learning Computer Science&quot;,&quot;issue&quot;:&quot;3&quot;,&quot;DOI&quot;:&quot;10.1080/10508406.2014.893434&quot;,&quot;page&quot;:&quot;272-315&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itation-key&quot;:&quot;disalvo_saving_2014&quot;,&quot;ISSN&quot;:&quot;1050-8406&quot;,&quot;URL&quot;:&quot;https://doi.org/10.1080/10508406.2014.893434&quot;,&quot;container-title&quot;:&quot;Journal of the Learning Sciences&quot;,&quot;title-short&quot;:&quot;Saving Face While Geeking Out&quot;,&quot;source&quot;:&quot;Taylor and Francis+NEJM&quot;},&quot;suffix&quot;:&quot;&quot;,&quot;uris&quot;:[&quot;http://zotero.org/users/1913249/items/HKBNN53C&quot;],&quot;id&quot;:2650},{&quot;prefix&quot;:&quot;&quot;,&quot;uri&quot;:[&quot;http://zotero.org/users/1913249/items/9GLLZLMB&quot;],&quot;itemData&quot;:{&quot;container-title&quot;:&quot;Breaking New Ground: Innovation in Games, Play, Practice and Theory.&quot;,&quot;event-title&quot;:&quot;DiGR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paper-conference&quot;,&quot;id&quot;:&quot;disalvo_glitch_2009-1&quot;,&quot;citation-key&quot;:&quot;disalvo_glitch_2009-1&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page&quot;:&quot;7&quot;,&quot;language&quot;:&quot;en&quot;,&quot;issued&quot;:{&quot;date-parts&quot;:[[&quot;2009&quot;]]},&quot;source&quot;:&quot;Zotero&quot;},&quot;suffix&quot;:&quot;&quot;,&quot;uris&quot;:[&quot;http://zotero.org/users/1913249/items/9GLLZLMB&quot;],&quot;id&quot;:2670},{&quot;prefix&quot;:&quot;&quot;,&quot;uri&quot;:[&quot;http://zotero.org/users/1913249/items/XMLVAMHU&quot;],&quot;itemData&quot;:{&quot;accessed&quot;:{&quot;date-parts&quot;:[[&quot;2018&quot;,7,16]]},&quot;issued&quot;:{&quot;date-parts&quot;:[[&quot;2008&quot;,4,1]]},&quot;volume&quot;:&quot;3&quot;,&quot;author&quot;:[{&quot;family&quot;:&quot;DiSalvo&quot;,&quot;given&quot;:&quot;Betsy James&quot;},{&quot;family&quot;:&quot;Crowley&quot;,&quot;given&quot;:&quot;Kevin&quot;},{&quot;family&quot;:&quot;Norwood&quot;,&quot;given&quot;:&quot;Roy&quot;}],&quot;type&quot;:&quot;article-journal&quot;,&quot;id&quot;:&quot;disalvo_learning_2008&quot;,&quot;container-title-short&quot;:&quot;Games and Culture&quot;,&quot;issue&quot;:&quot;2&quot;,&quot;DOI&quot;:&quot;10.1177/1555412008314130&quot;,&quot;page&quot;:&quot;131-141&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itation-key&quot;:&quot;disalvo_learning_2008&quot;,&quot;ISSN&quot;:&quot;1555-4120&quot;,&quot;URL&quot;:&quot;http://journals.sagepub.com/doi/abs/10.1177/1555412008314130&quot;,&quot;title-short&quot;:&quot;Learning in Context                                                    ,                                                             Learning in Context&quot;,&quot;container-title&quot;:&quot;Games and Culture&quot;,&quot;title&quot;:&quot;Learning in Context                                                    ,                                                             Learning in Context: Digital Games and Young Black Men             ,                      Digital Games and Young Black Men&quot;,&quot;language&quot;:&quot;en&quot;,&quot;source&quot;:&quot;SAGE Journals&quot;},&quot;suffix&quot;:&quot;&quot;,&quot;uris&quot;:[&quot;http://zotero.org/users/1913249/items/XMLVAMHU&quot;],&quot;id&quot;:2651}],&quot;properties&quot;:{&quot;noteIndex&quot;:0,&quot;formattedCitation&quot;:&quot;[@disalvo_saving_2014; @disalvo_glitch_2009-1; @disalvo_learning_2008]&quot;},&quot;citationID&quot;:&quot;lripdcjd&quot;} RNDrcwpfrniyt"/>&lt;Do Zotero Refresh: [@disalvo_saving_2014; @disalvo_glitch_2009-1; @disalvo_learning_2008]&gt;<text:reference-mark-end text:name="ZOTERO_ITEM CSL_CITATION {&quot;schema&quot;:&quot;https://github.com/citation-style-language/schema/raw/master/csl-citation.json&quot;,&quot;citationItems&quot;:[{&quot;prefix&quot;:&quot;&quot;,&quot;uri&quot;:[&quot;http://zotero.org/users/1913249/items/HKBNN53C&quot;],&quot;itemData&quot;:{&quot;accessed&quot;:{&quot;date-parts&quot;:[[&quot;2018&quot;,7,16]]},&quot;issued&quot;:{&quot;date-parts&quot;:[[&quot;2014&quot;,7,3]]},&quot;volume&quot;:&quot;23&quot;,&quot;author&quot;:[{&quot;family&quot;:&quot;DiSalvo&quot;,&quot;given&quot;:&quot;Betsy&quot;},{&quot;family&quot;:&quot;Guzdial&quot;,&quot;given&quot;:&quot;Mark&quot;},{&quot;family&quot;:&quot;Bruckman&quot;,&quot;given&quot;:&quot;Amy&quot;},{&quot;family&quot;:&quot;McKlin&quot;,&quot;given&quot;:&quot;Tom&quot;}],&quot;type&quot;:&quot;article-journal&quot;,&quot;id&quot;:&quot;disalvo_saving_2014&quot;,&quot;title&quot;:&quot;Saving Face While Geeking Out: Video Game Testing as a Justification for Learning Computer Science&quot;,&quot;issue&quot;:&quot;3&quot;,&quot;DOI&quot;:&quot;10.1080/10508406.2014.893434&quot;,&quot;page&quot;:&quot;272-315&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itation-key&quot;:&quot;disalvo_saving_2014&quot;,&quot;ISSN&quot;:&quot;1050-8406&quot;,&quot;URL&quot;:&quot;https://doi.org/10.1080/10508406.2014.893434&quot;,&quot;container-title&quot;:&quot;Journal of the Learning Sciences&quot;,&quot;title-short&quot;:&quot;Saving Face While Geeking Out&quot;,&quot;source&quot;:&quot;Taylor and Francis+NEJM&quot;},&quot;suffix&quot;:&quot;&quot;,&quot;uris&quot;:[&quot;http://zotero.org/users/1913249/items/HKBNN53C&quot;],&quot;id&quot;:2650},{&quot;prefix&quot;:&quot;&quot;,&quot;uri&quot;:[&quot;http://zotero.org/users/1913249/items/9GLLZLMB&quot;],&quot;itemData&quot;:{&quot;container-title&quot;:&quot;Breaking New Ground: Innovation in Games, Play, Practice and Theory.&quot;,&quot;event-title&quot;:&quot;DiGR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paper-conference&quot;,&quot;id&quot;:&quot;disalvo_glitch_2009-1&quot;,&quot;citation-key&quot;:&quot;disalvo_glitch_2009-1&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page&quot;:&quot;7&quot;,&quot;language&quot;:&quot;en&quot;,&quot;issued&quot;:{&quot;date-parts&quot;:[[&quot;2009&quot;]]},&quot;source&quot;:&quot;Zotero&quot;},&quot;suffix&quot;:&quot;&quot;,&quot;uris&quot;:[&quot;http://zotero.org/users/1913249/items/9GLLZLMB&quot;],&quot;id&quot;:2670},{&quot;prefix&quot;:&quot;&quot;,&quot;uri&quot;:[&quot;http://zotero.org/users/1913249/items/XMLVAMHU&quot;],&quot;itemData&quot;:{&quot;accessed&quot;:{&quot;date-parts&quot;:[[&quot;2018&quot;,7,16]]},&quot;issued&quot;:{&quot;date-parts&quot;:[[&quot;2008&quot;,4,1]]},&quot;volume&quot;:&quot;3&quot;,&quot;author&quot;:[{&quot;family&quot;:&quot;DiSalvo&quot;,&quot;given&quot;:&quot;Betsy James&quot;},{&quot;family&quot;:&quot;Crowley&quot;,&quot;given&quot;:&quot;Kevin&quot;},{&quot;family&quot;:&quot;Norwood&quot;,&quot;given&quot;:&quot;Roy&quot;}],&quot;type&quot;:&quot;article-journal&quot;,&quot;id&quot;:&quot;disalvo_learning_2008&quot;,&quot;container-title-short&quot;:&quot;Games and Culture&quot;,&quot;issue&quot;:&quot;2&quot;,&quot;DOI&quot;:&quot;10.1177/1555412008314130&quot;,&quot;page&quot;:&quot;131-141&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itation-key&quot;:&quot;disalvo_learning_2008&quot;,&quot;ISSN&quot;:&quot;1555-4120&quot;,&quot;URL&quot;:&quot;http://journals.sagepub.com/doi/abs/10.1177/1555412008314130&quot;,&quot;title-short&quot;:&quot;Learning in Context                                                    ,                                                             Learning in Context&quot;,&quot;container-title&quot;:&quot;Games and Culture&quot;,&quot;title&quot;:&quot;Learning in Context                                                    ,                                                             Learning in Context: Digital Games and Young Black Men             ,                      Digital Games and Young Black Men&quot;,&quot;language&quot;:&quot;en&quot;,&quot;source&quot;:&quot;SAGE Journals&quot;},&quot;suffix&quot;:&quot;&quot;,&quot;uris&quot;:[&quot;http://zotero.org/users/1913249/items/XMLVAMHU&quot;],&quot;id&quot;:2651}],&quot;properties&quot;:{&quot;noteIndex&quot;:0,&quot;formattedCitation&quot;:&quot;[@disalvo_saving_2014; @disalvo_glitch_2009-1; @disalvo_learning_2008]&quot;},&quot;citationID&quot;:&quot;lripdcjd&quot;} RNDrcwpfrniyt"/></text:p>
      <text:p text:style-name="Text_20_body"><text:span text:style-name="T2">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introduction-to-theoretical-framework"/>3. Introduction to Theoretical Framework<text:bookmark-end text:name="introduction-to-theoretical-framework"/></text:h>
      <text:p text:style-name="First_20_paragraph">REVISE THIS A LOT - RETHINK</text:p>
      <text:p text:style-name="Text_20_body">New technology can provide communities with tools to leverage new opportunities in a way which gives participants greater agency.</text:p>
      <text:p text:style-name="Text_20_body">Community-based approaches to learning can facilitate this process. The process of learn through undertaking creative media projects is explored in existing PBL literature but more work is needed which share effective practice.</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schema&quot;:&quot;https://github.com/citation-style-language/schema/raw/master/csl-citation.json&quot;,&quot;citationItems&quot;:[{&quot;prefix&quot;:&quot;&quot;,&quot;uri&quot;:[&quot;http://zotero.org/users/1913249/items/NN25MFNI&quot;],&quot;itemData&quot;:{&quot;accessed&quot;:{&quot;date-parts&quot;:[[&quot;2023&quot;,10,2]]},&quot;issued&quot;:{&quot;date-parts&quot;:[[&quot;2016&quot;,10,1]]},&quot;volume&quot;:&quot;49&quot;,&quot;author&quot;:[{&quot;family&quot;:&quot;Lee&quot;,&quot;given&quot;:&quot;Clifford H.&quot;},{&quot;family&quot;:&quot;Soep&quot;,&quot;given&quot;:&quot;Elisabeth&quot;}],&quot;type&quot;:&quot;article-journal&quot;,&quot;id&quot;:&quot;lee_none_2016&quot;,&quot;title&quot;:&quot;None But Ourselves Can Free Our Minds: Critical Computational Literacy as a Pedagogy of Resistance&quot;,&quot;issue&quot;:&quot;4&quot;,&quot;DOI&quot;:&quot;10.1080/10665684.2016.1227157&quot;,&quot;page&quot;:&quot;480-492&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itation-key&quot;:&quot;lee_none_2016&quot;,&quot;ISSN&quot;:&quot;1066-5684&quot;,&quot;URL&quot;:&quot;https://doi.org/10.1080/10665684.2016.1227157&quot;,&quot;source&quot;:&quot;Taylor and Francis+NEJM&quot;,&quot;container-title&quot;:&quot;Equity &amp; Excellence in Education&quot;,&quot;title-short&quot;:&quot;None But Ourselves Can Free Our Minds&quot;,&quot;publisher&quot;:&quot;Routledge&quot;},&quot;suffix&quot;:&quot;&quot;,&quot;uris&quot;:[&quot;http://zotero.org/users/1913249/items/NN25MFNI&quot;],&quot;id&quot;:8970}],&quot;properties&quot;:{&quot;noteIndex&quot;:0,&quot;formattedCitation&quot;:&quot;[@lee_none_2016]&quot;},&quot;citationID&quot;:&quot;dankflei&quot;} RNDlaqdmcuurx"/>&lt;Do Zotero Refresh: [@lee_none_2016]&gt;<text:reference-mark-end text:name="ZOTERO_ITEM CSL_CITATION {&quot;schema&quot;:&quot;https://github.com/citation-style-language/schema/raw/master/csl-citation.json&quot;,&quot;citationItems&quot;:[{&quot;prefix&quot;:&quot;&quot;,&quot;uri&quot;:[&quot;http://zotero.org/users/1913249/items/NN25MFNI&quot;],&quot;itemData&quot;:{&quot;accessed&quot;:{&quot;date-parts&quot;:[[&quot;2023&quot;,10,2]]},&quot;issued&quot;:{&quot;date-parts&quot;:[[&quot;2016&quot;,10,1]]},&quot;volume&quot;:&quot;49&quot;,&quot;author&quot;:[{&quot;family&quot;:&quot;Lee&quot;,&quot;given&quot;:&quot;Clifford H.&quot;},{&quot;family&quot;:&quot;Soep&quot;,&quot;given&quot;:&quot;Elisabeth&quot;}],&quot;type&quot;:&quot;article-journal&quot;,&quot;id&quot;:&quot;lee_none_2016&quot;,&quot;title&quot;:&quot;None But Ourselves Can Free Our Minds: Critical Computational Literacy as a Pedagogy of Resistance&quot;,&quot;issue&quot;:&quot;4&quot;,&quot;DOI&quot;:&quot;10.1080/10665684.2016.1227157&quot;,&quot;page&quot;:&quot;480-492&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itation-key&quot;:&quot;lee_none_2016&quot;,&quot;ISSN&quot;:&quot;1066-5684&quot;,&quot;URL&quot;:&quot;https://doi.org/10.1080/10665684.2016.1227157&quot;,&quot;source&quot;:&quot;Taylor and Francis+NEJM&quot;,&quot;container-title&quot;:&quot;Equity &amp; Excellence in Education&quot;,&quot;title-short&quot;:&quot;None But Ourselves Can Free Our Minds&quot;,&quot;publisher&quot;:&quot;Routledge&quot;},&quot;suffix&quot;:&quot;&quot;,&quot;uris&quot;:[&quot;http://zotero.org/users/1913249/items/NN25MFNI&quot;],&quot;id&quot;:8970}],&quot;properties&quot;:{&quot;noteIndex&quot;:0,&quot;formattedCitation&quot;:&quot;[@lee_none_2016]&quot;},&quot;citationID&quot;:&quot;dankflei&quot;} RNDlaqdmcuurx"/>.</text:p>
      <text:p text:style-name="Text_20_body">CHAT is optimistic but realistic in the focus on the possibility of change.</text:p>
      <text:p text:style-name="Text_20_body">However, I am wary to celebrate this uncritically given my recent experiences of unintended consequences of change. This applies even in a computing teaching context. For while as a Computer teacher candidate I was drawn to the possibilities offered by a new technologies and the shifts in computer pedagogy, school settings faced constraints of the curriculum, exams and time related pressures which threaten to prevent the kind of authentic project based work. I want to be able to give detailed tools of critically analysis that do not paralyse but also do not unthinkingly evangelise social change in ways which may be unsafe or unrealistic.</text:p>
      <text:p text:style-name="Text_20_body">This study, in part, explores ways in which how the motivational and navigational affordances of enthusiast game making communities can be brought into more structured educational environments.</text:p>
      <text:p text:style-name="Text_20_body">RQ2 explores this with a focus on the use of game design patterns, a concept used in both professional and enthusiast settings.</text:p>
      <text:h text:style-name="Heading_20_3" text:outline-level="3"><text:bookmark-start text:name="summary-of-the-focus-of-this-thesis---adapting-the-experience-to-an-academic-phd-format"/>Summary of the FOCUS of this thesis - adapting the experience to an academic PhD format<text:bookmark-end text:name="summary-of-the-focus-of-this-thesis---adapting-the-experience-to-an-academic-phd-format"/></text:h>
      <text:p text:style-name="First_20_paragraph">Creating a design experiment with several iterations created not only large amounts of research materials. This presented not only challenges of how to prioritise data gathered (Chapter 4), but in addition the rich set of experiences and educational tools created made it difficult to focus the broad experience down into a format suitable for PhD dissertation.</text:p>
      <text:p text:style-name="Text_20_body">In addition, as noted by academic research writing format often skirts detail in favour of analysis and results. Hoadley notes “the usual study presents a technology fully formed as if it had risen from the oceans like Venus herself” <text:reference-mark-start text:name="ZOTERO_ITEM CSL_CITATION {&quot;schema&quot;:&quot;https://github.com/citation-style-language/schema/raw/master/csl-citation.json&quot;,&quot;citationItems&quot;:[{&quot;prefix&quot;:&quot;&quot;,&quot;uri&quot;:[&quot;http://zotero.org/users/1913249/items/5WBFUHS9&quot;],&quot;itemData&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id&quot;:&quot;hoadley_creating_2002&quot;,&quot;citation-key&quot;:&quot;hoadley_creating_2002&quot;,&quot;title&quot;:&quot;Creating Context: Design-based Research in Creating and Understanding CSCL&quot;,&quot;author&quot;:[{&quot;family&quot;:&quot;Hoadley&quot;,&quot;given&quot;:&quot;Christopher Plekss&quot;}],&quot;language&quot;:&quot;en&quot;,&quot;source&quot;:&quot;Zotero&quot;},&quot;suffix&quot;:&quot;&quot;,&quot;uris&quot;:[&quot;http://zotero.org/users/1913249/items/5WBFUHS9&quot;],&quot;id&quot;:9461}],&quot;properties&quot;:{&quot;noteIndex&quot;:0,&quot;formattedCitation&quot;:&quot;[@hoadley_creating_2002]&quot;},&quot;citationID&quot;:&quot;wbbneyck&quot;} RNDpqsokvpxfu"/>&lt;Do Zotero Refresh: [@hoadley_creating_2002]&gt;<text:reference-mark-end text:name="ZOTERO_ITEM CSL_CITATION {&quot;schema&quot;:&quot;https://github.com/citation-style-language/schema/raw/master/csl-citation.json&quot;,&quot;citationItems&quot;:[{&quot;prefix&quot;:&quot;&quot;,&quot;uri&quot;:[&quot;http://zotero.org/users/1913249/items/5WBFUHS9&quot;],&quot;itemData&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id&quot;:&quot;hoadley_creating_2002&quot;,&quot;citation-key&quot;:&quot;hoadley_creating_2002&quot;,&quot;title&quot;:&quot;Creating Context: Design-based Research in Creating and Understanding CSCL&quot;,&quot;author&quot;:[{&quot;family&quot;:&quot;Hoadley&quot;,&quot;given&quot;:&quot;Christopher Plekss&quot;}],&quot;language&quot;:&quot;en&quot;,&quot;source&quot;:&quot;Zotero&quot;},&quot;suffix&quot;:&quot;&quot;,&quot;uris&quot;:[&quot;http://zotero.org/users/1913249/items/5WBFUHS9&quot;],&quot;id&quot;:9461}],&quot;properties&quot;:{&quot;noteIndex&quot;:0,&quot;formattedCitation&quot;:&quot;[@hoadley_creating_2002]&quot;},&quot;citationID&quot;:&quot;wbbneyck&quot;} RNDpqsokvpxfu"/>. I address tension using the process of creating a chapter which acts as a design narrative, a process which I explain and justify in Chapters 3 and 4.</text:p>
      <text:p text:style-name="Text_20_body">Beyond this chapter however I do prioritise key elements of the experience and disregard large amounts of the data gathered. I focus on two main sessions out of twelve recorded, putting to one side completely comparative data using a different coding tool. I also dropped a chapter exploring a drama process introduced in the third phase of the design. Instead, the main prioritisation is represented in the research questions: that being, the use of gameplay design patterns, and their relationship with emerging participant agency.</text:p>
      <text:p text:style-name="Text_20_body">Even this more limited focus, still contains a rich interplay of diverse tool use, varied of and a study of different dimensions of agency shown by participants. While, at times, this diversity may ask a lot of the reader to follow, it is justifiable due to the complex nature of the learning experiences involved.</text:p>
      <text:h text:style-name="Heading_20_2" text:outline-level="2"><text:bookmark-start text:name="research-objectives-and-questions"/>4. Research objectives and questions<text:bookmark-end text:name="research-objectives-and-questions"/></text:h>
      <text:h text:style-name="Heading_20_3" text:outline-level="3"><text:bookmark-start text:name="research-objectives"/>Research objectives<text:bookmark-end text:name="research-objectives"/></text:h>
      <text:p text:style-name="First_20_paragraph">The object</text:p>
      <text:h text:style-name="Heading_20_3" text:outline-level="3"><text:bookmark-start text:name="research-questions---july-2024"/>Research Questions - July 2024<text:bookmark-end text:name="research-questions---july-2024"/></text:h>
      <text:list text:style-name="L21">
        <text:list-item>
          <text:p text:style-name="P23">What contradictions arose in participation in this research’s game coding processes and what pedagogical tools and processes are available to address these contradictions?</text:p>
        </text:list-item>
        <text:list-item>
          <text:p text:style-name="P23">How can game design patterns support the development of computational fluency in novices?</text:p>
        </text:list-item>
        <text:list-item>
          <text:p text:style-name="P23">How can learners build agency in an evolving community of game makers?</text:p>
        </text:list-item>
      </text:list>
      <text:h text:style-name="Heading_20_3" text:outline-level="3"><text:bookmark-start text:name="clarifications-of-terminology-of-questions"/>Clarifications of terminology of questions<text:bookmark-end text:name="clarifications-of-terminology-of-questions"/></text:h>
      <text:h text:style-name="Heading_20_3" text:outline-level="3"><text:bookmark-start text:name="agency"/>Agency<text:bookmark-end text:name="agency"/></text:h>
      <text:p text:style-name="First_20_paragraph">A wider goal is the research is to reflect on experiences of developing agency within a non-formal community. To do this, this thesis engages with a complex and dynamic picture of participant agency. This complexity is important to this thesis as it allows a full exploration of contextual factors at play, especially initial and emerging barriers to participation to undertaking project work. While agency and autonomy have disputed, often inter-related definitions <text:reference-mark-start text:name="ZOTERO_ITEM CSL_CITATION {&quot;schema&quot;:&quot;https://github.com/citation-style-language/schema/raw/master/csl-citation.json&quot;,&quot;citationItems&quot;:[{&quot;prefix&quot;:&quot;&quot;,&quot;uri&quot;:[&quot;http://zotero.org/users/1913249/items/PSMR8LFN&quot;],&quot;itemData&quot;:{&quot;DOI&quot;:&quot;10.1515/cjal-2013-0002&quot;,&quot;URL&quot;:&quot;https://www.degruyter.com/document/doi/10.1515/cjal-2013-0002/html&quot;,&quot;accessed&quot;:{&quot;date-parts&quot;:[[&quot;2023&quot;,6,19]]},&quot;container-title&quot;:&quot;Chinese Journal of Applied Linguistics&quot;,&quot;volume&quot;:&quot;36&quot;,&quot;author&quot;:[{&quot;family&quot;:&quot;Huang&quot;,&quot;given&quot;:&quot;Jing (Peter)&quot;},{&quot;family&quot;:&quot;Benson&quot;,&quot;given&quot;:&quot;Phil&quot;}],&quot;type&quot;:&quot;article-journal&quot;,&quot;id&quot;:&quot;huang_autonomy_2013&quot;,&quot;citation-key&quot;:&quot;huang_autonomy_2013&quot;,&quot;ISSN&quot;:&quot;2192-9513, 2192-9505&quot;,&quot;title&quot;:&quot;Autonomy, Agency and Identity in Foreign and Second Language Education&quot;,&quot;source&quot;:&quot;DOI.org (Crossref)&quot;,&quot;language&quot;:&quot;en&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suffix&quot;:&quot;&quot;,&quot;uris&quot;:[&quot;http://zotero.org/users/1913249/items/PSMR8LFN&quot;],&quot;id&quot;:8822},{&quot;prefix&quot;:&quot;&quot;,&quot;uri&quot;:[&quot;http://zotero.org/users/1913249/items/ZU33LZ9E&quot;],&quot;itemData&quot;:{&quot;accessed&quot;:{&quot;date-parts&quot;:[[&quot;2023&quot;,6,19]]},&quot;issued&quot;:{&quot;date-parts&quot;:[[&quot;2016&quot;,9,1]]},&quot;volume&quot;:&quot;50&quot;,&quot;author&quot;:[{&quot;family&quot;:&quot;Matusov&quot;,&quot;given&quot;:&quot;Eugene&quot;},{&quot;family&quot;:&quot;Duyke&quot;,&quot;given&quot;:&quot;Katherine&quot;,&quot;non-dropping-particle&quot;:&quot;von&quot;},{&quot;family&quot;:&quot;Kayumova&quot;,&quot;given&quot;:&quot;Shakhnoza&quot;}],&quot;type&quot;:&quot;article-journal&quot;,&quot;id&quot;:&quot;matusov_mapping_2016&quot;,&quot;container-title-short&quot;:&quot;Integr. psych. behav.&quot;,&quot;issue&quot;:&quot;3&quot;,&quot;DOI&quot;:&quot;10.1007/s12124-015-9336-0&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N&quot;:&quot;1936-3567&quot;,&quot;URL&quot;:&quot;https://doi.org/10.1007/s12124-015-9336-0&quot;,&quot;language&quot;:&quot;en&quot;,&quot;container-title&quot;:&quot;Integrative Psychological and Behavioral Science&quot;,&quot;title&quot;:&quot;Mapping Concepts of Agency in Educational Contexts&quot;,&quot;source&quot;:&quot;Springer Link&quot;},&quot;suffix&quot;:&quot;&quot;,&quot;uris&quot;:[&quot;http://zotero.org/users/1913249/items/ZU33LZ9E&quot;],&quot;id&quot;:8819}],&quot;properties&quot;:{&quot;noteIndex&quot;:0,&quot;formattedCitation&quot;:&quot;[@huang_autonomy_2013; @matusov_mapping_2016]&quot;},&quot;citationID&quot;:&quot;jjcvktyw&quot;} RNDvsqnqnprat"/>&lt;Do Zotero Refresh: [@huang_autonomy_2013; @matusov_mapping_2016]&gt;<text:reference-mark-end text:name="ZOTERO_ITEM CSL_CITATION {&quot;schema&quot;:&quot;https://github.com/citation-style-language/schema/raw/master/csl-citation.json&quot;,&quot;citationItems&quot;:[{&quot;prefix&quot;:&quot;&quot;,&quot;uri&quot;:[&quot;http://zotero.org/users/1913249/items/PSMR8LFN&quot;],&quot;itemData&quot;:{&quot;DOI&quot;:&quot;10.1515/cjal-2013-0002&quot;,&quot;URL&quot;:&quot;https://www.degruyter.com/document/doi/10.1515/cjal-2013-0002/html&quot;,&quot;accessed&quot;:{&quot;date-parts&quot;:[[&quot;2023&quot;,6,19]]},&quot;container-title&quot;:&quot;Chinese Journal of Applied Linguistics&quot;,&quot;volume&quot;:&quot;36&quot;,&quot;author&quot;:[{&quot;family&quot;:&quot;Huang&quot;,&quot;given&quot;:&quot;Jing (Peter)&quot;},{&quot;family&quot;:&quot;Benson&quot;,&quot;given&quot;:&quot;Phil&quot;}],&quot;type&quot;:&quot;article-journal&quot;,&quot;id&quot;:&quot;huang_autonomy_2013&quot;,&quot;citation-key&quot;:&quot;huang_autonomy_2013&quot;,&quot;ISSN&quot;:&quot;2192-9513, 2192-9505&quot;,&quot;title&quot;:&quot;Autonomy, Agency and Identity in Foreign and Second Language Education&quot;,&quot;source&quot;:&quot;DOI.org (Crossref)&quot;,&quot;language&quot;:&quot;en&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suffix&quot;:&quot;&quot;,&quot;uris&quot;:[&quot;http://zotero.org/users/1913249/items/PSMR8LFN&quot;],&quot;id&quot;:8822},{&quot;prefix&quot;:&quot;&quot;,&quot;uri&quot;:[&quot;http://zotero.org/users/1913249/items/ZU33LZ9E&quot;],&quot;itemData&quot;:{&quot;accessed&quot;:{&quot;date-parts&quot;:[[&quot;2023&quot;,6,19]]},&quot;issued&quot;:{&quot;date-parts&quot;:[[&quot;2016&quot;,9,1]]},&quot;volume&quot;:&quot;50&quot;,&quot;author&quot;:[{&quot;family&quot;:&quot;Matusov&quot;,&quot;given&quot;:&quot;Eugene&quot;},{&quot;family&quot;:&quot;Duyke&quot;,&quot;given&quot;:&quot;Katherine&quot;,&quot;non-dropping-particle&quot;:&quot;von&quot;},{&quot;family&quot;:&quot;Kayumova&quot;,&quot;given&quot;:&quot;Shakhnoza&quot;}],&quot;type&quot;:&quot;article-journal&quot;,&quot;id&quot;:&quot;matusov_mapping_2016&quot;,&quot;container-title-short&quot;:&quot;Integr. psych. behav.&quot;,&quot;issue&quot;:&quot;3&quot;,&quot;DOI&quot;:&quot;10.1007/s12124-015-9336-0&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N&quot;:&quot;1936-3567&quot;,&quot;URL&quot;:&quot;https://doi.org/10.1007/s12124-015-9336-0&quot;,&quot;language&quot;:&quot;en&quot;,&quot;container-title&quot;:&quot;Integrative Psychological and Behavioral Science&quot;,&quot;title&quot;:&quot;Mapping Concepts of Agency in Educational Contexts&quot;,&quot;source&quot;:&quot;Springer Link&quot;},&quot;suffix&quot;:&quot;&quot;,&quot;uris&quot;:[&quot;http://zotero.org/users/1913249/items/ZU33LZ9E&quot;],&quot;id&quot;:8819}],&quot;properties&quot;:{&quot;noteIndex&quot;:0,&quot;formattedCitation&quot;:&quot;[@huang_autonomy_2013; @matusov_mapping_2016]&quot;},&quot;citationID&quot;:&quot;jjcvktyw&quot;} RNDvsqnqnprat"/>. This study uses the following terms which can help locate RQ3 more precisely: instrumental agency, relational agency and authorial agency.</text:p>
      <text:h text:style-name="Heading_20_3" text:outline-level="3"><text:bookmark-start text:name="wider-implications-of-the-research"/>Wider implications of the research<text:bookmark-end text:name="wider-implications-of-the-research"/></text:h>
      <text:p text:style-name="First_20_paragraph">To further understand research objectives it is important to situate the potential relevance of the outcomes of this research by exploring the context of of creating digital games in formal and non-formal settings.</text:p>
      <text:p text:style-name="Text_20_body"><text:span text:style-name="T2">Who should read this thesis?</text:span></text:p>
      <text:p text:style-name="Text_20_body">Given the overall direction of this thesis, who is the intended audience? While the participants are home educators, other areas of education may benefit from the answers to these questions.</text:p>
      <text:list text:style-name="L22">
        <text:list-item>
          <text:p text:style-name="P24">parents and families</text:p>
        </text:list-item>
        <text:list-item>
          <text:p text:style-name="P24">teachers</text:p>
        </text:list-item>
        <text:list-item>
          <text:p text:style-name="P24">Researchers in computing education</text:p>
        </text:list-item>
        <text:list-item>
          <text:p text:style-name="P24">informal educators</text:p>
        </text:list-item>
        <text:list-item>
          <text:p text:style-name="P24">In addition my experience of the process, research and generative, action research</text:p>
        </text:list-item>
      </text:list>
      <text:p text:style-name="First_20_paragraph">My experience of having the rug pulled out from underneath me after volunteering my time and energy in various projects motivates me to examine the characteristics streams of activity carefully. Thus the following analysis of the sites of interest cover not only educational programs but based on underlying funding and the motivations of funders.</text:p>
      <text:p text:style-name="Text_20_body">Thus proposed motivations for supporting coding and game making are analysed alongside the financial models which support activities. I am guided by the work of Vossoughi and colleagues <text:reference-mark-start text:name="ZOTERO_ITEM CSL_CITATION {&quot;schema&quot;:&quot;https://github.com/citation-style-language/schema/raw/master/csl-citation.json&quot;,&quot;citationItems&quot;:[{&quot;prefix&quot;:&quot;&quot;,&quot;uri&quot;:[&quot;http://zotero.org/users/1913249/items/E7EXZNJ2&quot;],&quot;itemData&quot;:{&quot;accessed&quot;:{&quot;date-parts&quot;:[[&quot;2017&quot;,10,14]]},&quot;issued&quot;:{&quot;date-parts&quot;:[[&quot;2016&quot;]]},&quot;volume&quot;:&quot;86&quot;,&quot;author&quot;:[{&quot;family&quot;:&quot;Vossoughi&quot;,&quot;given&quot;:&quot;Shirin&quot;},{&quot;family&quot;:&quot;Hooper&quot;,&quot;given&quot;:&quot;Paula K.&quot;},{&quot;family&quot;:&quot;Escudé&quot;,&quot;given&quot;:&quot;Meg&quot;}],&quot;type&quot;:&quot;article-journal&quot;,&quot;id&quot;:&quot;vossoughi_making_2016&quot;,&quot;citation-key&quot;:&quot;vossoughi_making_2016&quot;,&quot;URL&quot;:&quot;http://www.hepgjournals.org/doi/abs/10.17763/0017-8055.86.2.206&quot;,&quot;title&quot;:&quot;Making through the lens of culture and power: Toward transformative visions for educational equity&quot;,&quot;title-short&quot;:&quot;Making through the lens of culture and power&quot;,&quot;source&quot;:&quot;Google Scholar&quot;,&quot;page&quot;:&quot;206–232&quot;,&quot;container-title&quot;:&quot;Harvard Educational Review&quot;,&quot;issue&quot;:&quot;2&quot;},&quot;suffix&quot;:&quot;&quot;,&quot;uris&quot;:[&quot;http://zotero.org/users/1913249/items/E7EXZNJ2&quot;],&quot;id&quot;:1756}],&quot;properties&quot;:{&quot;noteIndex&quot;:0,&quot;formattedCitation&quot;:&quot;[@vossoughi_making_2016]&quot;},&quot;citationID&quot;:&quot;pddfuvte&quot;} RNDricxcmhfhr"/>&lt;Do Zotero Refresh: [@vossoughi_making_2016]&gt;<text:reference-mark-end text:name="ZOTERO_ITEM CSL_CITATION {&quot;schema&quot;:&quot;https://github.com/citation-style-language/schema/raw/master/csl-citation.json&quot;,&quot;citationItems&quot;:[{&quot;prefix&quot;:&quot;&quot;,&quot;uri&quot;:[&quot;http://zotero.org/users/1913249/items/E7EXZNJ2&quot;],&quot;itemData&quot;:{&quot;accessed&quot;:{&quot;date-parts&quot;:[[&quot;2017&quot;,10,14]]},&quot;issued&quot;:{&quot;date-parts&quot;:[[&quot;2016&quot;]]},&quot;volume&quot;:&quot;86&quot;,&quot;author&quot;:[{&quot;family&quot;:&quot;Vossoughi&quot;,&quot;given&quot;:&quot;Shirin&quot;},{&quot;family&quot;:&quot;Hooper&quot;,&quot;given&quot;:&quot;Paula K.&quot;},{&quot;family&quot;:&quot;Escudé&quot;,&quot;given&quot;:&quot;Meg&quot;}],&quot;type&quot;:&quot;article-journal&quot;,&quot;id&quot;:&quot;vossoughi_making_2016&quot;,&quot;citation-key&quot;:&quot;vossoughi_making_2016&quot;,&quot;URL&quot;:&quot;http://www.hepgjournals.org/doi/abs/10.17763/0017-8055.86.2.206&quot;,&quot;title&quot;:&quot;Making through the lens of culture and power: Toward transformative visions for educational equity&quot;,&quot;title-short&quot;:&quot;Making through the lens of culture and power&quot;,&quot;source&quot;:&quot;Google Scholar&quot;,&quot;page&quot;:&quot;206–232&quot;,&quot;container-title&quot;:&quot;Harvard Educational Review&quot;,&quot;issue&quot;:&quot;2&quot;},&quot;suffix&quot;:&quot;&quot;,&quot;uris&quot;:[&quot;http://zotero.org/users/1913249/items/E7EXZNJ2&quot;],&quot;id&quot;:1756}],&quot;properties&quot;:{&quot;noteIndex&quot;:0,&quot;formattedCitation&quot;:&quot;[@vossoughi_making_2016]&quot;},&quot;citationID&quot;:&quot;pddfuvte&quot;} RNDricxcmhfhr"/> whose see critique of maker movement shows the potentially negative impact of the positivist, industry-focused STEM agenda on inclusive practice.</text:p>
      <text:p text:style-name="Text_20_body">The following sections therefore explore diverse motivations for learning to code specifically via game making or an informal making culture.</text:p>
      <text:list text:style-name="L23">
        <text:list-item>
          <text:p text:style-name="P25">Learning coding and related digital skills to progress to join the commercial games industry</text:p>
        </text:list-item>
        <text:list-item>
          <text:p text:style-name="P25">Getting more people to take Computing qualifications, a motivation which aligns with the concept of feeding the STEM pipeline in to science industries</text:p>
        </text:list-item>
        <text:list-item>
          <text:p text:style-name="P25">Parents motivations to develop individual useful skills in young peoples.</text:p>
        </text:list-item>
        <text:list-item>
          <text:p text:style-name="P25">Game making for intrinsic pleasure of making games or similar projects that are celebrated</text:p>
        </text:list-item>
        <text:list-item>
          <text:p text:style-name="P25">for empowerment of individual and health of society as consumers of technology</text:p>
        </text:list-item>
      </text:list>
      <text:h text:style-name="Heading_20_3" text:outline-level="3"><text:bookmark-start text:name="recap-of-motivation"/>Recap of motivation<text:bookmark-end text:name="recap-of-motivation"/></text:h>
      <text:p text:style-name="First_20_paragraph">A motivation is to better understand my practice as an activist, community worker and educator.</text:p>
      <text:p text:style-name="Text_20_body">While I am wary of runaway objects, I am still active in a community and university setting.</text:p>
      <text:p text:style-name="Text_20_body">An understanding of this controlled experiment in creating culture can shed light on previous work.</text:p>
      <text:p text:style-name="Text_20_body">Theories of situated learning view transmission of educational practice as a thorny problem as the process of learning is dependant on many contextual factors.</text:p>
      <text:p text:style-name="Text_20_body">Thus why would this study based on observations of one context be of use? Thoughts:<text:line-break/>- similar contexts exist - underlying treads may emerge which may transcend context</text:p>
      <text:h text:style-name="Heading_20_2" text:outline-level="2"><text:bookmark-start text:name="the-significance-of-the-thesis-and-its-limitations"/>5. The significance of the thesis and its limitations<text:bookmark-end text:name="the-significance-of-the-thesis-and-its-limitations"/></text:h>
      <text:h text:style-name="Heading_20_3" text:outline-level="3"><text:bookmark-start text:name="gaps-in-existing-research-contribution-to-knowledge-of-this-thesis"/>Gaps in existing research / Contribution to knowledge of this thesis<text:bookmark-end text:name="gaps-in-existing-research-contribution-to-knowledge-of-this-thesis"/></text:h>
      <text:p text:style-name="First_20_paragraph">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text:p>
      <text:p text:style-name="Text_20_body">Sharing practice for researchers and practitioners is complicated. The results are often too abstract to be useful or easily understood by practitioners or too concrete to replicate. Notable exceptions include design pattern collections and design heuristics like that of Brennan and Silverman <text:reference-mark-start text:name="ZOTERO_ITEM CSL_CITATION {&quot;schema&quot;:&quot;https://github.com/citation-style-language/schema/raw/master/csl-citation.json&quot;,&quot;citationItems&quot;:[{&quot;prefix&quot;:&quot;&quot;,&quot;uri&quot;:[&quot;http://zotero.org/users/1913249/items/VWHA2FJX&quot;],&quot;itemData&quot;:{&quot;accessed&quot;:{&quot;date-parts&quot;:[[&quot;2015&quot;,5,9]]},&quot;issued&quot;:{&quot;date-parts&quot;:[[&quot;2005&quot;]]},&quot;author&quot;:[{&quot;family&quot;:&quot;Resnick&quot;,&quot;given&quot;:&quot;Mitchel&quot;},{&quot;family&quot;:&quot;Silverman&quot;,&quot;given&quot;:&quot;Brian&quot;}],&quot;type&quot;:&quot;paper-conference&quot;,&quot;id&quot;:&quot;resnick_reflections_2005&quot;,&quot;citation-key&quot;:&quot;resnick_reflections_2005&quot;,&quot;title&quot;:&quot;Some reflections on designing construction kits for kids&quot;,&quot;URL&quot;:&quot;http://dl.acm.org/citation.cfm?id=1109556&quot;,&quot;source&quot;:&quot;Google Scholar&quot;,&quot;page&quot;:&quot;117–122&quot;,&quot;container-title&quot;:&quot;Proceedings of the 2005 conference on Interaction design and children&quot;,&quot;publisher&quot;:&quot;ACM&quot;},&quot;suffix&quot;:&quot;&quot;,&quot;uris&quot;:[&quot;http://zotero.org/users/1913249/items/VWHA2FJX&quot;],&quot;id&quot;:1095}],&quot;properties&quot;:{&quot;noteIndex&quot;:0,&quot;formattedCitation&quot;:&quot;[@resnick_reflections_2005]&quot;},&quot;citationID&quot;:&quot;yfnuydho&quot;} RNDqwgrqvvuap"/>&lt;Do Zotero Refresh: [@resnick_reflections_2005]&gt;<text:reference-mark-end text:name="ZOTERO_ITEM CSL_CITATION {&quot;schema&quot;:&quot;https://github.com/citation-style-language/schema/raw/master/csl-citation.json&quot;,&quot;citationItems&quot;:[{&quot;prefix&quot;:&quot;&quot;,&quot;uri&quot;:[&quot;http://zotero.org/users/1913249/items/VWHA2FJX&quot;],&quot;itemData&quot;:{&quot;accessed&quot;:{&quot;date-parts&quot;:[[&quot;2015&quot;,5,9]]},&quot;issued&quot;:{&quot;date-parts&quot;:[[&quot;2005&quot;]]},&quot;author&quot;:[{&quot;family&quot;:&quot;Resnick&quot;,&quot;given&quot;:&quot;Mitchel&quot;},{&quot;family&quot;:&quot;Silverman&quot;,&quot;given&quot;:&quot;Brian&quot;}],&quot;type&quot;:&quot;paper-conference&quot;,&quot;id&quot;:&quot;resnick_reflections_2005&quot;,&quot;citation-key&quot;:&quot;resnick_reflections_2005&quot;,&quot;title&quot;:&quot;Some reflections on designing construction kits for kids&quot;,&quot;URL&quot;:&quot;http://dl.acm.org/citation.cfm?id=1109556&quot;,&quot;source&quot;:&quot;Google Scholar&quot;,&quot;page&quot;:&quot;117–122&quot;,&quot;container-title&quot;:&quot;Proceedings of the 2005 conference on Interaction design and children&quot;,&quot;publisher&quot;:&quot;ACM&quot;},&quot;suffix&quot;:&quot;&quot;,&quot;uris&quot;:[&quot;http://zotero.org/users/1913249/items/VWHA2FJX&quot;],&quot;id&quot;:1095}],&quot;properties&quot;:{&quot;noteIndex&quot;:0,&quot;formattedCitation&quot;:&quot;[@resnick_reflections_2005]&quot;},&quot;citationID&quot;:&quot;yfnuydho&quot;} RNDqwgrqvvuap"/></text:p>
      <text:p text:style-name="Text_20_body"><text:span text:style-name="T2">Gaps in research</text:span> - Kafai’s review on game making research is thin in cultural terms. - Not many addressing the explicit intention to create a community.<text:line-break/>- Game design patterns emerged in this research as fruitful and is under researched</text:p>
      <text:p text:style-name="Text_20_body"><text:span text:style-name="T2">Other thoughts on thesis</text:span></text:p>
      <text:p text:style-name="Text_20_body">This research is valid in the following ways:</text:p>
      <text:list text:style-name="L24">
        <text:list-item>
          <text:p text:style-name="P26">generative nature of research. It has created teaching resources</text:p>
        </text:list-item>
        <text:list-item>
          <text:p text:style-name="P26">the detail of game making pedagogy, suitable for other researcher and Teachers</text:p>
        </text:list-item>
        <text:list-item>
          <text:p text:style-name="P26">tools are novel - media practices are situated, thus will differ with technology</text:p>
        </text:list-item>
        <text:list-item>
          <text:p text:style-name="P26">application of guided participation as lens to this domain</text:p>
        </text:list-item>
        <text:list-item>
          <text:p text:style-name="P26">something about methods using 360 and screen capture?</text:p>
        </text:list-item>
      </text:list>
      <text:h text:style-name="Heading_20_2" text:outline-level="2"><text:bookmark-start text:name="chapter-outline-of-the-study"/>6. Chapter outline of the study<text:bookmark-end text:name="chapter-outline-of-the-study"/></text:h>
      <text:p text:style-name="First_20_paragraph">This introduction has been structured around key contextual factors that have spurred this inquiry and which have emerged from observational research and integrating existing theoretical understandings in this area. It has also outlined a motivation to better understand my own experience as a facilitator of learners creating media and digital products in relation to existing research.</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 authenticity in project based approaches; nature of informal settings in particular home education; barriers to participation in digital making; pedagogies to create inclusive learning environments and to help young people learn computer coding. To follow I outline the theoretical framework and the key methodologies of this study. I explain how the design based research (DBR) aligns well with the aims of the research questions and the use of concepts from the socio cultural school and the leading approach of third generation activity theory (3GAT).</text:p>
      <text:p text:style-name="Text_20_body">Chapter 3 details the theoretical framework used. It starts with a summary of key concepts aligned with the theoretical framework to aid the analysis of data gathered. This include: the iterative and mutually created and emergent nature of the resources and processes that were created and adopted; identifying a unit of analysis; and transformative conceptions of agency.</text:p>
      <text:p text:style-name="Text_20_body">Chapter 4 describes the methodology of the study. I outline the process of how data was gathered, processed and collected using screen capture and 360 cameras. I explore the challenge of gathering large amounts of research data and resulting prioritisation that resulted.</text:p>
      <text:p text:style-name="Text_20_body">Chapter 5 outlines the learning design that emerged from the research process.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p text:style-name="Text_20_body">Chapter 6 focuse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use of inclusive pedagogical methods that helped participants become part of an emerging community of game makers. It explores the role of the design of games and the surrounding communities that build up around games to support an nurture the development of player identities. The process is shown to have beneficial effects in supporting the creative process. I explore the use of a process drama to draw on their existing knowledge and encourages them to put this into practice via a playful fictional scenario.</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study seeks to address questions about effective teaching the creative and technical skills needed by novices to create digital game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y key frameworks which contribute to understanding the study’s first research question. Chapter 2 also prepare the reader for a later exploration of how design-based research and third-generation activity theory are used in this study to answer the research questions.</text:p>
      <text:h text:style-name="Heading_20_2" text:outline-level="2"><text:bookmark-start text:name="holding-zone---drop-or-move"/>Holding Zone - Drop or Move<text:bookmark-end text:name="holding-zone---drop-or-move"/></text:h>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27">"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28">Quote from [@franklin_analysis_2020]</text:p>
      <text:h text:style-name="Heading_20_3" text:outline-level="3"><text:bookmark-start text:name="the-complex-role-of-agency-in-this-thesis"/>The complex role of agency in this thesis<text:bookmark-end text:name="the-complex-role-of-agency-in-this-thesis"/></text:h>
      <text:p text:style-name="First_20_paragraph">My personal context illustrates several examples of the structure and agency debate <text:reference-mark-start text:name="ZOTERO_ITEM CSL_CITATION {&quot;schema&quot;:&quot;https://github.com/citation-style-language/schema/raw/master/csl-citation.json&quot;,&quot;citationItems&quot;:[{&quot;prefix&quot;:&quot;&quot;,&quot;uri&quot;:[&quot;http://zotero.org/users/1913249/items/76XKF8ST&quot;],&quot;itemData&quot;:{&quot;accessed&quot;:{&quot;date-parts&quot;:[[&quot;2024&quot;,6,28]]},&quot;issued&quot;:{&quot;date-parts&quot;:[[&quot;2003&quot;,2,1]]},&quot;author&quot;:[{&quot;family&quot;:&quot;Schryer&quot;,&quot;given&quot;:&quot;Catherine F.&quot;},{&quot;family&quot;:&quot;Lingard&quot;,&quot;given&quot;:&quot;Lorelei&quot;},{&quot;family&quot;:&quot;Spafford&quot;,&quot;given&quot;:&quot;Marlee&quot;},{&quot;family&quot;:&quot;Garwood&quot;,&quot;given&quot;:&quot;Kim&quot;}],&quot;type&quot;:&quot;chapter&quot;,&quot;id&quot;:&quot;bazerman_structure_2003&quot;,&quot;title&quot;:&quot;Structure and Agency in Medical Case Presentations&quot;,&quot;DOI&quot;:&quot;10.37514/PER-B.2003.2317.2.02&quot;,&quot;page&quot;:&quot;63-97&quot;,&quot;language&quot;:&quot;en&quot;,&quot;editor&quot;:[{&quot;family&quot;:&quot;Bazerman&quot;,&quot;given&quot;:&quot;Charles&quot;},{&quot;family&quot;:&quot;Russell&quot;,&quot;given&quot;:&quot;David R.&quot;}],&quot;citation-key&quot;:&quot;bazerman_structure_2003&quot;,&quot;ISBN&quot;:&quot;978-0-9727023-1-7&quot;,&quot;URL&quot;:&quot;https://wac.colostate.edu/books/perspectives/selves-societies/&quot;,&quot;container-title&quot;:&quot;Writing Selves/Writing Societies: Research from Activity Perspectives&quot;,&quot;source&quot;:&quot;DOI.org (Crossref)&quot;,&quot;abstract&quot;:&quot;This study investigated the role that medical case presentations play in the renegotiation or reconstruction of agency that occurs between medical students and physicians. Medical case presentations perform a dual function in teaching hospitals. They constitute formalized ways that physicians convey complex information about patients, and they are educational vehicles which medical students use to demonstrate their medical problem-solving abilities. This study observed and transcribed 16 oral case presentations performed by third-year medical students in a children’s hospital. As part of an interview protocol, two transcripts, one from a less and one from a more expert student, were turned into scripts, dramatized and videotaped. Ten faculty and 11 students were interviewed and asked to identify the differences between a more or less expert student performance. Data were analyzed using modified grounded theory and statistical strategies. Using a combination of dialectical social theories—specifically structuration theories (Giddens and Bourdieu) and activity theory (Vygotsky and Engestrom)-- as well as rhetorical theories of genre (Bazerman, Russell and Schryer), this study concludes that genres such as case presentations function as mediating tools that allow participants to negotiate agency across generations and across levels of expertise as sets of strategic choices. This renegotiation or reconstruction of agency, however, is not unproblematic. Genres have ideological consequences, and, through medical case presentations, medical students are learning to classify in quite specific ways, behaviors that could negatively affect communication with their patients.&quot;,&quot;publisher&quot;:&quot;The WAC Clearinghouse; Mind, Culture, and Activity&quot;},&quot;suffix&quot;:&quot;&quot;,&quot;uris&quot;:[&quot;http://zotero.org/users/1913249/items/76XKF8ST&quot;],&quot;id&quot;:9553}],&quot;properties&quot;:{&quot;noteIndex&quot;:0,&quot;formattedCitation&quot;:&quot;[@bazerman_structure_2003]&quot;},&quot;citationID&quot;:&quot;qtuhbwee&quot;} RNDjljqciwpcu"/>&lt;Do Zotero Refresh: [@bazerman_structure_2003]&gt;<text:reference-mark-end text:name="ZOTERO_ITEM CSL_CITATION {&quot;schema&quot;:&quot;https://github.com/citation-style-language/schema/raw/master/csl-citation.json&quot;,&quot;citationItems&quot;:[{&quot;prefix&quot;:&quot;&quot;,&quot;uri&quot;:[&quot;http://zotero.org/users/1913249/items/76XKF8ST&quot;],&quot;itemData&quot;:{&quot;accessed&quot;:{&quot;date-parts&quot;:[[&quot;2024&quot;,6,28]]},&quot;issued&quot;:{&quot;date-parts&quot;:[[&quot;2003&quot;,2,1]]},&quot;author&quot;:[{&quot;family&quot;:&quot;Schryer&quot;,&quot;given&quot;:&quot;Catherine F.&quot;},{&quot;family&quot;:&quot;Lingard&quot;,&quot;given&quot;:&quot;Lorelei&quot;},{&quot;family&quot;:&quot;Spafford&quot;,&quot;given&quot;:&quot;Marlee&quot;},{&quot;family&quot;:&quot;Garwood&quot;,&quot;given&quot;:&quot;Kim&quot;}],&quot;type&quot;:&quot;chapter&quot;,&quot;id&quot;:&quot;bazerman_structure_2003&quot;,&quot;title&quot;:&quot;Structure and Agency in Medical Case Presentations&quot;,&quot;DOI&quot;:&quot;10.37514/PER-B.2003.2317.2.02&quot;,&quot;page&quot;:&quot;63-97&quot;,&quot;language&quot;:&quot;en&quot;,&quot;editor&quot;:[{&quot;family&quot;:&quot;Bazerman&quot;,&quot;given&quot;:&quot;Charles&quot;},{&quot;family&quot;:&quot;Russell&quot;,&quot;given&quot;:&quot;David R.&quot;}],&quot;citation-key&quot;:&quot;bazerman_structure_2003&quot;,&quot;ISBN&quot;:&quot;978-0-9727023-1-7&quot;,&quot;URL&quot;:&quot;https://wac.colostate.edu/books/perspectives/selves-societies/&quot;,&quot;container-title&quot;:&quot;Writing Selves/Writing Societies: Research from Activity Perspectives&quot;,&quot;source&quot;:&quot;DOI.org (Crossref)&quot;,&quot;abstract&quot;:&quot;This study investigated the role that medical case presentations play in the renegotiation or reconstruction of agency that occurs between medical students and physicians. Medical case presentations perform a dual function in teaching hospitals. They constitute formalized ways that physicians convey complex information about patients, and they are educational vehicles which medical students use to demonstrate their medical problem-solving abilities. This study observed and transcribed 16 oral case presentations performed by third-year medical students in a children’s hospital. As part of an interview protocol, two transcripts, one from a less and one from a more expert student, were turned into scripts, dramatized and videotaped. Ten faculty and 11 students were interviewed and asked to identify the differences between a more or less expert student performance. Data were analyzed using modified grounded theory and statistical strategies. Using a combination of dialectical social theories—specifically structuration theories (Giddens and Bourdieu) and activity theory (Vygotsky and Engestrom)-- as well as rhetorical theories of genre (Bazerman, Russell and Schryer), this study concludes that genres such as case presentations function as mediating tools that allow participants to negotiate agency across generations and across levels of expertise as sets of strategic choices. This renegotiation or reconstruction of agency, however, is not unproblematic. Genres have ideological consequences, and, through medical case presentations, medical students are learning to classify in quite specific ways, behaviors that could negatively affect communication with their patients.&quot;,&quot;publisher&quot;:&quot;The WAC Clearinghouse; Mind, Culture, and Activity&quot;},&quot;suffix&quot;:&quot;&quot;,&quot;uris&quot;:[&quot;http://zotero.org/users/1913249/items/76XKF8ST&quot;],&quot;id&quot;:9553}],&quot;properties&quot;:{&quot;noteIndex&quot;:0,&quot;formattedCitation&quot;:&quot;[@bazerman_structure_2003]&quot;},&quot;citationID&quot;:&quot;qtuhbwee&quot;} RNDjljqciwpcu"/>. A tangential but important motivation is to make sense of this experience in philosophical terms.</text:p>
      <text:p text:style-name="Text_20_body">Thus RQ3 of this thesis addresses the process of developing agency within a community. The process of undertaking a PhD gave me a chance to investigate my driving motivations previous projects in a new context and setting. However, while I had a sense of what success felt like in creative media project work, I lacked clear language to communicate this either in the academic or practice based settings. Thus, one of my objectives was to be able to better understand the driving forces of my involvement in education aspects of community in terms of the range of training and community projects that I had been involved with.</text:p>
      <text:p text:style-name="Text_20_body">There was a messiness and a responsiveness that I wanted to capture and celebrate, and a dedication to real-life projects and working with the interests of participants. As such I began to search for a relevant theoretical framework and terminology to achieve this exploration in academic terms.</text:p>
      <text:p text:style-name="Text_20_body">The messiness of approach resonated with Papert and Turkle’s celebration of bricolage approaches and corresponding rejection of the primacy of abstract approaches to learning computing. This ethos had been developed into a school of pedagogy named Constructionism which continues to be popular in computing education in particular through the work or MIT labs. These are elements of pedagogy that are explored in Chapter 2.</text:p>
      <text:p text:style-name="Text_20_body">Constructionism valuing of project work was of potential interest to me. In addition the school’s work on Computational Fluency as a counterpoint to Computational Thinking allowed for concepts of identity exploration and self-expression [].</text:p>
      <text:p text:style-name="Text_20_body">However, constructionism seemed lacking in theoretical underpinning allowing a spanning of different domains.</text:p>
      <text:p text:style-name="Text_20_body">Instead AT offers a rich language to explore the kind of empowerment and limits to it in a wider contextual sense.</text:p>
      <text:p text:style-name="Text_20_body">It also provided a diversity of concept to explore a complex and dynamic picture of participant agency.</text:p>
      <text:p text:style-name="Text_20_body">This complexity is important to this thesis as it allows a full exploration of contextual factors at play, especially initial and emerging barriers to participation to undertaking project work.</text:p>
      <text:p text:style-name="Text_20_body">The link with this thesis here is that the process of community change can be rapid and transformational and that greater understanding of the processes involved are of value. Thus, a wider goal is the research is to reflect on experiences of developing agency. While agency and autonomy have disputed, often inter-related definitions <text:reference-mark-start text:name="ZOTERO_ITEM CSL_CITATION {&quot;schema&quot;:&quot;https://github.com/citation-style-language/schema/raw/master/csl-citation.json&quot;,&quot;citationItems&quot;:[{&quot;prefix&quot;:&quot;&quot;,&quot;uri&quot;:[&quot;http://zotero.org/users/1913249/items/PSMR8LFN&quot;],&quot;itemData&quot;:{&quot;DOI&quot;:&quot;10.1515/cjal-2013-0002&quot;,&quot;URL&quot;:&quot;https://www.degruyter.com/document/doi/10.1515/cjal-2013-0002/html&quot;,&quot;accessed&quot;:{&quot;date-parts&quot;:[[&quot;2023&quot;,6,19]]},&quot;container-title&quot;:&quot;Chinese Journal of Applied Linguistics&quot;,&quot;volume&quot;:&quot;36&quot;,&quot;author&quot;:[{&quot;family&quot;:&quot;Huang&quot;,&quot;given&quot;:&quot;Jing (Peter)&quot;},{&quot;family&quot;:&quot;Benson&quot;,&quot;given&quot;:&quot;Phil&quot;}],&quot;type&quot;:&quot;article-journal&quot;,&quot;id&quot;:&quot;huang_autonomy_2013&quot;,&quot;citation-key&quot;:&quot;huang_autonomy_2013&quot;,&quot;ISSN&quot;:&quot;2192-9513, 2192-9505&quot;,&quot;title&quot;:&quot;Autonomy, Agency and Identity in Foreign and Second Language Education&quot;,&quot;source&quot;:&quot;DOI.org (Crossref)&quot;,&quot;language&quot;:&quot;en&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suffix&quot;:&quot;&quot;,&quot;uris&quot;:[&quot;http://zotero.org/users/1913249/items/PSMR8LFN&quot;],&quot;id&quot;:8822},{&quot;prefix&quot;:&quot;&quot;,&quot;uri&quot;:[&quot;http://zotero.org/users/1913249/items/ZU33LZ9E&quot;],&quot;itemData&quot;:{&quot;accessed&quot;:{&quot;date-parts&quot;:[[&quot;2023&quot;,6,19]]},&quot;issued&quot;:{&quot;date-parts&quot;:[[&quot;2016&quot;,9,1]]},&quot;volume&quot;:&quot;50&quot;,&quot;author&quot;:[{&quot;family&quot;:&quot;Matusov&quot;,&quot;given&quot;:&quot;Eugene&quot;},{&quot;family&quot;:&quot;Duyke&quot;,&quot;given&quot;:&quot;Katherine&quot;,&quot;non-dropping-particle&quot;:&quot;von&quot;},{&quot;family&quot;:&quot;Kayumova&quot;,&quot;given&quot;:&quot;Shakhnoza&quot;}],&quot;type&quot;:&quot;article-journal&quot;,&quot;id&quot;:&quot;matusov_mapping_2016&quot;,&quot;container-title-short&quot;:&quot;Integr. psych. behav.&quot;,&quot;issue&quot;:&quot;3&quot;,&quot;DOI&quot;:&quot;10.1007/s12124-015-9336-0&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N&quot;:&quot;1936-3567&quot;,&quot;URL&quot;:&quot;https://doi.org/10.1007/s12124-015-9336-0&quot;,&quot;language&quot;:&quot;en&quot;,&quot;container-title&quot;:&quot;Integrative Psychological and Behavioral Science&quot;,&quot;title&quot;:&quot;Mapping Concepts of Agency in Educational Contexts&quot;,&quot;source&quot;:&quot;Springer Link&quot;},&quot;suffix&quot;:&quot;&quot;,&quot;uris&quot;:[&quot;http://zotero.org/users/1913249/items/ZU33LZ9E&quot;],&quot;id&quot;:8819}],&quot;properties&quot;:{&quot;noteIndex&quot;:0,&quot;formattedCitation&quot;:&quot;[@huang_autonomy_2013; @matusov_mapping_2016]&quot;},&quot;citationID&quot;:&quot;tkjkhpbx&quot;} RNDlwrlmhfgoh"/>&lt;Do Zotero Refresh: [@huang_autonomy_2013; @matusov_mapping_2016]&gt;<text:reference-mark-end text:name="ZOTERO_ITEM CSL_CITATION {&quot;schema&quot;:&quot;https://github.com/citation-style-language/schema/raw/master/csl-citation.json&quot;,&quot;citationItems&quot;:[{&quot;prefix&quot;:&quot;&quot;,&quot;uri&quot;:[&quot;http://zotero.org/users/1913249/items/PSMR8LFN&quot;],&quot;itemData&quot;:{&quot;DOI&quot;:&quot;10.1515/cjal-2013-0002&quot;,&quot;URL&quot;:&quot;https://www.degruyter.com/document/doi/10.1515/cjal-2013-0002/html&quot;,&quot;accessed&quot;:{&quot;date-parts&quot;:[[&quot;2023&quot;,6,19]]},&quot;container-title&quot;:&quot;Chinese Journal of Applied Linguistics&quot;,&quot;volume&quot;:&quot;36&quot;,&quot;author&quot;:[{&quot;family&quot;:&quot;Huang&quot;,&quot;given&quot;:&quot;Jing (Peter)&quot;},{&quot;family&quot;:&quot;Benson&quot;,&quot;given&quot;:&quot;Phil&quot;}],&quot;type&quot;:&quot;article-journal&quot;,&quot;id&quot;:&quot;huang_autonomy_2013&quot;,&quot;citation-key&quot;:&quot;huang_autonomy_2013&quot;,&quot;ISSN&quot;:&quot;2192-9513, 2192-9505&quot;,&quot;title&quot;:&quot;Autonomy, Agency and Identity in Foreign and Second Language Education&quot;,&quot;source&quot;:&quot;DOI.org (Crossref)&quot;,&quot;language&quot;:&quot;en&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suffix&quot;:&quot;&quot;,&quot;uris&quot;:[&quot;http://zotero.org/users/1913249/items/PSMR8LFN&quot;],&quot;id&quot;:8822},{&quot;prefix&quot;:&quot;&quot;,&quot;uri&quot;:[&quot;http://zotero.org/users/1913249/items/ZU33LZ9E&quot;],&quot;itemData&quot;:{&quot;accessed&quot;:{&quot;date-parts&quot;:[[&quot;2023&quot;,6,19]]},&quot;issued&quot;:{&quot;date-parts&quot;:[[&quot;2016&quot;,9,1]]},&quot;volume&quot;:&quot;50&quot;,&quot;author&quot;:[{&quot;family&quot;:&quot;Matusov&quot;,&quot;given&quot;:&quot;Eugene&quot;},{&quot;family&quot;:&quot;Duyke&quot;,&quot;given&quot;:&quot;Katherine&quot;,&quot;non-dropping-particle&quot;:&quot;von&quot;},{&quot;family&quot;:&quot;Kayumova&quot;,&quot;given&quot;:&quot;Shakhnoza&quot;}],&quot;type&quot;:&quot;article-journal&quot;,&quot;id&quot;:&quot;matusov_mapping_2016&quot;,&quot;container-title-short&quot;:&quot;Integr. psych. behav.&quot;,&quot;issue&quot;:&quot;3&quot;,&quot;DOI&quot;:&quot;10.1007/s12124-015-9336-0&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N&quot;:&quot;1936-3567&quot;,&quot;URL&quot;:&quot;https://doi.org/10.1007/s12124-015-9336-0&quot;,&quot;language&quot;:&quot;en&quot;,&quot;container-title&quot;:&quot;Integrative Psychological and Behavioral Science&quot;,&quot;title&quot;:&quot;Mapping Concepts of Agency in Educational Contexts&quot;,&quot;source&quot;:&quot;Springer Link&quot;},&quot;suffix&quot;:&quot;&quot;,&quot;uris&quot;:[&quot;http://zotero.org/users/1913249/items/ZU33LZ9E&quot;],&quot;id&quot;:8819}],&quot;properties&quot;:{&quot;noteIndex&quot;:0,&quot;formattedCitation&quot;:&quot;[@huang_autonomy_2013; @matusov_mapping_2016]&quot;},&quot;citationID&quot;:&quot;tkjkhpbx&quot;} RNDlwrlmhfgoh"/>. This study uses the following terms which can help locate RQ3 more precisely: instrumental agency, relational agency and authorial agency.</text:p>
      <text:p text:style-name="Text_20_body">My personal context is an example that changes happening within one system may cause a reaction from wider system elements and actors, which pushes back to reverse the initial changes. My story illustrates the ‘risky’ process of collective agency working on objectives that may run away to involve unforeseen outcomes <text:reference-mark-start text:name="ZOTERO_ITEM CSL_CITATION {&quot;schema&quot;:&quot;https://github.com/citation-style-language/schema/raw/master/csl-citation.json&quot;,&quot;citationItems&quot;:[{&quot;prefix&quot;:&quot;&quot;,&quot;uri&quot;:[&quot;http://zotero.org/users/1913249/items/P7UTFAYY&quot;],&quot;locator&quot;:&quot; 200&quot;,&quot;itemData&quot;:{&quot;citation-key&quot;:&quot;edwards2009systemic&quot;,&quot;issued&quot;:{&quot;date-parts&quot;:[[&quot;2009&quot;]]},&quot;title&quot;:&quot;From the systemic to the relational: Relational agency and activity theory&quot;,&quot;container-title&quot;:&quot;Learning and expanding with activity theory&quot;,&quot;page&quot;:&quot;197–211&quot;,&quot;author&quot;:[{&quot;family&quot;:&quot;Edwards&quot;,&quot;given&quot;:&quot;Anne&quot;}],&quot;type&quot;:&quot;article-journal&quot;,&quot;id&quot;:&quot;edwards2009systemic&quot;},&quot;uris&quot;:[&quot;http://zotero.org/users/1913249/items/P7UTFAYY&quot;],&quot;id&quot;:8802}],&quot;properties&quot;:{&quot;noteIndex&quot;:0,&quot;formattedCitation&quot;:&quot;[@edwards2009systemic, p. 200]&quot;},&quot;citationID&quot;:&quot;dtmmfwdh&quot;} RNDeaxhvqreby"/>&lt;Do Zotero Refresh: [@edwards2009systemic, p. 200]&gt;<text:reference-mark-end text:name="ZOTERO_ITEM CSL_CITATION {&quot;schema&quot;:&quot;https://github.com/citation-style-language/schema/raw/master/csl-citation.json&quot;,&quot;citationItems&quot;:[{&quot;prefix&quot;:&quot;&quot;,&quot;uri&quot;:[&quot;http://zotero.org/users/1913249/items/P7UTFAYY&quot;],&quot;locator&quot;:&quot; 200&quot;,&quot;itemData&quot;:{&quot;citation-key&quot;:&quot;edwards2009systemic&quot;,&quot;issued&quot;:{&quot;date-parts&quot;:[[&quot;2009&quot;]]},&quot;title&quot;:&quot;From the systemic to the relational: Relational agency and activity theory&quot;,&quot;container-title&quot;:&quot;Learning and expanding with activity theory&quot;,&quot;page&quot;:&quot;197–211&quot;,&quot;author&quot;:[{&quot;family&quot;:&quot;Edwards&quot;,&quot;given&quot;:&quot;Anne&quot;}],&quot;type&quot;:&quot;article-journal&quot;,&quot;id&quot;:&quot;edwards2009systemic&quot;},&quot;uris&quot;:[&quot;http://zotero.org/users/1913249/items/P7UTFAYY&quot;],&quot;id&quot;:8802}],&quot;properties&quot;:{&quot;noteIndex&quot;:0,&quot;formattedCitation&quot;:&quot;[@edwards2009systemic, p. 200]&quot;},&quot;citationID&quot;:&quot;dtmmfwdh&quot;} RNDeaxhvqreby"/>. On a personal level, I want to transcend feelings of regret associated with not being wary enough of unintended effects of embracing possibilities for social change offered new technologies.</text:p>
      <text:p text:style-name="Text_20_body"/>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schema&quot;:&quot;https://github.com/citation-style-language/schema/raw/master/csl-citation.json&quot;,&quot;citationItems&quot;:[{&quot;prefix&quot;:&quot;&quot;,&quot;uri&quot;:[&quot;http://zotero.org/users/1913249/items/NMNI59A8&quot;],&quot;itemData&quot;:{&quot;accessed&quot;:{&quot;date-parts&quot;:[[&quot;2024&quot;,6,26]]},&quot;issued&quot;:{&quot;date-parts&quot;:[[&quot;2019&quot;,7,3]]},&quot;volume&quot;:&quot;26&quot;,&quot;author&quot;:[{&quot;family&quot;:&quot;Kajamaa&quot;,&quot;given&quot;:&quot;Anu&quot;},{&quot;family&quot;:&quot;Kumpulainen&quot;,&quot;given&quot;:&quot;Kristiina&quot;}],&quot;type&quot;:&quot;article-journal&quot;,&quot;id&quot;:&quot;kajamaa_young_2019&quot;,&quot;container-title-short&quot;:&quot;Mind, Culture, and Activity&quot;,&quot;issue&quot;:&quot;3&quot;,&quot;DOI&quot;:&quot;10.1080/10749039.2019.1652653&quot;,&quot;page&quot;:&quot;201-206&quot;,&quot;language&quot;:&quot;en&quot;,&quot;citation-key&quot;:&quot;kajamaa_young_2019&quot;,&quot;ISSN&quot;:&quot;1074-9039, 1532-7884&quot;,&quot;URL&quot;:&quot;https://www.tandfonline.com/doi/full/10.1080/10749039.2019.1652653&quot;,&quot;container-title&quot;:&quot;Mind, Culture, and Activity&quot;,&quot;title&quot;:&quot;Young people, digital mediation, and transformative agency, special issue (part 1)&quot;,&quot;source&quot;:&quot;DOI.org (Crossref)&quot;},&quot;suffix&quot;:&quot;&quot;,&quot;uris&quot;:[&quot;http://zotero.org/users/1913249/items/NMNI59A8&quot;],&quot;id&quot;:9515}],&quot;properties&quot;:{&quot;noteIndex&quot;:0,&quot;formattedCitation&quot;:&quot;[@kajamaa_young_2019]&quot;},&quot;citationID&quot;:&quot;ucwfznrm&quot;} RNDvxskfverij"/>&lt;Do Zotero Refresh: [@kajamaa_young_2019]&gt;<text:reference-mark-end text:name="ZOTERO_ITEM CSL_CITATION {&quot;schema&quot;:&quot;https://github.com/citation-style-language/schema/raw/master/csl-citation.json&quot;,&quot;citationItems&quot;:[{&quot;prefix&quot;:&quot;&quot;,&quot;uri&quot;:[&quot;http://zotero.org/users/1913249/items/NMNI59A8&quot;],&quot;itemData&quot;:{&quot;accessed&quot;:{&quot;date-parts&quot;:[[&quot;2024&quot;,6,26]]},&quot;issued&quot;:{&quot;date-parts&quot;:[[&quot;2019&quot;,7,3]]},&quot;volume&quot;:&quot;26&quot;,&quot;author&quot;:[{&quot;family&quot;:&quot;Kajamaa&quot;,&quot;given&quot;:&quot;Anu&quot;},{&quot;family&quot;:&quot;Kumpulainen&quot;,&quot;given&quot;:&quot;Kristiina&quot;}],&quot;type&quot;:&quot;article-journal&quot;,&quot;id&quot;:&quot;kajamaa_young_2019&quot;,&quot;container-title-short&quot;:&quot;Mind, Culture, and Activity&quot;,&quot;issue&quot;:&quot;3&quot;,&quot;DOI&quot;:&quot;10.1080/10749039.2019.1652653&quot;,&quot;page&quot;:&quot;201-206&quot;,&quot;language&quot;:&quot;en&quot;,&quot;citation-key&quot;:&quot;kajamaa_young_2019&quot;,&quot;ISSN&quot;:&quot;1074-9039, 1532-7884&quot;,&quot;URL&quot;:&quot;https://www.tandfonline.com/doi/full/10.1080/10749039.2019.1652653&quot;,&quot;container-title&quot;:&quot;Mind, Culture, and Activity&quot;,&quot;title&quot;:&quot;Young people, digital mediation, and transformative agency, special issue (part 1)&quot;,&quot;source&quot;:&quot;DOI.org (Crossref)&quot;},&quot;suffix&quot;:&quot;&quot;,&quot;uris&quot;:[&quot;http://zotero.org/users/1913249/items/NMNI59A8&quot;],&quot;id&quot;:9515}],&quot;properties&quot;:{&quot;noteIndex&quot;:0,&quot;formattedCitation&quot;:&quot;[@kajamaa_young_2019]&quot;},&quot;citationID&quot;:&quot;ucwfznrm&quot;} RNDvxskfverij"/>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2" text:outline-level="2"><text:bookmark-start text:name="game-making-and-coding-and-in-schools-and-formal-education-1"/>Game making and coding and in schools and formal education<text:bookmark-end text:name="game-making-and-coding-and-in-schools-and-formal-education-1"/></text:h>
      <text:p text:style-name="First_20_paragraph">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schema&quot;:&quot;https://github.com/citation-style-language/schema/raw/master/csl-citation.json&quot;,&quot;citationItems&quot;:[{&quot;prefix&quot;:&quot;&quot;,&quot;uri&quot;:[&quot;http://zotero.org/users/1913249/items/3AQZ3WDH&quot;],&quot;itemData&quot;:{&quot;DOI&quot;:&quot;10.7551/mitpress/8909.001.0001&quot;,&quot;source&quot;:&quot;Amazon&quot;,&quot;title-short&quot;:&quot;Quest to learn&quot;,&quot;issued&quot;:{&quot;date-parts&quot;:[[&quot;2010&quot;,10,29]]},&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type&quot;:&quot;book&quot;,&quot;id&quot;:&quot;tekinbas_quest_2010&quot;,&quot;citation-key&quot;:&quot;tekinbas_quest_2010&quot;,&quot;ISBN&quot;:&quot;978-0-262-51565-8&quot;,&quot;title&quot;:&quot;Quest to learn: developing the school for digital kid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publisher-place&quot;:&quot;Cambridge, Mass&quot;,&quot;language&quot;:&quot;English&quot;,&quot;event-place&quot;:&quot;Cambridge, Mass&quot;,&quot;publisher&quot;:&quot;The MIT Press&quot;},&quot;suffix&quot;:&quot;&quot;,&quot;uris&quot;:[&quot;http://zotero.org/users/1913249/items/3AQZ3WDH&quot;],&quot;id&quot;:3874}],&quot;properties&quot;:{&quot;noteIndex&quot;:0,&quot;formattedCitation&quot;:&quot;[@tekinbas_quest_2010]&quot;},&quot;citationID&quot;:&quot;nlqsloag&quot;} RNDeslgqfjnli"/>&lt;Do Zotero Refresh: [@tekinbas_quest_2010]&gt;<text:reference-mark-end text:name="ZOTERO_ITEM CSL_CITATION {&quot;schema&quot;:&quot;https://github.com/citation-style-language/schema/raw/master/csl-citation.json&quot;,&quot;citationItems&quot;:[{&quot;prefix&quot;:&quot;&quot;,&quot;uri&quot;:[&quot;http://zotero.org/users/1913249/items/3AQZ3WDH&quot;],&quot;itemData&quot;:{&quot;DOI&quot;:&quot;10.7551/mitpress/8909.001.0001&quot;,&quot;source&quot;:&quot;Amazon&quot;,&quot;title-short&quot;:&quot;Quest to learn&quot;,&quot;issued&quot;:{&quot;date-parts&quot;:[[&quot;2010&quot;,10,29]]},&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type&quot;:&quot;book&quot;,&quot;id&quot;:&quot;tekinbas_quest_2010&quot;,&quot;citation-key&quot;:&quot;tekinbas_quest_2010&quot;,&quot;ISBN&quot;:&quot;978-0-262-51565-8&quot;,&quot;title&quot;:&quot;Quest to learn: developing the school for digital kid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publisher-place&quot;:&quot;Cambridge, Mass&quot;,&quot;language&quot;:&quot;English&quot;,&quot;event-place&quot;:&quot;Cambridge, Mass&quot;,&quot;publisher&quot;:&quot;The MIT Press&quot;},&quot;suffix&quot;:&quot;&quot;,&quot;uris&quot;:[&quot;http://zotero.org/users/1913249/items/3AQZ3WDH&quot;],&quot;id&quot;:3874}],&quot;properties&quot;:{&quot;noteIndex&quot;:0,&quot;formattedCitation&quot;:&quot;[@tekinbas_quest_2010]&quot;},&quot;citationID&quot;:&quot;nlqsloag&quot;} RNDeslgqfjnli"/>.</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1"/>Coding and Computing as a School Subject in the UK<text:bookmark-end text:name="coding-and-computing-as-a-school-subject-in-the-uk-1"/></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schema&quot;:&quot;https://github.com/citation-style-language/schema/raw/master/csl-citation.json&quot;,&quot;citationItems&quot;:[{&quot;prefix&quot;:&quot;&quot;,&quot;uri&quot;:[&quot;http://zotero.org/users/1913249/items/VBXU3WDU&quot;],&quot;itemData&quot;:{&quot;citation-key&quot;:&quot;livingstone_next_2011&quot;,&quot;title&quot;:&quot;Next Gen: Transforming the UK into the world’s leading talent hub for the video games and visual effects industries&quot;,&quot;container-title&quot;:&quot;National Endowment for Science, Technology and the Arts (NESTA), London, UK&quot;,&quot;issued&quot;:{&quot;date-parts&quot;:[[&quot;2011&quot;]]},&quot;author&quot;:[{&quot;family&quot;:&quot;Livingstone&quot;,&quot;given&quot;:&quot;Ian&quot;},{&quot;family&quot;:&quot;Hope&quot;,&quot;given&quot;:&quot;Alex&quot;}],&quot;type&quot;:&quot;article-journal&quot;,&quot;id&quot;:&quot;livingstone_next_2011&quot;},&quot;suffix&quot;:&quot;&quot;,&quot;uris&quot;:[&quot;http://zotero.org/users/1913249/items/VBXU3WDU&quot;],&quot;id&quot;:3457}],&quot;properties&quot;:{&quot;noteIndex&quot;:0,&quot;formattedCitation&quot;:&quot;[@livingstone_next_2011]&quot;},&quot;citationID&quot;:&quot;bcvwznhe&quot;} RNDjlwrukdlcp"/>&lt;Do Zotero Refresh: [@livingstone_next_2011]&gt;<text:reference-mark-end text:name="ZOTERO_ITEM CSL_CITATION {&quot;schema&quot;:&quot;https://github.com/citation-style-language/schema/raw/master/csl-citation.json&quot;,&quot;citationItems&quot;:[{&quot;prefix&quot;:&quot;&quot;,&quot;uri&quot;:[&quot;http://zotero.org/users/1913249/items/VBXU3WDU&quot;],&quot;itemData&quot;:{&quot;citation-key&quot;:&quot;livingstone_next_2011&quot;,&quot;title&quot;:&quot;Next Gen: Transforming the UK into the world’s leading talent hub for the video games and visual effects industries&quot;,&quot;container-title&quot;:&quot;National Endowment for Science, Technology and the Arts (NESTA), London, UK&quot;,&quot;issued&quot;:{&quot;date-parts&quot;:[[&quot;2011&quot;]]},&quot;author&quot;:[{&quot;family&quot;:&quot;Livingstone&quot;,&quot;given&quot;:&quot;Ian&quot;},{&quot;family&quot;:&quot;Hope&quot;,&quot;given&quot;:&quot;Alex&quot;}],&quot;type&quot;:&quot;article-journal&quot;,&quot;id&quot;:&quot;livingstone_next_2011&quot;},&quot;suffix&quot;:&quot;&quot;,&quot;uris&quot;:[&quot;http://zotero.org/users/1913249/items/VBXU3WDU&quot;],&quot;id&quot;:3457}],&quot;properties&quot;:{&quot;noteIndex&quot;:0,&quot;formattedCitation&quot;:&quot;[@livingstone_next_2011]&quot;},&quot;citationID&quot;:&quot;bcvwznhe&quot;} RNDjlwrukdlcp"/>.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25">
        <text:list-item>
          <text:p text:style-name="P29">New curriculum</text:p>
        </text:list-item>
        <text:list-item>
          <text:p text:style-name="P29">bursaries</text:p>
        </text:list-item>
        <text:list-item>
          <text:p text:style-name="P29">CPD</text:p>
        </text:list-item>
        <text:list-item>
          <text:p text:style-name="P29">CAS and community responses</text:p>
        </text:list-item>
        <text:list-item>
          <text:p text:style-name="P29">tapping into the enthusiast maker culture</text:p>
        </text:list-item>
      </text:list>
      <text:p text:style-name="First_20_paragraph"><text:span text:style-name="T2">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2">Games in Schools</text:span></text:p>
      <text:p text:style-name="Text_20_body">The After the Reboot report <text:reference-mark-start text:name="ZOTERO_ITEM CSL_CITATION {&quot;schema&quot;:&quot;https://github.com/citation-style-language/schema/raw/master/csl-citation.json&quot;,&quot;citationItems&quot;:[{&quot;prefix&quot;:&quot;&quot;,&quot;uri&quot;:[&quot;http://zotero.org/users/1913249/items/R4M4KKC8&quot;],&quot;itemData&quot;:{&quot;page&quot;:&quot;90&quot;,&quot;language&quot;:&quot;en&quot;,&quot;type&quot;:&quot;report&quot;,&quot;id&quot;:&quot;waite_pedagogy_2017&quot;,&quot;citation-key&quot;:&quot;waite_pedagogy_2017&quot;,&quot;title&quot;:&quot;Pedagogy in teaching Computer Science in schools: A Literature Review&quot;,&quot;URL&quot;:&quot;https://royalsociety.org/%7E/media/policy/projects/computing-education/literature-review-pedagogy-in-teaching.pdf&quot;,&quot;source&quot;:&quot;Zotero&quot;,&quot;author&quot;:[{&quot;family&quot;:&quot;Waite&quot;,&quot;given&quot;:&quot;Jane&quot;}],&quot;issued&quot;:{&quot;date-parts&quot;:[[&quot;2017&quot;]]},&quot;publisher&quot;:&quot;Royal Society&quot;},&quot;suffix&quot;:&quot;&quot;,&quot;uris&quot;:[&quot;http://zotero.org/users/1913249/items/R4M4KKC8&quot;],&quot;id&quot;:3869}],&quot;properties&quot;:{&quot;noteIndex&quot;:0,&quot;formattedCitation&quot;:&quot;[@waite_pedagogy_2017]&quot;},&quot;citationID&quot;:&quot;zcweuikl&quot;} RNDntzycabxxb"/>&lt;Do Zotero Refresh: [@waite_pedagogy_2017]&gt;<text:reference-mark-end text:name="ZOTERO_ITEM CSL_CITATION {&quot;schema&quot;:&quot;https://github.com/citation-style-language/schema/raw/master/csl-citation.json&quot;,&quot;citationItems&quot;:[{&quot;prefix&quot;:&quot;&quot;,&quot;uri&quot;:[&quot;http://zotero.org/users/1913249/items/R4M4KKC8&quot;],&quot;itemData&quot;:{&quot;page&quot;:&quot;90&quot;,&quot;language&quot;:&quot;en&quot;,&quot;type&quot;:&quot;report&quot;,&quot;id&quot;:&quot;waite_pedagogy_2017&quot;,&quot;citation-key&quot;:&quot;waite_pedagogy_2017&quot;,&quot;title&quot;:&quot;Pedagogy in teaching Computer Science in schools: A Literature Review&quot;,&quot;URL&quot;:&quot;https://royalsociety.org/%7E/media/policy/projects/computing-education/literature-review-pedagogy-in-teaching.pdf&quot;,&quot;source&quot;:&quot;Zotero&quot;,&quot;author&quot;:[{&quot;family&quot;:&quot;Waite&quot;,&quot;given&quot;:&quot;Jane&quot;}],&quot;issued&quot;:{&quot;date-parts&quot;:[[&quot;2017&quot;]]},&quot;publisher&quot;:&quot;Royal Society&quot;},&quot;suffix&quot;:&quot;&quot;,&quot;uris&quot;:[&quot;http://zotero.org/users/1913249/items/R4M4KKC8&quot;],&quot;id&quot;:3869}],&quot;properties&quot;:{&quot;noteIndex&quot;:0,&quot;formattedCitation&quot;:&quot;[@waite_pedagogy_2017]&quot;},&quot;citationID&quot;:&quot;zcweuikl&quot;} RNDntzycabxxb"/>,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1"/>Context of game making and wider digital making and culture home and informal settings<text:bookmark-end text:name="context-of-game-making-and-wider-digital-making-and-culture-home-and-informal-settings-1"/></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ing-as-a-home-and-informal-culture-1"/>On Gaming as a home and informal culture<text:bookmark-end text:name="on-gaming-as-a-home-and-informal-culture-1"/></text:h>
      <text:p text:style-name="First_20_paragraph">The work of Livingstone is foundational in the area of home learning of digital technologies<text:reference-mark-start text:name="ZOTERO_ITEM CSL_CITATION {&quot;schema&quot;:&quot;https://github.com/citation-style-language/schema/raw/master/csl-citation.json&quot;,&quot;citationItems&quot;:[{&quot;prefix&quot;:&quot;&quot;,&quot;uri&quot;:[&quot;http://zotero.org/users/1913249/items/TGJKKB2I&quot;],&quot;itemData&quot;:{&quot;citation-key&quot;:&quot;livingstone_digital_2018&quot;,&quot;title&quot;:&quot;In the digital home, how do parents support their children and who supports them?&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id&quot;:&quot;livingstone_digital_2018&quot;},&quot;suffix&quot;:&quot;&quot;,&quot;uris&quot;:[&quot;http://zotero.org/users/1913249/items/TGJKKB2I&quot;],&quot;id&quot;:3031}],&quot;properties&quot;:{&quot;noteIndex&quot;:0,&quot;formattedCitation&quot;:&quot;[@livingstone_digital_2018]&quot;},&quot;citationID&quot;:&quot;kefuqblk&quot;} RNDlpvofurbzm"/>&lt;Do Zotero Refresh: [@livingstone_digital_2018]&gt;<text:reference-mark-end text:name="ZOTERO_ITEM CSL_CITATION {&quot;schema&quot;:&quot;https://github.com/citation-style-language/schema/raw/master/csl-citation.json&quot;,&quot;citationItems&quot;:[{&quot;prefix&quot;:&quot;&quot;,&quot;uri&quot;:[&quot;http://zotero.org/users/1913249/items/TGJKKB2I&quot;],&quot;itemData&quot;:{&quot;citation-key&quot;:&quot;livingstone_digital_2018&quot;,&quot;title&quot;:&quot;In the digital home, how do parents support their children and who supports them?&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id&quot;:&quot;livingstone_digital_2018&quot;},&quot;suffix&quot;:&quot;&quot;,&quot;uris&quot;:[&quot;http://zotero.org/users/1913249/items/TGJKKB2I&quot;],&quot;id&quot;:3031}],&quot;properties&quot;:{&quot;noteIndex&quot;:0,&quot;formattedCitation&quot;:&quot;[@livingstone_digital_2018]&quot;},&quot;citationID&quot;:&quot;kefuqblk&quot;} RNDlpvofurbzm"/>.</text:p>
      <text:p text:style-name="Text_20_body">Research exploring home game playing and digital activity uncovers material that families may bring into a non-formal game making process.</text:p>
      <text:p text:style-name="Text_20_body">One of the reasons that I was interested to shift to game making was the potential that seemed to be present for intergenerational work based around retro gaming based on its place in public memory <text:reference-mark-start text:name="ZOTERO_ITEM CSL_CITATION {&quot;schema&quot;:&quot;https://github.com/citation-style-language/schema/raw/master/csl-citation.json&quot;,&quot;citationItems&quot;:[{&quot;prefix&quot;:&quot;&quot;,&quot;uri&quot;:[&quot;http://zotero.org/users/1913249/items/5PY8LUA6&quot;],&quot;itemData&quot;:{&quot;citation-key&quot;:&quot;heineman_public_nodate&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title&quot;:&quot;Public Memory and Gamer Identity: Retrogaming as Nostalgia&quot;,&quot;source&quot;:&quot;Zotero&quot;,&quot;language&quot;:&quot;en&quot;,&quot;author&quot;:[{&quot;family&quot;:&quot;Heineman&quot;,&quot;given&quot;:&quot;David S&quot;}],&quot;type&quot;:&quot;article-journal&quot;,&quot;id&quot;:&quot;heineman_public_nodate&quot;},&quot;suffix&quot;:&quot;&quot;,&quot;uris&quot;:[&quot;http://zotero.org/users/1913249/items/5PY8LUA6&quot;],&quot;id&quot;:9009}],&quot;properties&quot;:{&quot;noteIndex&quot;:0,&quot;formattedCitation&quot;:&quot;[@heineman_public_nodate]&quot;},&quot;citationID&quot;:&quot;jjyxcxwe&quot;} RNDxycvznaehq"/>&lt;Do Zotero Refresh: [@heineman_public_nodate]&gt;<text:reference-mark-end text:name="ZOTERO_ITEM CSL_CITATION {&quot;schema&quot;:&quot;https://github.com/citation-style-language/schema/raw/master/csl-citation.json&quot;,&quot;citationItems&quot;:[{&quot;prefix&quot;:&quot;&quot;,&quot;uri&quot;:[&quot;http://zotero.org/users/1913249/items/5PY8LUA6&quot;],&quot;itemData&quot;:{&quot;citation-key&quot;:&quot;heineman_public_nodate&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title&quot;:&quot;Public Memory and Gamer Identity: Retrogaming as Nostalgia&quot;,&quot;source&quot;:&quot;Zotero&quot;,&quot;language&quot;:&quot;en&quot;,&quot;author&quot;:[{&quot;family&quot;:&quot;Heineman&quot;,&quot;given&quot;:&quot;David S&quot;}],&quot;type&quot;:&quot;article-journal&quot;,&quot;id&quot;:&quot;heineman_public_nodate&quot;},&quot;suffix&quot;:&quot;&quot;,&quot;uris&quot;:[&quot;http://zotero.org/users/1913249/items/5PY8LUA6&quot;],&quot;id&quot;:9009}],&quot;properties&quot;:{&quot;noteIndex&quot;:0,&quot;formattedCitation&quot;:&quot;[@heineman_public_nodate]&quot;},&quot;citationID&quot;:&quot;jjyxcxwe&quot;} RNDxycvznaehq"/>. The place in public memory of retro games is complex but for older participants, the effect of nostalgia is significant.</text:p>
      <text:p text:style-name="Text_20_body">What era and technologies constitute retro games can be disputed, however for this study I use a definition of early arcade games from the 1970s and early 1980s and early generation of home consoles Atari 2600, Nes, Snes and Megadrive before the advent of 3D graphics.</text:p>
      <text:p text:style-name="Text_20_body">Retro games have a particular aesthetic driven by graphical limitations and the simplified game mechanics which are due to the limited capabilities of the hardware and storage space involved.</text:p>
      <text:h text:style-name="Heading_20_3" text:outline-level="3"><text:bookmark-start text:name="home-making-and-consuming-of-media-1"/>Home making and consuming of media<text:bookmark-end text:name="home-making-and-consuming-of-media-1"/></text:h>
      <text:p text:style-name="First_20_paragraph">Messing around and affinity groups. Ito’s work on and naturalistic studies of digital use and creativity in the home including the value of informal playing around <text:reference-mark-start text:name="ZOTERO_ITEM CSL_CITATION {&quot;schema&quot;:&quot;https://github.com/citation-style-language/schema/raw/master/csl-citation.json&quot;,&quot;citationItems&quot;:[{&quot;prefix&quot;:&quot;&quot;,&quot;uri&quot;:[&quot;http://zotero.org/users/1913249/items/5DBVY3L5&quot;],&quot;itemData&quot;:{&quot;note&quot;:&quot;OCLC: 896797842&quot;,&quot;issued&quot;:{&quot;date-parts&quot;:[[&quot;2013&quot;]]},&quot;source&quot;:&quot;Open WorldCat&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type&quot;:&quot;book&quot;,&quot;id&quot;:&quot;ito_connected_2013-1&quot;,&quot;citation-key&quot;:&quot;ito_connected_2013-1&quot;,&quot;ISBN&quot;:&quot;978-0-9887255-0-8&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publisher-place&quot;:&quot;Cork&quot;,&quot;language&quot;:&quot;en&quot;,&quot;event-place&quot;:&quot;Cork&quot;,&quot;publisher&quot;:&quot;BookBaby&quot;},&quot;suffix&quot;:&quot;&quot;,&quot;uris&quot;:[&quot;http://zotero.org/users/1913249/items/5DBVY3L5&quot;],&quot;id&quot;:2626},{&quot;prefix&quot;:&quot;&quot;,&quot;uri&quot;:[&quot;http://zotero.org/users/1913249/items/URKI7FTD&quot;],&quot;itemData&quot;:{&quot;note&quot;:&quot;OCLC: 699713878&quot;,&quot;type&quot;:&quot;book&quot;,&quot;title-short&quot;:&quot;Hanging out, messing around, and geeking out&quot;,&quot;issued&quot;:{&quot;date-parts&quot;:[[&quot;2010&quot;]]},&quot;source&quot;:&quot;Gemeinsamer Bibliotheksverbund ISBN&quot;,&quot;event-place&quot;:&quot;Cambridge, Mass.&quot;,&quot;editor&quot;:[{&quot;family&quot;:&quot;Itō&quot;,&quot;given&quot;:&quot;Mizuko&quot;},{&quot;family&quot;:&quot;Baumer&quot;,&quot;given&quot;:&quot;Sonja&quot;},{&quot;family&quot;:&quot;Bittanti&quot;,&quot;given&quot;:&quot;Matteo&quot;},{&quot;family&quot;:&quot;Antin&quot;,&quot;given&quot;:&quot;Judd&quot;}],&quot;id&quot;:&quot;ito_hanging_2010&quot;,&quot;citation-key&quot;:&quot;ito_hanging_2010&quot;,&quot;ISBN&quot;:&quot;978-0-262-01336-9 978-0-262-51854-3&quot;,&quot;title&quot;:&quot;Hanging out, messing around, and geeking out: kids living and learning with new media&quot;,&quot;publisher&quot;:&quot;MIT Press&quot;,&quot;publisher-place&quot;:&quot;Cambridge, Mass.&quot;,&quot;number-of-pages&quot;:&quot;419&quot;,&quot;language&quot;:&quot;eng&quot;,&quot;collection-title&quot;:&quot;The John D. and Catherine T. MacArthur Foundation series on digital media and learning&quot;},&quot;suffix&quot;:&quot;&quot;,&quot;uris&quot;:[&quot;http://zotero.org/users/1913249/items/URKI7FTD&quot;],&quot;id&quot;:1939}],&quot;properties&quot;:{&quot;noteIndex&quot;:0,&quot;formattedCitation&quot;:&quot;[@ito_connected_2013-1; @ito_hanging_2010]&quot;},&quot;citationID&quot;:&quot;gtasjwho&quot;} RNDryqqlazjyc"/>&lt;Do Zotero Refresh: [@ito_connected_2013-1; @ito_hanging_2010]&gt;<text:reference-mark-end text:name="ZOTERO_ITEM CSL_CITATION {&quot;schema&quot;:&quot;https://github.com/citation-style-language/schema/raw/master/csl-citation.json&quot;,&quot;citationItems&quot;:[{&quot;prefix&quot;:&quot;&quot;,&quot;uri&quot;:[&quot;http://zotero.org/users/1913249/items/5DBVY3L5&quot;],&quot;itemData&quot;:{&quot;note&quot;:&quot;OCLC: 896797842&quot;,&quot;issued&quot;:{&quot;date-parts&quot;:[[&quot;2013&quot;]]},&quot;source&quot;:&quot;Open WorldCat&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type&quot;:&quot;book&quot;,&quot;id&quot;:&quot;ito_connected_2013-1&quot;,&quot;citation-key&quot;:&quot;ito_connected_2013-1&quot;,&quot;ISBN&quot;:&quot;978-0-9887255-0-8&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publisher-place&quot;:&quot;Cork&quot;,&quot;language&quot;:&quot;en&quot;,&quot;event-place&quot;:&quot;Cork&quot;,&quot;publisher&quot;:&quot;BookBaby&quot;},&quot;suffix&quot;:&quot;&quot;,&quot;uris&quot;:[&quot;http://zotero.org/users/1913249/items/5DBVY3L5&quot;],&quot;id&quot;:2626},{&quot;prefix&quot;:&quot;&quot;,&quot;uri&quot;:[&quot;http://zotero.org/users/1913249/items/URKI7FTD&quot;],&quot;itemData&quot;:{&quot;note&quot;:&quot;OCLC: 699713878&quot;,&quot;type&quot;:&quot;book&quot;,&quot;title-short&quot;:&quot;Hanging out, messing around, and geeking out&quot;,&quot;issued&quot;:{&quot;date-parts&quot;:[[&quot;2010&quot;]]},&quot;source&quot;:&quot;Gemeinsamer Bibliotheksverbund ISBN&quot;,&quot;event-place&quot;:&quot;Cambridge, Mass.&quot;,&quot;editor&quot;:[{&quot;family&quot;:&quot;Itō&quot;,&quot;given&quot;:&quot;Mizuko&quot;},{&quot;family&quot;:&quot;Baumer&quot;,&quot;given&quot;:&quot;Sonja&quot;},{&quot;family&quot;:&quot;Bittanti&quot;,&quot;given&quot;:&quot;Matteo&quot;},{&quot;family&quot;:&quot;Antin&quot;,&quot;given&quot;:&quot;Judd&quot;}],&quot;id&quot;:&quot;ito_hanging_2010&quot;,&quot;citation-key&quot;:&quot;ito_hanging_2010&quot;,&quot;ISBN&quot;:&quot;978-0-262-01336-9 978-0-262-51854-3&quot;,&quot;title&quot;:&quot;Hanging out, messing around, and geeking out: kids living and learning with new media&quot;,&quot;publisher&quot;:&quot;MIT Press&quot;,&quot;publisher-place&quot;:&quot;Cambridge, Mass.&quot;,&quot;number-of-pages&quot;:&quot;419&quot;,&quot;language&quot;:&quot;eng&quot;,&quot;collection-title&quot;:&quot;The John D. and Catherine T. MacArthur Foundation series on digital media and learning&quot;},&quot;suffix&quot;:&quot;&quot;,&quot;uris&quot;:[&quot;http://zotero.org/users/1913249/items/URKI7FTD&quot;],&quot;id&quot;:1939}],&quot;properties&quot;:{&quot;noteIndex&quot;:0,&quot;formattedCitation&quot;:&quot;[@ito_connected_2013-1; @ito_hanging_2010]&quot;},&quot;citationID&quot;:&quot;gtasjwho&quot;} RNDryqqlazjyc"/>, and Gee and the process of tapping into affinity groups and affinity spaces <text:reference-mark-start text:name="ZOTERO_ITEM CSL_CITATION {&quot;schema&quot;:&quot;https://github.com/citation-style-language/schema/raw/master/csl-citation.json&quot;,&quot;citationItems&quot;:[{&quot;prefix&quot;:&quot;&quot;,&quot;uri&quot;:[&quot;http://zotero.org/users/1913249/items/M6377K76&quot;],&quot;itemData&quot;:{&quot;note&quot;:&quot;OCLC: 255334132&quot;,&quot;language&quot;:&quot;eng&quot;,&quot;publisher&quot;:&quot;Palgrave Macmillan&quot;,&quot;issued&quot;:{&quot;date-parts&quot;:[[&quot;2004&quot;]]},&quot;source&quot;:&quot;Gemeinsamer Bibliotheksverbund ISBN&quot;,&quot;author&quot;:[{&quot;family&quot;:&quot;Gee&quot;,&quot;given&quot;:&quot;James Paul&quot;}],&quot;type&quot;:&quot;book&quot;,&quot;id&quot;:&quot;gee_what_2004&quot;,&quot;citation-key&quot;:&quot;gee_what_2004&quot;,&quot;ISBN&quot;:&quot;978-1-4039-6538-7&quot;,&quot;title&quot;:&quot;What video games have to teach us about learning and literacy&quot;,&quot;number-of-pages&quot;:&quot;225&quot;,&quot;publisher-place&quot;:&quot;New York, NY&quot;,&quot;event-place&quot;:&quot;New York, NY&quot;,&quot;edition&quot;:&quot;1. paperback ed&quot;,&quot;collection-title&quot;:&quot;Education&quot;},&quot;suffix&quot;:&quot;&quot;,&quot;uris&quot;:[&quot;http://zotero.org/users/1913249/items/M6377K76&quot;],&quot;id&quot;:1584}],&quot;properties&quot;:{&quot;noteIndex&quot;:0,&quot;formattedCitation&quot;:&quot;[@gee_what_2004]&quot;},&quot;citationID&quot;:&quot;guhesjas&quot;} RNDxaxeqdyrwh"/>&lt;Do Zotero Refresh: [@gee_what_2004]&gt;<text:reference-mark-end text:name="ZOTERO_ITEM CSL_CITATION {&quot;schema&quot;:&quot;https://github.com/citation-style-language/schema/raw/master/csl-citation.json&quot;,&quot;citationItems&quot;:[{&quot;prefix&quot;:&quot;&quot;,&quot;uri&quot;:[&quot;http://zotero.org/users/1913249/items/M6377K76&quot;],&quot;itemData&quot;:{&quot;note&quot;:&quot;OCLC: 255334132&quot;,&quot;language&quot;:&quot;eng&quot;,&quot;publisher&quot;:&quot;Palgrave Macmillan&quot;,&quot;issued&quot;:{&quot;date-parts&quot;:[[&quot;2004&quot;]]},&quot;source&quot;:&quot;Gemeinsamer Bibliotheksverbund ISBN&quot;,&quot;author&quot;:[{&quot;family&quot;:&quot;Gee&quot;,&quot;given&quot;:&quot;James Paul&quot;}],&quot;type&quot;:&quot;book&quot;,&quot;id&quot;:&quot;gee_what_2004&quot;,&quot;citation-key&quot;:&quot;gee_what_2004&quot;,&quot;ISBN&quot;:&quot;978-1-4039-6538-7&quot;,&quot;title&quot;:&quot;What video games have to teach us about learning and literacy&quot;,&quot;number-of-pages&quot;:&quot;225&quot;,&quot;publisher-place&quot;:&quot;New York, NY&quot;,&quot;event-place&quot;:&quot;New York, NY&quot;,&quot;edition&quot;:&quot;1. paperback ed&quot;,&quot;collection-title&quot;:&quot;Education&quot;},&quot;suffix&quot;:&quot;&quot;,&quot;uris&quot;:[&quot;http://zotero.org/users/1913249/items/M6377K76&quot;],&quot;id&quot;:1584}],&quot;properties&quot;:{&quot;noteIndex&quot;:0,&quot;formattedCitation&quot;:&quot;[@gee_what_2004]&quot;},&quot;citationID&quot;:&quot;guhesjas&quot;} RNDxaxeqdyrwh"/>. Gee’s (2004b) work on games and associated culture as learning experiences is founded on his understanding of how the engender a shared discourse and emerging identities .</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tems&quot;:[{&quot;prefix&quot;:&quot;&quot;,&quot;uri&quot;:[&quot;http://zotero.org/users/1913249/items/47HDZ7GT&quot;],&quot;itemData&quot;:{&quot;DOI&quot;:&quot;10.21983/P3.0188.1.00&quot;,&quot;accessed&quot;:{&quot;date-parts&quot;:[[&quot;2022&quot;,8,7]]},&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editor&quot;:[{&quot;family&quot;:&quot;Boyle&quot;,&quot;given&quot;:&quot;Jen&quot;},{&quot;family&quot;:&quot;Kao&quot;,&quot;given&quot;:&quot;Wan-Chuan&quot;}],&quot;id&quot;:&quot;boyle_retro-futurism_2017&quot;,&quot;citation-key&quot;:&quot;boyle_retro-futurism_2017&quot;,&quot;URL&quot;:&quot;https://library.oapen.org/handle/20.500.12657/25441&quot;,&quot;title&quot;:&quot;The retro-futurism of cuteness&quot;,&quot;type&quot;:&quot;book&quot;,&quot;source&quot;:&quot;library.oapen.org&quot;,&quot;language&quot;:&quot;English&quot;,&quot;note&quot;:&quot;Accepted: 2019-03-26 23:55&quot;,&quot;publisher&quot;:&quot;punctum books&quot;},&quot;suffix&quot;:&quot;&quot;,&quot;uris&quot;:[&quot;http://zotero.org/users/1913249/items/47HDZ7GT&quot;],&quot;id&quot;:3743}],&quot;properties&quot;:{&quot;noteIndex&quot;:0,&quot;formattedCitation&quot;:&quot;[@boyle_retro-futurism_2017]&quot;},&quot;citationID&quot;:&quot;oevfclwo&quot;} RNDlwxkyeegjx"/>&lt;Do Zotero Refresh: [@boyle_retro-futurism_2017]&gt;<text:reference-mark-end text:name="ZOTERO_ITEM CSL_CITATION {&quot;schema&quot;:&quot;https://github.com/citation-style-language/schema/raw/master/csl-citation.json&quot;,&quot;citationItems&quot;:[{&quot;prefix&quot;:&quot;&quot;,&quot;uri&quot;:[&quot;http://zotero.org/users/1913249/items/47HDZ7GT&quot;],&quot;itemData&quot;:{&quot;DOI&quot;:&quot;10.21983/P3.0188.1.00&quot;,&quot;accessed&quot;:{&quot;date-parts&quot;:[[&quot;2022&quot;,8,7]]},&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editor&quot;:[{&quot;family&quot;:&quot;Boyle&quot;,&quot;given&quot;:&quot;Jen&quot;},{&quot;family&quot;:&quot;Kao&quot;,&quot;given&quot;:&quot;Wan-Chuan&quot;}],&quot;id&quot;:&quot;boyle_retro-futurism_2017&quot;,&quot;citation-key&quot;:&quot;boyle_retro-futurism_2017&quot;,&quot;URL&quot;:&quot;https://library.oapen.org/handle/20.500.12657/25441&quot;,&quot;title&quot;:&quot;The retro-futurism of cuteness&quot;,&quot;type&quot;:&quot;book&quot;,&quot;source&quot;:&quot;library.oapen.org&quot;,&quot;language&quot;:&quot;English&quot;,&quot;note&quot;:&quot;Accepted: 2019-03-26 23:55&quot;,&quot;publisher&quot;:&quot;punctum books&quot;},&quot;suffix&quot;:&quot;&quot;,&quot;uris&quot;:[&quot;http://zotero.org/users/1913249/items/47HDZ7GT&quot;],&quot;id&quot;:3743}],&quot;properties&quot;:{&quot;noteIndex&quot;:0,&quot;formattedCitation&quot;:&quot;[@boyle_retro-futurism_2017]&quot;},&quot;citationID&quot;:&quot;oevfclwo&quot;} RNDlwxkyeegjx"/>.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tems&quot;:[{&quot;prefix&quot;:&quot;&quot;,&quot;uri&quot;:[&quot;http://zotero.org/users/1913249/items/U5QUFD8Q&quot;],&quot;itemData&quot;:{&quot;issued&quot;:{&quot;date-parts&quot;:[[&quot;2014&quot;,8]]},&quot;author&quot;:[{&quot;family&quot;:&quot;Garda&quot;,&quot;given&quot;:&quot;Maria B&quot;}],&quot;type&quot;:&quot;paper-conference&quot;,&quot;id&quot;:&quot;garda_nostalgia_2014&quot;,&quot;citation-key&quot;:&quot;garda_nostalgia_2014&quot;,&quot;ISBN&quot;:&quot;ISSN 2342-9666&quot;,&quot;title&quot;:&quot;Nostalgia in retro game design&quot;,&quot;URL&quot;:&quot;http://www.digra.org/wp-content/uploads/digital-library/paper_310.pdf&quot;,&quot;container-title&quot;:&quot;DiGRA - Proceedings of the 2013 DiGRA International Conference: DeFragging Game Studies&quot;},&quot;suffix&quot;:&quot;&quot;,&quot;uris&quot;:[&quot;http://zotero.org/users/1913249/items/U5QUFD8Q&quot;],&quot;id&quot;:3757}],&quot;properties&quot;:{&quot;noteIndex&quot;:0,&quot;formattedCitation&quot;:&quot;[@garda_nostalgia_2014]&quot;},&quot;citationID&quot;:&quot;qjqnjnsa&quot;} RNDqqsnxgrsmu"/>&lt;Do Zotero Refresh: [@garda_nostalgia_2014]&gt;<text:reference-mark-end text:name="ZOTERO_ITEM CSL_CITATION {&quot;schema&quot;:&quot;https://github.com/citation-style-language/schema/raw/master/csl-citation.json&quot;,&quot;citationItems&quot;:[{&quot;prefix&quot;:&quot;&quot;,&quot;uri&quot;:[&quot;http://zotero.org/users/1913249/items/U5QUFD8Q&quot;],&quot;itemData&quot;:{&quot;issued&quot;:{&quot;date-parts&quot;:[[&quot;2014&quot;,8]]},&quot;author&quot;:[{&quot;family&quot;:&quot;Garda&quot;,&quot;given&quot;:&quot;Maria B&quot;}],&quot;type&quot;:&quot;paper-conference&quot;,&quot;id&quot;:&quot;garda_nostalgia_2014&quot;,&quot;citation-key&quot;:&quot;garda_nostalgia_2014&quot;,&quot;ISBN&quot;:&quot;ISSN 2342-9666&quot;,&quot;title&quot;:&quot;Nostalgia in retro game design&quot;,&quot;URL&quot;:&quot;http://www.digra.org/wp-content/uploads/digital-library/paper_310.pdf&quot;,&quot;container-title&quot;:&quot;DiGRA - Proceedings of the 2013 DiGRA International Conference: DeFragging Game Studies&quot;},&quot;suffix&quot;:&quot;&quot;,&quot;uris&quot;:[&quot;http://zotero.org/users/1913249/items/U5QUFD8Q&quot;],&quot;id&quot;:3757}],&quot;properties&quot;:{&quot;noteIndex&quot;:0,&quot;formattedCitation&quot;:&quot;[@garda_nostalgia_2014]&quot;},&quot;citationID&quot;:&quot;qjqnjnsa&quot;} RNDqqsnxgrsmu"/>.</text:p>
      <text:p text:style-name="Text_20_body">Building on the concept of participatory culture <text:reference-mark-start text:name="ZOTERO_ITEM CSL_CITATION {&quot;schema&quot;:&quot;https://github.com/citation-style-language/schema/raw/master/csl-citation.json&quot;,&quot;citationItems&quot;:[{&quot;prefix&quot;:&quot;&quot;,&quot;uri&quot;:[&quot;http://zotero.org/users/1913249/items/J5I7XRGH&quot;],&quot;itemData&quot;:{&quot;source&quot;:&quot;Library of Congress ISBN&quot;,&quot;title-short&quot;:&quot;Confronting the challenges of participatory culture&quot;,&quot;issued&quot;:{&quot;date-parts&quot;:[[&quot;2009&quot;]]},&quot;number-of-pages&quot;:&quot;129&quot;,&quot;author&quot;:[{&quot;family&quot;:&quot;Jenkins&quot;,&quot;given&quot;:&quot;Henry&quot;}],&quot;type&quot;:&quot;book&quot;,&quot;id&quot;:&quot;jenkins_confronting_2009&quot;,&quot;citation-key&quot;:&quot;jenkins_confronting_2009&quot;,&quot;ISBN&quot;:&quot;978-0-262-51362-3&quot;,&quot;title&quot;:&quot;Confronting the challenges of participatory culture: media education for the 21st century&quot;,&quot;publisher&quot;:&quot;The MIT Press&quot;,&quot;publisher-place&quot;:&quot;Cambridge, MA&quot;,&quot;call-number&quot;:&quot;P96.M4 J46 2009&quot;,&quot;event-place&quot;:&quot;Cambridge, MA&quot;,&quot;collection-title&quot;:&quot;The John D. and Catherine T. MacArthur Foundation Reports on Digital Media and Learning&quot;},&quot;suffix&quot;:&quot;&quot;,&quot;uris&quot;:[&quot;http://zotero.org/users/1913249/items/J5I7XRGH&quot;],&quot;id&quot;:2384}],&quot;properties&quot;:{&quot;noteIndex&quot;:0,&quot;formattedCitation&quot;:&quot;[@jenkins_confronting_2009]&quot;},&quot;citationID&quot;:&quot;eiiqegad&quot;} RNDkfkudadtnn"/>&lt;Do Zotero Refresh: [@jenkins_confronting_2009]&gt;<text:reference-mark-end text:name="ZOTERO_ITEM CSL_CITATION {&quot;schema&quot;:&quot;https://github.com/citation-style-language/schema/raw/master/csl-citation.json&quot;,&quot;citationItems&quot;:[{&quot;prefix&quot;:&quot;&quot;,&quot;uri&quot;:[&quot;http://zotero.org/users/1913249/items/J5I7XRGH&quot;],&quot;itemData&quot;:{&quot;source&quot;:&quot;Library of Congress ISBN&quot;,&quot;title-short&quot;:&quot;Confronting the challenges of participatory culture&quot;,&quot;issued&quot;:{&quot;date-parts&quot;:[[&quot;2009&quot;]]},&quot;number-of-pages&quot;:&quot;129&quot;,&quot;author&quot;:[{&quot;family&quot;:&quot;Jenkins&quot;,&quot;given&quot;:&quot;Henry&quot;}],&quot;type&quot;:&quot;book&quot;,&quot;id&quot;:&quot;jenkins_confronting_2009&quot;,&quot;citation-key&quot;:&quot;jenkins_confronting_2009&quot;,&quot;ISBN&quot;:&quot;978-0-262-51362-3&quot;,&quot;title&quot;:&quot;Confronting the challenges of participatory culture: media education for the 21st century&quot;,&quot;publisher&quot;:&quot;The MIT Press&quot;,&quot;publisher-place&quot;:&quot;Cambridge, MA&quot;,&quot;call-number&quot;:&quot;P96.M4 J46 2009&quot;,&quot;event-place&quot;:&quot;Cambridge, MA&quot;,&quot;collection-title&quot;:&quot;The John D. and Catherine T. MacArthur Foundation Reports on Digital Media and Learning&quot;},&quot;suffix&quot;:&quot;&quot;,&quot;uris&quot;:[&quot;http://zotero.org/users/1913249/items/J5I7XRGH&quot;],&quot;id&quot;:2384}],&quot;properties&quot;:{&quot;noteIndex&quot;:0,&quot;formattedCitation&quot;:&quot;[@jenkins_confronting_2009]&quot;},&quot;citationID&quot;:&quot;eiiqegad&quot;} RNDkfkudadtnn"/>,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schema&quot;:&quot;https://github.com/citation-style-language/schema/raw/master/csl-citation.json&quot;,&quot;citationItems&quot;:[{&quot;prefix&quot;:&quot;&quot;,&quot;uri&quot;:[&quot;http://zotero.org/users/1913249/items/F748Z3W8&quot;],&quot;itemData&quot;:{&quot;accessed&quot;:{&quot;date-parts&quot;:[[&quot;2023&quot;,10,2]]},&quot;issued&quot;:{&quot;date-parts&quot;:[[&quot;2021&quot;,6,1]]},&quot;volume&quot;:&quot;12&quot;,&quot;author&quot;:[{&quot;family&quot;:&quot;Fensham-Smith&quot;,&quot;given&quot;:&quot;Amber Joy&quot;}],&quot;type&quot;:&quot;article-journal&quot;,&quot;id&quot;:&quot;fensham-smith_invisible_2021&quot;,&quot;title&quot;:&quot;Invisible pedagogies in home education: Freedom, power and control&quot;,&quot;issue&quot;:&quot;1&quot;,&quot;DOI&quot;:&quot;10.2478/jped-2021-0001&quot;,&quot;page&quot;:&quot;5-27&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itation-key&quot;:&quot;fensham-smith_invisible_2021&quot;,&quot;ISSN&quot;:&quot;1338-1563&quot;,&quot;URL&quot;:&quot;https://www.sciendo.com/article/10.2478/jped-2021-0001&quot;,&quot;source&quot;:&quot;DOI.org (Crossref)&quot;,&quot;container-title&quot;:&quot;Journal of Pedagogy&quot;,&quot;language&quot;:&quot;en&quot;,&quot;title-short&quot;:&quot;Invisible pedagogies in home education&quot;},&quot;suffix&quot;:&quot;&quot;,&quot;uris&quot;:[&quot;http://zotero.org/users/1913249/items/F748Z3W8&quot;],&quot;id&quot;:8983}],&quot;properties&quot;:{&quot;noteIndex&quot;:0,&quot;formattedCitation&quot;:&quot;[@fensham-smith_invisible_2021]&quot;},&quot;citationID&quot;:&quot;gfoxvgkt&quot;} RNDmcmywqgfhl"/>&lt;Do Zotero Refresh: [@fensham-smith_invisible_2021]&gt;<text:reference-mark-end text:name="ZOTERO_ITEM CSL_CITATION {&quot;schema&quot;:&quot;https://github.com/citation-style-language/schema/raw/master/csl-citation.json&quot;,&quot;citationItems&quot;:[{&quot;prefix&quot;:&quot;&quot;,&quot;uri&quot;:[&quot;http://zotero.org/users/1913249/items/F748Z3W8&quot;],&quot;itemData&quot;:{&quot;accessed&quot;:{&quot;date-parts&quot;:[[&quot;2023&quot;,10,2]]},&quot;issued&quot;:{&quot;date-parts&quot;:[[&quot;2021&quot;,6,1]]},&quot;volume&quot;:&quot;12&quot;,&quot;author&quot;:[{&quot;family&quot;:&quot;Fensham-Smith&quot;,&quot;given&quot;:&quot;Amber Joy&quot;}],&quot;type&quot;:&quot;article-journal&quot;,&quot;id&quot;:&quot;fensham-smith_invisible_2021&quot;,&quot;title&quot;:&quot;Invisible pedagogies in home education: Freedom, power and control&quot;,&quot;issue&quot;:&quot;1&quot;,&quot;DOI&quot;:&quot;10.2478/jped-2021-0001&quot;,&quot;page&quot;:&quot;5-27&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itation-key&quot;:&quot;fensham-smith_invisible_2021&quot;,&quot;ISSN&quot;:&quot;1338-1563&quot;,&quot;URL&quot;:&quot;https://www.sciendo.com/article/10.2478/jped-2021-0001&quot;,&quot;source&quot;:&quot;DOI.org (Crossref)&quot;,&quot;container-title&quot;:&quot;Journal of Pedagogy&quot;,&quot;language&quot;:&quot;en&quot;,&quot;title-short&quot;:&quot;Invisible pedagogies in home education&quot;},&quot;suffix&quot;:&quot;&quot;,&quot;uris&quot;:[&quot;http://zotero.org/users/1913249/items/F748Z3W8&quot;],&quot;id&quot;:8983}],&quot;properties&quot;:{&quot;noteIndex&quot;:0,&quot;formattedCitation&quot;:&quot;[@fensham-smith_invisible_2021]&quot;},&quot;citationID&quot;:&quot;gfoxvgkt&quot;} RNDmcmywqgfhl"/>. Classic ideas of reasons for HE include pedagogy and ideology <text:reference-mark-start text:name="ZOTERO_ITEM CSL_CITATION {&quot;schema&quot;:&quot;https://github.com/citation-style-language/schema/raw/master/csl-citation.json&quot;,&quot;citationItems&quot;:[{&quot;prefix&quot;:&quot;&quot;,&quot;uri&quot;:[&quot;http://zotero.org/users/1913249/items/ZQHZ2GU8&quot;],&quot;itemData&quot;:{&quot;issued&quot;:{&quot;date-parts&quot;:[[&quot;1991&quot;,1,1]]},&quot;title-short&quot;:&quot;Home Schooling&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d&quot;:&quot;galen_home_1991&quot;,&quot;citation-key&quot;:&quot;galen_home_1991&quot;,&quot;ISBN&quot;:&quot;978-0-313-38882-8&quot;,&quot;title&quot;:&quot;Home Schooling: Political, Historical, and Pedagogical Perspectives&quot;,&quot;source&quot;:&quot;Google Books&quot;,&quot;author&quot;:[{&quot;family&quot;:&quot;Galen&quot;,&quot;given&quot;:&quot;Jane Van&quot;},{&quot;family&quot;:&quot;Pitman&quot;,&quot;given&quot;:&quot;Mary Anne&quot;}],&quot;number-of-pages&quot;:&quot;224&quot;,&quot;language&quot;:&quot;en&quot;,&quot;publisher&quot;:&quot;Bloomsbury Publishing USA&quot;},&quot;suffix&quot;:&quot;&quot;,&quot;uris&quot;:[&quot;http://zotero.org/users/1913249/items/ZQHZ2GU8&quot;],&quot;id&quot;:8975}],&quot;properties&quot;:{&quot;noteIndex&quot;:0,&quot;formattedCitation&quot;:&quot;[@galen_home_1991]&quot;},&quot;citationID&quot;:&quot;lhpwnzqq&quot;} RNDzukniqtwnp"/>&lt;Do Zotero Refresh: [@galen_home_1991]&gt;<text:reference-mark-end text:name="ZOTERO_ITEM CSL_CITATION {&quot;schema&quot;:&quot;https://github.com/citation-style-language/schema/raw/master/csl-citation.json&quot;,&quot;citationItems&quot;:[{&quot;prefix&quot;:&quot;&quot;,&quot;uri&quot;:[&quot;http://zotero.org/users/1913249/items/ZQHZ2GU8&quot;],&quot;itemData&quot;:{&quot;issued&quot;:{&quot;date-parts&quot;:[[&quot;1991&quot;,1,1]]},&quot;title-short&quot;:&quot;Home Schooling&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d&quot;:&quot;galen_home_1991&quot;,&quot;citation-key&quot;:&quot;galen_home_1991&quot;,&quot;ISBN&quot;:&quot;978-0-313-38882-8&quot;,&quot;title&quot;:&quot;Home Schooling: Political, Historical, and Pedagogical Perspectives&quot;,&quot;source&quot;:&quot;Google Books&quot;,&quot;author&quot;:[{&quot;family&quot;:&quot;Galen&quot;,&quot;given&quot;:&quot;Jane Van&quot;},{&quot;family&quot;:&quot;Pitman&quot;,&quot;given&quot;:&quot;Mary Anne&quot;}],&quot;number-of-pages&quot;:&quot;224&quot;,&quot;language&quot;:&quot;en&quot;,&quot;publisher&quot;:&quot;Bloomsbury Publishing USA&quot;},&quot;suffix&quot;:&quot;&quot;,&quot;uris&quot;:[&quot;http://zotero.org/users/1913249/items/ZQHZ2GU8&quot;],&quot;id&quot;:8975}],&quot;properties&quot;:{&quot;noteIndex&quot;:0,&quot;formattedCitation&quot;:&quot;[@galen_home_1991]&quot;},&quot;citationID&quot;:&quot;lhpwnzqq&quot;} RNDzukniqtwnp"/> <text:reference-mark-start text:name="ZOTERO_ITEM CSL_CITATION {&quot;schema&quot;:&quot;https://github.com/citation-style-language/schema/raw/master/csl-citation.json&quot;,&quot;citationItems&quot;:[{&quot;prefix&quot;:&quot;&quot;,&quot;uri&quot;:[&quot;http://zotero.org/users/1913249/items/AKHEZBKX&quot;],&quot;itemData&quot;:{&quot;accessed&quot;:{&quot;date-parts&quot;:[[&quot;2023&quot;,10,2]]},&quot;issued&quot;:{&quot;date-parts&quot;:[[&quot;2003&quot;,5,15]]},&quot;volume&quot;:&quot;17&quot;,&quot;author&quot;:[{&quot;family&quot;:&quot;Rothermel&quot;,&quot;given&quot;:&quot;Paula&quot;}],&quot;type&quot;:&quot;article-journal&quot;,&quot;id&quot;:&quot;rothermel_can_2003&quot;,&quot;title&quot;:&quot;Can We Classify Motives for Home Education?&quot;,&quot;issue&quot;:&quot;2-3&quot;,&quot;DOI&quot;:&quot;10.1080/09500790308668293&quot;,&quot;page&quot;:&quot;74-89&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itation-key&quot;:&quot;rothermel_can_2003&quot;,&quot;ISSN&quot;:&quot;0950-0790&quot;,&quot;URL&quot;:&quot;https://doi.org/10.1080/09500790308668293&quot;,&quot;container-title&quot;:&quot;Evaluation &amp; Research in Education&quot;,&quot;source&quot;:&quot;Taylor and Francis+NEJM&quot;,&quot;publisher&quot;:&quot;Routledge&quot;},&quot;suffix&quot;:&quot;&quot;,&quot;uris&quot;:[&quot;http://zotero.org/users/1913249/items/AKHEZBKX&quot;],&quot;id&quot;:8977}],&quot;properties&quot;:{&quot;noteIndex&quot;:0,&quot;formattedCitation&quot;:&quot;[@rothermel_can_2003]&quot;},&quot;citationID&quot;:&quot;cyiobuny&quot;} RNDludsgpavmn"/>&lt;Do Zotero Refresh: [@rothermel_can_2003]&gt;<text:reference-mark-end text:name="ZOTERO_ITEM CSL_CITATION {&quot;schema&quot;:&quot;https://github.com/citation-style-language/schema/raw/master/csl-citation.json&quot;,&quot;citationItems&quot;:[{&quot;prefix&quot;:&quot;&quot;,&quot;uri&quot;:[&quot;http://zotero.org/users/1913249/items/AKHEZBKX&quot;],&quot;itemData&quot;:{&quot;accessed&quot;:{&quot;date-parts&quot;:[[&quot;2023&quot;,10,2]]},&quot;issued&quot;:{&quot;date-parts&quot;:[[&quot;2003&quot;,5,15]]},&quot;volume&quot;:&quot;17&quot;,&quot;author&quot;:[{&quot;family&quot;:&quot;Rothermel&quot;,&quot;given&quot;:&quot;Paula&quot;}],&quot;type&quot;:&quot;article-journal&quot;,&quot;id&quot;:&quot;rothermel_can_2003&quot;,&quot;title&quot;:&quot;Can We Classify Motives for Home Education?&quot;,&quot;issue&quot;:&quot;2-3&quot;,&quot;DOI&quot;:&quot;10.1080/09500790308668293&quot;,&quot;page&quot;:&quot;74-89&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itation-key&quot;:&quot;rothermel_can_2003&quot;,&quot;ISSN&quot;:&quot;0950-0790&quot;,&quot;URL&quot;:&quot;https://doi.org/10.1080/09500790308668293&quot;,&quot;container-title&quot;:&quot;Evaluation &amp; Research in Education&quot;,&quot;source&quot;:&quot;Taylor and Francis+NEJM&quot;,&quot;publisher&quot;:&quot;Routledge&quot;},&quot;suffix&quot;:&quot;&quot;,&quot;uris&quot;:[&quot;http://zotero.org/users/1913249/items/AKHEZBKX&quot;],&quot;id&quot;:8977}],&quot;properties&quot;:{&quot;noteIndex&quot;:0,&quot;formattedCitation&quot;:&quot;[@rothermel_can_2003]&quot;},&quot;citationID&quot;:&quot;cyiobuny&quot;} RNDludsgpavmn"/>, and often both. - Unschooling, Holt, drawing out interests of children in everyday activities and facilitating learning around that <text:reference-mark-start text:name="ZOTERO_ITEM CSL_CITATION {&quot;schema&quot;:&quot;https://github.com/citation-style-language/schema/raw/master/csl-citation.json&quot;,&quot;citationItems&quot;:[{&quot;prefix&quot;:&quot;&quot;,&quot;uri&quot;:[&quot;http://zotero.org/users/1913249/items/CUNAU5ZC&quot;],&quot;itemData&quot;:{&quot;issued&quot;:{&quot;date-parts&quot;:[[&quot;2013&quot;]]},&quot;volume&quot;:&quot;7&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type&quot;:&quot;article-journal&quot;,&quot;id&quot;:&quot;gray_challenges_2013&quot;,&quot;citation-key&quot;:&quot;gray_challenges_2013&quot;,&quot;title&quot;:&quot;The Challenges and Benefits of Unschooling, According to 232 Families Who Have Chosen that Route&quot;,&quot;source&quot;:&quot;Zotero&quot;,&quot;language&quot;:&quot;en&quot;,&quot;author&quot;:[{&quot;family&quot;:&quot;Gray&quot;,&quot;given&quot;:&quot;Peter&quot;},{&quot;family&quot;:&quot;Riley&quot;,&quot;given&quot;:&quot;Gina&quot;}],&quot;issue&quot;:&quot;14&quot;},&quot;suffix&quot;:&quot;&quot;,&quot;uris&quot;:[&quot;http://zotero.org/users/1913249/items/CUNAU5ZC&quot;],&quot;id&quot;:8982}],&quot;properties&quot;:{&quot;noteIndex&quot;:0,&quot;formattedCitation&quot;:&quot;[@gray_challenges_2013]&quot;},&quot;citationID&quot;:&quot;udeuyohg&quot;} RNDfacsqfryus"/>&lt;Do Zotero Refresh: [@gray_challenges_2013]&gt;<text:reference-mark-end text:name="ZOTERO_ITEM CSL_CITATION {&quot;schema&quot;:&quot;https://github.com/citation-style-language/schema/raw/master/csl-citation.json&quot;,&quot;citationItems&quot;:[{&quot;prefix&quot;:&quot;&quot;,&quot;uri&quot;:[&quot;http://zotero.org/users/1913249/items/CUNAU5ZC&quot;],&quot;itemData&quot;:{&quot;issued&quot;:{&quot;date-parts&quot;:[[&quot;2013&quot;]]},&quot;volume&quot;:&quot;7&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type&quot;:&quot;article-journal&quot;,&quot;id&quot;:&quot;gray_challenges_2013&quot;,&quot;citation-key&quot;:&quot;gray_challenges_2013&quot;,&quot;title&quot;:&quot;The Challenges and Benefits of Unschooling, According to 232 Families Who Have Chosen that Route&quot;,&quot;source&quot;:&quot;Zotero&quot;,&quot;language&quot;:&quot;en&quot;,&quot;author&quot;:[{&quot;family&quot;:&quot;Gray&quot;,&quot;given&quot;:&quot;Peter&quot;},{&quot;family&quot;:&quot;Riley&quot;,&quot;given&quot;:&quot;Gina&quot;}],&quot;issue&quot;:&quot;14&quot;},&quot;suffix&quot;:&quot;&quot;,&quot;uris&quot;:[&quot;http://zotero.org/users/1913249/items/CUNAU5ZC&quot;],&quot;id&quot;:8982}],&quot;properties&quot;:{&quot;noteIndex&quot;:0,&quot;formattedCitation&quot;:&quot;[@gray_challenges_2013]&quot;},&quot;citationID&quot;:&quot;udeuyohg&quot;} RNDfacsqfryus"/> - Webs of learning Illich - home ed families active in identifying networks to tap into <text:reference-mark-start text:name="ZOTERO_ITEM CSL_CITATION {&quot;schema&quot;:&quot;https://github.com/citation-style-language/schema/raw/master/csl-citation.json&quot;,&quot;citationItems&quot;:[{&quot;prefix&quot;:&quot;&quot;,&quot;uri&quot;:[&quot;http://zotero.org/users/1913249/items/CR7JKY94&quot;],&quot;itemData&quot;:{&quot;accessed&quot;:{&quot;date-parts&quot;:[[&quot;2023&quot;,10,2]]},&quot;issued&quot;:{&quot;date-parts&quot;:[[&quot;2023&quot;,7,20]]},&quot;event-place&quot;:&quot;New York, NY, USA&quot;,&quot;type&quot;:&quot;paper-conference&quot;,&quot;id&quot;:&quot;doroudi_relevance_2023&quot;,&quot;title&quot;:&quot;The Relevance of Ivan Illich's Learning Webs 50 Years On&quot;,&quot;DOI&quot;:&quot;10.1145/3573051.3593386&quot;,&quot;page&quot;:&quot;99–109&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URL&quot;:&quot;https://dl.acm.org/doi/10.1145/3573051.3593386&quot;,&quot;citation-key&quot;:&quot;doroudi_relevance_2023&quot;,&quot;ISBN&quot;:&quot;9798400700255&quot;,&quot;publisher&quot;:&quot;Association for Computing Machinery&quot;,&quot;container-title&quot;:&quot;Proceedings of the Tenth ACM Conference on Learning @ Scale&quot;,&quot;publisher-place&quot;:&quot;New York, NY, USA&quot;,&quot;source&quot;:&quot;ACM Digital Library&quot;,&quot;author&quot;:[{&quot;family&quot;:&quot;Doroudi&quot;,&quot;given&quot;:&quot;Shayan&quot;},{&quot;family&quot;:&quot;Ahmad&quot;,&quot;given&quot;:&quot;Yusuf&quot;}],&quot;collection-title&quot;:&quot;L@S '23&quot;},&quot;suffix&quot;:&quot;&quot;,&quot;uris&quot;:[&quot;http://zotero.org/users/1913249/items/CR7JKY94&quot;],&quot;id&quot;:8980}],&quot;properties&quot;:{&quot;noteIndex&quot;:0,&quot;formattedCitation&quot;:&quot;[@doroudi_relevance_2023]&quot;},&quot;citationID&quot;:&quot;shqecuwi&quot;} RNDjwdwkyzosx"/>&lt;Do Zotero Refresh: [@doroudi_relevance_2023]&gt;<text:reference-mark-end text:name="ZOTERO_ITEM CSL_CITATION {&quot;schema&quot;:&quot;https://github.com/citation-style-language/schema/raw/master/csl-citation.json&quot;,&quot;citationItems&quot;:[{&quot;prefix&quot;:&quot;&quot;,&quot;uri&quot;:[&quot;http://zotero.org/users/1913249/items/CR7JKY94&quot;],&quot;itemData&quot;:{&quot;accessed&quot;:{&quot;date-parts&quot;:[[&quot;2023&quot;,10,2]]},&quot;issued&quot;:{&quot;date-parts&quot;:[[&quot;2023&quot;,7,20]]},&quot;event-place&quot;:&quot;New York, NY, USA&quot;,&quot;type&quot;:&quot;paper-conference&quot;,&quot;id&quot;:&quot;doroudi_relevance_2023&quot;,&quot;title&quot;:&quot;The Relevance of Ivan Illich's Learning Webs 50 Years On&quot;,&quot;DOI&quot;:&quot;10.1145/3573051.3593386&quot;,&quot;page&quot;:&quot;99–109&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URL&quot;:&quot;https://dl.acm.org/doi/10.1145/3573051.3593386&quot;,&quot;citation-key&quot;:&quot;doroudi_relevance_2023&quot;,&quot;ISBN&quot;:&quot;9798400700255&quot;,&quot;publisher&quot;:&quot;Association for Computing Machinery&quot;,&quot;container-title&quot;:&quot;Proceedings of the Tenth ACM Conference on Learning @ Scale&quot;,&quot;publisher-place&quot;:&quot;New York, NY, USA&quot;,&quot;source&quot;:&quot;ACM Digital Library&quot;,&quot;author&quot;:[{&quot;family&quot;:&quot;Doroudi&quot;,&quot;given&quot;:&quot;Shayan&quot;},{&quot;family&quot;:&quot;Ahmad&quot;,&quot;given&quot;:&quot;Yusuf&quot;}],&quot;collection-title&quot;:&quot;L@S '23&quot;},&quot;suffix&quot;:&quot;&quot;,&quot;uris&quot;:[&quot;http://zotero.org/users/1913249/items/CR7JKY94&quot;],&quot;id&quot;:8980}],&quot;properties&quot;:{&quot;noteIndex&quot;:0,&quot;formattedCitation&quot;:&quot;[@doroudi_relevance_2023]&quot;},&quot;citationID&quot;:&quot;shqecuwi&quot;} RNDjwdwkyzosx"/>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schema&quot;:&quot;https://github.com/citation-style-language/schema/raw/master/csl-citation.json&quot;,&quot;citationItems&quot;:[{&quot;prefix&quot;:&quot;&quot;,&quot;uri&quot;:[&quot;http://zotero.org/users/1913249/items/NI47KCRP&quot;],&quot;itemData&quot;:{&quot;accessed&quot;:{&quot;date-parts&quot;:[[&quot;2023&quot;,6,13]]},&quot;issued&quot;:{&quot;date-parts&quot;:[[&quot;2022&quot;,12,1]]},&quot;volume&quot;:&quot;3&quot;,&quot;author&quot;:[{&quot;family&quot;:&quot;Degner&quot;,&quot;given&quot;:&quot;Miriam&quot;},{&quot;family&quot;:&quot;Moser&quot;,&quot;given&quot;:&quot;Stephanie&quot;},{&quot;family&quot;:&quot;Lewalter&quot;,&quot;given&quot;:&quot;Doris&quot;}],&quot;type&quot;:&quot;article-journal&quot;,&quot;id&quot;:&quot;degner_digital_2022&quot;,&quot;container-title-short&quot;:&quot;Computers and Education Open&quot;,&quot;DOI&quot;:&quot;10.1016/j.caeo.2021.100068&quot;,&quot;page&quot;:&quot;100068&quot;,&quot;language&quot;:&quot;en&quot;,&quot;citation-key&quot;:&quot;degner_digital_2022&quot;,&quot;ISSN&quot;:&quot;2666-5573&quot;,&quot;URL&quot;:&quot;https://www.sciencedirect.com/science/article/pii/S2666557321000392&quot;,&quot;title&quot;:&quot;Digital media in institutional informal learning places: A systematic literature review&quot;,&quot;container-title&quot;:&quot;Computers and Education Open&quot;,&quot;title-short&quot;:&quot;Digital media in institutional informal learning places&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source&quot;:&quot;ScienceDirect&quot;},&quot;suffix&quot;:&quot;&quot;,&quot;uris&quot;:[&quot;http://zotero.org/users/1913249/items/NI47KCRP&quot;],&quot;id&quot;:8721},{&quot;prefix&quot;:&quot;&quot;,&quot;uri&quot;:[&quot;http://zotero.org/users/1913249/items/RSMBNEVH&quot;],&quot;itemData&quot;:{&quot;accessed&quot;:{&quot;date-parts&quot;:[[&quot;2023&quot;,6,13]]},&quot;issued&quot;:{&quot;date-parts&quot;:[[&quot;2014&quot;,4,3]]},&quot;volume&quot;:&quot;49&quot;,&quot;author&quot;:[{&quot;family&quot;:&quot;Schwan&quot;,&quot;given&quot;:&quot;Stephan&quot;},{&quot;family&quot;:&quot;Grajal&quot;,&quot;given&quot;:&quot;Alejandro&quot;},{&quot;family&quot;:&quot;Lewalter&quot;,&quot;given&quot;:&quot;Doris&quot;}],&quot;type&quot;:&quot;article-journal&quot;,&quot;id&quot;:&quot;schwan_understanding_2014&quot;,&quot;title&quot;:&quot;Understanding and Engagement in Places of Science Experience: Science Museums, Science Centers, Zoos, and Aquariums&quot;,&quot;issue&quot;:&quot;2&quot;,&quot;DOI&quot;:&quot;10.1080/00461520.2014.917588&quot;,&quot;page&quot;:&quot;70-85&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citation-key&quot;:&quot;schwan_understanding_2014&quot;,&quot;ISSN&quot;:&quot;0046-1520&quot;,&quot;URL&quot;:&quot;https://doi.org/10.1080/00461520.2014.917588&quot;,&quot;source&quot;:&quot;Taylor and Francis+NEJM&quot;,&quot;container-title&quot;:&quot;Educational Psychologist&quot;,&quot;title-short&quot;:&quot;Understanding and Engagement in Places of Science Experience&quot;,&quot;publisher&quot;:&quot;Routledge&quot;},&quot;suffix&quot;:&quot;&quot;,&quot;uris&quot;:[&quot;http://zotero.org/users/1913249/items/RSMBNEVH&quot;],&quot;id&quot;:8724}],&quot;properties&quot;:{&quot;noteIndex&quot;:0,&quot;formattedCitation&quot;:&quot;[@degner_digital_2022; @schwan_understanding_2014]&quot;},&quot;citationID&quot;:&quot;caeiagaq&quot;} RNDmspgliocmr"/>&lt;Do Zotero Refresh: [@degner_digital_2022; @schwan_understanding_2014]&gt;<text:reference-mark-end text:name="ZOTERO_ITEM CSL_CITATION {&quot;schema&quot;:&quot;https://github.com/citation-style-language/schema/raw/master/csl-citation.json&quot;,&quot;citationItems&quot;:[{&quot;prefix&quot;:&quot;&quot;,&quot;uri&quot;:[&quot;http://zotero.org/users/1913249/items/NI47KCRP&quot;],&quot;itemData&quot;:{&quot;accessed&quot;:{&quot;date-parts&quot;:[[&quot;2023&quot;,6,13]]},&quot;issued&quot;:{&quot;date-parts&quot;:[[&quot;2022&quot;,12,1]]},&quot;volume&quot;:&quot;3&quot;,&quot;author&quot;:[{&quot;family&quot;:&quot;Degner&quot;,&quot;given&quot;:&quot;Miriam&quot;},{&quot;family&quot;:&quot;Moser&quot;,&quot;given&quot;:&quot;Stephanie&quot;},{&quot;family&quot;:&quot;Lewalter&quot;,&quot;given&quot;:&quot;Doris&quot;}],&quot;type&quot;:&quot;article-journal&quot;,&quot;id&quot;:&quot;degner_digital_2022&quot;,&quot;container-title-short&quot;:&quot;Computers and Education Open&quot;,&quot;DOI&quot;:&quot;10.1016/j.caeo.2021.100068&quot;,&quot;page&quot;:&quot;100068&quot;,&quot;language&quot;:&quot;en&quot;,&quot;citation-key&quot;:&quot;degner_digital_2022&quot;,&quot;ISSN&quot;:&quot;2666-5573&quot;,&quot;URL&quot;:&quot;https://www.sciencedirect.com/science/article/pii/S2666557321000392&quot;,&quot;title&quot;:&quot;Digital media in institutional informal learning places: A systematic literature review&quot;,&quot;container-title&quot;:&quot;Computers and Education Open&quot;,&quot;title-short&quot;:&quot;Digital media in institutional informal learning places&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source&quot;:&quot;ScienceDirect&quot;},&quot;suffix&quot;:&quot;&quot;,&quot;uris&quot;:[&quot;http://zotero.org/users/1913249/items/NI47KCRP&quot;],&quot;id&quot;:8721},{&quot;prefix&quot;:&quot;&quot;,&quot;uri&quot;:[&quot;http://zotero.org/users/1913249/items/RSMBNEVH&quot;],&quot;itemData&quot;:{&quot;accessed&quot;:{&quot;date-parts&quot;:[[&quot;2023&quot;,6,13]]},&quot;issued&quot;:{&quot;date-parts&quot;:[[&quot;2014&quot;,4,3]]},&quot;volume&quot;:&quot;49&quot;,&quot;author&quot;:[{&quot;family&quot;:&quot;Schwan&quot;,&quot;given&quot;:&quot;Stephan&quot;},{&quot;family&quot;:&quot;Grajal&quot;,&quot;given&quot;:&quot;Alejandro&quot;},{&quot;family&quot;:&quot;Lewalter&quot;,&quot;given&quot;:&quot;Doris&quot;}],&quot;type&quot;:&quot;article-journal&quot;,&quot;id&quot;:&quot;schwan_understanding_2014&quot;,&quot;title&quot;:&quot;Understanding and Engagement in Places of Science Experience: Science Museums, Science Centers, Zoos, and Aquariums&quot;,&quot;issue&quot;:&quot;2&quot;,&quot;DOI&quot;:&quot;10.1080/00461520.2014.917588&quot;,&quot;page&quot;:&quot;70-85&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citation-key&quot;:&quot;schwan_understanding_2014&quot;,&quot;ISSN&quot;:&quot;0046-1520&quot;,&quot;URL&quot;:&quot;https://doi.org/10.1080/00461520.2014.917588&quot;,&quot;source&quot;:&quot;Taylor and Francis+NEJM&quot;,&quot;container-title&quot;:&quot;Educational Psychologist&quot;,&quot;title-short&quot;:&quot;Understanding and Engagement in Places of Science Experience&quot;,&quot;publisher&quot;:&quot;Routledge&quot;},&quot;suffix&quot;:&quot;&quot;,&quot;uris&quot;:[&quot;http://zotero.org/users/1913249/items/RSMBNEVH&quot;],&quot;id&quot;:8724}],&quot;properties&quot;:{&quot;noteIndex&quot;:0,&quot;formattedCitation&quot;:&quot;[@degner_digital_2022; @schwan_understanding_2014]&quot;},&quot;citationID&quot;:&quot;caeiagaq&quot;} RNDmspgliocmr"/></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schema&quot;:&quot;https://github.com/citation-style-language/schema/raw/master/csl-citation.json&quot;,&quot;citationItems&quot;:[{&quot;prefix&quot;:&quot;&quot;,&quot;uri&quot;:[&quot;http://zotero.org/users/1913249/items/EXBRQZWW&quot;],&quot;itemData&quot;:{&quot;issued&quot;:{&quot;date-parts&quot;:[[&quot;1992&quot;]]},&quot;volume&quot;:&quot;31&quot;,&quot;author&quot;:[{&quot;family&quot;:&quot;Moll&quot;,&quot;given&quot;:&quot;Luis C.&quot;},{&quot;family&quot;:&quot;Amanti&quot;,&quot;given&quot;:&quot;Cathy&quot;},{&quot;family&quot;:&quot;Neff&quot;,&quot;given&quot;:&quot;Deborah&quot;},{&quot;family&quot;:&quot;Gonzalez&quot;,&quot;given&quot;:&quot;Norma&quot;}],&quot;type&quot;:&quot;article-journal&quot;,&quot;id&quot;:&quot;moll_funds_1992&quot;,&quot;citation-key&quot;:&quot;moll_funds_1992&quot;,&quot;URL&quot;:&quot;http://www.jstor.org/stable/1476399&quot;,&quot;title&quot;:&quot;Funds of knowledge for teaching: using a qualitative approach to connect homes and classrooms&quot;,&quot;source&quot;:&quot;Zotero&quot;,&quot;page&quot;:&quot;132-141&quot;,&quot;language&quot;:&quot;en&quot;,&quot;container-title&quot;:&quot;Theory into Practice&quot;,&quot;issue&quot;:&quot;2,&quot;},&quot;suffix&quot;:&quot;&quot;,&quot;uris&quot;:[&quot;http://zotero.org/users/1913249/items/EXBRQZWW&quot;],&quot;id&quot;:3871}],&quot;properties&quot;:{&quot;noteIndex&quot;:0,&quot;formattedCitation&quot;:&quot;[@moll_funds_1992]&quot;},&quot;citationID&quot;:&quot;wizgfdcp&quot;} RNDbcdtzgtdou"/>&lt;Do Zotero Refresh: [@moll_funds_1992]&gt;<text:reference-mark-end text:name="ZOTERO_ITEM CSL_CITATION {&quot;schema&quot;:&quot;https://github.com/citation-style-language/schema/raw/master/csl-citation.json&quot;,&quot;citationItems&quot;:[{&quot;prefix&quot;:&quot;&quot;,&quot;uri&quot;:[&quot;http://zotero.org/users/1913249/items/EXBRQZWW&quot;],&quot;itemData&quot;:{&quot;issued&quot;:{&quot;date-parts&quot;:[[&quot;1992&quot;]]},&quot;volume&quot;:&quot;31&quot;,&quot;author&quot;:[{&quot;family&quot;:&quot;Moll&quot;,&quot;given&quot;:&quot;Luis C.&quot;},{&quot;family&quot;:&quot;Amanti&quot;,&quot;given&quot;:&quot;Cathy&quot;},{&quot;family&quot;:&quot;Neff&quot;,&quot;given&quot;:&quot;Deborah&quot;},{&quot;family&quot;:&quot;Gonzalez&quot;,&quot;given&quot;:&quot;Norma&quot;}],&quot;type&quot;:&quot;article-journal&quot;,&quot;id&quot;:&quot;moll_funds_1992&quot;,&quot;citation-key&quot;:&quot;moll_funds_1992&quot;,&quot;URL&quot;:&quot;http://www.jstor.org/stable/1476399&quot;,&quot;title&quot;:&quot;Funds of knowledge for teaching: using a qualitative approach to connect homes and classrooms&quot;,&quot;source&quot;:&quot;Zotero&quot;,&quot;page&quot;:&quot;132-141&quot;,&quot;language&quot;:&quot;en&quot;,&quot;container-title&quot;:&quot;Theory into Practice&quot;,&quot;issue&quot;:&quot;2,&quot;},&quot;suffix&quot;:&quot;&quot;,&quot;uris&quot;:[&quot;http://zotero.org/users/1913249/items/EXBRQZWW&quot;],&quot;id&quot;:3871}],&quot;properties&quot;:{&quot;noteIndex&quot;:0,&quot;formattedCitation&quot;:&quot;[@moll_funds_1992]&quot;},&quot;citationID&quot;:&quot;wizgfdcp&quot;} RNDbcdtzgtdou"/>.</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schema&quot;:&quot;https://github.com/citation-style-language/schema/raw/master/csl-citation.json&quot;,&quot;citationItems&quot;:[{&quot;prefix&quot;:&quot;&quot;,&quot;uri&quot;:[&quot;http://zotero.org/users/1913249/items/ZHZADF6X&quot;],&quot;itemData&quot;:{&quot;accessed&quot;:{&quot;date-parts&quot;:[[&quot;2023&quot;,7,6]]},&quot;issued&quot;:{&quot;date-parts&quot;:[[&quot;2023&quot;,1,1]]},&quot;volume&quot;:&quot;32&quot;,&quot;author&quot;:[{&quot;family&quot;:&quot;Rajala&quot;,&quot;given&quot;:&quot;Antti&quot;},{&quot;family&quot;:&quot;Cole&quot;,&quot;given&quot;:&quot;Michael&quot;},{&quot;family&quot;:&quot;Esteban-Guitart&quot;,&quot;given&quot;:&quot;Moises&quot;}],&quot;type&quot;:&quot;article-journal&quot;,&quot;id&quot;:&quot;rajala_utopian_2023&quot;,&quot;container-title-short&quot;:&quot;Journal of the Learning Sciences&quot;,&quot;issue&quot;:&quot;1&quot;,&quot;DOI&quot;:&quot;10.1080/10508406.2022.2144736&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itation-key&quot;:&quot;rajala_utopian_2023&quot;,&quot;ISSN&quot;:&quot;1050-8406, 1532-7809&quot;,&quot;URL&quot;:&quot;https://www.tandfonline.com/doi/full/10.1080/10508406.2022.2144736&quot;,&quot;title-short&quot;:&quot;Utopian methodology&quot;,&quot;container-title&quot;:&quot;Journal of the Learning Sciences&quot;,&quot;title&quot;:&quot;Utopian methodology: Researching educational interventions to promote equity over multiple timescales&quot;,&quot;language&quot;:&quot;en&quot;,&quot;source&quot;:&quot;DOI.org (Crossref)&quot;},&quot;suffix&quot;:&quot;&quot;,&quot;uris&quot;:[&quot;http://zotero.org/users/1913249/items/ZHZADF6X&quot;],&quot;id&quot;:8895}],&quot;properties&quot;:{&quot;noteIndex&quot;:0,&quot;formattedCitation&quot;:&quot;[@rajala_utopian_2023]&quot;},&quot;citationID&quot;:&quot;kplxiaet&quot;} RNDjsvvksdjyi"/>&lt;Do Zotero Refresh: [@rajala_utopian_2023]&gt;<text:reference-mark-end text:name="ZOTERO_ITEM CSL_CITATION {&quot;schema&quot;:&quot;https://github.com/citation-style-language/schema/raw/master/csl-citation.json&quot;,&quot;citationItems&quot;:[{&quot;prefix&quot;:&quot;&quot;,&quot;uri&quot;:[&quot;http://zotero.org/users/1913249/items/ZHZADF6X&quot;],&quot;itemData&quot;:{&quot;accessed&quot;:{&quot;date-parts&quot;:[[&quot;2023&quot;,7,6]]},&quot;issued&quot;:{&quot;date-parts&quot;:[[&quot;2023&quot;,1,1]]},&quot;volume&quot;:&quot;32&quot;,&quot;author&quot;:[{&quot;family&quot;:&quot;Rajala&quot;,&quot;given&quot;:&quot;Antti&quot;},{&quot;family&quot;:&quot;Cole&quot;,&quot;given&quot;:&quot;Michael&quot;},{&quot;family&quot;:&quot;Esteban-Guitart&quot;,&quot;given&quot;:&quot;Moises&quot;}],&quot;type&quot;:&quot;article-journal&quot;,&quot;id&quot;:&quot;rajala_utopian_2023&quot;,&quot;container-title-short&quot;:&quot;Journal of the Learning Sciences&quot;,&quot;issue&quot;:&quot;1&quot;,&quot;DOI&quot;:&quot;10.1080/10508406.2022.2144736&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itation-key&quot;:&quot;rajala_utopian_2023&quot;,&quot;ISSN&quot;:&quot;1050-8406, 1532-7809&quot;,&quot;URL&quot;:&quot;https://www.tandfonline.com/doi/full/10.1080/10508406.2022.2144736&quot;,&quot;title-short&quot;:&quot;Utopian methodology&quot;,&quot;container-title&quot;:&quot;Journal of the Learning Sciences&quot;,&quot;title&quot;:&quot;Utopian methodology: Researching educational interventions to promote equity over multiple timescales&quot;,&quot;language&quot;:&quot;en&quot;,&quot;source&quot;:&quot;DOI.org (Crossref)&quot;},&quot;suffix&quot;:&quot;&quot;,&quot;uris&quot;:[&quot;http://zotero.org/users/1913249/items/ZHZADF6X&quot;],&quot;id&quot;:8895}],&quot;properties&quot;:{&quot;noteIndex&quot;:0,&quot;formattedCitation&quot;:&quot;[@rajala_utopian_2023]&quot;},&quot;citationID&quot;:&quot;kplxiaet&quot;} RNDjsvvksdjyi"/>.</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schema&quot;:&quot;https://github.com/citation-style-language/schema/raw/master/csl-citation.json&quot;,&quot;citationItems&quot;:[{&quot;prefix&quot;:&quot;&quot;,&quot;uri&quot;:[&quot;http://zotero.org/users/1913249/items/EXBRQZWW&quot;],&quot;itemData&quot;:{&quot;issued&quot;:{&quot;date-parts&quot;:[[&quot;1992&quot;]]},&quot;volume&quot;:&quot;31&quot;,&quot;author&quot;:[{&quot;family&quot;:&quot;Moll&quot;,&quot;given&quot;:&quot;Luis C.&quot;},{&quot;family&quot;:&quot;Amanti&quot;,&quot;given&quot;:&quot;Cathy&quot;},{&quot;family&quot;:&quot;Neff&quot;,&quot;given&quot;:&quot;Deborah&quot;},{&quot;family&quot;:&quot;Gonzalez&quot;,&quot;given&quot;:&quot;Norma&quot;}],&quot;type&quot;:&quot;article-journal&quot;,&quot;id&quot;:&quot;moll_funds_1992&quot;,&quot;citation-key&quot;:&quot;moll_funds_1992&quot;,&quot;URL&quot;:&quot;http://www.jstor.org/stable/1476399&quot;,&quot;title&quot;:&quot;Funds of knowledge for teaching: using a qualitative approach to connect homes and classrooms&quot;,&quot;source&quot;:&quot;Zotero&quot;,&quot;page&quot;:&quot;132-141&quot;,&quot;language&quot;:&quot;en&quot;,&quot;container-title&quot;:&quot;Theory into Practice&quot;,&quot;issue&quot;:&quot;2,&quot;},&quot;suffix&quot;:&quot;&quot;,&quot;uris&quot;:[&quot;http://zotero.org/users/1913249/items/EXBRQZWW&quot;],&quot;id&quot;:3871}],&quot;properties&quot;:{&quot;noteIndex&quot;:0,&quot;formattedCitation&quot;:&quot;[@moll_funds_1992]&quot;},&quot;citationID&quot;:&quot;nbyodbic&quot;} RNDicgxxrmjou"/>&lt;Do Zotero Refresh: [@moll_funds_1992]&gt;<text:reference-mark-end text:name="ZOTERO_ITEM CSL_CITATION {&quot;schema&quot;:&quot;https://github.com/citation-style-language/schema/raw/master/csl-citation.json&quot;,&quot;citationItems&quot;:[{&quot;prefix&quot;:&quot;&quot;,&quot;uri&quot;:[&quot;http://zotero.org/users/1913249/items/EXBRQZWW&quot;],&quot;itemData&quot;:{&quot;issued&quot;:{&quot;date-parts&quot;:[[&quot;1992&quot;]]},&quot;volume&quot;:&quot;31&quot;,&quot;author&quot;:[{&quot;family&quot;:&quot;Moll&quot;,&quot;given&quot;:&quot;Luis C.&quot;},{&quot;family&quot;:&quot;Amanti&quot;,&quot;given&quot;:&quot;Cathy&quot;},{&quot;family&quot;:&quot;Neff&quot;,&quot;given&quot;:&quot;Deborah&quot;},{&quot;family&quot;:&quot;Gonzalez&quot;,&quot;given&quot;:&quot;Norma&quot;}],&quot;type&quot;:&quot;article-journal&quot;,&quot;id&quot;:&quot;moll_funds_1992&quot;,&quot;citation-key&quot;:&quot;moll_funds_1992&quot;,&quot;URL&quot;:&quot;http://www.jstor.org/stable/1476399&quot;,&quot;title&quot;:&quot;Funds of knowledge for teaching: using a qualitative approach to connect homes and classrooms&quot;,&quot;source&quot;:&quot;Zotero&quot;,&quot;page&quot;:&quot;132-141&quot;,&quot;language&quot;:&quot;en&quot;,&quot;container-title&quot;:&quot;Theory into Practice&quot;,&quot;issue&quot;:&quot;2,&quot;},&quot;suffix&quot;:&quot;&quot;,&quot;uris&quot;:[&quot;http://zotero.org/users/1913249/items/EXBRQZWW&quot;],&quot;id&quot;:3871}],&quot;properties&quot;:{&quot;noteIndex&quot;:0,&quot;formattedCitation&quot;:&quot;[@moll_funds_1992]&quot;},&quot;citationID&quot;:&quot;nbyodbic&quot;} RNDicgxxrmjou"/>.</text:p>
      <text:h text:style-name="Heading_20_3" text:outline-level="3"><text:bookmark-start text:name="third-spaces-and-the-context-of-this-study"/>Third spaces and the context of this study<text:bookmark-end text:name="third-spaces-and-the-context-of-this-study"/></text:h>
      <text:p text:style-name="First_20_paragraph">PERHAPS THIS IS METHODOLOGY? MOVE?</text:p>
      <text:p text:style-name="Text_20_body">The concept of third space is helpful in the context of this study in particular as a space between home life and formal education.</text:p>
      <text:p text:style-name="Text_20_body">It also is rooted in a sociocultural understanding of learning that is challenging to traditional classroom environments.</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schema&quot;:&quot;https://github.com/citation-style-language/schema/raw/master/csl-citation.json&quot;,&quot;citationItems&quot;:[{&quot;prefix&quot;:&quot;&quot;,&quot;uris&quot;:[&quot;http://zotero.org/users/1913249/items/T96LXVV8&quot;],&quot;uri&quot;:[&quot;http://zotero.org/users/1913249/items/T96LXVV8&quot;],&quot;itemData&quot;:{&quot;page&quot;:&quot;31&quot;,&quot;language&quot;:&quot;en&quot;,&quot;type&quot;:&quot;report&quot;,&quot;id&quot;:&quot;picton_video_2020&quot;,&quot;citation-key&quot;:&quot;picton_video_2020&quot;,&quot;title&quot;:&quot;Video game playing and literacy: a survey of young people aged 11 to 16&quot;,&quot;URL&quot;:&quot;https://cdn.literacytrust.org.uk/media/documents/Video_game_playing_and_literacy_report_final_updated.pdf&quot;,&quot;source&quot;:&quot;Zotero&quot;,&quot;author&quot;:[{&quot;family&quot;:&quot;Picton&quot;,&quot;given&quot;:&quot;Irene&quot;},{&quot;family&quot;:&quot;Clark&quot;,&quot;given&quot;:&quot;Christina&quot;},{&quot;family&quot;:&quot;Judge&quot;,&quot;given&quot;:&quot;Tim&quot;}],&quot;issued&quot;:{&quot;date-parts&quot;:[[&quot;2020&quot;]]},&quot;publisher&quot;:&quot;National Literacy Trust&quot;},&quot;suffix&quot;:&quot;&quot;,&quot;suppress-author&quot;:true,&quot;id&quot;:3767}],&quot;properties&quot;:{&quot;noteIndex&quot;:0,&quot;formattedCitation&quot;:&quot;[-@picton_video_2020]&quot;},&quot;citationID&quot;:&quot;ksotljov&quot;} RNDbsfabsbzhe"/>&lt;Do Zotero Refresh: [-@picton_video_2020]&gt;<text:reference-mark-end text:name="ZOTERO_ITEM CSL_CITATION {&quot;schema&quot;:&quot;https://github.com/citation-style-language/schema/raw/master/csl-citation.json&quot;,&quot;citationItems&quot;:[{&quot;prefix&quot;:&quot;&quot;,&quot;uris&quot;:[&quot;http://zotero.org/users/1913249/items/T96LXVV8&quot;],&quot;uri&quot;:[&quot;http://zotero.org/users/1913249/items/T96LXVV8&quot;],&quot;itemData&quot;:{&quot;page&quot;:&quot;31&quot;,&quot;language&quot;:&quot;en&quot;,&quot;type&quot;:&quot;report&quot;,&quot;id&quot;:&quot;picton_video_2020&quot;,&quot;citation-key&quot;:&quot;picton_video_2020&quot;,&quot;title&quot;:&quot;Video game playing and literacy: a survey of young people aged 11 to 16&quot;,&quot;URL&quot;:&quot;https://cdn.literacytrust.org.uk/media/documents/Video_game_playing_and_literacy_report_final_updated.pdf&quot;,&quot;source&quot;:&quot;Zotero&quot;,&quot;author&quot;:[{&quot;family&quot;:&quot;Picton&quot;,&quot;given&quot;:&quot;Irene&quot;},{&quot;family&quot;:&quot;Clark&quot;,&quot;given&quot;:&quot;Christina&quot;},{&quot;family&quot;:&quot;Judge&quot;,&quot;given&quot;:&quot;Tim&quot;}],&quot;issued&quot;:{&quot;date-parts&quot;:[[&quot;2020&quot;]]},&quot;publisher&quot;:&quot;National Literacy Trust&quot;},&quot;suffix&quot;:&quot;&quot;,&quot;suppress-author&quot;:true,&quot;id&quot;:3767}],&quot;properties&quot;:{&quot;noteIndex&quot;:0,&quot;formattedCitation&quot;:&quot;[-@picton_video_2020]&quot;},&quot;citationID&quot;:&quot;ksotljov&quot;} RNDbsfabsbzhe"/>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citationItems&quot;:[{&quot;prefix&quot;:&quot;&quot;,&quot;uris&quot;:[&quot;http://zotero.org/users/1913249/items/RUWZA8Q7&quot;],&quot;uri&quot;:[&quot;http://zotero.org/users/1913249/items/RUWZA8Q7&quot;],&quot;itemData&quot;:{&quot;accessed&quot;:{&quot;date-parts&quot;:[[&quot;2018&quot;,4,21]]},&quot;issued&quot;:{&quot;date-parts&quot;:[[&quot;2014&quot;,7,1]]},&quot;volume&quot;:&quot;4&quot;,&quot;author&quot;:[{&quot;family&quot;:&quot;Denner&quot;,&quot;given&quot;:&quot;Jill&quot;},{&quot;family&quot;:&quot;Werner&quot;,&quot;given&quot;:&quot;Linda&quot;},{&quot;family&quot;:&quot;Campe&quot;,&quot;given&quot;:&quot;Shannon&quot;},{&quot;family&quot;:&quot;Ortiz&quot;,&quot;given&quot;:&quot;Eloy&quot;}],&quot;type&quot;:&quot;article-journal&quot;,&quot;id&quot;:&quot;denner_using_2014&quot;,&quot;container-title-short&quot;:&quot;IJGBL&quot;,&quot;issue&quot;:&quot;3&quot;,&quot;license&quot;:&quot;Access limited to members&quot;,&quot;page&quot;:&quot;13-2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itation-key&quot;:&quot;denner_using_2014&quot;,&quot;ISSN&quot;:&quot;2155-6849 DOI: 10.4018/ijgbl.2014070102&quot;,&quot;URL&quot;:&quot;https://www.igi-global.com/article/using-game-mechanics-to-measure-what-students-learn-from-programming-games/117696&quot;,&quot;DOI&quot;:&quot;10.4018/ijgbl.2014070102&quot;,&quot;title&quot;:&quot;Using game mechanics to measure what students learn from programming games&quot;,&quot;container-title&quot;:&quot;International Journal of Game-Based Learning (IJGBL)&quot;,&quot;language&quot;:&quot;en&quot;,&quot;source&quot;:&quot;www.igi-global.com&quot;},&quot;suffix&quot;:&quot;&quot;,&quot;suppress-author&quot;:true,&quot;id&quot;:3768}],&quot;properties&quot;:{&quot;noteIndex&quot;:0,&quot;formattedCitation&quot;:&quot;[-@denner_using_2014]&quot;},&quot;citationID&quot;:&quot;aqhjtngq&quot;} RNDftatnkmcdy"/>&lt;Do Zotero Refresh: [-@denner_using_2014]&gt;<text:reference-mark-end text:name="ZOTERO_ITEM CSL_CITATION {&quot;schema&quot;:&quot;https://github.com/citation-style-language/schema/raw/master/csl-citation.json&quot;,&quot;citationItems&quot;:[{&quot;prefix&quot;:&quot;&quot;,&quot;uris&quot;:[&quot;http://zotero.org/users/1913249/items/RUWZA8Q7&quot;],&quot;uri&quot;:[&quot;http://zotero.org/users/1913249/items/RUWZA8Q7&quot;],&quot;itemData&quot;:{&quot;accessed&quot;:{&quot;date-parts&quot;:[[&quot;2018&quot;,4,21]]},&quot;issued&quot;:{&quot;date-parts&quot;:[[&quot;2014&quot;,7,1]]},&quot;volume&quot;:&quot;4&quot;,&quot;author&quot;:[{&quot;family&quot;:&quot;Denner&quot;,&quot;given&quot;:&quot;Jill&quot;},{&quot;family&quot;:&quot;Werner&quot;,&quot;given&quot;:&quot;Linda&quot;},{&quot;family&quot;:&quot;Campe&quot;,&quot;given&quot;:&quot;Shannon&quot;},{&quot;family&quot;:&quot;Ortiz&quot;,&quot;given&quot;:&quot;Eloy&quot;}],&quot;type&quot;:&quot;article-journal&quot;,&quot;id&quot;:&quot;denner_using_2014&quot;,&quot;container-title-short&quot;:&quot;IJGBL&quot;,&quot;issue&quot;:&quot;3&quot;,&quot;license&quot;:&quot;Access limited to members&quot;,&quot;page&quot;:&quot;13-2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itation-key&quot;:&quot;denner_using_2014&quot;,&quot;ISSN&quot;:&quot;2155-6849 DOI: 10.4018/ijgbl.2014070102&quot;,&quot;URL&quot;:&quot;https://www.igi-global.com/article/using-game-mechanics-to-measure-what-students-learn-from-programming-games/117696&quot;,&quot;DOI&quot;:&quot;10.4018/ijgbl.2014070102&quot;,&quot;title&quot;:&quot;Using game mechanics to measure what students learn from programming games&quot;,&quot;container-title&quot;:&quot;International Journal of Game-Based Learning (IJGBL)&quot;,&quot;language&quot;:&quot;en&quot;,&quot;source&quot;:&quot;www.igi-global.com&quot;},&quot;suffix&quot;:&quot;&quot;,&quot;suppress-author&quot;:true,&quot;id&quot;:3768}],&quot;properties&quot;:{&quot;noteIndex&quot;:0,&quot;formattedCitation&quot;:&quot;[-@denner_using_2014]&quot;},&quot;citationID&quot;:&quot;aqhjtngq&quot;} RNDftatnkmcdy"/>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schema&quot;:&quot;https://github.com/citation-style-language/schema/raw/master/csl-citation.json&quot;,&quot;citationItems&quot;:[{&quot;prefix&quot;:&quot;&quot;,&quot;uri&quot;:[&quot;http://zotero.org/users/1913249/items/MRBIFKUU&quot;],&quot;itemData&quot;:{&quot;citation-key&quot;:&quot;mozilla_foundation_webmaker_2014&quot;,&quot;URL&quot;:&quot;https://wiki.mozilla.org/Webmaker/Whitepaper&quot;,&quot;accessed&quot;:{&quot;date-parts&quot;:[[&quot;2015&quot;,5,9]]},&quot;issued&quot;:{&quot;date-parts&quot;:[[&quot;2014&quot;]]},&quot;title&quot;:&quot;Webmaker Whitepaper&quot;,&quot;author&quot;:[{&quot;literal&quot;:&quot;Mozilla Foundation&quot;}],&quot;type&quot;:&quot;webpage&quot;,&quot;id&quot;:&quot;mozilla_foundation_webmaker_2014&quot;},&quot;suffix&quot;:&quot;&quot;,&quot;uris&quot;:[&quot;http://zotero.org/users/1913249/items/MRBIFKUU&quot;],&quot;id&quot;:1091}],&quot;properties&quot;:{&quot;noteIndex&quot;:0,&quot;formattedCitation&quot;:&quot;[@mozilla_foundation_webmaker_2014]&quot;},&quot;citationID&quot;:&quot;lrtnkznl&quot;} RNDspkatlqauk"/>&lt;Do Zotero Refresh: [@mozilla_foundation_webmaker_2014]&gt;<text:reference-mark-end text:name="ZOTERO_ITEM CSL_CITATION {&quot;schema&quot;:&quot;https://github.com/citation-style-language/schema/raw/master/csl-citation.json&quot;,&quot;citationItems&quot;:[{&quot;prefix&quot;:&quot;&quot;,&quot;uri&quot;:[&quot;http://zotero.org/users/1913249/items/MRBIFKUU&quot;],&quot;itemData&quot;:{&quot;citation-key&quot;:&quot;mozilla_foundation_webmaker_2014&quot;,&quot;URL&quot;:&quot;https://wiki.mozilla.org/Webmaker/Whitepaper&quot;,&quot;accessed&quot;:{&quot;date-parts&quot;:[[&quot;2015&quot;,5,9]]},&quot;issued&quot;:{&quot;date-parts&quot;:[[&quot;2014&quot;]]},&quot;title&quot;:&quot;Webmaker Whitepaper&quot;,&quot;author&quot;:[{&quot;literal&quot;:&quot;Mozilla Foundation&quot;}],&quot;type&quot;:&quot;webpage&quot;,&quot;id&quot;:&quot;mozilla_foundation_webmaker_2014&quot;},&quot;suffix&quot;:&quot;&quot;,&quot;uris&quot;:[&quot;http://zotero.org/users/1913249/items/MRBIFKUU&quot;],&quot;id&quot;:1091}],&quot;properties&quot;:{&quot;noteIndex&quot;:0,&quot;formattedCitation&quot;:&quot;[@mozilla_foundation_webmaker_2014]&quot;},&quot;citationID&quot;:&quot;lrtnkznl&quot;} RNDspkatlqauk"/>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schema&quot;:&quot;https://github.com/citation-style-language/schema/raw/master/csl-citation.json&quot;,&quot;citationItems&quot;:[{&quot;prefix&quot;:&quot;&quot;,&quot;uri&quot;:[&quot;http://zotero.org/users/1913249/items/UIIVWFPB&quot;],&quot;itemData&quot;:{&quot;citation-key&quot;:&quot;chesterman_webmaking_2015&quot;,&quot;URL&quot;:&quot;http://digitalducks.org/blog/project-report-webmaking/&quot;,&quot;accessed&quot;:{&quot;date-parts&quot;:[[&quot;2016&quot;,3,19]]},&quot;issued&quot;:{&quot;date-parts&quot;:[[&quot;2015&quot;]]},&quot;title&quot;:&quot;Webmaking using Javascript to promote student engagement and constructivist learning approaches at KS3&quot;,&quot;author&quot;:[{&quot;family&quot;:&quot;Chesterman&quot;,&quot;given&quot;:&quot;Mick&quot;}],&quot;type&quot;:&quot;webpage&quot;,&quot;id&quot;:&quot;chesterman_webmaking_2015&quot;},&quot;suffix&quot;:&quot;&quot;,&quot;uris&quot;:[&quot;http://zotero.org/users/1913249/items/UIIVWFPB&quot;],&quot;id&quot;:1019}],&quot;properties&quot;:{&quot;noteIndex&quot;:0,&quot;formattedCitation&quot;:&quot;[@chesterman_webmaking_2015]&quot;},&quot;citationID&quot;:&quot;obauuaoi&quot;} RNDlakoywgskq"/>&lt;Do Zotero Refresh: [@chesterman_webmaking_2015]&gt;<text:reference-mark-end text:name="ZOTERO_ITEM CSL_CITATION {&quot;schema&quot;:&quot;https://github.com/citation-style-language/schema/raw/master/csl-citation.json&quot;,&quot;citationItems&quot;:[{&quot;prefix&quot;:&quot;&quot;,&quot;uri&quot;:[&quot;http://zotero.org/users/1913249/items/UIIVWFPB&quot;],&quot;itemData&quot;:{&quot;citation-key&quot;:&quot;chesterman_webmaking_2015&quot;,&quot;URL&quot;:&quot;http://digitalducks.org/blog/project-report-webmaking/&quot;,&quot;accessed&quot;:{&quot;date-parts&quot;:[[&quot;2016&quot;,3,19]]},&quot;issued&quot;:{&quot;date-parts&quot;:[[&quot;2015&quot;]]},&quot;title&quot;:&quot;Webmaking using Javascript to promote student engagement and constructivist learning approaches at KS3&quot;,&quot;author&quot;:[{&quot;family&quot;:&quot;Chesterman&quot;,&quot;given&quot;:&quot;Mick&quot;}],&quot;type&quot;:&quot;webpage&quot;,&quot;id&quot;:&quot;chesterman_webmaking_2015&quot;},&quot;suffix&quot;:&quot;&quot;,&quot;uris&quot;:[&quot;http://zotero.org/users/1913249/items/UIIVWFPB&quot;],&quot;id&quot;:1019}],&quot;properties&quot;:{&quot;noteIndex&quot;:0,&quot;formattedCitation&quot;:&quot;[@chesterman_webmaking_2015]&quot;},&quot;citationID&quot;:&quot;obauuaoi&quot;} RNDlakoywgskq"/>.</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h text:style-name="Heading_20_3" text:outline-level="3"><text:bookmark-start text:name="authentic-web-technology-code-playgrounds"/>Authentic web technology &amp; Code playgrounds<text:bookmark-end text:name="authentic-web-technology-code-playgrounds"/></text:h>
      <text:p text:style-name="First_20_paragraph">Later in this thesis I problematise the use of the work authentic in learning <text:reference-mark-start text:name="ZOTERO_ITEM CSL_CITATION {&quot;schema&quot;:&quot;https://github.com/citation-style-language/schema/raw/master/csl-citation.json&quot;,&quot;citationItems&quot;:[{&quot;prefix&quot;:&quot;&quot;,&quot;uri&quot;:[&quot;http://zotero.org/users/1913249/items/NN25MFNI&quot;],&quot;itemData&quot;:{&quot;accessed&quot;:{&quot;date-parts&quot;:[[&quot;2023&quot;,10,2]]},&quot;issued&quot;:{&quot;date-parts&quot;:[[&quot;2016&quot;,10,1]]},&quot;volume&quot;:&quot;49&quot;,&quot;author&quot;:[{&quot;family&quot;:&quot;Lee&quot;,&quot;given&quot;:&quot;Clifford H.&quot;},{&quot;family&quot;:&quot;Soep&quot;,&quot;given&quot;:&quot;Elisabeth&quot;}],&quot;type&quot;:&quot;article-journal&quot;,&quot;id&quot;:&quot;lee_none_2016&quot;,&quot;title&quot;:&quot;None But Ourselves Can Free Our Minds: Critical Computational Literacy as a Pedagogy of Resistance&quot;,&quot;issue&quot;:&quot;4&quot;,&quot;DOI&quot;:&quot;10.1080/10665684.2016.1227157&quot;,&quot;page&quot;:&quot;480-492&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itation-key&quot;:&quot;lee_none_2016&quot;,&quot;ISSN&quot;:&quot;1066-5684&quot;,&quot;URL&quot;:&quot;https://doi.org/10.1080/10665684.2016.1227157&quot;,&quot;source&quot;:&quot;Taylor and Francis+NEJM&quot;,&quot;container-title&quot;:&quot;Equity &amp; Excellence in Education&quot;,&quot;title-short&quot;:&quot;None But Ourselves Can Free Our Minds&quot;,&quot;publisher&quot;:&quot;Routledge&quot;},&quot;suffix&quot;:&quot;&quot;,&quot;uris&quot;:[&quot;http://zotero.org/users/1913249/items/NN25MFNI&quot;],&quot;id&quot;:8970}],&quot;properties&quot;:{&quot;noteIndex&quot;:0,&quot;formattedCitation&quot;:&quot;[@lee_none_2016]&quot;},&quot;citationID&quot;:&quot;syclnmlg&quot;} RNDychtmwunqp"/>&lt;Do Zotero Refresh: [@lee_none_2016]&gt;<text:reference-mark-end text:name="ZOTERO_ITEM CSL_CITATION {&quot;schema&quot;:&quot;https://github.com/citation-style-language/schema/raw/master/csl-citation.json&quot;,&quot;citationItems&quot;:[{&quot;prefix&quot;:&quot;&quot;,&quot;uri&quot;:[&quot;http://zotero.org/users/1913249/items/NN25MFNI&quot;],&quot;itemData&quot;:{&quot;accessed&quot;:{&quot;date-parts&quot;:[[&quot;2023&quot;,10,2]]},&quot;issued&quot;:{&quot;date-parts&quot;:[[&quot;2016&quot;,10,1]]},&quot;volume&quot;:&quot;49&quot;,&quot;author&quot;:[{&quot;family&quot;:&quot;Lee&quot;,&quot;given&quot;:&quot;Clifford H.&quot;},{&quot;family&quot;:&quot;Soep&quot;,&quot;given&quot;:&quot;Elisabeth&quot;}],&quot;type&quot;:&quot;article-journal&quot;,&quot;id&quot;:&quot;lee_none_2016&quot;,&quot;title&quot;:&quot;None But Ourselves Can Free Our Minds: Critical Computational Literacy as a Pedagogy of Resistance&quot;,&quot;issue&quot;:&quot;4&quot;,&quot;DOI&quot;:&quot;10.1080/10665684.2016.1227157&quot;,&quot;page&quot;:&quot;480-492&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itation-key&quot;:&quot;lee_none_2016&quot;,&quot;ISSN&quot;:&quot;1066-5684&quot;,&quot;URL&quot;:&quot;https://doi.org/10.1080/10665684.2016.1227157&quot;,&quot;source&quot;:&quot;Taylor and Francis+NEJM&quot;,&quot;container-title&quot;:&quot;Equity &amp; Excellence in Education&quot;,&quot;title-short&quot;:&quot;None But Ourselves Can Free Our Minds&quot;,&quot;publisher&quot;:&quot;Routledge&quot;},&quot;suffix&quot;:&quot;&quot;,&quot;uris&quot;:[&quot;http://zotero.org/users/1913249/items/NN25MFNI&quot;],&quot;id&quot;:8970}],&quot;properties&quot;:{&quot;noteIndex&quot;:0,&quot;formattedCitation&quot;:&quot;[@lee_none_2016]&quot;},&quot;citationID&quot;:&quot;syclnmlg&quot;} RNDychtmwunqp"/>.</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schema&quot;:&quot;https://github.com/citation-style-language/schema/raw/master/csl-citation.json&quot;,&quot;citationItems&quot;:[{&quot;prefix&quot;:&quot;&quot;,&quot;uri&quot;:[&quot;http://zotero.org/users/1913249/items/WKM9K5XV&quot;],&quot;itemData&quot;:{&quot;issued&quot;:{&quot;date-parts&quot;:[[&quot;1999&quot;,1,1]]},&quot;volume&quot;:&quot;10&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type&quot;:&quot;article-journal&quot;,&quot;id&quot;:&quot;shaffer_thick_1999&quot;,&quot;citation-key&quot;:&quot;shaffer_thick_1999&quot;,&quot;title&quot;:&quot;\&quot;Thick\&quot; Authenticity: New Media and Authentic Learning&quot;,&quot;title-short&quot;:&quot;\&quot;Thick\&quot; Authenticity&quot;,&quot;author&quot;:[{&quot;family&quot;:&quot;Shaffer&quot;,&quot;given&quot;:&quot;David&quot;},{&quot;family&quot;:&quot;Resnick&quot;,&quot;given&quot;:&quot;Mitchel&quot;}],&quot;container-title&quot;:&quot;Journal of Interactive Learning Research&quot;,&quot;source&quot;:&quot;ResearchGate&quot;},&quot;suffix&quot;:&quot;&quot;,&quot;uris&quot;:[&quot;http://zotero.org/users/1913249/items/WKM9K5XV&quot;],&quot;id&quot;:1678},{&quot;prefix&quot;:&quot;&quot;,&quot;uri&quot;:[&quot;http://zotero.org/users/1913249/items/UXPTJGX7&quot;],&quot;itemData&quot;:{&quot;accessed&quot;:{&quot;date-parts&quot;:[[&quot;2023&quot;,12,19]]},&quot;issued&quot;:{&quot;date-parts&quot;:[[&quot;2020&quot;,5,29]]},&quot;volume&quot;:&quot;14&quot;,&quot;author&quot;:[{&quot;family&quot;:&quot;Warr&quot;,&quot;given&quot;:&quot;Melissa&quot;},{&quot;family&quot;:&quot;West&quot;,&quot;given&quot;:&quot;Richard E.&quot;}],&quot;type&quot;:&quot;article-journal&quot;,&quot;id&quot;:&quot;warr_bridging_2020&quot;,&quot;title&quot;:&quot;Bridging Academic Disciplines with Interdisciplinary Project-based Learning: Challenges and Opportunities&quot;,&quot;issue&quot;:&quot;1&quot;,&quot;license&quot;:&quot;Copyright (c) 2020 Melissa Warr, Richard E. West&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URL&quot;:&quot;https://scholarworks.iu.edu/journals/index.php/ijpbl/article/view/28590&quot;,&quot;citation-key&quot;:&quot;warr_bridging_2020&quot;,&quot;ISSN&quot;:&quot;1541-5015&quot;,&quot;DOI&quot;:&quot;10.14434/ijpbl.v14i1.28590&quot;,&quot;title-short&quot;:&quot;Bridging Academic Disciplines with Interdisciplinary Project-based Learning&quot;,&quot;number&quot;:&quot;1&quot;,&quot;container-title&quot;:&quot;Interdisciplinary Journal of Problem-Based Learning&quot;,&quot;language&quot;:&quot;en&quot;,&quot;source&quot;:&quot;scholarworks.iu.edu&quot;},&quot;suffix&quot;:&quot;&quot;,&quot;uris&quot;:[&quot;http://zotero.org/users/1913249/items/UXPTJGX7&quot;],&quot;id&quot;:9124}],&quot;properties&quot;:{&quot;noteIndex&quot;:0,&quot;formattedCitation&quot;:&quot;[@shaffer_thick_1999; @warr_bridging_2020]&quot;},&quot;citationID&quot;:&quot;oeyzfind&quot;} RNDfuwploonzb"/>&lt;Do Zotero Refresh: [@shaffer_thick_1999; @warr_bridging_2020]&gt;<text:reference-mark-end text:name="ZOTERO_ITEM CSL_CITATION {&quot;schema&quot;:&quot;https://github.com/citation-style-language/schema/raw/master/csl-citation.json&quot;,&quot;citationItems&quot;:[{&quot;prefix&quot;:&quot;&quot;,&quot;uri&quot;:[&quot;http://zotero.org/users/1913249/items/WKM9K5XV&quot;],&quot;itemData&quot;:{&quot;issued&quot;:{&quot;date-parts&quot;:[[&quot;1999&quot;,1,1]]},&quot;volume&quot;:&quot;10&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type&quot;:&quot;article-journal&quot;,&quot;id&quot;:&quot;shaffer_thick_1999&quot;,&quot;citation-key&quot;:&quot;shaffer_thick_1999&quot;,&quot;title&quot;:&quot;\&quot;Thick\&quot; Authenticity: New Media and Authentic Learning&quot;,&quot;title-short&quot;:&quot;\&quot;Thick\&quot; Authenticity&quot;,&quot;author&quot;:[{&quot;family&quot;:&quot;Shaffer&quot;,&quot;given&quot;:&quot;David&quot;},{&quot;family&quot;:&quot;Resnick&quot;,&quot;given&quot;:&quot;Mitchel&quot;}],&quot;container-title&quot;:&quot;Journal of Interactive Learning Research&quot;,&quot;source&quot;:&quot;ResearchGate&quot;},&quot;suffix&quot;:&quot;&quot;,&quot;uris&quot;:[&quot;http://zotero.org/users/1913249/items/WKM9K5XV&quot;],&quot;id&quot;:1678},{&quot;prefix&quot;:&quot;&quot;,&quot;uri&quot;:[&quot;http://zotero.org/users/1913249/items/UXPTJGX7&quot;],&quot;itemData&quot;:{&quot;accessed&quot;:{&quot;date-parts&quot;:[[&quot;2023&quot;,12,19]]},&quot;issued&quot;:{&quot;date-parts&quot;:[[&quot;2020&quot;,5,29]]},&quot;volume&quot;:&quot;14&quot;,&quot;author&quot;:[{&quot;family&quot;:&quot;Warr&quot;,&quot;given&quot;:&quot;Melissa&quot;},{&quot;family&quot;:&quot;West&quot;,&quot;given&quot;:&quot;Richard E.&quot;}],&quot;type&quot;:&quot;article-journal&quot;,&quot;id&quot;:&quot;warr_bridging_2020&quot;,&quot;title&quot;:&quot;Bridging Academic Disciplines with Interdisciplinary Project-based Learning: Challenges and Opportunities&quot;,&quot;issue&quot;:&quot;1&quot;,&quot;license&quot;:&quot;Copyright (c) 2020 Melissa Warr, Richard E. West&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URL&quot;:&quot;https://scholarworks.iu.edu/journals/index.php/ijpbl/article/view/28590&quot;,&quot;citation-key&quot;:&quot;warr_bridging_2020&quot;,&quot;ISSN&quot;:&quot;1541-5015&quot;,&quot;DOI&quot;:&quot;10.14434/ijpbl.v14i1.28590&quot;,&quot;title-short&quot;:&quot;Bridging Academic Disciplines with Interdisciplinary Project-based Learning&quot;,&quot;number&quot;:&quot;1&quot;,&quot;container-title&quot;:&quot;Interdisciplinary Journal of Problem-Based Learning&quot;,&quot;language&quot;:&quot;en&quot;,&quot;source&quot;:&quot;scholarworks.iu.edu&quot;},&quot;suffix&quot;:&quot;&quot;,&quot;uris&quot;:[&quot;http://zotero.org/users/1913249/items/UXPTJGX7&quot;],&quot;id&quot;:9124}],&quot;properties&quot;:{&quot;noteIndex&quot;:0,&quot;formattedCitation&quot;:&quot;[@shaffer_thick_1999; @warr_bridging_2020]&quot;},&quot;citationID&quot;:&quot;oeyzfind&quot;} RNDfuwploonzb"/>.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2" text:outline-level="2"><text:bookmark-start text:name="links"/>Links<text:bookmark-end text:name="link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 / Write world.</dc:title>
    <dc:description/>
    <dc:subject/>
    <meta:keyword/>
    <meta:initial-creator/>
    <dc:creator/>
    <meta:creation-date>2024-07-09T20:23:13Z</meta:creation-date>
    <dc:date>2024-07-09T20:23:1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